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5043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5689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1.3972in"/>
    </style:style>
    <style:style style:name="co11" style:family="table-column">
      <style:table-column-properties fo:break-before="auto" style:column-width="1.3862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2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footnopad1" table:style-name="ta1">
        <table:shapes>
          <draw:frame draw:z-index="0" draw:style-name="gr1" draw:text-style-name="P1" svg:width="6.2906in" svg:height="3.5449in" svg:x="2.4063in" svg:y="3.0327in">
            <draw:object draw:notify-on-update-of-ranges="tfootnopad1.A1:tfootnopad1.A1 tfootnopad1.B1:tfootnopad1.LT1 tfootnopad1.A6:tfootnopad1.A6 tfootnopad1.B6:tfootnopad1.LT6 tfootnopad1.A8:tfootnopad1.A8 tfootnopad1.B8:tfootnopad1.LT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9" table:number-columns-repeated="20" table:default-cell-style-name="Default"/>
        <table:table-column table:style-name="co11" table:default-cell-style-name="Default"/>
        <table:table-column table:style-name="co9" table:number-columns-repeated="8" table:default-cell-style-name="Default"/>
        <table:table-column table:style-name="co11" table:default-cell-style-name="Default"/>
        <table:table-column table:style-name="co9" table:number-columns-repeated="10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1" table:default-cell-style-name="Default"/>
        <table:table-column table:style-name="co9" table:number-columns-repeated="9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9" table:number-columns-repeated="1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2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number-columns-repeated="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number-columns-repeated="23" table:default-cell-style-name="Default"/>
        <table:table-column table:style-name="co2" table:default-cell-style-name="Default"/>
        <table:table-column table:style-name="co9" table:number-columns-repeated="17" table:default-cell-style-name="Default"/>
        <table:table-column table:style-name="co10" table:default-cell-style-name="Default"/>
        <table:table-column table:style-name="co9" table:number-columns-repeated="6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2" table:default-cell-style-name="Default"/>
        <table:table-column table:style-name="co9" table:number-columns-repeated="9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4" table:number-columns-repeated="51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40483856201" calcext:value-type="float">
            <text:p>0.06671404838562</text:p>
          </table:table-cell>
          <table:table-cell office:value-type="float" office:value="0.133428335189819" calcext:value-type="float">
            <text:p>0.133428335189819</text:p>
          </table:table-cell>
          <table:table-cell office:value-type="float" office:value="0.16678524017334" calcext:value-type="float">
            <text:p>0.16678524017334</text:p>
          </table:table-cell>
          <table:table-cell office:value-type="float" office:value="0.233499050140381" calcext:value-type="float">
            <text:p>0.233499050140381</text:p>
          </table:table-cell>
          <table:table-cell office:value-type="float" office:value="0.266855955123901" calcext:value-type="float">
            <text:p>0.266855955123901</text:p>
          </table:table-cell>
          <table:table-cell office:value-type="float" office:value="0.300212860107422" calcext:value-type="float">
            <text:p>0.300212860107422</text:p>
          </table:table-cell>
          <table:table-cell office:value-type="float" office:value="0.333569765090942" calcext:value-type="float">
            <text:p>0.333569765090942</text:p>
          </table:table-cell>
          <table:table-cell office:value-type="float" office:value="0.400283575057983" calcext:value-type="float">
            <text:p>0.400283575057983</text:p>
          </table:table-cell>
          <table:table-cell office:value-type="float" office:value="0.433640718460083" calcext:value-type="float">
            <text:p>0.433640718460083</text:p>
          </table:table-cell>
          <table:table-cell office:value-type="float" office:value="0.466997623443604" calcext:value-type="float">
            <text:p>0.466997623443604</text:p>
          </table:table-cell>
          <table:table-cell office:value-type="float" office:value="0.500354528427124" calcext:value-type="float">
            <text:p>0.500354528427124</text:p>
          </table:table-cell>
          <table:table-cell office:value-type="float" office:value="0.567068338394165" calcext:value-type="float">
            <text:p>0.567068338394165</text:p>
          </table:table-cell>
          <table:table-cell office:value-type="float" office:value="0.600425243377685" calcext:value-type="float">
            <text:p>0.600425243377685</text:p>
          </table:table-cell>
          <table:table-cell office:value-type="float" office:value="0.633782148361206" calcext:value-type="float">
            <text:p>0.633782148361206</text:p>
          </table:table-cell>
          <table:table-cell office:value-type="float" office:value="0.667139053344727" calcext:value-type="float">
            <text:p>0.667139053344727</text:p>
          </table:table-cell>
          <table:table-cell office:value-type="float" office:value="0.733852863311768" calcext:value-type="float">
            <text:p>0.733852863311768</text:p>
          </table:table-cell>
          <table:table-cell office:value-type="float" office:value="0.800566673278809" calcext:value-type="float">
            <text:p>0.800566673278809</text:p>
          </table:table-cell>
          <table:table-cell office:value-type="float" office:value="0.86728048324585" calcext:value-type="float">
            <text:p>0.86728048324585</text:p>
          </table:table-cell>
          <table:table-cell office:value-type="float" office:value="0.933994054794312" calcext:value-type="float">
            <text:p>0.933994054794312</text:p>
          </table:table-cell>
          <table:table-cell office:value-type="float" office:value="0.967350959777832" calcext:value-type="float">
            <text:p>0.967350959777832</text:p>
          </table:table-cell>
          <table:table-cell office:value-type="float" office:value="1.03406476974487" calcext:value-type="float">
            <text:p>1.03406476974487</text:p>
          </table:table-cell>
          <table:table-cell office:value-type="float" office:value="1.06742167472839" calcext:value-type="float">
            <text:p>1.06742167472839</text:p>
          </table:table-cell>
          <table:table-cell office:value-type="float" office:value="1.10077857971191" calcext:value-type="float">
            <text:p>1.10077857971191</text:p>
          </table:table-cell>
          <table:table-cell office:value-type="float" office:value="1.16749215126038" calcext:value-type="float">
            <text:p>1.16749215126038</text:p>
          </table:table-cell>
          <table:table-cell office:value-type="float" office:value="1.23420572280884" calcext:value-type="float">
            <text:p>1.23420572280884</text:p>
          </table:table-cell>
          <table:table-cell office:value-type="float" office:value="1.26756262779236" calcext:value-type="float">
            <text:p>1.26756262779236</text:p>
          </table:table-cell>
          <table:table-cell office:value-type="float" office:value="1.30091977119446" calcext:value-type="float">
            <text:p>1.30091977119446</text:p>
          </table:table-cell>
          <table:table-cell office:value-type="float" office:value="1.36763334274292" calcext:value-type="float">
            <text:p>1.36763334274292</text:p>
          </table:table-cell>
          <table:table-cell office:value-type="float" office:value="1.43434691429138" calcext:value-type="float">
            <text:p>1.43434691429138</text:p>
          </table:table-cell>
          <table:table-cell office:value-type="float" office:value="1.50106048583984" calcext:value-type="float">
            <text:p>1.50106048583984</text:p>
          </table:table-cell>
          <table:table-cell office:value-type="float" office:value="1.56777429580688" calcext:value-type="float">
            <text:p>1.56777429580688</text:p>
          </table:table-cell>
          <table:table-cell office:value-type="float" office:value="1.66784477233887" calcext:value-type="float">
            <text:p>1.66784477233887</text:p>
          </table:table-cell>
          <table:table-cell office:value-type="float" office:value="1.73455834388733" calcext:value-type="float">
            <text:p>1.73455834388733</text:p>
          </table:table-cell>
          <table:table-cell office:value-type="float" office:value="1.80127191543579" calcext:value-type="float">
            <text:p>1.80127191543579</text:p>
          </table:table-cell>
          <table:table-cell office:value-type="float" office:value="1.86798548698425" calcext:value-type="float">
            <text:p>1.86798548698425</text:p>
          </table:table-cell>
          <table:table-cell office:value-type="float" office:value="1.93469929695129" calcext:value-type="float">
            <text:p>1.93469929695129</text:p>
          </table:table-cell>
          <table:table-cell office:value-type="float" office:value="2.0347695350647" calcext:value-type="float">
            <text:p>2.0347695350647</text:p>
          </table:table-cell>
          <table:table-cell office:value-type="float" office:value="2.10148310661316" calcext:value-type="float">
            <text:p>2.10148310661316</text:p>
          </table:table-cell>
          <table:table-cell office:value-type="float" office:value="2.13484001159668" calcext:value-type="float">
            <text:p>2.13484001159668</text:p>
          </table:table-cell>
          <table:table-cell office:value-type="float" office:value="2.16823029518127" calcext:value-type="float">
            <text:p>2.16823029518127</text:p>
          </table:table-cell>
          <table:table-cell office:value-type="float" office:value="2.23501133918762" calcext:value-type="float">
            <text:p>2.23501133918762</text:p>
          </table:table-cell>
          <table:table-cell office:value-type="float" office:value="2.2684018611908" calcext:value-type="float">
            <text:p>2.2684018611908</text:p>
          </table:table-cell>
          <table:table-cell office:value-type="float" office:value="2.30179286003113" calcext:value-type="float">
            <text:p>2.30179286003113</text:p>
          </table:table-cell>
          <table:table-cell office:value-type="float" office:value="2.36857557296753" calcext:value-type="float">
            <text:p>2.36857557296753</text:p>
          </table:table-cell>
          <table:table-cell office:value-type="float" office:value="2.43535947799683" calcext:value-type="float">
            <text:p>2.43535947799683</text:p>
          </table:table-cell>
          <table:table-cell office:value-type="float" office:value="2.46875143051147" calcext:value-type="float">
            <text:p>2.46875143051147</text:p>
          </table:table-cell>
          <table:table-cell office:value-type="float" office:value="2.50214385986328" calcext:value-type="float">
            <text:p>2.50214385986328</text:p>
          </table:table-cell>
          <table:table-cell office:value-type="float" office:value="2.56892919540405" calcext:value-type="float">
            <text:p>2.56892919540405</text:p>
          </table:table-cell>
          <table:table-cell office:value-type="float" office:value="2.66910862922668" calcext:value-type="float">
            <text:p>2.66910862922668</text:p>
          </table:table-cell>
          <table:table-cell office:value-type="float" office:value="2.73589634895325" calcext:value-type="float">
            <text:p>2.73589634895325</text:p>
          </table:table-cell>
          <table:table-cell office:value-type="float" office:value="2.80268454551697" calcext:value-type="float">
            <text:p>2.80268454551697</text:p>
          </table:table-cell>
          <table:table-cell office:value-type="float" office:value="2.86947393417358" calcext:value-type="float">
            <text:p>2.86947393417358</text:p>
          </table:table-cell>
          <table:table-cell office:value-type="float" office:value="2.93626379966736" calcext:value-type="float">
            <text:p>2.93626379966736</text:p>
          </table:table-cell>
          <table:table-cell office:value-type="float" office:value="3.00305485725403" calcext:value-type="float">
            <text:p>3.00305485725403</text:p>
          </table:table-cell>
          <table:table-cell office:value-type="float" office:value="3.20335602760315" calcext:value-type="float">
            <text:p>3.20335602760315</text:p>
          </table:table-cell>
          <table:table-cell office:value-type="float" office:value="3.30342578887939" calcext:value-type="float">
            <text:p>3.30342578887939</text:p>
          </table:table-cell>
          <table:table-cell office:value-type="float" office:value="3.33678245544434" calcext:value-type="float">
            <text:p>3.33678245544434</text:p>
          </table:table-cell>
          <table:table-cell office:value-type="float" office:value="3.3701388835907" calcext:value-type="float">
            <text:p>3.3701388835907</text:p>
          </table:table-cell>
          <table:table-cell office:value-type="float" office:value="3.40349555015564" calcext:value-type="float">
            <text:p>3.40349555015564</text:p>
          </table:table-cell>
          <table:table-cell office:value-type="float" office:value="3.47020864486694" calcext:value-type="float">
            <text:p>3.47020864486694</text:p>
          </table:table-cell>
          <table:table-cell office:value-type="float" office:value="3.53692197799683" calcext:value-type="float">
            <text:p>3.53692197799683</text:p>
          </table:table-cell>
          <table:table-cell office:value-type="float" office:value="3.60363483428955" calcext:value-type="float">
            <text:p>3.60363483428955</text:p>
          </table:table-cell>
          <table:table-cell office:value-type="float" office:value="3.67034792900085" calcext:value-type="float">
            <text:p>3.67034792900085</text:p>
          </table:table-cell>
          <table:table-cell office:value-type="float" office:value="3.70370435714722" calcext:value-type="float">
            <text:p>3.70370435714722</text:p>
          </table:table-cell>
          <table:table-cell office:value-type="float" office:value="3.87048625946045" calcext:value-type="float">
            <text:p>3.87048625946045</text:p>
          </table:table-cell>
          <table:table-cell office:value-type="float" office:value="3.97055530548096" calcext:value-type="float">
            <text:p>3.97055530548096</text:p>
          </table:table-cell>
          <table:table-cell office:value-type="float" office:value="4.03726816177368" calcext:value-type="float">
            <text:p>4.03726816177368</text:p>
          </table:table-cell>
          <table:table-cell office:value-type="float" office:value="4.07062458992004" calcext:value-type="float">
            <text:p>4.07062458992004</text:p>
          </table:table-cell>
          <table:table-cell office:value-type="float" office:value="4.10398077964783" calcext:value-type="float">
            <text:p>4.10398077964783</text:p>
          </table:table-cell>
          <table:table-cell office:value-type="float" office:value="4.23740100860596" calcext:value-type="float">
            <text:p>4.23740100860596</text:p>
          </table:table-cell>
          <table:table-cell office:value-type="float" office:value="4.30410861968994" calcext:value-type="float">
            <text:p>4.30410861968994</text:p>
          </table:table-cell>
          <table:table-cell office:value-type="float" office:value="4.37081623077393" calcext:value-type="float">
            <text:p>4.37081623077393</text:p>
          </table:table-cell>
          <table:table-cell office:value-type="float" office:value="4.67099809646606" calcext:value-type="float">
            <text:p>4.67099809646606</text:p>
          </table:table-cell>
          <table:table-cell office:value-type="float" office:value="4.73770475387573" calcext:value-type="float">
            <text:p>4.73770475387573</text:p>
          </table:table-cell>
          <table:table-cell office:value-type="float" office:value="4.80441164970398" calcext:value-type="float">
            <text:p>4.80441164970398</text:p>
          </table:table-cell>
          <table:table-cell office:value-type="float" office:value="4.87111783027649" calcext:value-type="float">
            <text:p>4.87111783027649</text:p>
          </table:table-cell>
          <table:table-cell office:value-type="float" office:value="4.93782448768616" calcext:value-type="float">
            <text:p>4.93782448768616</text:p>
          </table:table-cell>
          <table:table-cell office:value-type="float" office:value="5.03788375854492" calcext:value-type="float">
            <text:p>5.03788375854492</text:p>
          </table:table-cell>
          <table:table-cell office:value-type="float" office:value="5.10458993911743" calcext:value-type="float">
            <text:p>5.10458993911743</text:p>
          </table:table-cell>
          <table:table-cell office:value-type="float" office:value="5.13794255256653" calcext:value-type="float">
            <text:p>5.13794255256653</text:p>
          </table:table-cell>
          <table:table-cell office:value-type="float" office:value="5.20465230941772" calcext:value-type="float">
            <text:p>5.20465230941772</text:p>
          </table:table-cell>
          <table:table-cell office:value-type="float" office:value="5.27136182785034" calcext:value-type="float">
            <text:p>5.27136182785034</text:p>
          </table:table-cell>
          <table:table-cell office:value-type="float" office:value="5.30471634864807" calcext:value-type="float">
            <text:p>5.30471634864807</text:p>
          </table:table-cell>
          <table:table-cell office:value-type="float" office:value="5.37142586708069" calcext:value-type="float">
            <text:p>5.37142586708069</text:p>
          </table:table-cell>
          <table:table-cell office:value-type="float" office:value="5.43813467025757" calcext:value-type="float">
            <text:p>5.43813467025757</text:p>
          </table:table-cell>
          <table:table-cell office:value-type="float" office:value="5.47148942947388" calcext:value-type="float">
            <text:p>5.47148942947388</text:p>
          </table:table-cell>
          <table:table-cell office:value-type="float" office:value="5.50484395027161" calcext:value-type="float">
            <text:p>5.50484395027161</text:p>
          </table:table-cell>
          <table:table-cell office:value-type="float" office:value="5.87174201011658" calcext:value-type="float">
            <text:p>5.87174201011658</text:p>
          </table:table-cell>
          <table:table-cell office:value-type="float" office:value="5.90509629249573" calcext:value-type="float">
            <text:p>5.90509629249573</text:p>
          </table:table-cell>
          <table:table-cell office:value-type="float" office:value="5.9384503364563" calcext:value-type="float">
            <text:p>5.9384503364563</text:p>
          </table:table-cell>
          <table:table-cell office:value-type="float" office:value="6.00515866279602" calcext:value-type="float">
            <text:p>6.00515866279602</text:p>
          </table:table-cell>
          <table:table-cell office:value-type="float" office:value="6.07186698913574" calcext:value-type="float">
            <text:p>6.07186698913574</text:p>
          </table:table-cell>
          <table:table-cell office:value-type="float" office:value="6.13857507705689" calcext:value-type="float">
            <text:p>6.13857507705689</text:p>
          </table:table-cell>
          <table:table-cell office:value-type="float" office:value="6.20528674125671" calcext:value-type="float">
            <text:p>6.20528674125671</text:p>
          </table:table-cell>
          <table:table-cell office:value-type="float" office:value="6.30535459518433" calcext:value-type="float">
            <text:p>6.30535459518433</text:p>
          </table:table-cell>
          <table:table-cell office:value-type="float" office:value="6.37206625938416" calcext:value-type="float">
            <text:p>6.37206625938416</text:p>
          </table:table-cell>
          <table:table-cell office:value-type="float" office:value="6.57220101356506" calcext:value-type="float">
            <text:p>6.57220101356506</text:p>
          </table:table-cell>
          <table:table-cell office:value-type="float" office:value="6.60555672645569" calcext:value-type="float">
            <text:p>6.60555672645569</text:p>
          </table:table-cell>
          <table:table-cell office:value-type="float" office:value="6.67226791381836" calcext:value-type="float">
            <text:p>6.67226791381836</text:p>
          </table:table-cell>
          <table:table-cell office:value-type="float" office:value="6.73897933959961" calcext:value-type="float">
            <text:p>6.73897933959961</text:p>
          </table:table-cell>
          <table:table-cell office:value-type="float" office:value="6.83904623985291" calcext:value-type="float">
            <text:p>6.83904623985291</text:p>
          </table:table-cell>
          <table:table-cell office:value-type="float" office:value="6.905757188797" calcext:value-type="float">
            <text:p>6.905757188797</text:p>
          </table:table-cell>
          <table:table-cell office:value-type="float" office:value="6.93911290168762" calcext:value-type="float">
            <text:p>6.93911290168762</text:p>
          </table:table-cell>
          <table:table-cell office:value-type="float" office:value="7.2726616859436" calcext:value-type="float">
            <text:p>7.2726616859436</text:p>
          </table:table-cell>
          <table:table-cell office:value-type="float" office:value="7.30601572990418" calcext:value-type="float">
            <text:p>7.30601572990418</text:p>
          </table:table-cell>
          <table:table-cell office:value-type="float" office:value="7.33936929702759" calcext:value-type="float">
            <text:p>7.33936929702759</text:p>
          </table:table-cell>
          <table:table-cell office:value-type="float" office:value="7.37272334098816" calcext:value-type="float">
            <text:p>7.37272334098816</text:p>
          </table:table-cell>
          <table:table-cell office:value-type="float" office:value="7.43943119049072" calcext:value-type="float">
            <text:p>7.43943119049072</text:p>
          </table:table-cell>
          <table:table-cell office:value-type="float" office:value="7.50613856315613" calcext:value-type="float">
            <text:p>7.50613856315613</text:p>
          </table:table-cell>
          <table:table-cell office:value-type="float" office:value="7.70626068115234" calcext:value-type="float">
            <text:p>7.70626068115234</text:p>
          </table:table-cell>
          <table:table-cell office:value-type="float" office:value="7.77296781539917" calcext:value-type="float">
            <text:p>7.77296781539917</text:p>
          </table:table-cell>
          <table:table-cell office:value-type="float" office:value="7.83967471122742" calcext:value-type="float">
            <text:p>7.83967471122742</text:p>
          </table:table-cell>
          <table:table-cell office:value-type="float" office:value="7.87302827835083" calcext:value-type="float">
            <text:p>7.87302827835083</text:p>
          </table:table-cell>
          <table:table-cell office:value-type="float" office:value="7.90638184547424" calcext:value-type="float">
            <text:p>7.90638184547424</text:p>
          </table:table-cell>
          <table:table-cell office:value-type="float" office:value="7.93973517417908" calcext:value-type="float">
            <text:p>7.93973517417908</text:p>
          </table:table-cell>
          <table:table-cell office:value-type="float" office:value="7.97308850288391" calcext:value-type="float">
            <text:p>7.97308850288391</text:p>
          </table:table-cell>
          <table:table-cell office:value-type="float" office:value="8.03979539871216" calcext:value-type="float">
            <text:p>8.03979539871216</text:p>
          </table:table-cell>
          <table:table-cell office:value-type="float" office:value="8.10650205612183" calcext:value-type="float">
            <text:p>8.10650205612183</text:p>
          </table:table-cell>
          <table:table-cell office:value-type="float" office:value="8.20656251907349" calcext:value-type="float">
            <text:p>8.20656251907349</text:p>
          </table:table-cell>
          <table:table-cell office:value-type="float" office:value="8.37332940101624" calcext:value-type="float">
            <text:p>8.37332940101624</text:p>
          </table:table-cell>
          <table:table-cell office:value-type="float" office:value="8.44003582000732" calcext:value-type="float">
            <text:p>8.44003582000732</text:p>
          </table:table-cell>
          <table:table-cell office:value-type="float" office:value="8.50674247741699" calcext:value-type="float">
            <text:p>8.50674247741699</text:p>
          </table:table-cell>
          <table:table-cell office:value-type="float" office:value="8.54009556770325" calcext:value-type="float">
            <text:p>8.54009556770325</text:p>
          </table:table-cell>
          <table:table-cell office:value-type="float" office:value="8.60680174827576" calcext:value-type="float">
            <text:p>8.60680174827576</text:p>
          </table:table-cell>
          <table:table-cell office:value-type="float" office:value="8.64015483856201" calcext:value-type="float">
            <text:p>8.64015483856201</text:p>
          </table:table-cell>
          <table:table-cell office:value-type="float" office:value="8.67350769042969" calcext:value-type="float">
            <text:p>8.67350769042969</text:p>
          </table:table-cell>
          <table:table-cell office:value-type="float" office:value="8.70686078071594" calcext:value-type="float">
            <text:p>8.70686078071594</text:p>
          </table:table-cell>
          <table:table-cell office:value-type="float" office:value="8.7402138710022" calcext:value-type="float">
            <text:p>8.7402138710022</text:p>
          </table:table-cell>
          <table:table-cell office:value-type="float" office:value="8.77356672286987" calcext:value-type="float">
            <text:p>8.77356672286987</text:p>
          </table:table-cell>
          <table:table-cell office:value-type="float" office:value="8.80691957473755" calcext:value-type="float">
            <text:p>8.80691957473755</text:p>
          </table:table-cell>
          <table:table-cell office:value-type="float" office:value="8.8736252784729" calcext:value-type="float">
            <text:p>8.8736252784729</text:p>
          </table:table-cell>
          <table:table-cell office:value-type="float" office:value="9.20715284347534" calcext:value-type="float">
            <text:p>9.20715284347534</text:p>
          </table:table-cell>
          <table:table-cell office:value-type="float" office:value="9.2405059337616" calcext:value-type="float">
            <text:p>9.2405059337616</text:p>
          </table:table-cell>
          <table:table-cell office:value-type="float" office:value="9.27385878562927" calcext:value-type="float">
            <text:p>9.27385878562927</text:p>
          </table:table-cell>
          <table:table-cell office:value-type="float" office:value="9.34056496620178" calcext:value-type="float">
            <text:p>9.34056496620178</text:p>
          </table:table-cell>
          <table:table-cell office:value-type="float" office:value="9.37391781806946" calcext:value-type="float">
            <text:p>9.37391781806946</text:p>
          </table:table-cell>
          <table:table-cell office:value-type="float" office:value="9.44062352180481" calcext:value-type="float">
            <text:p>9.44062352180481</text:p>
          </table:table-cell>
          <table:table-cell office:value-type="float" office:value="9.50732898712158" calcext:value-type="float">
            <text:p>9.50732898712158</text:p>
          </table:table-cell>
          <table:table-cell office:value-type="float" office:value="9.84085440635681" calcext:value-type="float">
            <text:p>9.84085440635681</text:p>
          </table:table-cell>
          <table:table-cell office:value-type="float" office:value="9.90755939483643" calcext:value-type="float">
            <text:p>9.90755939483643</text:p>
          </table:table-cell>
          <table:table-cell office:value-type="float" office:value="10.0743200778961" calcext:value-type="float">
            <text:p>10.0743200778961</text:p>
          </table:table-cell>
          <table:table-cell office:value-type="float" office:value="10.1076724529266" calcext:value-type="float">
            <text:p>10.1076724529266</text:p>
          </table:table-cell>
          <table:table-cell office:value-type="float" office:value="10.174378156662" calcext:value-type="float">
            <text:p>10.174378156662</text:p>
          </table:table-cell>
          <table:table-cell office:value-type="float" office:value="10.3411464691162" calcext:value-type="float">
            <text:p>10.3411464691162</text:p>
          </table:table-cell>
          <table:table-cell office:value-type="float" office:value="10.407853603363" calcext:value-type="float">
            <text:p>10.407853603363</text:p>
          </table:table-cell>
          <table:table-cell office:value-type="float" office:value="10.4745604991913" calcext:value-type="float">
            <text:p>10.4745604991913</text:p>
          </table:table-cell>
          <table:table-cell office:value-type="float" office:value="10.5079138278961" calcext:value-type="float">
            <text:p>10.5079138278961</text:p>
          </table:table-cell>
          <table:table-cell office:value-type="float" office:value="10.641327381134" calcext:value-type="float">
            <text:p>10.641327381134</text:p>
          </table:table-cell>
          <table:table-cell office:value-type="float" office:value="10.6746807098389" calcext:value-type="float">
            <text:p>10.6746807098389</text:p>
          </table:table-cell>
          <table:table-cell office:value-type="float" office:value="10.7747402191162" calcext:value-type="float">
            <text:p>10.7747402191162</text:p>
          </table:table-cell>
          <table:table-cell office:value-type="float" office:value="10.9415056705475" calcext:value-type="float">
            <text:p>10.9415056705475</text:p>
          </table:table-cell>
          <table:table-cell office:value-type="float" office:value="11.0082116127014" calcext:value-type="float">
            <text:p>11.0082116127014</text:p>
          </table:table-cell>
          <table:table-cell office:value-type="float" office:value="11.0415647029877" calcext:value-type="float">
            <text:p>11.0415647029877</text:p>
          </table:table-cell>
          <table:table-cell office:value-type="float" office:value="11.0749175548553" calcext:value-type="float">
            <text:p>11.0749175548553</text:p>
          </table:table-cell>
          <table:table-cell office:value-type="float" office:value="11.1082701683044" calcext:value-type="float">
            <text:p>11.1082701683044</text:p>
          </table:table-cell>
          <table:table-cell office:value-type="float" office:value="11.1749765872955" calcext:value-type="float">
            <text:p>11.1749765872955</text:p>
          </table:table-cell>
          <table:table-cell office:value-type="float" office:value="11.2416825294495" calcext:value-type="float">
            <text:p>11.2416825294495</text:p>
          </table:table-cell>
          <table:table-cell office:value-type="float" office:value="11.2750356197357" calcext:value-type="float">
            <text:p>11.2750356197357</text:p>
          </table:table-cell>
          <table:table-cell office:value-type="float" office:value="11.3417418003082" calcext:value-type="float">
            <text:p>11.3417418003082</text:p>
          </table:table-cell>
          <table:table-cell office:value-type="float" office:value="11.3750944137573" calcext:value-type="float">
            <text:p>11.3750944137573</text:p>
          </table:table-cell>
          <table:table-cell office:value-type="float" office:value="11.4084475040436" calcext:value-type="float">
            <text:p>11.4084475040436</text:p>
          </table:table-cell>
          <table:table-cell office:value-type="float" office:value="11.5752115249634" calcext:value-type="float">
            <text:p>11.5752115249634</text:p>
          </table:table-cell>
          <table:table-cell office:value-type="float" office:value="11.6419167518616" calcext:value-type="float">
            <text:p>11.6419167518616</text:p>
          </table:table-cell>
          <table:table-cell office:value-type="float" office:value="11.6752693653107" calcext:value-type="float">
            <text:p>11.6752693653107</text:p>
          </table:table-cell>
          <table:table-cell office:value-type="float" office:value="11.7753269672394" calcext:value-type="float">
            <text:p>11.7753269672394</text:p>
          </table:table-cell>
          <table:table-cell office:value-type="float" office:value="11.8086793422699" calcext:value-type="float">
            <text:p>11.8086793422699</text:p>
          </table:table-cell>
          <table:table-cell office:value-type="float" office:value="11.8753843307495" calcext:value-type="float">
            <text:p>11.8753843307495</text:p>
          </table:table-cell>
          <table:table-cell office:value-type="float" office:value="11.9087364673615" calcext:value-type="float">
            <text:p>11.9087364673615</text:p>
          </table:table-cell>
          <table:table-cell office:value-type="float" office:value="11.942088842392" calcext:value-type="float">
            <text:p>11.942088842392</text:p>
          </table:table-cell>
          <table:table-cell office:value-type="float" office:value="11.9754412174225" calcext:value-type="float">
            <text:p>11.9754412174225</text:p>
          </table:table-cell>
          <table:table-cell office:value-type="float" office:value="12.0087933540344" calcext:value-type="float">
            <text:p>12.0087933540344</text:p>
          </table:table-cell>
          <table:table-cell office:value-type="float" office:value="12.0421454906464" calcext:value-type="float">
            <text:p>12.0421454906464</text:p>
          </table:table-cell>
          <table:table-cell office:value-type="float" office:value="12.0754978656769" calcext:value-type="float">
            <text:p>12.0754978656769</text:p>
          </table:table-cell>
          <table:table-cell office:value-type="float" office:value="12.1088497638702" calcext:value-type="float">
            <text:p>12.1088497638702</text:p>
          </table:table-cell>
          <table:table-cell office:value-type="float" office:value="12.3756761550903" calcext:value-type="float">
            <text:p>12.3756761550903</text:p>
          </table:table-cell>
          <table:table-cell office:value-type="float" office:value="12.4090294837952" calcext:value-type="float">
            <text:p>12.4090294837952</text:p>
          </table:table-cell>
          <table:table-cell office:value-type="float" office:value="12.4423828125" calcext:value-type="float">
            <text:p>12.4423828125</text:p>
          </table:table-cell>
          <table:table-cell office:value-type="float" office:value="12.5090892314911" calcext:value-type="float">
            <text:p>12.5090892314911</text:p>
          </table:table-cell>
          <table:table-cell office:value-type="float" office:value="12.6425018310547" calcext:value-type="float">
            <text:p>12.6425018310547</text:p>
          </table:table-cell>
          <table:table-cell office:value-type="float" office:value="12.8759725093842" calcext:value-type="float">
            <text:p>12.8759725093842</text:p>
          </table:table-cell>
          <table:table-cell office:value-type="float" office:value="12.9426779747009" calcext:value-type="float">
            <text:p>12.9426779747009</text:p>
          </table:table-cell>
          <table:table-cell office:value-type="float" office:value="13.0093834400177" calcext:value-type="float">
            <text:p>13.0093834400177</text:p>
          </table:table-cell>
          <table:table-cell office:value-type="float" office:value="13.0760889053345" calcext:value-type="float">
            <text:p>13.0760889053345</text:p>
          </table:table-cell>
          <table:table-cell office:value-type="float" office:value="13.1761479377747" calcext:value-type="float">
            <text:p>13.1761479377747</text:p>
          </table:table-cell>
          <table:table-cell office:value-type="float" office:value="13.2095017433167" calcext:value-type="float">
            <text:p>13.2095017433167</text:p>
          </table:table-cell>
          <table:table-cell office:value-type="float" office:value="13.2428555488586" calcext:value-type="float">
            <text:p>13.2428555488586</text:p>
          </table:table-cell>
          <table:table-cell office:value-type="float" office:value="13.6764521598816" calcext:value-type="float">
            <text:p>13.6764521598816</text:p>
          </table:table-cell>
          <table:table-cell office:value-type="float" office:value="13.7431588172913" calcext:value-type="float">
            <text:p>13.7431588172913</text:p>
          </table:table-cell>
          <table:table-cell office:value-type="float" office:value="13.7765121459961" calcext:value-type="float">
            <text:p>13.7765121459961</text:p>
          </table:table-cell>
          <table:table-cell office:value-type="float" office:value="13.8432188034058" calcext:value-type="float">
            <text:p>13.8432188034058</text:p>
          </table:table-cell>
          <table:table-cell office:value-type="float" office:value="13.8765721321106" calcext:value-type="float">
            <text:p>13.8765721321106</text:p>
          </table:table-cell>
          <table:table-cell office:value-type="float" office:value="13.9099249839783" calcext:value-type="float">
            <text:p>13.9099249839783</text:p>
          </table:table-cell>
          <table:table-cell office:value-type="float" office:value="13.9432783126831" calcext:value-type="float">
            <text:p>13.9432783126831</text:p>
          </table:table-cell>
          <table:table-cell office:value-type="float" office:value="13.9766314029694" calcext:value-type="float">
            <text:p>13.9766314029694</text:p>
          </table:table-cell>
          <table:table-cell office:value-type="float" office:value="14.2434568405151" calcext:value-type="float">
            <text:p>14.2434568405151</text:p>
          </table:table-cell>
          <table:table-cell office:value-type="float" office:value="14.27681016922" calcext:value-type="float">
            <text:p>14.27681016922</text:p>
          </table:table-cell>
          <table:table-cell office:value-type="float" office:value="14.3768696784973" calcext:value-type="float">
            <text:p>14.3768696784973</text:p>
          </table:table-cell>
          <table:table-cell office:value-type="float" office:value="14.4435758590698" calcext:value-type="float">
            <text:p>14.4435758590698</text:p>
          </table:table-cell>
          <table:table-cell office:value-type="float" office:value="14.5102820396423" calcext:value-type="float">
            <text:p>14.5102820396423</text:p>
          </table:table-cell>
          <table:table-cell office:value-type="float" office:value="14.54363489151" calcext:value-type="float">
            <text:p>14.54363489151</text:p>
          </table:table-cell>
          <table:table-cell office:value-type="float" office:value="14.6103410720825" calcext:value-type="float">
            <text:p>14.6103410720825</text:p>
          </table:table-cell>
          <table:table-cell office:value-type="float" office:value="15.010573387146" calcext:value-type="float">
            <text:p>15.010573387146</text:p>
          </table:table-cell>
          <table:table-cell office:value-type="float" office:value="15.1773374080658" calcext:value-type="float">
            <text:p>15.1773374080658</text:p>
          </table:table-cell>
          <table:table-cell office:value-type="float" office:value="15.2106914520264" calcext:value-type="float">
            <text:p>15.2106914520264</text:p>
          </table:table-cell>
          <table:table-cell office:value-type="float" office:value="15.2773993015289" calcext:value-type="float">
            <text:p>15.2773993015289</text:p>
          </table:table-cell>
          <table:table-cell office:value-type="float" office:value="15.4441690444946" calcext:value-type="float">
            <text:p>15.4441690444946</text:p>
          </table:table-cell>
          <table:table-cell office:value-type="float" office:value="15.51087641716" calcext:value-type="float">
            <text:p>15.51087641716</text:p>
          </table:table-cell>
          <table:table-cell office:value-type="float" office:value="15.610937833786" calcext:value-type="float">
            <text:p>15.610937833786</text:p>
          </table:table-cell>
          <table:table-cell office:value-type="float" office:value="15.6442914009094" calcext:value-type="float">
            <text:p>15.6442914009094</text:p>
          </table:table-cell>
          <table:table-cell office:value-type="float" office:value="15.6776449680328" calcext:value-type="float">
            <text:p>15.6776449680328</text:p>
          </table:table-cell>
          <table:table-cell office:value-type="float" office:value="15.7109985351563" calcext:value-type="float">
            <text:p>15.7109985351563</text:p>
          </table:table-cell>
          <table:table-cell office:value-type="float" office:value="15.7443523406982" calcext:value-type="float">
            <text:p>15.7443523406982</text:p>
          </table:table-cell>
          <table:table-cell office:value-type="float" office:value="15.7777059078217" calcext:value-type="float">
            <text:p>15.7777059078217</text:p>
          </table:table-cell>
          <table:table-cell office:value-type="float" office:value="15.8110592365265" calcext:value-type="float">
            <text:p>15.8110592365265</text:p>
          </table:table-cell>
          <table:table-cell office:value-type="float" office:value="15.8444128036499" calcext:value-type="float">
            <text:p>15.8444128036499</text:p>
          </table:table-cell>
          <table:table-cell office:value-type="float" office:value="16.0778865814209" calcext:value-type="float">
            <text:p>16.0778865814209</text:p>
          </table:table-cell>
          <table:table-cell office:value-type="float" office:value="16.2113010883331" calcext:value-type="float">
            <text:p>16.2113010883331</text:p>
          </table:table-cell>
          <table:table-cell office:value-type="float" office:value="16.2780089378357" calcext:value-type="float">
            <text:p>16.2780089378357</text:p>
          </table:table-cell>
          <table:table-cell office:value-type="float" office:value="16.3113627433777" calcext:value-type="float">
            <text:p>16.3113627433777</text:p>
          </table:table-cell>
          <table:table-cell office:value-type="float" office:value="16.3780705928803" calcext:value-type="float">
            <text:p>16.3780705928803</text:p>
          </table:table-cell>
          <table:table-cell office:value-type="float" office:value="16.4114246368408" calcext:value-type="float">
            <text:p>16.4114246368408</text:p>
          </table:table-cell>
          <table:table-cell office:value-type="float" office:value="16.4447782039642" calcext:value-type="float">
            <text:p>16.4447782039642</text:p>
          </table:table-cell>
          <table:table-cell office:value-type="float" office:value="16.4781320095062" calcext:value-type="float">
            <text:p>16.4781320095062</text:p>
          </table:table-cell>
          <table:table-cell office:value-type="float" office:value="16.5448396205902" calcext:value-type="float">
            <text:p>16.5448396205902</text:p>
          </table:table-cell>
          <table:table-cell office:value-type="float" office:value="16.7116076946259" calcext:value-type="float">
            <text:p>16.7116076946259</text:p>
          </table:table-cell>
          <table:table-cell office:value-type="float" office:value="16.7783145904541" calcext:value-type="float">
            <text:p>16.7783145904541</text:p>
          </table:table-cell>
          <table:table-cell office:value-type="float" office:value="16.8116681575775" calcext:value-type="float">
            <text:p>16.8116681575775</text:p>
          </table:table-cell>
          <table:table-cell office:value-type="float" office:value="16.8450217247009" calcext:value-type="float">
            <text:p>16.8450217247009</text:p>
          </table:table-cell>
          <table:table-cell office:value-type="float" office:value="16.8783750534058" calcext:value-type="float">
            <text:p>16.8783750534058</text:p>
          </table:table-cell>
          <table:table-cell office:value-type="float" office:value="16.9117286205292" calcext:value-type="float">
            <text:p>16.9117286205292</text:p>
          </table:table-cell>
          <table:table-cell office:value-type="float" office:value="16.9450817108154" calcext:value-type="float">
            <text:p>16.9450817108154</text:p>
          </table:table-cell>
          <table:table-cell office:value-type="float" office:value="16.9784350395203" calcext:value-type="float">
            <text:p>16.9784350395203</text:p>
          </table:table-cell>
          <table:table-cell office:value-type="float" office:value="17.0117883682251" calcext:value-type="float">
            <text:p>17.0117883682251</text:p>
          </table:table-cell>
          <table:table-cell office:value-type="float" office:value="17.0451416969299" calcext:value-type="float">
            <text:p>17.0451416969299</text:p>
          </table:table-cell>
          <table:table-cell office:value-type="float" office:value="17.111848115921" calcext:value-type="float">
            <text:p>17.111848115921</text:p>
          </table:table-cell>
          <table:table-cell office:value-type="float" office:value="17.7122232913971" calcext:value-type="float">
            <text:p>17.7122232913971</text:p>
          </table:table-cell>
          <table:table-cell office:value-type="float" office:value="17.7455773353577" calcext:value-type="float">
            <text:p>17.7455773353577</text:p>
          </table:table-cell>
          <table:table-cell office:value-type="float" office:value="17.8456392288208" calcext:value-type="float">
            <text:p>17.8456392288208</text:p>
          </table:table-cell>
          <table:table-cell office:value-type="float" office:value="17.8789927959442" calcext:value-type="float">
            <text:p>17.8789927959442</text:p>
          </table:table-cell>
          <table:table-cell office:value-type="float" office:value="17.9457006454468" calcext:value-type="float">
            <text:p>17.9457006454468</text:p>
          </table:table-cell>
          <table:table-cell office:value-type="float" office:value="18.0124082565308" calcext:value-type="float">
            <text:p>18.0124082565308</text:p>
          </table:table-cell>
          <table:table-cell office:value-type="float" office:value="18.1124691963196" calcext:value-type="float">
            <text:p>18.1124691963196</text:p>
          </table:table-cell>
          <table:table-cell office:value-type="float" office:value="18.1458230018616" calcext:value-type="float">
            <text:p>18.1458230018616</text:p>
          </table:table-cell>
          <table:table-cell office:value-type="float" office:value="18.1791937351227" calcext:value-type="float">
            <text:p>18.1791937351227</text:p>
          </table:table-cell>
          <table:table-cell office:value-type="float" office:value="18.2125647068024" calcext:value-type="float">
            <text:p>18.2125647068024</text:p>
          </table:table-cell>
          <table:table-cell office:value-type="float" office:value="18.2793073654175" calcext:value-type="float">
            <text:p>18.2793073654175</text:p>
          </table:table-cell>
          <table:table-cell office:value-type="float" office:value="18.3126790523529" calcext:value-type="float">
            <text:p>18.3126790523529</text:p>
          </table:table-cell>
          <table:table-cell office:value-type="float" office:value="18.3460507392883" calcext:value-type="float">
            <text:p>18.3460507392883</text:p>
          </table:table-cell>
          <table:table-cell office:value-type="float" office:value="18.4127948284149" calcext:value-type="float">
            <text:p>18.4127948284149</text:p>
          </table:table-cell>
          <table:table-cell office:value-type="float" office:value="18.4795398712158" calcext:value-type="float">
            <text:p>18.4795398712158</text:p>
          </table:table-cell>
          <table:table-cell office:value-type="float" office:value="18.5462856292725" calcext:value-type="float">
            <text:p>18.5462856292725</text:p>
          </table:table-cell>
          <table:table-cell office:value-type="float" office:value="18.6130321025848" calcext:value-type="float">
            <text:p>18.6130321025848</text:p>
          </table:table-cell>
          <table:table-cell office:value-type="float" office:value="18.6797795295715" calcext:value-type="float">
            <text:p>18.6797795295715</text:p>
          </table:table-cell>
          <table:table-cell office:value-type="float" office:value="18.7465279102325" calcext:value-type="float">
            <text:p>18.7465279102325</text:p>
          </table:table-cell>
          <table:table-cell office:value-type="float" office:value="18.8132765293121" calcext:value-type="float">
            <text:p>18.8132765293121</text:p>
          </table:table-cell>
          <table:table-cell office:value-type="float" office:value="18.8466515541077" calcext:value-type="float">
            <text:p>18.8466515541077</text:p>
          </table:table-cell>
          <table:table-cell office:value-type="float" office:value="18.8800263404846" calcext:value-type="float">
            <text:p>18.8800263404846</text:p>
          </table:table-cell>
          <table:table-cell office:value-type="float" office:value="18.9467771053314" calcext:value-type="float">
            <text:p>18.9467771053314</text:p>
          </table:table-cell>
          <table:table-cell office:value-type="float" office:value="18.9801526069641" calcext:value-type="float">
            <text:p>18.9801526069641</text:p>
          </table:table-cell>
          <table:table-cell office:value-type="float" office:value="19.0469043254852" calcext:value-type="float">
            <text:p>19.0469043254852</text:p>
          </table:table-cell>
          <table:table-cell office:value-type="float" office:value="19.1136569976807" calcext:value-type="float">
            <text:p>19.1136569976807</text:p>
          </table:table-cell>
          <table:table-cell office:value-type="float" office:value="19.1470329761505" calcext:value-type="float">
            <text:p>19.1470329761505</text:p>
          </table:table-cell>
          <table:table-cell office:value-type="float" office:value="19.1803913116455" calcext:value-type="float">
            <text:p>19.1803913116455</text:p>
          </table:table-cell>
          <table:table-cell office:value-type="float" office:value="19.2804665565491" calcext:value-type="float">
            <text:p>19.2804665565491</text:p>
          </table:table-cell>
          <table:table-cell office:value-type="float" office:value="19.3138248920441" calcext:value-type="float">
            <text:p>19.3138248920441</text:p>
          </table:table-cell>
          <table:table-cell office:value-type="float" office:value="19.3805420398712" calcext:value-type="float">
            <text:p>19.3805420398712</text:p>
          </table:table-cell>
          <table:table-cell office:value-type="float" office:value="19.4472587108612" calcext:value-type="float">
            <text:p>19.4472587108612</text:p>
          </table:table-cell>
          <table:table-cell office:value-type="float" office:value="19.4806175231934" calcext:value-type="float">
            <text:p>19.4806175231934</text:p>
          </table:table-cell>
          <table:table-cell office:value-type="float" office:value="19.5473344326019" calcext:value-type="float">
            <text:p>19.5473344326019</text:p>
          </table:table-cell>
          <table:table-cell office:value-type="float" office:value="19.5806927680969" calcext:value-type="float">
            <text:p>19.5806927680969</text:p>
          </table:table-cell>
          <table:table-cell office:value-type="float" office:value="19.6807687282562" calcext:value-type="float">
            <text:p>19.6807687282562</text:p>
          </table:table-cell>
          <table:table-cell office:value-type="float" office:value="19.7474858760834" calcext:value-type="float">
            <text:p>19.7474858760834</text:p>
          </table:table-cell>
          <table:table-cell office:value-type="float" office:value="19.8142030239105" calcext:value-type="float">
            <text:p>19.8142030239105</text:p>
          </table:table-cell>
          <table:table-cell office:value-type="float" office:value="19.8809206485748" calcext:value-type="float">
            <text:p>19.8809206485748</text:p>
          </table:table-cell>
          <table:table-cell office:value-type="float" office:value="19.9142792224884" calcext:value-type="float">
            <text:p>19.9142792224884</text:p>
          </table:table-cell>
          <table:table-cell office:value-type="float" office:value="19.9476380348206" calcext:value-type="float">
            <text:p>19.9476380348206</text:p>
          </table:table-cell>
          <table:table-cell office:value-type="float" office:value="20.0143554210663" calcext:value-type="float">
            <text:p>20.0143554210663</text:p>
          </table:table-cell>
          <table:table-cell office:value-type="float" office:value="20.0810730457306" calcext:value-type="float">
            <text:p>20.0810730457306</text:p>
          </table:table-cell>
          <table:table-cell office:value-type="float" office:value="20.1477906703949" calcext:value-type="float">
            <text:p>20.1477906703949</text:p>
          </table:table-cell>
          <table:table-cell office:value-type="float" office:value="20.2145051956177" calcext:value-type="float">
            <text:p>20.2145051956177</text:p>
          </table:table-cell>
          <table:table-cell office:value-type="float" office:value="20.2812194824219" calcext:value-type="float">
            <text:p>20.2812194824219</text:p>
          </table:table-cell>
          <table:table-cell office:value-type="float" office:value="20.3479337692261" calcext:value-type="float">
            <text:p>20.3479337692261</text:p>
          </table:table-cell>
          <table:table-cell office:value-type="float" office:value="20.4146482944489" calcext:value-type="float">
            <text:p>20.4146482944489</text:p>
          </table:table-cell>
          <table:table-cell office:value-type="float" office:value="20.448005437851" calcext:value-type="float">
            <text:p>20.448005437851</text:p>
          </table:table-cell>
          <table:table-cell office:value-type="float" office:value="20.481362581253" calcext:value-type="float">
            <text:p>20.481362581253</text:p>
          </table:table-cell>
          <table:table-cell office:value-type="float" office:value="20.5147197246551" calcext:value-type="float">
            <text:p>20.5147197246551</text:p>
          </table:table-cell>
          <table:table-cell office:value-type="float" office:value="20.5814340114593" calcext:value-type="float">
            <text:p>20.5814340114593</text:p>
          </table:table-cell>
          <table:table-cell office:value-type="float" office:value="20.6481482982635" calcext:value-type="float">
            <text:p>20.6481482982635</text:p>
          </table:table-cell>
          <table:table-cell office:value-type="float" office:value="20.7148625850677" calcext:value-type="float">
            <text:p>20.7148625850677</text:p>
          </table:table-cell>
          <table:table-cell office:value-type="float" office:value="20.7482197284698" calcext:value-type="float">
            <text:p>20.7482197284698</text:p>
          </table:table-cell>
          <table:table-cell office:value-type="float" office:value="20.7815768718719" calcext:value-type="float">
            <text:p>20.7815768718719</text:p>
          </table:table-cell>
          <table:table-cell office:value-type="float" office:value="20.814934015274" calcext:value-type="float">
            <text:p>20.814934015274</text:p>
          </table:table-cell>
          <table:table-cell office:value-type="float" office:value="20.8816485404968" calcext:value-type="float">
            <text:p>20.8816485404968</text:p>
          </table:table-cell>
          <table:table-cell office:value-type="float" office:value="20.948362827301" calcext:value-type="float">
            <text:p>20.948362827301</text:p>
          </table:table-cell>
          <table:table-cell office:value-type="float" office:value="21.0150771141052" calcext:value-type="float">
            <text:p>21.0150771141052</text:p>
          </table:table-cell>
          <table:table-cell office:value-type="float" office:value="21.0484342575073" calcext:value-type="float">
            <text:p>21.0484342575073</text:p>
          </table:table-cell>
          <table:table-cell office:value-type="float" office:value="21.1151487827301" calcext:value-type="float">
            <text:p>21.1151487827301</text:p>
          </table:table-cell>
          <table:table-cell office:value-type="float" office:value="21.1485056877136" calcext:value-type="float">
            <text:p>21.1485056877136</text:p>
          </table:table-cell>
          <table:table-cell office:value-type="float" office:value="21.1818635463715" calcext:value-type="float">
            <text:p>21.1818635463715</text:p>
          </table:table-cell>
          <table:table-cell office:value-type="float" office:value="21.2152214050293" calcext:value-type="float">
            <text:p>21.2152214050293</text:p>
          </table:table-cell>
          <table:table-cell office:value-type="float" office:value="21.2485792636871" calcext:value-type="float">
            <text:p>21.2485792636871</text:p>
          </table:table-cell>
          <table:table-cell office:value-type="float" office:value="21.3152952194214" calcext:value-type="float">
            <text:p>21.3152952194214</text:p>
          </table:table-cell>
          <table:table-cell office:value-type="float" office:value="21.3820109367371" calcext:value-type="float">
            <text:p>21.3820109367371</text:p>
          </table:table-cell>
          <table:table-cell office:value-type="float" office:value="21.4487268924713" calcext:value-type="float">
            <text:p>21.4487268924713</text:p>
          </table:table-cell>
          <table:table-cell office:value-type="float" office:value="21.515442609787" calcext:value-type="float">
            <text:p>21.515442609787</text:p>
          </table:table-cell>
          <table:table-cell office:value-type="float" office:value="21.5821583271027" calcext:value-type="float">
            <text:p>21.5821583271027</text:p>
          </table:table-cell>
          <table:table-cell office:value-type="float" office:value="21.6488745212555" calcext:value-type="float">
            <text:p>21.6488745212555</text:p>
          </table:table-cell>
          <table:table-cell office:value-type="float" office:value="21.7155902385712" calcext:value-type="float">
            <text:p>21.7155902385712</text:p>
          </table:table-cell>
          <table:table-cell office:value-type="float" office:value="21.8156645298004" calcext:value-type="float">
            <text:p>21.8156645298004</text:p>
          </table:table-cell>
          <table:table-cell office:value-type="float" office:value="21.8490223884582" calcext:value-type="float">
            <text:p>21.8490223884582</text:p>
          </table:table-cell>
          <table:table-cell office:value-type="float" office:value="21.9157385826111" calcext:value-type="float">
            <text:p>21.9157385826111</text:p>
          </table:table-cell>
          <table:table-cell office:value-type="float" office:value="21.9490964412689" calcext:value-type="float">
            <text:p>21.9490964412689</text:p>
          </table:table-cell>
          <table:table-cell office:value-type="float" office:value="21.9824545383453" calcext:value-type="float">
            <text:p>21.9824545383453</text:p>
          </table:table-cell>
          <table:table-cell office:value-type="float" office:value="22.0158126354218" calcext:value-type="float">
            <text:p>22.0158126354218</text:p>
          </table:table-cell>
          <table:table-cell office:value-type="float" office:value="22.0491707324982" calcext:value-type="float">
            <text:p>22.0491707324982</text:p>
          </table:table-cell>
          <table:table-cell office:value-type="float" office:value="22.0825288295746" calcext:value-type="float">
            <text:p>22.0825288295746</text:p>
          </table:table-cell>
          <table:table-cell office:value-type="float" office:value="22.1492447853088" calcext:value-type="float">
            <text:p>22.1492447853088</text:p>
          </table:table-cell>
          <table:table-cell office:value-type="float" office:value="22.2159605026245" calcext:value-type="float">
            <text:p>22.2159605026245</text:p>
          </table:table-cell>
          <table:table-cell office:value-type="float" office:value="22.2826762199402" calcext:value-type="float">
            <text:p>22.2826762199402</text:p>
          </table:table-cell>
          <table:table-cell office:value-type="float" office:value="22.3493919372559" calcext:value-type="float">
            <text:p>22.3493919372559</text:p>
          </table:table-cell>
          <table:table-cell office:value-type="float" office:value="22.3827497959137" calcext:value-type="float">
            <text:p>22.3827497959137</text:p>
          </table:table-cell>
          <table:table-cell office:value-type="float" office:value="22.4161076545715" calcext:value-type="float">
            <text:p>22.4161076545715</text:p>
          </table:table-cell>
          <table:table-cell office:value-type="float" office:value="22.4494655132294" calcext:value-type="float">
            <text:p>22.4494655132294</text:p>
          </table:table-cell>
          <table:table-cell office:value-type="float" office:value="22.4828233718872" calcext:value-type="float">
            <text:p>22.4828233718872</text:p>
          </table:table-cell>
          <table:table-cell office:value-type="float" office:value="22.5161814689636" calcext:value-type="float">
            <text:p>22.5161814689636</text:p>
          </table:table-cell>
          <table:table-cell office:value-type="float" office:value="22.5495393276215" calcext:value-type="float">
            <text:p>22.5495393276215</text:p>
          </table:table-cell>
          <table:table-cell office:value-type="float" office:value="22.5828971862793" calcext:value-type="float">
            <text:p>22.5828971862793</text:p>
          </table:table-cell>
          <table:table-cell office:value-type="float" office:value="22.6496131420136" calcext:value-type="float">
            <text:p>22.6496131420136</text:p>
          </table:table-cell>
          <table:table-cell office:value-type="float" office:value="22.68297123909" calcext:value-type="float">
            <text:p>22.68297123909</text:p>
          </table:table-cell>
          <table:table-cell office:value-type="float" office:value="22.7163290977478" calcext:value-type="float">
            <text:p>22.7163290977478</text:p>
          </table:table-cell>
          <table:table-cell table:number-columns-repeated="512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37056361574774" calcext:value-type="float">
            <text:p>0.137056361574774</text:p>
          </table:table-cell>
          <table:table-cell office:value-type="float" office:value="0.136975080322658" calcext:value-type="float">
            <text:p>0.136975080322658</text:p>
          </table:table-cell>
          <table:table-cell office:value-type="float" office:value="0.136985325245497" calcext:value-type="float">
            <text:p>0.136985325245497</text:p>
          </table:table-cell>
          <table:table-cell office:value-type="float" office:value="0.136950606647541" calcext:value-type="float">
            <text:p>0.136950606647541</text:p>
          </table:table-cell>
          <table:table-cell office:value-type="float" office:value="0.13695960652398" calcext:value-type="float">
            <text:p>0.13695960652398</text:p>
          </table:table-cell>
          <table:table-cell office:value-type="float" office:value="0.137051862913386" calcext:value-type="float">
            <text:p>0.137051862913386</text:p>
          </table:table-cell>
          <table:table-cell office:value-type="float" office:value="0.136879915580687" calcext:value-type="float">
            <text:p>0.136879915580687</text:p>
          </table:table-cell>
          <table:table-cell office:value-type="float" office:value="0.136893388557949" calcext:value-type="float">
            <text:p>0.136893388557949</text:p>
          </table:table-cell>
          <table:table-cell office:value-type="float" office:value="0.136964119769341" calcext:value-type="float">
            <text:p>0.136964119769341</text:p>
          </table:table-cell>
          <table:table-cell office:value-type="float" office:value="0.136967117406183" calcext:value-type="float">
            <text:p>0.136967117406183</text:p>
          </table:table-cell>
          <table:table-cell office:value-type="float" office:value="0.136977058384043" calcext:value-type="float">
            <text:p>0.136977058384043</text:p>
          </table:table-cell>
          <table:table-cell office:value-type="float" office:value="0.136988787367627" calcext:value-type="float">
            <text:p>0.136988787367627</text:p>
          </table:table-cell>
          <table:table-cell office:value-type="float" office:value="0.136917318132666" calcext:value-type="float">
            <text:p>0.136917318132666</text:p>
          </table:table-cell>
          <table:table-cell office:value-type="float" office:value="0.136974118203697" calcext:value-type="float">
            <text:p>0.136974118203697</text:p>
          </table:table-cell>
          <table:table-cell office:value-type="float" office:value="0.136994582335828" calcext:value-type="float">
            <text:p>0.136994582335828</text:p>
          </table:table-cell>
          <table:table-cell office:value-type="float" office:value="0.137041089653287" calcext:value-type="float">
            <text:p>0.137041089653287</text:p>
          </table:table-cell>
          <table:table-cell office:value-type="float" office:value="0.136992541768535" calcext:value-type="float">
            <text:p>0.136992541768535</text:p>
          </table:table-cell>
          <table:table-cell office:value-type="float" office:value="0.136970428462854" calcext:value-type="float">
            <text:p>0.136970428462854</text:p>
          </table:table-cell>
          <table:table-cell office:value-type="float" office:value="0.137056899444524" calcext:value-type="float">
            <text:p>0.137056899444524</text:p>
          </table:table-cell>
          <table:table-cell office:value-type="float" office:value="0.13702336684015" calcext:value-type="float">
            <text:p>0.13702336684015</text:p>
          </table:table-cell>
          <table:table-cell office:value-type="float" office:value="0.136926271044004" calcext:value-type="float">
            <text:p>0.136926271044004</text:p>
          </table:table-cell>
          <table:table-cell office:value-type="float" office:value="0.137099208128457" calcext:value-type="float">
            <text:p>0.137099208128457</text:p>
          </table:table-cell>
          <table:table-cell office:value-type="float" office:value="0.136931314389563" calcext:value-type="float">
            <text:p>0.136931314389563</text:p>
          </table:table-cell>
          <table:table-cell office:value-type="float" office:value="0.136985706553563" calcext:value-type="float">
            <text:p>0.136985706553563</text:p>
          </table:table-cell>
          <table:table-cell office:value-type="float" office:value="0.136931240549368" calcext:value-type="float">
            <text:p>0.136931240549368</text:p>
          </table:table-cell>
          <table:table-cell office:value-type="float" office:value="0.137016406579912" calcext:value-type="float">
            <text:p>0.137016406579912</text:p>
          </table:table-cell>
          <table:table-cell office:value-type="float" office:value="0.137039219638587" calcext:value-type="float">
            <text:p>0.137039219638587</text:p>
          </table:table-cell>
          <table:table-cell office:value-type="float" office:value="0.137076812803564" calcext:value-type="float">
            <text:p>0.137076812803564</text:p>
          </table:table-cell>
          <table:table-cell office:value-type="float" office:value="0.136910455048028" calcext:value-type="float">
            <text:p>0.136910455048028</text:p>
          </table:table-cell>
          <table:table-cell office:value-type="float" office:value="0.136972746042344" calcext:value-type="float">
            <text:p>0.136972746042344</text:p>
          </table:table-cell>
          <table:table-cell office:value-type="float" office:value="0.136925292429473" calcext:value-type="float">
            <text:p>0.136925292429473</text:p>
          </table:table-cell>
          <table:table-cell office:value-type="float" office:value="0.137016012936009" calcext:value-type="float">
            <text:p>0.137016012936009</text:p>
          </table:table-cell>
          <table:table-cell office:value-type="float" office:value="0.137020046609973" calcext:value-type="float">
            <text:p>0.137020046609973</text:p>
          </table:table-cell>
          <table:table-cell office:value-type="float" office:value="0.136985397838099" calcext:value-type="float">
            <text:p>0.136985397838099</text:p>
          </table:table-cell>
          <table:table-cell office:value-type="float" office:value="0.136969224977257" calcext:value-type="float">
            <text:p>0.136969224977257</text:p>
          </table:table-cell>
          <table:table-cell office:value-type="float" office:value="0.137029800250429" calcext:value-type="float">
            <text:p>0.137029800250429</text:p>
          </table:table-cell>
          <table:table-cell office:value-type="float" office:value="0.136982484851842" calcext:value-type="float">
            <text:p>0.136982484851842</text:p>
          </table:table-cell>
          <table:table-cell office:value-type="float" office:value="0.137009376949604" calcext:value-type="float">
            <text:p>0.137009376949604</text:p>
          </table:table-cell>
          <table:table-cell office:value-type="float" office:value="0.137017357622018" calcext:value-type="float">
            <text:p>0.137017357622018</text:p>
          </table:table-cell>
          <table:table-cell office:value-type="float" office:value="0.137040984783775" calcext:value-type="float">
            <text:p>0.137040984783775</text:p>
          </table:table-cell>
          <table:table-cell office:value-type="float" office:value="0.137013250978279" calcext:value-type="float">
            <text:p>0.137013250978279</text:p>
          </table:table-cell>
          <table:table-cell office:value-type="float" office:value="0.137061438609812" calcext:value-type="float">
            <text:p>0.137061438609812</text:p>
          </table:table-cell>
          <table:table-cell office:value-type="float" office:value="0.137089313948481" calcext:value-type="float">
            <text:p>0.137089313948481</text:p>
          </table:table-cell>
          <table:table-cell office:value-type="float" office:value="0.137002522251657" calcext:value-type="float">
            <text:p>0.137002522251657</text:p>
          </table:table-cell>
          <table:table-cell office:value-type="float" office:value="0.1368291240563" calcext:value-type="float">
            <text:p>0.1368291240563</text:p>
          </table:table-cell>
          <table:table-cell office:value-type="float" office:value="0.137005153105802" calcext:value-type="float">
            <text:p>0.137005153105802</text:p>
          </table:table-cell>
          <table:table-cell office:value-type="float" office:value="0.1368626909097" calcext:value-type="float">
            <text:p>0.1368626909097</text:p>
          </table:table-cell>
          <table:table-cell office:value-type="float" office:value="0.136900538918083" calcext:value-type="float">
            <text:p>0.136900538918083</text:p>
          </table:table-cell>
          <table:table-cell office:value-type="float" office:value="0.138516946730121" calcext:value-type="float">
            <text:p>0.138516946730121</text:p>
          </table:table-cell>
          <table:table-cell office:value-type="float" office:value="0.138882362063751" calcext:value-type="float">
            <text:p>0.138882362063751</text:p>
          </table:table-cell>
          <table:table-cell office:value-type="float" office:value="0.138854211779143" calcext:value-type="float">
            <text:p>0.138854211779143</text:p>
          </table:table-cell>
          <table:table-cell office:value-type="float" office:value="0.13832079969284" calcext:value-type="float">
            <text:p>0.13832079969284</text:p>
          </table:table-cell>
          <table:table-cell office:value-type="float" office:value="0.134507209165932" calcext:value-type="float">
            <text:p>0.134507209165932</text:p>
          </table:table-cell>
          <table:table-cell office:value-type="float" office:value="0.134442927867011" calcext:value-type="float">
            <text:p>0.134442927867011</text:p>
          </table:table-cell>
          <table:table-cell office:value-type="float" office:value="0.141015888235916" calcext:value-type="float">
            <text:p>0.141015888235916</text:p>
          </table:table-cell>
          <table:table-cell office:value-type="float" office:value="0.182134162555266" calcext:value-type="float">
            <text:p>0.182134162555266</text:p>
          </table:table-cell>
          <table:table-cell office:value-type="float" office:value="0.190479232855687" calcext:value-type="float">
            <text:p>0.190479232855687</text:p>
          </table:table-cell>
          <table:table-cell office:value-type="float" office:value="0.191087632903722" calcext:value-type="float">
            <text:p>0.191087632903722</text:p>
          </table:table-cell>
          <table:table-cell office:value-type="float" office:value="0.191308364416769" calcext:value-type="float">
            <text:p>0.191308364416769</text:p>
          </table:table-cell>
          <table:table-cell office:value-type="float" office:value="0.192455974427373" calcext:value-type="float">
            <text:p>0.192455974427373</text:p>
          </table:table-cell>
          <table:table-cell office:value-type="float" office:value="0.195298897220227" calcext:value-type="float">
            <text:p>0.195298897220227</text:p>
          </table:table-cell>
          <table:table-cell office:value-type="float" office:value="0.1944665085298" calcext:value-type="float">
            <text:p>0.1944665085298</text:p>
          </table:table-cell>
          <table:table-cell office:value-type="float" office:value="0.191921580501273" calcext:value-type="float">
            <text:p>0.191921580501273</text:p>
          </table:table-cell>
          <table:table-cell office:value-type="float" office:value="0.189153209359558" calcext:value-type="float">
            <text:p>0.189153209359558</text:p>
          </table:table-cell>
          <table:table-cell office:value-type="float" office:value="0.189010634524639" calcext:value-type="float">
            <text:p>0.189010634524639</text:p>
          </table:table-cell>
          <table:table-cell office:value-type="float" office:value="0.191425500833505" calcext:value-type="float">
            <text:p>0.191425500833505</text:p>
          </table:table-cell>
          <table:table-cell office:value-type="float" office:value="0.178774592511614" calcext:value-type="float">
            <text:p>0.178774592511614</text:p>
          </table:table-cell>
          <table:table-cell office:value-type="float" office:value="0.175747032167165" calcext:value-type="float">
            <text:p>0.175747032167165</text:p>
          </table:table-cell>
          <table:table-cell office:value-type="float" office:value="0.175820596870044" calcext:value-type="float">
            <text:p>0.175820596870044</text:p>
          </table:table-cell>
          <table:table-cell office:value-type="float" office:value="0.178407243766392" calcext:value-type="float">
            <text:p>0.178407243766392</text:p>
          </table:table-cell>
          <table:table-cell office:value-type="float" office:value="0.190009930517625" calcext:value-type="float">
            <text:p>0.190009930517625</text:p>
          </table:table-cell>
          <table:table-cell office:value-type="float" office:value="0.186454731289577" calcext:value-type="float">
            <text:p>0.186454731289577</text:p>
          </table:table-cell>
          <table:table-cell office:value-type="float" office:value="0.185172422370945" calcext:value-type="float">
            <text:p>0.185172422370945</text:p>
          </table:table-cell>
          <table:table-cell office:value-type="float" office:value="0.125132696290033" calcext:value-type="float">
            <text:p>0.125132696290033</text:p>
          </table:table-cell>
          <table:table-cell office:value-type="float" office:value="0.118915718360625" calcext:value-type="float">
            <text:p>0.118915718360625</text:p>
          </table:table-cell>
          <table:table-cell office:value-type="float" office:value="0.114574834897924" calcext:value-type="float">
            <text:p>0.114574834897924</text:p>
          </table:table-cell>
          <table:table-cell office:value-type="float" office:value="0.107277314382595" calcext:value-type="float">
            <text:p>0.107277314382595</text:p>
          </table:table-cell>
          <table:table-cell office:value-type="float" office:value="0.115002026405834" calcext:value-type="float">
            <text:p>0.115002026405834</text:p>
          </table:table-cell>
          <table:table-cell office:value-type="float" office:value="0.11747851663854" calcext:value-type="float">
            <text:p>0.11747851663854</text:p>
          </table:table-cell>
          <table:table-cell office:value-type="float" office:value="0.125092548369749" calcext:value-type="float">
            <text:p>0.125092548369749</text:p>
          </table:table-cell>
          <table:table-cell office:value-type="float" office:value="0.129601338181569" calcext:value-type="float">
            <text:p>0.129601338181569</text:p>
          </table:table-cell>
          <table:table-cell office:value-type="float" office:value="0.142110219372906" calcext:value-type="float">
            <text:p>0.142110219372906</text:p>
          </table:table-cell>
          <table:table-cell office:value-type="float" office:value="0.148260714105153" calcext:value-type="float">
            <text:p>0.148260714105153</text:p>
          </table:table-cell>
          <table:table-cell office:value-type="float" office:value="0.149525946787068" calcext:value-type="float">
            <text:p>0.149525946787068</text:p>
          </table:table-cell>
          <table:table-cell office:value-type="float" office:value="0.149702721810673" calcext:value-type="float">
            <text:p>0.149702721810673</text:p>
          </table:table-cell>
          <table:table-cell office:value-type="float" office:value="0.138324104623729" calcext:value-type="float">
            <text:p>0.138324104623729</text:p>
          </table:table-cell>
          <table:table-cell office:value-type="float" office:value="0.128601763882239" calcext:value-type="float">
            <text:p>0.128601763882239</text:p>
          </table:table-cell>
          <table:table-cell office:value-type="float" office:value="0.124237803163718" calcext:value-type="float">
            <text:p>0.124237803163718</text:p>
          </table:table-cell>
          <table:table-cell office:value-type="float" office:value="0.175188630835059" calcext:value-type="float">
            <text:p>0.175188630835059</text:p>
          </table:table-cell>
          <table:table-cell office:value-type="float" office:value="0.175723606952923" calcext:value-type="float">
            <text:p>0.175723606952923</text:p>
          </table:table-cell>
          <table:table-cell office:value-type="float" office:value="0.176109023655887" calcext:value-type="float">
            <text:p>0.176109023655887</text:p>
          </table:table-cell>
          <table:table-cell office:value-type="float" office:value="0.180176117238309" calcext:value-type="float">
            <text:p>0.180176117238309</text:p>
          </table:table-cell>
          <table:table-cell office:value-type="float" office:value="0.180582554690151" calcext:value-type="float">
            <text:p>0.180582554690151</text:p>
          </table:table-cell>
          <table:table-cell office:value-type="float" office:value="0.181696257805712" calcext:value-type="float">
            <text:p>0.181696257805712</text:p>
          </table:table-cell>
          <table:table-cell office:value-type="float" office:value="0.182360584607903" calcext:value-type="float">
            <text:p>0.182360584607903</text:p>
          </table:table-cell>
          <table:table-cell office:value-type="float" office:value="0.188065132242653" calcext:value-type="float">
            <text:p>0.188065132242653</text:p>
          </table:table-cell>
          <table:table-cell office:value-type="float" office:value="0.179460569680672" calcext:value-type="float">
            <text:p>0.179460569680672</text:p>
          </table:table-cell>
          <table:table-cell office:value-type="float" office:value="0.138335822986567" calcext:value-type="float">
            <text:p>0.138335822986567</text:p>
          </table:table-cell>
          <table:table-cell office:value-type="float" office:value="0.139241983285684" calcext:value-type="float">
            <text:p>0.139241983285684</text:p>
          </table:table-cell>
          <table:table-cell office:value-type="float" office:value="0.147552693083334" calcext:value-type="float">
            <text:p>0.147552693083334</text:p>
          </table:table-cell>
          <table:table-cell office:value-type="float" office:value="0.152794046319308" calcext:value-type="float">
            <text:p>0.152794046319308</text:p>
          </table:table-cell>
          <table:table-cell office:value-type="float" office:value="0.154356081259867" calcext:value-type="float">
            <text:p>0.154356081259867</text:p>
          </table:table-cell>
          <table:table-cell office:value-type="float" office:value="0.155136745794965" calcext:value-type="float">
            <text:p>0.155136745794965</text:p>
          </table:table-cell>
          <table:table-cell office:value-type="float" office:value="0.157251874722869" calcext:value-type="float">
            <text:p>0.157251874722869</text:p>
          </table:table-cell>
          <table:table-cell office:value-type="float" office:value="0.115582761957759" calcext:value-type="float">
            <text:p>0.115582761957759</text:p>
          </table:table-cell>
          <table:table-cell office:value-type="float" office:value="0.111007324468199" calcext:value-type="float">
            <text:p>0.111007324468199</text:p>
          </table:table-cell>
          <table:table-cell office:value-type="float" office:value="0.108760923972575" calcext:value-type="float">
            <text:p>0.108760923972575</text:p>
          </table:table-cell>
          <table:table-cell office:value-type="float" office:value="0.104668800444322" calcext:value-type="float">
            <text:p>0.104668800444322</text:p>
          </table:table-cell>
          <table:table-cell office:value-type="float" office:value="0.10149304411529" calcext:value-type="float">
            <text:p>0.10149304411529</text:p>
          </table:table-cell>
          <table:table-cell office:value-type="float" office:value="0.110098367621863" calcext:value-type="float">
            <text:p>0.110098367621863</text:p>
          </table:table-cell>
          <table:table-cell office:value-type="float" office:value="0.135856610242473" calcext:value-type="float">
            <text:p>0.135856610242473</text:p>
          </table:table-cell>
          <table:table-cell office:value-type="float" office:value="0.147365791357147" calcext:value-type="float">
            <text:p>0.147365791357147</text:p>
          </table:table-cell>
          <table:table-cell office:value-type="float" office:value="0.151926280127707" calcext:value-type="float">
            <text:p>0.151926280127707</text:p>
          </table:table-cell>
          <table:table-cell office:value-type="float" office:value="0.15259788145251" calcext:value-type="float">
            <text:p>0.15259788145251</text:p>
          </table:table-cell>
          <table:table-cell office:value-type="float" office:value="0.151043847885773" calcext:value-type="float">
            <text:p>0.151043847885773</text:p>
          </table:table-cell>
          <table:table-cell office:value-type="float" office:value="0.151387509195363" calcext:value-type="float">
            <text:p>0.151387509195363</text:p>
          </table:table-cell>
          <table:table-cell office:value-type="float" office:value="0.147371907198526" calcext:value-type="float">
            <text:p>0.147371907198526</text:p>
          </table:table-cell>
          <table:table-cell office:value-type="float" office:value="0.134794884811235" calcext:value-type="float">
            <text:p>0.134794884811235</text:p>
          </table:table-cell>
          <table:table-cell office:value-type="float" office:value="0.128950925386808" calcext:value-type="float">
            <text:p>0.128950925386808</text:p>
          </table:table-cell>
          <table:table-cell office:value-type="float" office:value="0.133482458268668" calcext:value-type="float">
            <text:p>0.133482458268668</text:p>
          </table:table-cell>
          <table:table-cell office:value-type="float" office:value="0.177852606508012" calcext:value-type="float">
            <text:p>0.177852606508012</text:p>
          </table:table-cell>
          <table:table-cell office:value-type="float" office:value="0.177856081329504" calcext:value-type="float">
            <text:p>0.177856081329504</text:p>
          </table:table-cell>
          <table:table-cell office:value-type="float" office:value="0.178021912909112" calcext:value-type="float">
            <text:p>0.178021912909112</text:p>
          </table:table-cell>
          <table:table-cell office:value-type="float" office:value="0.177852598137162" calcext:value-type="float">
            <text:p>0.177852598137162</text:p>
          </table:table-cell>
          <table:table-cell office:value-type="float" office:value="0.180737188738616" calcext:value-type="float">
            <text:p>0.180737188738616</text:p>
          </table:table-cell>
          <table:table-cell office:value-type="float" office:value="0.181122920846522" calcext:value-type="float">
            <text:p>0.181122920846522</text:p>
          </table:table-cell>
          <table:table-cell office:value-type="float" office:value="0.181163306716705" calcext:value-type="float">
            <text:p>0.181163306716705</text:p>
          </table:table-cell>
          <table:table-cell office:value-type="float" office:value="0.180590033659237" calcext:value-type="float">
            <text:p>0.180590033659237</text:p>
          </table:table-cell>
          <table:table-cell office:value-type="float" office:value="0.179618990259154" calcext:value-type="float">
            <text:p>0.179618990259154</text:p>
          </table:table-cell>
          <table:table-cell office:value-type="float" office:value="0.179168136324135" calcext:value-type="float">
            <text:p>0.179168136324135</text:p>
          </table:table-cell>
          <table:table-cell office:value-type="float" office:value="0.184411173861753" calcext:value-type="float">
            <text:p>0.184411173861753</text:p>
          </table:table-cell>
          <table:table-cell office:value-type="float" office:value="0.18704871678901" calcext:value-type="float">
            <text:p>0.18704871678901</text:p>
          </table:table-cell>
          <table:table-cell office:value-type="float" office:value="0.161698449072596" calcext:value-type="float">
            <text:p>0.161698449072596</text:p>
          </table:table-cell>
          <table:table-cell office:value-type="float" office:value="0.163769694274871" calcext:value-type="float">
            <text:p>0.163769694274871</text:p>
          </table:table-cell>
          <table:table-cell office:value-type="float" office:value="0.168564133984101" calcext:value-type="float">
            <text:p>0.168564133984101</text:p>
          </table:table-cell>
          <table:table-cell office:value-type="float" office:value="0.176065409240594" calcext:value-type="float">
            <text:p>0.176065409240594</text:p>
          </table:table-cell>
          <table:table-cell office:value-type="float" office:value="0.178492345164048" calcext:value-type="float">
            <text:p>0.178492345164048</text:p>
          </table:table-cell>
          <table:table-cell office:value-type="float" office:value="0.175316689881381" calcext:value-type="float">
            <text:p>0.175316689881381</text:p>
          </table:table-cell>
          <table:table-cell office:value-type="float" office:value="0.175160725795366" calcext:value-type="float">
            <text:p>0.175160725795366</text:p>
          </table:table-cell>
          <table:table-cell office:value-type="float" office:value="0.128950075532867" calcext:value-type="float">
            <text:p>0.128950075532867</text:p>
          </table:table-cell>
          <table:table-cell office:value-type="float" office:value="0.120828480375966" calcext:value-type="float">
            <text:p>0.120828480375966</text:p>
          </table:table-cell>
          <table:table-cell office:value-type="float" office:value="0.116893813255207" calcext:value-type="float">
            <text:p>0.116893813255207</text:p>
          </table:table-cell>
          <table:table-cell office:value-type="float" office:value="0.119932325023771" calcext:value-type="float">
            <text:p>0.119932325023771</text:p>
          </table:table-cell>
          <table:table-cell office:value-type="float" office:value="0.123246889469494" calcext:value-type="float">
            <text:p>0.123246889469494</text:p>
          </table:table-cell>
          <table:table-cell office:value-type="float" office:value="0.156029000984106" calcext:value-type="float">
            <text:p>0.156029000984106</text:p>
          </table:table-cell>
          <table:table-cell office:value-type="float" office:value="0.162571667657517" calcext:value-type="float">
            <text:p>0.162571667657517</text:p>
          </table:table-cell>
          <table:table-cell office:value-type="float" office:value="0.163101965612019" calcext:value-type="float">
            <text:p>0.163101965612019</text:p>
          </table:table-cell>
          <table:table-cell office:value-type="float" office:value="0.162798445035919" calcext:value-type="float">
            <text:p>0.162798445035919</text:p>
          </table:table-cell>
          <table:table-cell office:value-type="float" office:value="0.134797512545318" calcext:value-type="float">
            <text:p>0.134797512545318</text:p>
          </table:table-cell>
          <table:table-cell office:value-type="float" office:value="0.130890011443478" calcext:value-type="float">
            <text:p>0.130890011443478</text:p>
          </table:table-cell>
          <table:table-cell office:value-type="float" office:value="0.137319098844252" calcext:value-type="float">
            <text:p>0.137319098844252</text:p>
          </table:table-cell>
          <table:table-cell office:value-type="float" office:value="0.180771580609175" calcext:value-type="float">
            <text:p>0.180771580609175</text:p>
          </table:table-cell>
          <table:table-cell office:value-type="float" office:value="0.178878226621646" calcext:value-type="float">
            <text:p>0.178878226621646</text:p>
          </table:table-cell>
          <table:table-cell office:value-type="float" office:value="0.176847108256213" calcext:value-type="float">
            <text:p>0.176847108256213</text:p>
          </table:table-cell>
          <table:table-cell office:value-type="float" office:value="0.178089835271134" calcext:value-type="float">
            <text:p>0.178089835271134</text:p>
          </table:table-cell>
          <table:table-cell office:value-type="float" office:value="0.175746720479161" calcext:value-type="float">
            <text:p>0.175746720479161</text:p>
          </table:table-cell>
          <table:table-cell office:value-type="float" office:value="0.177634868714164" calcext:value-type="float">
            <text:p>0.177634868714164</text:p>
          </table:table-cell>
          <table:table-cell office:value-type="float" office:value="0.178151074022175" calcext:value-type="float">
            <text:p>0.178151074022175</text:p>
          </table:table-cell>
          <table:table-cell office:value-type="float" office:value="0.178939245507528" calcext:value-type="float">
            <text:p>0.178939245507528</text:p>
          </table:table-cell>
          <table:table-cell office:value-type="float" office:value="0.176256269580043" calcext:value-type="float">
            <text:p>0.176256269580043</text:p>
          </table:table-cell>
          <table:table-cell office:value-type="float" office:value="0.179488533384438" calcext:value-type="float">
            <text:p>0.179488533384438</text:p>
          </table:table-cell>
          <table:table-cell office:value-type="float" office:value="0.181284567506183" calcext:value-type="float">
            <text:p>0.181284567506183</text:p>
          </table:table-cell>
          <table:table-cell office:value-type="float" office:value="0.19293681086774" calcext:value-type="float">
            <text:p>0.19293681086774</text:p>
          </table:table-cell>
          <table:table-cell office:value-type="float" office:value="0.182204815162254" calcext:value-type="float">
            <text:p>0.182204815162254</text:p>
          </table:table-cell>
          <table:table-cell office:value-type="float" office:value="0.180944569377786" calcext:value-type="float">
            <text:p>0.180944569377786</text:p>
          </table:table-cell>
          <table:table-cell office:value-type="float" office:value="0.182592843461599" calcext:value-type="float">
            <text:p>0.182592843461599</text:p>
          </table:table-cell>
          <table:table-cell office:value-type="float" office:value="0.184752167747825" calcext:value-type="float">
            <text:p>0.184752167747825</text:p>
          </table:table-cell>
          <table:table-cell office:value-type="float" office:value="0.191608486063139" calcext:value-type="float">
            <text:p>0.191608486063139</text:p>
          </table:table-cell>
          <table:table-cell office:value-type="float" office:value="0.196736356876036" calcext:value-type="float">
            <text:p>0.196736356876036</text:p>
          </table:table-cell>
          <table:table-cell office:value-type="float" office:value="0.195160668592888" calcext:value-type="float">
            <text:p>0.195160668592888</text:p>
          </table:table-cell>
          <table:table-cell office:value-type="float" office:value="0.195687300898003" calcext:value-type="float">
            <text:p>0.195687300898003</text:p>
          </table:table-cell>
          <table:table-cell office:value-type="float" office:value="0.19110565412134" calcext:value-type="float">
            <text:p>0.19110565412134</text:p>
          </table:table-cell>
          <table:table-cell office:value-type="float" office:value="0.18993353081364" calcext:value-type="float">
            <text:p>0.18993353081364</text:p>
          </table:table-cell>
          <table:table-cell office:value-type="float" office:value="0.188302810406781" calcext:value-type="float">
            <text:p>0.188302810406781</text:p>
          </table:table-cell>
          <table:table-cell office:value-type="float" office:value="0.189605711502431" calcext:value-type="float">
            <text:p>0.189605711502431</text:p>
          </table:table-cell>
          <table:table-cell office:value-type="float" office:value="0.150504323269477" calcext:value-type="float">
            <text:p>0.150504323269477</text:p>
          </table:table-cell>
          <table:table-cell office:value-type="float" office:value="0.143831310367069" calcext:value-type="float">
            <text:p>0.143831310367069</text:p>
          </table:table-cell>
          <table:table-cell office:value-type="float" office:value="0.142095182725089" calcext:value-type="float">
            <text:p>0.142095182725089</text:p>
          </table:table-cell>
          <table:table-cell office:value-type="float" office:value="0.139514897134722" calcext:value-type="float">
            <text:p>0.139514897134722</text:p>
          </table:table-cell>
          <table:table-cell office:value-type="float" office:value="0.14133497019247" calcext:value-type="float">
            <text:p>0.14133497019247</text:p>
          </table:table-cell>
          <table:table-cell office:value-type="float" office:value="0.170945953989891" calcext:value-type="float">
            <text:p>0.170945953989891</text:p>
          </table:table-cell>
          <table:table-cell office:value-type="float" office:value="0.180821162476376" calcext:value-type="float">
            <text:p>0.180821162476376</text:p>
          </table:table-cell>
          <table:table-cell office:value-type="float" office:value="0.180850014307198" calcext:value-type="float">
            <text:p>0.180850014307198</text:p>
          </table:table-cell>
          <table:table-cell office:value-type="float" office:value="0.175092123594791" calcext:value-type="float">
            <text:p>0.175092123594791</text:p>
          </table:table-cell>
          <table:table-cell office:value-type="float" office:value="0.151842599261808" calcext:value-type="float">
            <text:p>0.151842599261808</text:p>
          </table:table-cell>
          <table:table-cell office:value-type="float" office:value="0.144687613970584" calcext:value-type="float">
            <text:p>0.144687613970584</text:p>
          </table:table-cell>
          <table:table-cell office:value-type="float" office:value="0.139804074249625" calcext:value-type="float">
            <text:p>0.139804074249625</text:p>
          </table:table-cell>
          <table:table-cell office:value-type="float" office:value="0.203503468974222" calcext:value-type="float">
            <text:p>0.203503468974222</text:p>
          </table:table-cell>
          <table:table-cell office:value-type="float" office:value="0.197697183358092" calcext:value-type="float">
            <text:p>0.197697183358092</text:p>
          </table:table-cell>
          <table:table-cell office:value-type="float" office:value="0.19840765328437" calcext:value-type="float">
            <text:p>0.19840765328437</text:p>
          </table:table-cell>
          <table:table-cell office:value-type="float" office:value="0.201473786399142" calcext:value-type="float">
            <text:p>0.201473786399142</text:p>
          </table:table-cell>
          <table:table-cell office:value-type="float" office:value="0.201606554723906" calcext:value-type="float">
            <text:p>0.201606554723906</text:p>
          </table:table-cell>
          <table:table-cell office:value-type="float" office:value="0.198810621997134" calcext:value-type="float">
            <text:p>0.198810621997134</text:p>
          </table:table-cell>
          <table:table-cell office:value-type="float" office:value="0.201520724806688" calcext:value-type="float">
            <text:p>0.201520724806688</text:p>
          </table:table-cell>
          <table:table-cell office:value-type="float" office:value="0.201113874253583" calcext:value-type="float">
            <text:p>0.201113874253583</text:p>
          </table:table-cell>
          <table:table-cell office:value-type="float" office:value="0.218047218847237" calcext:value-type="float">
            <text:p>0.218047218847237</text:p>
          </table:table-cell>
          <table:table-cell office:value-type="float" office:value="0.207135362994125" calcext:value-type="float">
            <text:p>0.207135362994125</text:p>
          </table:table-cell>
          <table:table-cell office:value-type="float" office:value="0.200177862288673" calcext:value-type="float">
            <text:p>0.200177862288673</text:p>
          </table:table-cell>
          <table:table-cell office:value-type="float" office:value="0.204654139214119" calcext:value-type="float">
            <text:p>0.204654139214119</text:p>
          </table:table-cell>
          <table:table-cell office:value-type="float" office:value="0.215655174347944" calcext:value-type="float">
            <text:p>0.215655174347944</text:p>
          </table:table-cell>
          <table:table-cell office:value-type="float" office:value="0.212814576766382" calcext:value-type="float">
            <text:p>0.212814576766382</text:p>
          </table:table-cell>
          <table:table-cell office:value-type="float" office:value="0.211244829737489" calcext:value-type="float">
            <text:p>0.211244829737489</text:p>
          </table:table-cell>
          <table:table-cell office:value-type="float" office:value="0.150273960956583" calcext:value-type="float">
            <text:p>0.150273960956583</text:p>
          </table:table-cell>
          <table:table-cell office:value-type="float" office:value="0.134594714700678" calcext:value-type="float">
            <text:p>0.134594714700678</text:p>
          </table:table-cell>
          <table:table-cell office:value-type="float" office:value="0.135044944791029" calcext:value-type="float">
            <text:p>0.135044944791029</text:p>
          </table:table-cell>
          <table:table-cell office:value-type="float" office:value="0.139454480205455" calcext:value-type="float">
            <text:p>0.139454480205455</text:p>
          </table:table-cell>
          <table:table-cell office:value-type="float" office:value="0.171831134724374" calcext:value-type="float">
            <text:p>0.171831134724374</text:p>
          </table:table-cell>
          <table:table-cell office:value-type="float" office:value="0.183295299134312" calcext:value-type="float">
            <text:p>0.183295299134312</text:p>
          </table:table-cell>
          <table:table-cell office:value-type="float" office:value="0.175153803038683" calcext:value-type="float">
            <text:p>0.175153803038683</text:p>
          </table:table-cell>
          <table:table-cell office:value-type="float" office:value="0.173463859627067" calcext:value-type="float">
            <text:p>0.173463859627067</text:p>
          </table:table-cell>
          <table:table-cell office:value-type="float" office:value="0.170413400180369" calcext:value-type="float">
            <text:p>0.170413400180369</text:p>
          </table:table-cell>
          <table:table-cell office:value-type="float" office:value="0.169941963833323" calcext:value-type="float">
            <text:p>0.169941963833323</text:p>
          </table:table-cell>
          <table:table-cell office:value-type="float" office:value="0.167529071504988" calcext:value-type="float">
            <text:p>0.167529071504988</text:p>
          </table:table-cell>
          <table:table-cell office:value-type="float" office:value="0.167213155812753" calcext:value-type="float">
            <text:p>0.167213155812753</text:p>
          </table:table-cell>
          <table:table-cell office:value-type="float" office:value="0.16412055261996" calcext:value-type="float">
            <text:p>0.16412055261996</text:p>
          </table:table-cell>
          <table:table-cell office:value-type="float" office:value="0.163128308231485" calcext:value-type="float">
            <text:p>0.163128308231485</text:p>
          </table:table-cell>
          <table:table-cell office:value-type="float" office:value="0.215161290652805" calcext:value-type="float">
            <text:p>0.215161290652805</text:p>
          </table:table-cell>
          <table:table-cell office:value-type="float" office:value="0.205293373334469" calcext:value-type="float">
            <text:p>0.205293373334469</text:p>
          </table:table-cell>
          <table:table-cell office:value-type="float" office:value="0.202657894252926" calcext:value-type="float">
            <text:p>0.202657894252926</text:p>
          </table:table-cell>
          <table:table-cell office:value-type="float" office:value="0.205530223522645" calcext:value-type="float">
            <text:p>0.205530223522645</text:p>
          </table:table-cell>
          <table:table-cell office:value-type="float" office:value="0.209375604219937" calcext:value-type="float">
            <text:p>0.209375604219937</text:p>
          </table:table-cell>
          <table:table-cell office:value-type="float" office:value="0.210608357823573" calcext:value-type="float">
            <text:p>0.210608357823573</text:p>
          </table:table-cell>
          <table:table-cell office:value-type="float" office:value="0.20889561935514" calcext:value-type="float">
            <text:p>0.20889561935514</text:p>
          </table:table-cell>
          <table:table-cell office:value-type="float" office:value="0.207657418752212" calcext:value-type="float">
            <text:p>0.207657418752212</text:p>
          </table:table-cell>
          <table:table-cell office:value-type="float" office:value="0.211118669660447" calcext:value-type="float">
            <text:p>0.211118669660447</text:p>
          </table:table-cell>
          <table:table-cell office:value-type="float" office:value="0.232402876066039" calcext:value-type="float">
            <text:p>0.232402876066039</text:p>
          </table:table-cell>
          <table:table-cell office:value-type="float" office:value="0.228334880242269" calcext:value-type="float">
            <text:p>0.228334880242269</text:p>
          </table:table-cell>
          <table:table-cell office:value-type="float" office:value="0.219029011359694" calcext:value-type="float">
            <text:p>0.219029011359694</text:p>
          </table:table-cell>
          <table:table-cell office:value-type="float" office:value="0.217095654834791" calcext:value-type="float">
            <text:p>0.217095654834791</text:p>
          </table:table-cell>
          <table:table-cell office:value-type="float" office:value="0.215338712970639" calcext:value-type="float">
            <text:p>0.215338712970639</text:p>
          </table:table-cell>
          <table:table-cell office:value-type="float" office:value="0.216185160845849" calcext:value-type="float">
            <text:p>0.216185160845849</text:p>
          </table:table-cell>
          <table:table-cell office:value-type="float" office:value="0.216334411139299" calcext:value-type="float">
            <text:p>0.216334411139299</text:p>
          </table:table-cell>
          <table:table-cell office:value-type="float" office:value="0.219440969139422" calcext:value-type="float">
            <text:p>0.219440969139422</text:p>
          </table:table-cell>
          <table:table-cell office:value-type="float" office:value="0.218446525884821" calcext:value-type="float">
            <text:p>0.218446525884821</text:p>
          </table:table-cell>
          <table:table-cell office:value-type="float" office:value="0.225568016264565" calcext:value-type="float">
            <text:p>0.225568016264565</text:p>
          </table:table-cell>
          <table:table-cell office:value-type="float" office:value="0.220041223423167" calcext:value-type="float">
            <text:p>0.220041223423167</text:p>
          </table:table-cell>
          <table:table-cell office:value-type="float" office:value="0.131387315515644" calcext:value-type="float">
            <text:p>0.131387315515644</text:p>
          </table:table-cell>
          <table:table-cell office:value-type="float" office:value="0.132031138495217" calcext:value-type="float">
            <text:p>0.132031138495217</text:p>
          </table:table-cell>
          <table:table-cell office:value-type="float" office:value="0.148979560995813" calcext:value-type="float">
            <text:p>0.148979560995813</text:p>
          </table:table-cell>
          <table:table-cell office:value-type="float" office:value="0.154416369880806" calcext:value-type="float">
            <text:p>0.154416369880806</text:p>
          </table:table-cell>
          <table:table-cell office:value-type="float" office:value="0.15973781899055" calcext:value-type="float">
            <text:p>0.15973781899055</text:p>
          </table:table-cell>
          <table:table-cell office:value-type="float" office:value="0.171860063203021" calcext:value-type="float">
            <text:p>0.171860063203021</text:p>
          </table:table-cell>
          <table:table-cell office:value-type="float" office:value="0.189637174939051" calcext:value-type="float">
            <text:p>0.189637174939051</text:p>
          </table:table-cell>
          <table:table-cell office:value-type="float" office:value="0.194025099667132" calcext:value-type="float">
            <text:p>0.194025099667132</text:p>
          </table:table-cell>
          <table:table-cell office:value-type="float" office:value="0.196016355385753" calcext:value-type="float">
            <text:p>0.196016355385753</text:p>
          </table:table-cell>
          <table:table-cell office:value-type="float" office:value="0.195628335378498" calcext:value-type="float">
            <text:p>0.195628335378498</text:p>
          </table:table-cell>
          <table:table-cell office:value-type="float" office:value="0.194010492348598" calcext:value-type="float">
            <text:p>0.194010492348598</text:p>
          </table:table-cell>
          <table:table-cell office:value-type="float" office:value="0.192546532732112" calcext:value-type="float">
            <text:p>0.192546532732112</text:p>
          </table:table-cell>
          <table:table-cell office:value-type="float" office:value="0.193655619439276" calcext:value-type="float">
            <text:p>0.193655619439276</text:p>
          </table:table-cell>
          <table:table-cell office:value-type="float" office:value="0.193370643187374" calcext:value-type="float">
            <text:p>0.193370643187374</text:p>
          </table:table-cell>
          <table:table-cell office:value-type="float" office:value="0.193511260048076" calcext:value-type="float">
            <text:p>0.193511260048076</text:p>
          </table:table-cell>
          <table:table-cell office:value-type="float" office:value="0.193033989908378" calcext:value-type="float">
            <text:p>0.193033989908378</text:p>
          </table:table-cell>
          <table:table-cell office:value-type="float" office:value="0.19212605095031" calcext:value-type="float">
            <text:p>0.19212605095031</text:p>
          </table:table-cell>
          <table:table-cell office:value-type="float" office:value="0.192550092721948" calcext:value-type="float">
            <text:p>0.192550092721948</text:p>
          </table:table-cell>
          <table:table-cell office:value-type="float" office:value="0.192847558256327" calcext:value-type="float">
            <text:p>0.192847558256327</text:p>
          </table:table-cell>
          <table:table-cell office:value-type="float" office:value="0.192439351055962" calcext:value-type="float">
            <text:p>0.192439351055962</text:p>
          </table:table-cell>
          <table:table-cell office:value-type="float" office:value="0.192333201980792" calcext:value-type="float">
            <text:p>0.192333201980792</text:p>
          </table:table-cell>
          <table:table-cell office:value-type="float" office:value="0.192231662474837" calcext:value-type="float">
            <text:p>0.192231662474837</text:p>
          </table:table-cell>
          <table:table-cell office:value-type="float" office:value="0.192168631262848" calcext:value-type="float">
            <text:p>0.192168631262848</text:p>
          </table:table-cell>
          <table:table-cell office:value-type="float" office:value="0.192186449017813" calcext:value-type="float">
            <text:p>0.192186449017813</text:p>
          </table:table-cell>
          <table:table-cell office:value-type="float" office:value="0.192342529586932" calcext:value-type="float">
            <text:p>0.192342529586932</text:p>
          </table:table-cell>
          <table:table-cell office:value-type="float" office:value="0.191982159570929" calcext:value-type="float">
            <text:p>0.191982159570929</text:p>
          </table:table-cell>
          <table:table-cell office:value-type="float" office:value="0.192217550028304" calcext:value-type="float">
            <text:p>0.192217550028304</text:p>
          </table:table-cell>
          <table:table-cell office:value-type="float" office:value="0.192178654260243" calcext:value-type="float">
            <text:p>0.192178654260243</text:p>
          </table:table-cell>
          <table:table-cell office:value-type="float" office:value="0.19191887172758" calcext:value-type="float">
            <text:p>0.19191887172758</text:p>
          </table:table-cell>
          <table:table-cell office:value-type="float" office:value="0.19235040791959" calcext:value-type="float">
            <text:p>0.19235040791959</text:p>
          </table:table-cell>
          <table:table-cell office:value-type="float" office:value="0.192381881295203" calcext:value-type="float">
            <text:p>0.192381881295203</text:p>
          </table:table-cell>
          <table:table-cell office:value-type="float" office:value="0.192365487551441" calcext:value-type="float">
            <text:p>0.192365487551441</text:p>
          </table:table-cell>
          <table:table-cell office:value-type="float" office:value="0.192217907243286" calcext:value-type="float">
            <text:p>0.192217907243286</text:p>
          </table:table-cell>
          <table:table-cell office:value-type="float" office:value="0.192193327091195" calcext:value-type="float">
            <text:p>0.192193327091195</text:p>
          </table:table-cell>
          <table:table-cell office:value-type="float" office:value="0.192089599033235" calcext:value-type="float">
            <text:p>0.192089599033235</text:p>
          </table:table-cell>
          <table:table-cell office:value-type="float" office:value="0.192494575720677" calcext:value-type="float">
            <text:p>0.192494575720677</text:p>
          </table:table-cell>
          <table:table-cell office:value-type="float" office:value="0.192131382092767" calcext:value-type="float">
            <text:p>0.192131382092767</text:p>
          </table:table-cell>
          <table:table-cell office:value-type="float" office:value="0.192145684695275" calcext:value-type="float">
            <text:p>0.192145684695275</text:p>
          </table:table-cell>
          <table:table-cell office:value-type="float" office:value="0.192253848552406" calcext:value-type="float">
            <text:p>0.192253848552406</text:p>
          </table:table-cell>
          <table:table-cell office:value-type="float" office:value="0.192364725440963" calcext:value-type="float">
            <text:p>0.192364725440963</text:p>
          </table:table-cell>
          <table:table-cell office:value-type="float" office:value="0.192271452828968" calcext:value-type="float">
            <text:p>0.192271452828968</text:p>
          </table:table-cell>
          <table:table-cell office:value-type="float" office:value="0.192291444525097" calcext:value-type="float">
            <text:p>0.192291444525097</text:p>
          </table:table-cell>
          <table:table-cell office:value-type="float" office:value="0.19235980306136" calcext:value-type="float">
            <text:p>0.19235980306136</text:p>
          </table:table-cell>
          <table:table-cell office:value-type="float" office:value="0.192274766466721" calcext:value-type="float">
            <text:p>0.192274766466721</text:p>
          </table:table-cell>
          <table:table-cell office:value-type="float" office:value="0.192457811355574" calcext:value-type="float">
            <text:p>0.192457811355574</text:p>
          </table:table-cell>
          <table:table-cell office:value-type="float" office:value="0.192010605346891" calcext:value-type="float">
            <text:p>0.192010605346891</text:p>
          </table:table-cell>
          <table:table-cell office:value-type="float" office:value="0.192298927225467" calcext:value-type="float">
            <text:p>0.192298927225467</text:p>
          </table:table-cell>
          <table:table-cell office:value-type="float" office:value="0.192433904772197" calcext:value-type="float">
            <text:p>0.192433904772197</text:p>
          </table:table-cell>
          <table:table-cell office:value-type="float" office:value="0.192240877815424" calcext:value-type="float">
            <text:p>0.192240877815424</text:p>
          </table:table-cell>
          <table:table-cell office:value-type="float" office:value="0.192173258936666" calcext:value-type="float">
            <text:p>0.192173258936666</text:p>
          </table:table-cell>
          <table:table-cell office:value-type="float" office:value="0.192003828611411" calcext:value-type="float">
            <text:p>0.192003828611411</text:p>
          </table:table-cell>
          <table:table-cell office:value-type="float" office:value="0.192235828908749" calcext:value-type="float">
            <text:p>0.192235828908749</text:p>
          </table:table-cell>
          <table:table-cell office:value-type="float" office:value="0.192215696280886" calcext:value-type="float">
            <text:p>0.192215696280886</text:p>
          </table:table-cell>
          <table:table-cell office:value-type="float" office:value="0.192116712141524" calcext:value-type="float">
            <text:p>0.192116712141524</text:p>
          </table:table-cell>
          <table:table-cell office:value-type="float" office:value="0.192217109529042" calcext:value-type="float">
            <text:p>0.192217109529042</text:p>
          </table:table-cell>
          <table:table-cell office:value-type="float" office:value="0.192189280008129" calcext:value-type="float">
            <text:p>0.192189280008129</text:p>
          </table:table-cell>
          <table:table-cell office:value-type="float" office:value="0.192013539031037" calcext:value-type="float">
            <text:p>0.192013539031037</text:p>
          </table:table-cell>
          <table:table-cell office:value-type="float" office:value="0.192095554128107" calcext:value-type="float">
            <text:p>0.192095554128107</text:p>
          </table:table-cell>
          <table:table-cell office:value-type="float" office:value="0.192015842008582" calcext:value-type="float">
            <text:p>0.192015842008582</text:p>
          </table:table-cell>
          <table:table-cell office:value-type="float" office:value="0.192103372139543" calcext:value-type="float">
            <text:p>0.192103372139543</text:p>
          </table:table-cell>
          <table:table-cell office:value-type="float" office:value="0.192118215738644" calcext:value-type="float">
            <text:p>0.192118215738644</text:p>
          </table:table-cell>
          <table:table-cell office:value-type="float" office:value="0.191959492377451" calcext:value-type="float">
            <text:p>0.191959492377451</text:p>
          </table:table-cell>
          <table:table-cell office:value-type="float" office:value="0.192167994370252" calcext:value-type="float">
            <text:p>0.192167994370252</text:p>
          </table:table-cell>
          <table:table-cell office:value-type="float" office:value="0.192129188802492" calcext:value-type="float">
            <text:p>0.192129188802492</text:p>
          </table:table-cell>
          <table:table-cell office:value-type="float" office:value="0.192253943868024" calcext:value-type="float">
            <text:p>0.192253943868024</text:p>
          </table:table-cell>
          <table:table-cell office:value-type="float" office:value="0.192383168123473" calcext:value-type="float">
            <text:p>0.192383168123473</text:p>
          </table:table-cell>
          <table:table-cell office:value-type="float" office:value="0.192515741230672" calcext:value-type="float">
            <text:p>0.192515741230672</text:p>
          </table:table-cell>
          <table:table-cell office:value-type="float" office:value="0.192073560785162" calcext:value-type="float">
            <text:p>0.192073560785162</text:p>
          </table:table-cell>
          <table:table-cell office:value-type="float" office:value="0.192003147973052" calcext:value-type="float">
            <text:p>0.192003147973052</text:p>
          </table:table-cell>
          <table:table-cell office:value-type="float" office:value="0.192069914718518" calcext:value-type="float">
            <text:p>0.192069914718518</text:p>
          </table:table-cell>
          <table:table-cell office:value-type="float" office:value="0.192028564786167" calcext:value-type="float">
            <text:p>0.192028564786167</text:p>
          </table:table-cell>
          <table:table-cell office:value-type="float" office:value="0.192357428615371" calcext:value-type="float">
            <text:p>0.192357428615371</text:p>
          </table:table-cell>
          <table:table-cell office:value-type="float" office:value="0.192213163704392" calcext:value-type="float">
            <text:p>0.192213163704392</text:p>
          </table:table-cell>
          <table:table-cell office:value-type="float" office:value="0.192254972953264" calcext:value-type="float">
            <text:p>0.192254972953264</text:p>
          </table:table-cell>
          <table:table-cell office:value-type="float" office:value="0.192176687167388" calcext:value-type="float">
            <text:p>0.192176687167388</text:p>
          </table:table-cell>
          <table:table-cell office:value-type="float" office:value="0.192345412689996" calcext:value-type="float">
            <text:p>0.192345412689996</text:p>
          </table:table-cell>
          <table:table-cell office:value-type="float" office:value="0.192075516488211" calcext:value-type="float">
            <text:p>0.192075516488211</text:p>
          </table:table-cell>
          <table:table-cell office:value-type="float" office:value="0.19227473278487" calcext:value-type="float">
            <text:p>0.19227473278487</text:p>
          </table:table-cell>
          <table:table-cell office:value-type="float" office:value="0.192012340009754" calcext:value-type="float">
            <text:p>0.192012340009754</text:p>
          </table:table-cell>
          <table:table-cell office:value-type="float" office:value="0.192189146160417" calcext:value-type="float">
            <text:p>0.192189146160417</text:p>
          </table:table-cell>
          <table:table-cell office:value-type="float" office:value="0.192050637300881" calcext:value-type="float">
            <text:p>0.192050637300881</text:p>
          </table:table-cell>
          <table:table-cell office:value-type="float" office:value="0.192285534444629" calcext:value-type="float">
            <text:p>0.192285534444629</text:p>
          </table:table-cell>
          <table:table-cell office:value-type="float" office:value="0.192179708247556" calcext:value-type="float">
            <text:p>0.192179708247556</text:p>
          </table:table-cell>
          <table:table-cell office:value-type="float" office:value="0.192231998200657" calcext:value-type="float">
            <text:p>0.192231998200657</text:p>
          </table:table-cell>
          <table:table-cell office:value-type="float" office:value="0.191978888914114" calcext:value-type="float">
            <text:p>0.191978888914114</text:p>
          </table:table-cell>
          <table:table-cell office:value-type="float" office:value="0.192241278726237" calcext:value-type="float">
            <text:p>0.192241278726237</text:p>
          </table:table-cell>
          <table:table-cell office:value-type="float" office:value="0.192022666865788" calcext:value-type="float">
            <text:p>0.192022666865788</text:p>
          </table:table-cell>
          <table:table-cell office:value-type="float" office:value="0.192270958459605" calcext:value-type="float">
            <text:p>0.192270958459605</text:p>
          </table:table-cell>
          <table:table-cell office:value-type="float" office:value="0.192267154591808" calcext:value-type="float">
            <text:p>0.192267154591808</text:p>
          </table:table-cell>
          <table:table-cell office:value-type="float" office:value="0.192335463512254" calcext:value-type="float">
            <text:p>0.192335463512254</text:p>
          </table:table-cell>
          <table:table-cell office:value-type="float" office:value="0.192132820851871" calcext:value-type="float">
            <text:p>0.192132820851871</text:p>
          </table:table-cell>
          <table:table-cell office:value-type="float" office:value="0.191980858895642" calcext:value-type="float">
            <text:p>0.191980858895642</text:p>
          </table:table-cell>
          <table:table-cell office:value-type="float" office:value="0.192039856546131" calcext:value-type="float">
            <text:p>0.192039856546131</text:p>
          </table:table-cell>
          <table:table-cell office:value-type="float" office:value="0.191999347282672" calcext:value-type="float">
            <text:p>0.191999347282672</text:p>
          </table:table-cell>
          <table:table-cell office:value-type="float" office:value="0.191999831768734" calcext:value-type="float">
            <text:p>0.191999831768734</text:p>
          </table:table-cell>
          <table:table-cell table:number-columns-repeated="512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00851234781066" calcext:value-type="float">
            <text:p>-0.010085123478107</text:p>
          </table:table-cell>
          <table:table-cell office:value-type="float" office:value="-0.0100791418570811" calcext:value-type="float">
            <text:p>-0.010079141857081</text:p>
          </table:table-cell>
          <table:table-cell office:value-type="float" office:value="-0.0100752980724543" calcext:value-type="float">
            <text:p>-0.010075298072454</text:p>
          </table:table-cell>
          <table:table-cell office:value-type="float" office:value="-0.0100610891639637" calcext:value-type="float">
            <text:p>-0.010061089163964</text:p>
          </table:table-cell>
          <table:table-cell office:value-type="float" office:value="-0.0100743899811534" calcext:value-type="float">
            <text:p>-0.010074389981153</text:p>
          </table:table-cell>
          <table:table-cell office:value-type="float" office:value="-0.0100774423112881" calcext:value-type="float">
            <text:p>-0.010077442311288</text:p>
          </table:table-cell>
          <table:table-cell office:value-type="float" office:value="-0.0100747913069471" calcext:value-type="float">
            <text:p>-0.010074791306947</text:p>
          </table:table-cell>
          <table:table-cell office:value-type="float" office:value="-0.0100617835317695" calcext:value-type="float">
            <text:p>-0.01006178353177</text:p>
          </table:table-cell>
          <table:table-cell office:value-type="float" office:value="-0.010066515643401" calcext:value-type="float">
            <text:p>-0.010066515643401</text:p>
          </table:table-cell>
          <table:table-cell office:value-type="float" office:value="-0.0100875779023705" calcext:value-type="float">
            <text:p>-0.010087577902371</text:p>
          </table:table-cell>
          <table:table-cell office:value-type="float" office:value="-0.0100672628416046" calcext:value-type="float">
            <text:p>-0.010067262841605</text:p>
          </table:table-cell>
          <table:table-cell office:value-type="float" office:value="-0.010077578659736" calcext:value-type="float">
            <text:p>-0.010077578659736</text:p>
          </table:table-cell>
          <table:table-cell office:value-type="float" office:value="-0.0100671633893628" calcext:value-type="float">
            <text:p>-0.010067163389363</text:p>
          </table:table-cell>
          <table:table-cell office:value-type="float" office:value="-0.010075478687673" calcext:value-type="float">
            <text:p>-0.010075478687673</text:p>
          </table:table-cell>
          <table:table-cell office:value-type="float" office:value="-0.0100664589112065" calcext:value-type="float">
            <text:p>-0.010066458911207</text:p>
          </table:table-cell>
          <table:table-cell office:value-type="float" office:value="-0.0100842772659207" calcext:value-type="float">
            <text:p>-0.010084277265921</text:p>
          </table:table-cell>
          <table:table-cell office:value-type="float" office:value="-0.0100770573497904" calcext:value-type="float">
            <text:p>-0.01007705734979</text:p>
          </table:table-cell>
          <table:table-cell office:value-type="float" office:value="-0.0100650857172191" calcext:value-type="float">
            <text:p>-0.010065085717219</text:p>
          </table:table-cell>
          <table:table-cell office:value-type="float" office:value="-0.0100778802546552" calcext:value-type="float">
            <text:p>-0.010077880254655</text:p>
          </table:table-cell>
          <table:table-cell office:value-type="float" office:value="-0.010079513905382" calcext:value-type="float">
            <text:p>-0.010079513905382</text:p>
          </table:table-cell>
          <table:table-cell office:value-type="float" office:value="-0.0100724342489217" calcext:value-type="float">
            <text:p>-0.010072434248922</text:p>
          </table:table-cell>
          <table:table-cell office:value-type="float" office:value="-0.0100788954030538" calcext:value-type="float">
            <text:p>-0.010078895403054</text:p>
          </table:table-cell>
          <table:table-cell office:value-type="float" office:value="-0.0100643186356649" calcext:value-type="float">
            <text:p>-0.010064318635665</text:p>
          </table:table-cell>
          <table:table-cell office:value-type="float" office:value="-0.0100804560042124" calcext:value-type="float">
            <text:p>-0.010080456004212</text:p>
          </table:table-cell>
          <table:table-cell office:value-type="float" office:value="-0.0100711160637791" calcext:value-type="float">
            <text:p>-0.010071116063779</text:p>
          </table:table-cell>
          <table:table-cell office:value-type="float" office:value="-0.0100733349257546" calcext:value-type="float">
            <text:p>-0.010073334925755</text:p>
          </table:table-cell>
          <table:table-cell office:value-type="float" office:value="-0.0100614841625661" calcext:value-type="float">
            <text:p>-0.010061484162566</text:p>
          </table:table-cell>
          <table:table-cell office:value-type="float" office:value="-0.0100764251815543" calcext:value-type="float">
            <text:p>-0.010076425181554</text:p>
          </table:table-cell>
          <table:table-cell office:value-type="float" office:value="-0.0100724154197273" calcext:value-type="float">
            <text:p>-0.010072415419727</text:p>
          </table:table-cell>
          <table:table-cell office:value-type="float" office:value="-0.01006357529128" calcext:value-type="float">
            <text:p>-0.01006357529128</text:p>
          </table:table-cell>
          <table:table-cell office:value-type="float" office:value="-0.0100668815421002" calcext:value-type="float">
            <text:p>-0.0100668815421</text:p>
          </table:table-cell>
          <table:table-cell office:value-type="float" office:value="-0.0100741586064692" calcext:value-type="float">
            <text:p>-0.010074158606469</text:p>
          </table:table-cell>
          <table:table-cell office:value-type="float" office:value="-0.0100632893152635" calcext:value-type="float">
            <text:p>-0.010063289315264</text:p>
          </table:table-cell>
          <table:table-cell office:value-type="float" office:value="-0.0100674309887007" calcext:value-type="float">
            <text:p>-0.010067430988701</text:p>
          </table:table-cell>
          <table:table-cell office:value-type="float" office:value="-0.0100741007971348" calcext:value-type="float">
            <text:p>-0.010074100797135</text:p>
          </table:table-cell>
          <table:table-cell office:value-type="float" office:value="-0.0100859826903533" calcext:value-type="float">
            <text:p>-0.010085982690353</text:p>
          </table:table-cell>
          <table:table-cell office:value-type="float" office:value="-0.0100424711144741" calcext:value-type="float">
            <text:p>-0.010042471114474</text:p>
          </table:table-cell>
          <table:table-cell office:value-type="float" office:value="-0.0100854259134733" calcext:value-type="float">
            <text:p>-0.010085425913473</text:p>
          </table:table-cell>
          <table:table-cell office:value-type="float" office:value="-0.0100622143128907" calcext:value-type="float">
            <text:p>-0.010062214312891</text:p>
          </table:table-cell>
          <table:table-cell office:value-type="float" office:value="-0.0100855449192766" calcext:value-type="float">
            <text:p>-0.010085544919277</text:p>
          </table:table-cell>
          <table:table-cell office:value-type="float" office:value="-0.0100941745639866" calcext:value-type="float">
            <text:p>-0.010094174563987</text:p>
          </table:table-cell>
          <table:table-cell office:value-type="float" office:value="-0.0100863579592753" calcext:value-type="float">
            <text:p>-0.010086357959275</text:p>
          </table:table-cell>
          <table:table-cell office:value-type="float" office:value="-0.0101041808528144" calcext:value-type="float">
            <text:p>-0.010104180852814</text:p>
          </table:table-cell>
          <table:table-cell office:value-type="float" office:value="-0.010082798017426" calcext:value-type="float">
            <text:p>-0.010082798017426</text:p>
          </table:table-cell>
          <table:table-cell office:value-type="float" office:value="-0.00985908982423259" calcext:value-type="float">
            <text:p>-0.009859089824233</text:p>
          </table:table-cell>
          <table:table-cell office:value-type="float" office:value="-0.00981895813506979" calcext:value-type="float">
            <text:p>-0.00981895813507</text:p>
          </table:table-cell>
          <table:table-cell office:value-type="float" office:value="-0.00964199741821571" calcext:value-type="float">
            <text:p>-0.009641997418216</text:p>
          </table:table-cell>
          <table:table-cell office:value-type="float" office:value="-0.00939203829896844" calcext:value-type="float">
            <text:p>-0.009392038298968</text:p>
          </table:table-cell>
          <table:table-cell office:value-type="float" office:value="-0.0100848897433988" calcext:value-type="float">
            <text:p>-0.010084889743399</text:p>
          </table:table-cell>
          <table:table-cell office:value-type="float" office:value="-0.0117684121082891" calcext:value-type="float">
            <text:p>-0.011768412108289</text:p>
          </table:table-cell>
          <table:table-cell office:value-type="float" office:value="-0.0123514618411499" calcext:value-type="float">
            <text:p>-0.01235146184115</text:p>
          </table:table-cell>
          <table:table-cell office:value-type="float" office:value="-0.0121538928693267" calcext:value-type="float">
            <text:p>-0.012153892869327</text:p>
          </table:table-cell>
          <table:table-cell office:value-type="float" office:value="-0.0113006687856079" calcext:value-type="float">
            <text:p>-0.011300668785608</text:p>
          </table:table-cell>
          <table:table-cell office:value-type="float" office:value="-0.0116835862799237" calcext:value-type="float">
            <text:p>-0.011683586279924</text:p>
          </table:table-cell>
          <table:table-cell office:value-type="float" office:value="-0.0222970624804034" calcext:value-type="float">
            <text:p>-0.022297062480403</text:p>
          </table:table-cell>
          <table:table-cell office:value-type="float" office:value="-0.034509774984191" calcext:value-type="float">
            <text:p>-0.034509774984191</text:p>
          </table:table-cell>
          <table:table-cell office:value-type="float" office:value="-0.0506590666730624" calcext:value-type="float">
            <text:p>-0.050659066673062</text:p>
          </table:table-cell>
          <table:table-cell office:value-type="float" office:value="-0.0526246129121713" calcext:value-type="float">
            <text:p>-0.052624612912171</text:p>
          </table:table-cell>
          <table:table-cell office:value-type="float" office:value="-0.0540965533499066" calcext:value-type="float">
            <text:p>-0.054096553349907</text:p>
          </table:table-cell>
          <table:table-cell office:value-type="float" office:value="-0.0547301239822653" calcext:value-type="float">
            <text:p>-0.054730123982265</text:p>
          </table:table-cell>
          <table:table-cell office:value-type="float" office:value="-0.0551450903924935" calcext:value-type="float">
            <text:p>-0.055145090392494</text:p>
          </table:table-cell>
          <table:table-cell office:value-type="float" office:value="-0.0557892467283191" calcext:value-type="float">
            <text:p>-0.055789246728319</text:p>
          </table:table-cell>
          <table:table-cell office:value-type="float" office:value="-0.057851421616406" calcext:value-type="float">
            <text:p>-0.057851421616406</text:p>
          </table:table-cell>
          <table:table-cell office:value-type="float" office:value="-0.0534977247180419" calcext:value-type="float">
            <text:p>-0.053497724718042</text:p>
          </table:table-cell>
          <table:table-cell office:value-type="float" office:value="-0.0502080815172342" calcext:value-type="float">
            <text:p>-0.050208081517234</text:p>
          </table:table-cell>
          <table:table-cell office:value-type="float" office:value="-0.0218012821883085" calcext:value-type="float">
            <text:p>-0.021801282188309</text:p>
          </table:table-cell>
          <table:table-cell office:value-type="float" office:value="-0.0178645294266905" calcext:value-type="float">
            <text:p>-0.017864529426691</text:p>
          </table:table-cell>
          <table:table-cell office:value-type="float" office:value="-0.0166722864316182" calcext:value-type="float">
            <text:p>-0.016672286431618</text:p>
          </table:table-cell>
          <table:table-cell office:value-type="float" office:value="-0.0164892233223837" calcext:value-type="float">
            <text:p>-0.016489223322384</text:p>
          </table:table-cell>
          <table:table-cell office:value-type="float" office:value="-0.0157935425717793" calcext:value-type="float">
            <text:p>-0.015793542571779</text:p>
          </table:table-cell>
          <table:table-cell office:value-type="float" office:value="-0.00875130756010251" calcext:value-type="float">
            <text:p>-0.008751307560103</text:p>
          </table:table-cell>
          <table:table-cell office:value-type="float" office:value="-0.00830986728741784" calcext:value-type="float">
            <text:p>-0.008309867287418</text:p>
          </table:table-cell>
          <table:table-cell office:value-type="float" office:value="-0.00719939607387546" calcext:value-type="float">
            <text:p>-0.007199396073875</text:p>
          </table:table-cell>
          <table:table-cell office:value-type="float" office:value="-0.0495186440678568" calcext:value-type="float">
            <text:p>-0.049518644067857</text:p>
          </table:table-cell>
          <table:table-cell office:value-type="float" office:value="-0.0459111694442286" calcext:value-type="float">
            <text:p>-0.045911169444229</text:p>
          </table:table-cell>
          <table:table-cell office:value-type="float" office:value="-0.0400166567975386" calcext:value-type="float">
            <text:p>-0.040016656797539</text:p>
          </table:table-cell>
          <table:table-cell office:value-type="float" office:value="-0.0295548919087137" calcext:value-type="float">
            <text:p>-0.029554891908714</text:p>
          </table:table-cell>
          <table:table-cell office:value-type="float" office:value="-0.0245694005402343" calcext:value-type="float">
            <text:p>-0.024569400540234</text:p>
          </table:table-cell>
          <table:table-cell office:value-type="float" office:value="-0.00900561448882705" calcext:value-type="float">
            <text:p>-0.009005614488827</text:p>
          </table:table-cell>
          <table:table-cell office:value-type="float" office:value="-0.0166269370908041" calcext:value-type="float">
            <text:p>-0.016626937090804</text:p>
          </table:table-cell>
          <table:table-cell office:value-type="float" office:value="-0.0188445763796584" calcext:value-type="float">
            <text:p>-0.018844576379658</text:p>
          </table:table-cell>
          <table:table-cell office:value-type="float" office:value="-0.0161370060066693" calcext:value-type="float">
            <text:p>-0.016137006006669</text:p>
          </table:table-cell>
          <table:table-cell office:value-type="float" office:value="-0.0148006331046911" calcext:value-type="float">
            <text:p>-0.014800633104691</text:p>
          </table:table-cell>
          <table:table-cell office:value-type="float" office:value="-0.0143829112411616" calcext:value-type="float">
            <text:p>-0.014382911241162</text:p>
          </table:table-cell>
          <table:table-cell office:value-type="float" office:value="-0.0124137520323504" calcext:value-type="float">
            <text:p>-0.01241375203235</text:p>
          </table:table-cell>
          <table:table-cell office:value-type="float" office:value="-0.00701345465493548" calcext:value-type="float">
            <text:p>-0.007013454654935</text:p>
          </table:table-cell>
          <table:table-cell office:value-type="float" office:value="-0.00360877717258872" calcext:value-type="float">
            <text:p>-0.003608777172589</text:p>
          </table:table-cell>
          <table:table-cell office:value-type="float" office:value="-0.00409575002727591" calcext:value-type="float">
            <text:p>-0.004095750027276</text:p>
          </table:table-cell>
          <table:table-cell office:value-type="float" office:value="-0.0462314129054086" calcext:value-type="float">
            <text:p>-0.046231412905409</text:p>
          </table:table-cell>
          <table:table-cell office:value-type="float" office:value="-0.0489330161657376" calcext:value-type="float">
            <text:p>-0.048933016165738</text:p>
          </table:table-cell>
          <table:table-cell office:value-type="float" office:value="-0.0503707810887604" calcext:value-type="float">
            <text:p>-0.05037078108876</text:p>
          </table:table-cell>
          <table:table-cell office:value-type="float" office:value="-0.0499267757588159" calcext:value-type="float">
            <text:p>-0.049926775758816</text:p>
          </table:table-cell>
          <table:table-cell office:value-type="float" office:value="-0.0473928900156275" calcext:value-type="float">
            <text:p>-0.047392890015628</text:p>
          </table:table-cell>
          <table:table-cell office:value-type="float" office:value="-0.0490333526183625" calcext:value-type="float">
            <text:p>-0.049033352618363</text:p>
          </table:table-cell>
          <table:table-cell office:value-type="float" office:value="-0.0481336195058107" calcext:value-type="float">
            <text:p>-0.048133619505811</text:p>
          </table:table-cell>
          <table:table-cell office:value-type="float" office:value="-0.0313205925955909" calcext:value-type="float">
            <text:p>-0.031320592595591</text:p>
          </table:table-cell>
          <table:table-cell office:value-type="float" office:value="-0.0203232757287356" calcext:value-type="float">
            <text:p>-0.020323275728736</text:p>
          </table:table-cell>
          <table:table-cell office:value-type="float" office:value="-0.0138630301299071" calcext:value-type="float">
            <text:p>-0.013863030129907</text:p>
          </table:table-cell>
          <table:table-cell office:value-type="float" office:value="-0.0135918215340531" calcext:value-type="float">
            <text:p>-0.013591821534053</text:p>
          </table:table-cell>
          <table:table-cell office:value-type="float" office:value="-0.011514683531166" calcext:value-type="float">
            <text:p>-0.011514683531166</text:p>
          </table:table-cell>
          <table:table-cell office:value-type="float" office:value="-0.00753254336747664" calcext:value-type="float">
            <text:p>-0.007532543367477</text:p>
          </table:table-cell>
          <table:table-cell office:value-type="float" office:value="-0.00317839442389594" calcext:value-type="float">
            <text:p>-0.003178394423896</text:p>
          </table:table-cell>
          <table:table-cell office:value-type="float" office:value="-0.00468224531958931" calcext:value-type="float">
            <text:p>-0.004682245319589</text:p>
          </table:table-cell>
          <table:table-cell office:value-type="float" office:value="-0.00388692763634839" calcext:value-type="float">
            <text:p>-0.003886927636348</text:p>
          </table:table-cell>
          <table:table-cell office:value-type="float" office:value="-0.0486145775626581" calcext:value-type="float">
            <text:p>-0.048614577562658</text:p>
          </table:table-cell>
          <table:table-cell office:value-type="float" office:value="-0.0467856582129446" calcext:value-type="float">
            <text:p>-0.046785658212945</text:p>
          </table:table-cell>
          <table:table-cell office:value-type="float" office:value="-0.0449306516576708" calcext:value-type="float">
            <text:p>-0.044930651657671</text:p>
          </table:table-cell>
          <table:table-cell office:value-type="float" office:value="-0.0403045993906033" calcext:value-type="float">
            <text:p>-0.040304599390603</text:p>
          </table:table-cell>
          <table:table-cell office:value-type="float" office:value="-0.029187198567272" calcext:value-type="float">
            <text:p>-0.029187198567272</text:p>
          </table:table-cell>
          <table:table-cell office:value-type="float" office:value="-0.0233282992097107" calcext:value-type="float">
            <text:p>-0.023328299209711</text:p>
          </table:table-cell>
          <table:table-cell office:value-type="float" office:value="-0.0212130214197539" calcext:value-type="float">
            <text:p>-0.021213021419754</text:p>
          </table:table-cell>
          <table:table-cell office:value-type="float" office:value="-0.0156527642764823" calcext:value-type="float">
            <text:p>-0.015652764276482</text:p>
          </table:table-cell>
          <table:table-cell office:value-type="float" office:value="-0.0139193525838564" calcext:value-type="float">
            <text:p>-0.013919352583856</text:p>
          </table:table-cell>
          <table:table-cell office:value-type="float" office:value="-0.0138104390934268" calcext:value-type="float">
            <text:p>-0.013810439093427</text:p>
          </table:table-cell>
          <table:table-cell office:value-type="float" office:value="-0.0131058405569854" calcext:value-type="float">
            <text:p>-0.013105840556985</text:p>
          </table:table-cell>
          <table:table-cell office:value-type="float" office:value="-0.0115098173306962" calcext:value-type="float">
            <text:p>-0.011509817330696</text:p>
          </table:table-cell>
          <table:table-cell office:value-type="float" office:value="-0.00934879064622135" calcext:value-type="float">
            <text:p>-0.009348790646221</text:p>
          </table:table-cell>
          <table:table-cell office:value-type="float" office:value="-0.0031606923909137" calcext:value-type="float">
            <text:p>-0.003160692390914</text:p>
          </table:table-cell>
          <table:table-cell office:value-type="float" office:value="-0.00580344435386507" calcext:value-type="float">
            <text:p>-0.005803444353865</text:p>
          </table:table-cell>
          <table:table-cell office:value-type="float" office:value="-0.0249947727284588" calcext:value-type="float">
            <text:p>-0.024994772728459</text:p>
          </table:table-cell>
          <table:table-cell office:value-type="float" office:value="-0.035979619463313" calcext:value-type="float">
            <text:p>-0.035979619463313</text:p>
          </table:table-cell>
          <table:table-cell office:value-type="float" office:value="-0.0472612259468295" calcext:value-type="float">
            <text:p>-0.04726122594683</text:p>
          </table:table-cell>
          <table:table-cell office:value-type="float" office:value="-0.0507586003632582" calcext:value-type="float">
            <text:p>-0.050758600363258</text:p>
          </table:table-cell>
          <table:table-cell office:value-type="float" office:value="-0.0512352656375514" calcext:value-type="float">
            <text:p>-0.051235265637551</text:p>
          </table:table-cell>
          <table:table-cell office:value-type="float" office:value="-0.0508727133650341" calcext:value-type="float">
            <text:p>-0.050872713365034</text:p>
          </table:table-cell>
          <table:table-cell office:value-type="float" office:value="-0.0503341870772776" calcext:value-type="float">
            <text:p>-0.050334187077278</text:p>
          </table:table-cell>
          <table:table-cell office:value-type="float" office:value="-0.0506208190172452" calcext:value-type="float">
            <text:p>-0.050620819017245</text:p>
          </table:table-cell>
          <table:table-cell office:value-type="float" office:value="-0.0514734329463648" calcext:value-type="float">
            <text:p>-0.051473432946365</text:p>
          </table:table-cell>
          <table:table-cell office:value-type="float" office:value="-0.0520315535952925" calcext:value-type="float">
            <text:p>-0.052031553595293</text:p>
          </table:table-cell>
          <table:table-cell office:value-type="float" office:value="-0.0508833301455175" calcext:value-type="float">
            <text:p>-0.050883330145518</text:p>
          </table:table-cell>
          <table:table-cell office:value-type="float" office:value="-0.0486083738475238" calcext:value-type="float">
            <text:p>-0.048608373847524</text:p>
          </table:table-cell>
          <table:table-cell office:value-type="float" office:value="-0.0363271096009028" calcext:value-type="float">
            <text:p>-0.036327109600903</text:p>
          </table:table-cell>
          <table:table-cell office:value-type="float" office:value="-0.0133565573717547" calcext:value-type="float">
            <text:p>-0.013356557371755</text:p>
          </table:table-cell>
          <table:table-cell office:value-type="float" office:value="-0.0125053919689158" calcext:value-type="float">
            <text:p>-0.012505391968916</text:p>
          </table:table-cell>
          <table:table-cell office:value-type="float" office:value="-0.0110190940418176" calcext:value-type="float">
            <text:p>-0.011019094041818</text:p>
          </table:table-cell>
          <table:table-cell office:value-type="float" office:value="-0.00670447826982026" calcext:value-type="float">
            <text:p>-0.00670447826982</text:p>
          </table:table-cell>
          <table:table-cell office:value-type="float" office:value="-0.00450813800998831" calcext:value-type="float">
            <text:p>-0.004508138009988</text:p>
          </table:table-cell>
          <table:table-cell office:value-type="float" office:value="-0.00354583148942027" calcext:value-type="float">
            <text:p>-0.00354583148942</text:p>
          </table:table-cell>
          <table:table-cell office:value-type="float" office:value="-0.00408290425006236" calcext:value-type="float">
            <text:p>-0.004082904250062</text:p>
          </table:table-cell>
          <table:table-cell office:value-type="float" office:value="-0.0463201908396726" calcext:value-type="float">
            <text:p>-0.046320190839673</text:p>
          </table:table-cell>
          <table:table-cell office:value-type="float" office:value="-0.042905411013634" calcext:value-type="float">
            <text:p>-0.042905411013634</text:p>
          </table:table-cell>
          <table:table-cell office:value-type="float" office:value="-0.0209888187722038" calcext:value-type="float">
            <text:p>-0.020988818772204</text:p>
          </table:table-cell>
          <table:table-cell office:value-type="float" office:value="-0.0181061170991156" calcext:value-type="float">
            <text:p>-0.018106117099116</text:p>
          </table:table-cell>
          <table:table-cell office:value-type="float" office:value="-0.00686692139226617" calcext:value-type="float">
            <text:p>-0.006866921392266</text:p>
          </table:table-cell>
          <table:table-cell office:value-type="float" office:value="-0.0187509105230793" calcext:value-type="float">
            <text:p>-0.018750910523079</text:p>
          </table:table-cell>
          <table:table-cell office:value-type="float" office:value="-0.0171129690036998" calcext:value-type="float">
            <text:p>-0.0171129690037</text:p>
          </table:table-cell>
          <table:table-cell office:value-type="float" office:value="-0.0161943276314059" calcext:value-type="float">
            <text:p>-0.016194327631406</text:p>
          </table:table-cell>
          <table:table-cell office:value-type="float" office:value="-0.0149415436717164" calcext:value-type="float">
            <text:p>-0.014941543671716</text:p>
          </table:table-cell>
          <table:table-cell office:value-type="float" office:value="-0.00593355742688447" calcext:value-type="float">
            <text:p>-0.005933557426884</text:p>
          </table:table-cell>
          <table:table-cell office:value-type="float" office:value="-0.00795223974314911" calcext:value-type="float">
            <text:p>-0.007952239743149</text:p>
          </table:table-cell>
          <table:table-cell office:value-type="float" office:value="-0.026193979337664" calcext:value-type="float">
            <text:p>-0.026193979337664</text:p>
          </table:table-cell>
          <table:table-cell office:value-type="float" office:value="-0.0340897533584639" calcext:value-type="float">
            <text:p>-0.034089753358464</text:p>
          </table:table-cell>
          <table:table-cell office:value-type="float" office:value="-0.046152763090777" calcext:value-type="float">
            <text:p>-0.046152763090777</text:p>
          </table:table-cell>
          <table:table-cell office:value-type="float" office:value="-0.0493761682728373" calcext:value-type="float">
            <text:p>-0.049376168272837</text:p>
          </table:table-cell>
          <table:table-cell office:value-type="float" office:value="-0.0524409347480666" calcext:value-type="float">
            <text:p>-0.052440934748067</text:p>
          </table:table-cell>
          <table:table-cell office:value-type="float" office:value="-0.0530369240577727" calcext:value-type="float">
            <text:p>-0.053036924057773</text:p>
          </table:table-cell>
          <table:table-cell office:value-type="float" office:value="-0.052237580295973" calcext:value-type="float">
            <text:p>-0.052237580295973</text:p>
          </table:table-cell>
          <table:table-cell office:value-type="float" office:value="-0.0508915432908325" calcext:value-type="float">
            <text:p>-0.050891543290833</text:p>
          </table:table-cell>
          <table:table-cell office:value-type="float" office:value="-0.0523104366975387" calcext:value-type="float">
            <text:p>-0.052310436697539</text:p>
          </table:table-cell>
          <table:table-cell office:value-type="float" office:value="-0.0525655126481645" calcext:value-type="float">
            <text:p>-0.052565512648165</text:p>
          </table:table-cell>
          <table:table-cell office:value-type="float" office:value="-0.05074072922036" calcext:value-type="float">
            <text:p>-0.05074072922036</text:p>
          </table:table-cell>
          <table:table-cell office:value-type="float" office:value="-0.0461408010674686" calcext:value-type="float">
            <text:p>-0.046140801067469</text:p>
          </table:table-cell>
          <table:table-cell office:value-type="float" office:value="-0.0170057698189552" calcext:value-type="float">
            <text:p>-0.017005769818955</text:p>
          </table:table-cell>
          <table:table-cell office:value-type="float" office:value="-0.0158829334357027" calcext:value-type="float">
            <text:p>-0.015882933435703</text:p>
          </table:table-cell>
          <table:table-cell office:value-type="float" office:value="-0.0156057748731219" calcext:value-type="float">
            <text:p>-0.015605774873122</text:p>
          </table:table-cell>
          <table:table-cell office:value-type="float" office:value="-0.0162064912982292" calcext:value-type="float">
            <text:p>-0.016206491298229</text:p>
          </table:table-cell>
          <table:table-cell office:value-type="float" office:value="-0.0156967733383616" calcext:value-type="float">
            <text:p>-0.015696773338362</text:p>
          </table:table-cell>
          <table:table-cell office:value-type="float" office:value="-0.013392376453161" calcext:value-type="float">
            <text:p>-0.013392376453161</text:p>
          </table:table-cell>
          <table:table-cell office:value-type="float" office:value="-0.0108392202078663" calcext:value-type="float">
            <text:p>-0.010839220207866</text:p>
          </table:table-cell>
          <table:table-cell office:value-type="float" office:value="-0.00832535159818574" calcext:value-type="float">
            <text:p>-0.008325351598186</text:p>
          </table:table-cell>
          <table:table-cell office:value-type="float" office:value="-0.00586503311805525" calcext:value-type="float">
            <text:p>-0.005865033118055</text:p>
          </table:table-cell>
          <table:table-cell office:value-type="float" office:value="-0.00423585914269381" calcext:value-type="float">
            <text:p>-0.004235859142694</text:p>
          </table:table-cell>
          <table:table-cell office:value-type="float" office:value="-0.00432379763980438" calcext:value-type="float">
            <text:p>-0.004323797639804</text:p>
          </table:table-cell>
          <table:table-cell office:value-type="float" office:value="-0.00445954621231318" calcext:value-type="float">
            <text:p>-0.004459546212313</text:p>
          </table:table-cell>
          <table:table-cell office:value-type="float" office:value="-0.00480390022589513" calcext:value-type="float">
            <text:p>-0.004803900225895</text:p>
          </table:table-cell>
          <table:table-cell office:value-type="float" office:value="-0.048596939094356" calcext:value-type="float">
            <text:p>-0.048596939094356</text:p>
          </table:table-cell>
          <table:table-cell office:value-type="float" office:value="-0.0465941736993689" calcext:value-type="float">
            <text:p>-0.046594173699369</text:p>
          </table:table-cell>
          <table:table-cell office:value-type="float" office:value="-0.0460870580770296" calcext:value-type="float">
            <text:p>-0.04608705807703</text:p>
          </table:table-cell>
          <table:table-cell office:value-type="float" office:value="-0.0406316330947357" calcext:value-type="float">
            <text:p>-0.040631633094736</text:p>
          </table:table-cell>
          <table:table-cell office:value-type="float" office:value="-0.0202479074818809" calcext:value-type="float">
            <text:p>-0.020247907481881</text:p>
          </table:table-cell>
          <table:table-cell office:value-type="float" office:value="-0.0223060632637546" calcext:value-type="float">
            <text:p>-0.022306063263755</text:p>
          </table:table-cell>
          <table:table-cell office:value-type="float" office:value="-0.0199199675008434" calcext:value-type="float">
            <text:p>-0.019919967500843</text:p>
          </table:table-cell>
          <table:table-cell office:value-type="float" office:value="-0.0178942978362541" calcext:value-type="float">
            <text:p>-0.017894297836254</text:p>
          </table:table-cell>
          <table:table-cell office:value-type="float" office:value="-0.0170507411149133" calcext:value-type="float">
            <text:p>-0.017050741114913</text:p>
          </table:table-cell>
          <table:table-cell office:value-type="float" office:value="-0.0129969420325667" calcext:value-type="float">
            <text:p>-0.012996942032567</text:p>
          </table:table-cell>
          <table:table-cell office:value-type="float" office:value="-0.0114886695897728" calcext:value-type="float">
            <text:p>-0.011488669589773</text:p>
          </table:table-cell>
          <table:table-cell office:value-type="float" office:value="-0.011079923443175" calcext:value-type="float">
            <text:p>-0.011079923443175</text:p>
          </table:table-cell>
          <table:table-cell office:value-type="float" office:value="-0.0565439296949175" calcext:value-type="float">
            <text:p>-0.056543929694918</text:p>
          </table:table-cell>
          <table:table-cell office:value-type="float" office:value="-0.056586896926413" calcext:value-type="float">
            <text:p>-0.056586896926413</text:p>
          </table:table-cell>
          <table:table-cell office:value-type="float" office:value="-0.0560544166327336" calcext:value-type="float">
            <text:p>-0.056054416632734</text:p>
          </table:table-cell>
          <table:table-cell office:value-type="float" office:value="-0.0573381795204542" calcext:value-type="float">
            <text:p>-0.057338179520454</text:p>
          </table:table-cell>
          <table:table-cell office:value-type="float" office:value="-0.0586835930757134" calcext:value-type="float">
            <text:p>-0.058683593075713</text:p>
          </table:table-cell>
          <table:table-cell office:value-type="float" office:value="-0.0587908465617601" calcext:value-type="float">
            <text:p>-0.05879084656176</text:p>
          </table:table-cell>
          <table:table-cell office:value-type="float" office:value="-0.0581677328739374" calcext:value-type="float">
            <text:p>-0.058167732873937</text:p>
          </table:table-cell>
          <table:table-cell office:value-type="float" office:value="-0.055213402019075" calcext:value-type="float">
            <text:p>-0.055213402019075</text:p>
          </table:table-cell>
          <table:table-cell office:value-type="float" office:value="-0.0212292051919135" calcext:value-type="float">
            <text:p>-0.021229205191914</text:p>
          </table:table-cell>
          <table:table-cell office:value-type="float" office:value="-0.0183810695678563" calcext:value-type="float">
            <text:p>-0.018381069567856</text:p>
          </table:table-cell>
          <table:table-cell office:value-type="float" office:value="-0.015179005787058" calcext:value-type="float">
            <text:p>-0.015179005787058</text:p>
          </table:table-cell>
          <table:table-cell office:value-type="float" office:value="-0.0127956703706356" calcext:value-type="float">
            <text:p>-0.012795670370636</text:p>
          </table:table-cell>
          <table:table-cell office:value-type="float" office:value="-0.00865477559778354" calcext:value-type="float">
            <text:p>-0.008654775597784</text:p>
          </table:table-cell>
          <table:table-cell office:value-type="float" office:value="-0.00659025703687806" calcext:value-type="float">
            <text:p>-0.006590257036878</text:p>
          </table:table-cell>
          <table:table-cell office:value-type="float" office:value="-0.00533337167872983" calcext:value-type="float">
            <text:p>-0.00533337167873</text:p>
          </table:table-cell>
          <table:table-cell office:value-type="float" office:value="-0.0394255140393654" calcext:value-type="float">
            <text:p>-0.039425514039365</text:p>
          </table:table-cell>
          <table:table-cell office:value-type="float" office:value="-0.00902316091471767" calcext:value-type="float">
            <text:p>-0.009023160914718</text:p>
          </table:table-cell>
          <table:table-cell office:value-type="float" office:value="-0.00739348900522261" calcext:value-type="float">
            <text:p>-0.007393489005223</text:p>
          </table:table-cell>
          <table:table-cell office:value-type="float" office:value="-0.00349029188810508" calcext:value-type="float">
            <text:p>-0.003490291888105</text:p>
          </table:table-cell>
          <table:table-cell office:value-type="float" office:value="-0.0193643186954007" calcext:value-type="float">
            <text:p>-0.019364318695401</text:p>
          </table:table-cell>
          <table:table-cell office:value-type="float" office:value="-0.0184922370989132" calcext:value-type="float">
            <text:p>-0.018492237098913</text:p>
          </table:table-cell>
          <table:table-cell office:value-type="float" office:value="-0.0155907729202059" calcext:value-type="float">
            <text:p>-0.015590772920206</text:p>
          </table:table-cell>
          <table:table-cell office:value-type="float" office:value="-0.0151032546464369" calcext:value-type="float">
            <text:p>-0.015103254646437</text:p>
          </table:table-cell>
          <table:table-cell office:value-type="float" office:value="-0.0148534796679226" calcext:value-type="float">
            <text:p>-0.014853479667923</text:p>
          </table:table-cell>
          <table:table-cell office:value-type="float" office:value="-0.014578221747049" calcext:value-type="float">
            <text:p>-0.014578221747049</text:p>
          </table:table-cell>
          <table:table-cell office:value-type="float" office:value="-0.0146318102937281" calcext:value-type="float">
            <text:p>-0.014631810293728</text:p>
          </table:table-cell>
          <table:table-cell office:value-type="float" office:value="-0.0136242569710752" calcext:value-type="float">
            <text:p>-0.013624256971075</text:p>
          </table:table-cell>
          <table:table-cell office:value-type="float" office:value="-0.0123779943891488" calcext:value-type="float">
            <text:p>-0.012377994389149</text:p>
          </table:table-cell>
          <table:table-cell office:value-type="float" office:value="-0.0144548933947196" calcext:value-type="float">
            <text:p>-0.01445489339472</text:p>
          </table:table-cell>
          <table:table-cell office:value-type="float" office:value="-0.0351213289067247" calcext:value-type="float">
            <text:p>-0.035121328906725</text:p>
          </table:table-cell>
          <table:table-cell office:value-type="float" office:value="-0.0552502542469431" calcext:value-type="float">
            <text:p>-0.055250254246943</text:p>
          </table:table-cell>
          <table:table-cell office:value-type="float" office:value="-0.0577789957691371" calcext:value-type="float">
            <text:p>-0.057778995769137</text:p>
          </table:table-cell>
          <table:table-cell office:value-type="float" office:value="-0.0571369565135584" calcext:value-type="float">
            <text:p>-0.057136956513558</text:p>
          </table:table-cell>
          <table:table-cell office:value-type="float" office:value="-0.0555010130278974" calcext:value-type="float">
            <text:p>-0.055501013027897</text:p>
          </table:table-cell>
          <table:table-cell office:value-type="float" office:value="-0.0565213696461197" calcext:value-type="float">
            <text:p>-0.05652136964612</text:p>
          </table:table-cell>
          <table:table-cell office:value-type="float" office:value="-0.0570005261243647" calcext:value-type="float">
            <text:p>-0.057000526124365</text:p>
          </table:table-cell>
          <table:table-cell office:value-type="float" office:value="-0.0571638857547708" calcext:value-type="float">
            <text:p>-0.057163885754771</text:p>
          </table:table-cell>
          <table:table-cell office:value-type="float" office:value="-0.0529485375293349" calcext:value-type="float">
            <text:p>-0.052948537529335</text:p>
          </table:table-cell>
          <table:table-cell office:value-type="float" office:value="-0.0262653397469703" calcext:value-type="float">
            <text:p>-0.02626533974697</text:p>
          </table:table-cell>
          <table:table-cell office:value-type="float" office:value="-0.016918853779991" calcext:value-type="float">
            <text:p>-0.016918853779991</text:p>
          </table:table-cell>
          <table:table-cell office:value-type="float" office:value="-0.0140834782109605" calcext:value-type="float">
            <text:p>-0.014083478210961</text:p>
          </table:table-cell>
          <table:table-cell office:value-type="float" office:value="-0.0130640062377884" calcext:value-type="float">
            <text:p>-0.013064006237788</text:p>
          </table:table-cell>
          <table:table-cell office:value-type="float" office:value="-0.012437802370596" calcext:value-type="float">
            <text:p>-0.012437802370596</text:p>
          </table:table-cell>
          <table:table-cell office:value-type="float" office:value="-0.0117625591944469" calcext:value-type="float">
            <text:p>-0.011762559194447</text:p>
          </table:table-cell>
          <table:table-cell office:value-type="float" office:value="-0.0115729001720802" calcext:value-type="float">
            <text:p>-0.01157290017208</text:p>
          </table:table-cell>
          <table:table-cell office:value-type="float" office:value="-0.0107654422773415" calcext:value-type="float">
            <text:p>-0.010765442277342</text:p>
          </table:table-cell>
          <table:table-cell office:value-type="float" office:value="-0.00920057490462864" calcext:value-type="float">
            <text:p>-0.009200574904629</text:p>
          </table:table-cell>
          <table:table-cell office:value-type="float" office:value="-0.00762065315950608" calcext:value-type="float">
            <text:p>-0.007620653159506</text:p>
          </table:table-cell>
          <table:table-cell office:value-type="float" office:value="-0.00280146601695548" calcext:value-type="float">
            <text:p>-0.002801466016955</text:p>
          </table:table-cell>
          <table:table-cell office:value-type="float" office:value="0.00869449155208469" calcext:value-type="float">
            <text:p>0.008694491552085</text:p>
          </table:table-cell>
          <table:table-cell office:value-type="float" office:value="0.00873984492442324" calcext:value-type="float">
            <text:p>0.008739844924423</text:p>
          </table:table-cell>
          <table:table-cell office:value-type="float" office:value="-0.000905627253837291" calcext:value-type="float">
            <text:p>-0.000905627253837</text:p>
          </table:table-cell>
          <table:table-cell office:value-type="float" office:value="-0.00423787116679223" calcext:value-type="float">
            <text:p>-0.004237871166792</text:p>
          </table:table-cell>
          <table:table-cell office:value-type="float" office:value="-0.0141353866059945" calcext:value-type="float">
            <text:p>-0.014135386605995</text:p>
          </table:table-cell>
          <table:table-cell office:value-type="float" office:value="-0.0202551656807734" calcext:value-type="float">
            <text:p>-0.020255165680773</text:p>
          </table:table-cell>
          <table:table-cell office:value-type="float" office:value="-0.0217271673287447" calcext:value-type="float">
            <text:p>-0.021727167328745</text:p>
          </table:table-cell>
          <table:table-cell office:value-type="float" office:value="-0.0217513171808678" calcext:value-type="float">
            <text:p>-0.021751317180868</text:p>
          </table:table-cell>
          <table:table-cell office:value-type="float" office:value="-0.0214827696836196" calcext:value-type="float">
            <text:p>-0.02148276968362</text:p>
          </table:table-cell>
          <table:table-cell office:value-type="float" office:value="-0.0205222578092203" calcext:value-type="float">
            <text:p>-0.02052225780922</text:p>
          </table:table-cell>
          <table:table-cell office:value-type="float" office:value="-0.0198590873654691" calcext:value-type="float">
            <text:p>-0.019859087365469</text:p>
          </table:table-cell>
          <table:table-cell office:value-type="float" office:value="-0.0200988001956955" calcext:value-type="float">
            <text:p>-0.020098800195696</text:p>
          </table:table-cell>
          <table:table-cell office:value-type="float" office:value="-0.0202531621385712" calcext:value-type="float">
            <text:p>-0.020253162138571</text:p>
          </table:table-cell>
          <table:table-cell office:value-type="float" office:value="-0.0201338329964075" calcext:value-type="float">
            <text:p>-0.020133832996408</text:p>
          </table:table-cell>
          <table:table-cell office:value-type="float" office:value="-0.0202466317247773" calcext:value-type="float">
            <text:p>-0.020246631724777</text:p>
          </table:table-cell>
          <table:table-cell office:value-type="float" office:value="-0.0205735730952977" calcext:value-type="float">
            <text:p>-0.020573573095298</text:p>
          </table:table-cell>
          <table:table-cell office:value-type="float" office:value="-0.0204697205257549" calcext:value-type="float">
            <text:p>-0.020469720525755</text:p>
          </table:table-cell>
          <table:table-cell office:value-type="float" office:value="-0.0204094698449253" calcext:value-type="float">
            <text:p>-0.020409469844925</text:p>
          </table:table-cell>
          <table:table-cell office:value-type="float" office:value="-0.0204840829904033" calcext:value-type="float">
            <text:p>-0.020484082990403</text:p>
          </table:table-cell>
          <table:table-cell office:value-type="float" office:value="-0.0204785376673417" calcext:value-type="float">
            <text:p>-0.020478537667342</text:p>
          </table:table-cell>
          <table:table-cell office:value-type="float" office:value="-0.0204506511064369" calcext:value-type="float">
            <text:p>-0.020450651106437</text:p>
          </table:table-cell>
          <table:table-cell office:value-type="float" office:value="-0.020389033417454" calcext:value-type="float">
            <text:p>-0.020389033417454</text:p>
          </table:table-cell>
          <table:table-cell office:value-type="float" office:value="-0.0203857433697835" calcext:value-type="float">
            <text:p>-0.020385743369784</text:p>
          </table:table-cell>
          <table:table-cell office:value-type="float" office:value="-0.0204206222715508" calcext:value-type="float">
            <text:p>-0.020420622271551</text:p>
          </table:table-cell>
          <table:table-cell office:value-type="float" office:value="-0.0204562216023449" calcext:value-type="float">
            <text:p>-0.020456221602345</text:p>
          </table:table-cell>
          <table:table-cell office:value-type="float" office:value="-0.0203857436070369" calcext:value-type="float">
            <text:p>-0.020385743607037</text:p>
          </table:table-cell>
          <table:table-cell office:value-type="float" office:value="-0.0204138726040511" calcext:value-type="float">
            <text:p>-0.020413872604051</text:p>
          </table:table-cell>
          <table:table-cell office:value-type="float" office:value="-0.0204195395855944" calcext:value-type="float">
            <text:p>-0.020419539585594</text:p>
          </table:table-cell>
          <table:table-cell office:value-type="float" office:value="-0.0203847976825862" calcext:value-type="float">
            <text:p>-0.020384797682586</text:p>
          </table:table-cell>
          <table:table-cell office:value-type="float" office:value="-0.0204117792070187" calcext:value-type="float">
            <text:p>-0.020411779207019</text:p>
          </table:table-cell>
          <table:table-cell office:value-type="float" office:value="-0.0204300406300001" calcext:value-type="float">
            <text:p>-0.02043004063</text:p>
          </table:table-cell>
          <table:table-cell office:value-type="float" office:value="-0.0204407520338392" calcext:value-type="float">
            <text:p>-0.020440752033839</text:p>
          </table:table-cell>
          <table:table-cell office:value-type="float" office:value="-0.0204268160363695" calcext:value-type="float">
            <text:p>-0.02042681603637</text:p>
          </table:table-cell>
          <table:table-cell office:value-type="float" office:value="-0.0204164060796963" calcext:value-type="float">
            <text:p>-0.020416406079696</text:p>
          </table:table-cell>
          <table:table-cell office:value-type="float" office:value="-0.0204135201210713" calcext:value-type="float">
            <text:p>-0.020413520121071</text:p>
          </table:table-cell>
          <table:table-cell office:value-type="float" office:value="-0.0204483825994567" calcext:value-type="float">
            <text:p>-0.020448382599457</text:p>
          </table:table-cell>
          <table:table-cell office:value-type="float" office:value="-0.0204171486944619" calcext:value-type="float">
            <text:p>-0.020417148694462</text:p>
          </table:table-cell>
          <table:table-cell office:value-type="float" office:value="-0.0204253115332766" calcext:value-type="float">
            <text:p>-0.020425311533277</text:p>
          </table:table-cell>
          <table:table-cell office:value-type="float" office:value="-0.0204119256692926" calcext:value-type="float">
            <text:p>-0.020411925669293</text:p>
          </table:table-cell>
          <table:table-cell office:value-type="float" office:value="-0.0204477349768608" calcext:value-type="float">
            <text:p>-0.020447734976861</text:p>
          </table:table-cell>
          <table:table-cell office:value-type="float" office:value="-0.0204389619652274" calcext:value-type="float">
            <text:p>-0.020438961965227</text:p>
          </table:table-cell>
          <table:table-cell office:value-type="float" office:value="-0.0204374846104199" calcext:value-type="float">
            <text:p>-0.02043748461042</text:p>
          </table:table-cell>
          <table:table-cell office:value-type="float" office:value="-0.0204271568786926" calcext:value-type="float">
            <text:p>-0.020427156878693</text:p>
          </table:table-cell>
          <table:table-cell office:value-type="float" office:value="-0.0204208803967553" calcext:value-type="float">
            <text:p>-0.020420880396755</text:p>
          </table:table-cell>
          <table:table-cell office:value-type="float" office:value="-0.0204517425854376" calcext:value-type="float">
            <text:p>-0.020451742585438</text:p>
          </table:table-cell>
          <table:table-cell office:value-type="float" office:value="-0.0204117839153226" calcext:value-type="float">
            <text:p>-0.020411783915323</text:p>
          </table:table-cell>
          <table:table-cell office:value-type="float" office:value="-0.020439593202002" calcext:value-type="float">
            <text:p>-0.020439593202002</text:p>
          </table:table-cell>
          <table:table-cell office:value-type="float" office:value="-0.0204395961425253" calcext:value-type="float">
            <text:p>-0.020439596142525</text:p>
          </table:table-cell>
          <table:table-cell office:value-type="float" office:value="-0.0204352282617178" calcext:value-type="float">
            <text:p>-0.020435228261718</text:p>
          </table:table-cell>
          <table:table-cell office:value-type="float" office:value="-0.0204290203412068" calcext:value-type="float">
            <text:p>-0.020429020341207</text:p>
          </table:table-cell>
          <table:table-cell office:value-type="float" office:value="-0.0204063040174552" calcext:value-type="float">
            <text:p>-0.020406304017455</text:p>
          </table:table-cell>
          <table:table-cell office:value-type="float" office:value="-0.020417292300686" calcext:value-type="float">
            <text:p>-0.020417292300686</text:p>
          </table:table-cell>
          <table:table-cell office:value-type="float" office:value="-0.0204247880328541" calcext:value-type="float">
            <text:p>-0.020424788032854</text:p>
          </table:table-cell>
          <table:table-cell office:value-type="float" office:value="-0.0204243023250718" calcext:value-type="float">
            <text:p>-0.020424302325072</text:p>
          </table:table-cell>
          <table:table-cell office:value-type="float" office:value="-0.0204231871105048" calcext:value-type="float">
            <text:p>-0.020423187110505</text:p>
          </table:table-cell>
          <table:table-cell office:value-type="float" office:value="-0.0204192616180486" calcext:value-type="float">
            <text:p>-0.020419261618049</text:p>
          </table:table-cell>
          <table:table-cell office:value-type="float" office:value="-0.0204135091557747" calcext:value-type="float">
            <text:p>-0.020413509155775</text:p>
          </table:table-cell>
          <table:table-cell office:value-type="float" office:value="-0.0204232381353014" calcext:value-type="float">
            <text:p>-0.020423238135301</text:p>
          </table:table-cell>
          <table:table-cell office:value-type="float" office:value="-0.0204174241564524" calcext:value-type="float">
            <text:p>-0.020417424156452</text:p>
          </table:table-cell>
          <table:table-cell office:value-type="float" office:value="-0.0204247689304044" calcext:value-type="float">
            <text:p>-0.020424768930404</text:p>
          </table:table-cell>
          <table:table-cell office:value-type="float" office:value="-0.0204319263904512" calcext:value-type="float">
            <text:p>-0.020431926390451</text:p>
          </table:table-cell>
          <table:table-cell office:value-type="float" office:value="-0.0203996182246932" calcext:value-type="float">
            <text:p>-0.020399618224693</text:p>
          </table:table-cell>
          <table:table-cell office:value-type="float" office:value="-0.0204173153949586" calcext:value-type="float">
            <text:p>-0.020417315394959</text:p>
          </table:table-cell>
          <table:table-cell office:value-type="float" office:value="-0.0203953644841285" calcext:value-type="float">
            <text:p>-0.020395364484129</text:p>
          </table:table-cell>
          <table:table-cell office:value-type="float" office:value="-0.0204518078370958" calcext:value-type="float">
            <text:p>-0.020451807837096</text:p>
          </table:table-cell>
          <table:table-cell office:value-type="float" office:value="-0.0204551765272441" calcext:value-type="float">
            <text:p>-0.020455176527244</text:p>
          </table:table-cell>
          <table:table-cell office:value-type="float" office:value="-0.0204407559055659" calcext:value-type="float">
            <text:p>-0.020440755905566</text:p>
          </table:table-cell>
          <table:table-cell office:value-type="float" office:value="-0.0204267457336403" calcext:value-type="float">
            <text:p>-0.02042674573364</text:p>
          </table:table-cell>
          <table:table-cell office:value-type="float" office:value="-0.0204150769774909" calcext:value-type="float">
            <text:p>-0.020415076977491</text:p>
          </table:table-cell>
          <table:table-cell office:value-type="float" office:value="-0.020410980599799" calcext:value-type="float">
            <text:p>-0.020410980599799</text:p>
          </table:table-cell>
          <table:table-cell office:value-type="float" office:value="-0.020417689146021" calcext:value-type="float">
            <text:p>-0.020417689146021</text:p>
          </table:table-cell>
          <table:table-cell office:value-type="float" office:value="-0.0204602325475011" calcext:value-type="float">
            <text:p>-0.020460232547501</text:p>
          </table:table-cell>
          <table:table-cell office:value-type="float" office:value="-0.0204206037694502" calcext:value-type="float">
            <text:p>-0.02042060376945</text:p>
          </table:table-cell>
          <table:table-cell office:value-type="float" office:value="-0.0204266322929173" calcext:value-type="float">
            <text:p>-0.020426632292917</text:p>
          </table:table-cell>
          <table:table-cell office:value-type="float" office:value="-0.0204453101703092" calcext:value-type="float">
            <text:p>-0.020445310170309</text:p>
          </table:table-cell>
          <table:table-cell office:value-type="float" office:value="-0.020450244956711" calcext:value-type="float">
            <text:p>-0.020450244956711</text:p>
          </table:table-cell>
          <table:table-cell office:value-type="float" office:value="-0.0204274340108496" calcext:value-type="float">
            <text:p>-0.02042743401085</text:p>
          </table:table-cell>
          <table:table-cell office:value-type="float" office:value="-0.0204297766906707" calcext:value-type="float">
            <text:p>-0.020429776690671</text:p>
          </table:table-cell>
          <table:table-cell office:value-type="float" office:value="-0.0204176881989432" calcext:value-type="float">
            <text:p>-0.020417688198943</text:p>
          </table:table-cell>
          <table:table-cell office:value-type="float" office:value="-0.0204169554974032" calcext:value-type="float">
            <text:p>-0.020416955497403</text:p>
          </table:table-cell>
          <table:table-cell office:value-type="float" office:value="-0.020422926378284" calcext:value-type="float">
            <text:p>-0.020422926378284</text:p>
          </table:table-cell>
          <table:table-cell office:value-type="float" office:value="-0.0204480271835155" calcext:value-type="float">
            <text:p>-0.020448027183516</text:p>
          </table:table-cell>
          <table:table-cell office:value-type="float" office:value="-0.020435432591307" calcext:value-type="float">
            <text:p>-0.020435432591307</text:p>
          </table:table-cell>
          <table:table-cell office:value-type="float" office:value="-0.0204250367793276" calcext:value-type="float">
            <text:p>-0.020425036779328</text:p>
          </table:table-cell>
          <table:table-cell office:value-type="float" office:value="-0.0203956509087947" calcext:value-type="float">
            <text:p>-0.020395650908795</text:p>
          </table:table-cell>
          <table:table-cell office:value-type="float" office:value="-0.0204258485758897" calcext:value-type="float">
            <text:p>-0.02042584857589</text:p>
          </table:table-cell>
          <table:table-cell office:value-type="float" office:value="-0.0204233679521833" calcext:value-type="float">
            <text:p>-0.020423367952183</text:p>
          </table:table-cell>
          <table:table-cell office:value-type="float" office:value="-0.0204173408873325" calcext:value-type="float">
            <text:p>-0.020417340887333</text:p>
          </table:table-cell>
          <table:table-cell office:value-type="float" office:value="-0.0204404086784419" calcext:value-type="float">
            <text:p>-0.020440408678442</text:p>
          </table:table-cell>
          <table:table-cell office:value-type="float" office:value="-0.0204369207712752" calcext:value-type="float">
            <text:p>-0.020436920771275</text:p>
          </table:table-cell>
          <table:table-cell office:value-type="float" office:value="-0.0204287906257643" calcext:value-type="float">
            <text:p>-0.020428790625764</text:p>
          </table:table-cell>
          <table:table-cell office:value-type="float" office:value="-0.0204125176986001" calcext:value-type="float">
            <text:p>-0.0204125176986</text:p>
          </table:table-cell>
          <table:table-cell office:value-type="float" office:value="-0.0204228084604423" calcext:value-type="float">
            <text:p>-0.020422808460442</text:p>
          </table:table-cell>
          <table:table-cell office:value-type="float" office:value="-0.0204052457266501" calcext:value-type="float">
            <text:p>-0.02040524572665</text:p>
          </table:table-cell>
          <table:table-cell office:value-type="float" office:value="-0.0204079565824262" calcext:value-type="float">
            <text:p>-0.020407956582426</text:p>
          </table:table-cell>
          <table:table-cell table:number-columns-repeated="512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495062162848369" calcext:value-type="float">
            <text:p>0.495062162848369</text:p>
          </table:table-cell>
          <table:table-cell office:value-type="float" office:value="0.494740166028792" calcext:value-type="float">
            <text:p>0.494740166028792</text:p>
          </table:table-cell>
          <table:table-cell office:value-type="float" office:value="0.494807444134158" calcext:value-type="float">
            <text:p>0.494807444134158</text:p>
          </table:table-cell>
          <table:table-cell office:value-type="float" office:value="0.49466060155909" calcext:value-type="float">
            <text:p>0.49466060155909</text:p>
          </table:table-cell>
          <table:table-cell office:value-type="float" office:value="0.494716760998818" calcext:value-type="float">
            <text:p>0.494716760998818</text:p>
          </table:table-cell>
          <table:table-cell office:value-type="float" office:value="0.495034788734188" calcext:value-type="float">
            <text:p>0.495034788734188</text:p>
          </table:table-cell>
          <table:table-cell office:value-type="float" office:value="0.494436720772019" calcext:value-type="float">
            <text:p>0.494436720772019</text:p>
          </table:table-cell>
          <table:table-cell office:value-type="float" office:value="0.494478528467628" calcext:value-type="float">
            <text:p>0.494478528467628</text:p>
          </table:table-cell>
          <table:table-cell office:value-type="float" office:value="0.49472761920823" calcext:value-type="float">
            <text:p>0.49472761920823</text:p>
          </table:table-cell>
          <table:table-cell office:value-type="float" office:value="0.494725241008567" calcext:value-type="float">
            <text:p>0.494725241008567</text:p>
          </table:table-cell>
          <table:table-cell office:value-type="float" office:value="0.494742327343415" calcext:value-type="float">
            <text:p>0.494742327343415</text:p>
          </table:table-cell>
          <table:table-cell office:value-type="float" office:value="0.494847827047173" calcext:value-type="float">
            <text:p>0.494847827047173</text:p>
          </table:table-cell>
          <table:table-cell office:value-type="float" office:value="0.494564407634484" calcext:value-type="float">
            <text:p>0.494564407634484</text:p>
          </table:table-cell>
          <table:table-cell office:value-type="float" office:value="0.494759486897874" calcext:value-type="float">
            <text:p>0.494759486897874</text:p>
          </table:table-cell>
          <table:table-cell office:value-type="float" office:value="0.494864557333693" calcext:value-type="float">
            <text:p>0.494864557333693</text:p>
          </table:table-cell>
          <table:table-cell office:value-type="float" office:value="0.494997652944478" calcext:value-type="float">
            <text:p>0.494997652944478</text:p>
          </table:table-cell>
          <table:table-cell office:value-type="float" office:value="0.494787094501226" calcext:value-type="float">
            <text:p>0.494787094501226</text:p>
          </table:table-cell>
          <table:table-cell office:value-type="float" office:value="0.494732855570823" calcext:value-type="float">
            <text:p>0.494732855570823</text:p>
          </table:table-cell>
          <table:table-cell office:value-type="float" office:value="0.495024836434463" calcext:value-type="float">
            <text:p>0.495024836434463</text:p>
          </table:table-cell>
          <table:table-cell office:value-type="float" office:value="0.494975477437526" calcext:value-type="float">
            <text:p>0.494975477437526</text:p>
          </table:table-cell>
          <table:table-cell office:value-type="float" office:value="0.494573536180833" calcext:value-type="float">
            <text:p>0.494573536180833</text:p>
          </table:table-cell>
          <table:table-cell office:value-type="float" office:value="0.495211890671562" calcext:value-type="float">
            <text:p>0.495211890671562</text:p>
          </table:table-cell>
          <table:table-cell office:value-type="float" office:value="0.49462862446359" calcext:value-type="float">
            <text:p>0.49462862446359</text:p>
          </table:table-cell>
          <table:table-cell office:value-type="float" office:value="0.494830764547137" calcext:value-type="float">
            <text:p>0.494830764547137</text:p>
          </table:table-cell>
          <table:table-cell office:value-type="float" office:value="0.494636889912274" calcext:value-type="float">
            <text:p>0.494636889912274</text:p>
          </table:table-cell>
          <table:table-cell office:value-type="float" office:value="0.494925354020848" calcext:value-type="float">
            <text:p>0.494925354020848</text:p>
          </table:table-cell>
          <table:table-cell office:value-type="float" office:value="0.495008381420595" calcext:value-type="float">
            <text:p>0.495008381420595</text:p>
          </table:table-cell>
          <table:table-cell office:value-type="float" office:value="0.495133543369773" calcext:value-type="float">
            <text:p>0.495133543369773</text:p>
          </table:table-cell>
          <table:table-cell office:value-type="float" office:value="0.494567930288955" calcext:value-type="float">
            <text:p>0.494567930288955</text:p>
          </table:table-cell>
          <table:table-cell office:value-type="float" office:value="0.494772183446732" calcext:value-type="float">
            <text:p>0.494772183446732</text:p>
          </table:table-cell>
          <table:table-cell office:value-type="float" office:value="0.494584202131772" calcext:value-type="float">
            <text:p>0.494584202131772</text:p>
          </table:table-cell>
          <table:table-cell office:value-type="float" office:value="0.494943552927107" calcext:value-type="float">
            <text:p>0.494943552927107</text:p>
          </table:table-cell>
          <table:table-cell office:value-type="float" office:value="0.49491486836072" calcext:value-type="float">
            <text:p>0.49491486836072</text:p>
          </table:table-cell>
          <table:table-cell office:value-type="float" office:value="0.494813503017079" calcext:value-type="float">
            <text:p>0.494813503017079</text:p>
          </table:table-cell>
          <table:table-cell office:value-type="float" office:value="0.494759520655739" calcext:value-type="float">
            <text:p>0.494759520655739</text:p>
          </table:table-cell>
          <table:table-cell office:value-type="float" office:value="0.494977723690011" calcext:value-type="float">
            <text:p>0.494977723690011</text:p>
          </table:table-cell>
          <table:table-cell office:value-type="float" office:value="0.494847029697578" calcext:value-type="float">
            <text:p>0.494847029697578</text:p>
          </table:table-cell>
          <table:table-cell office:value-type="float" office:value="0.494847833536899" calcext:value-type="float">
            <text:p>0.494847833536899</text:p>
          </table:table-cell>
          <table:table-cell office:value-type="float" office:value="0.495085586433475" calcext:value-type="float">
            <text:p>0.495085586433475</text:p>
          </table:table-cell>
          <table:table-cell office:value-type="float" office:value="0.494882448969048" calcext:value-type="float">
            <text:p>0.494882448969048</text:p>
          </table:table-cell>
          <table:table-cell office:value-type="float" office:value="0.494921702248175" calcext:value-type="float">
            <text:p>0.494921702248175</text:p>
          </table:table-cell>
          <table:table-cell office:value-type="float" office:value="0.495157541444757" calcext:value-type="float">
            <text:p>0.495157541444757</text:p>
          </table:table-cell>
          <table:table-cell office:value-type="float" office:value="0.495129948949491" calcext:value-type="float">
            <text:p>0.495129948949491</text:p>
          </table:table-cell>
          <table:table-cell office:value-type="float" office:value="0.494782188671482" calcext:value-type="float">
            <text:p>0.494782188671482</text:p>
          </table:table-cell>
          <table:table-cell office:value-type="float" office:value="0.494588786900123" calcext:value-type="float">
            <text:p>0.494588786900123</text:p>
          </table:table-cell>
          <table:table-cell office:value-type="float" office:value="0.495042717789266" calcext:value-type="float">
            <text:p>0.495042717789266</text:p>
          </table:table-cell>
          <table:table-cell office:value-type="float" office:value="0.494573329887564" calcext:value-type="float">
            <text:p>0.494573329887564</text:p>
          </table:table-cell>
          <table:table-cell office:value-type="float" office:value="0.49529539130726" calcext:value-type="float">
            <text:p>0.49529539130726</text:p>
          </table:table-cell>
          <table:table-cell office:value-type="float" office:value="0.501162428850528" calcext:value-type="float">
            <text:p>0.501162428850528</text:p>
          </table:table-cell>
          <table:table-cell office:value-type="float" office:value="0.51106642799096" calcext:value-type="float">
            <text:p>0.51106642799096</text:p>
          </table:table-cell>
          <table:table-cell office:value-type="float" office:value="0.511756100920951" calcext:value-type="float">
            <text:p>0.511756100920951</text:p>
          </table:table-cell>
          <table:table-cell office:value-type="float" office:value="0.506513706108979" calcext:value-type="float">
            <text:p>0.506513706108979</text:p>
          </table:table-cell>
          <table:table-cell office:value-type="float" office:value="0.492882429791008" calcext:value-type="float">
            <text:p>0.492882429791008</text:p>
          </table:table-cell>
          <table:table-cell office:value-type="float" office:value="0.491537747844292" calcext:value-type="float">
            <text:p>0.491537747844292</text:p>
          </table:table-cell>
          <table:table-cell office:value-type="float" office:value="0.491723837731442" calcext:value-type="float">
            <text:p>0.491723837731442</text:p>
          </table:table-cell>
          <table:table-cell office:value-type="float" office:value="0.498868773462021" calcext:value-type="float">
            <text:p>0.498868773462021</text:p>
          </table:table-cell>
          <table:table-cell office:value-type="float" office:value="0.530348277165535" calcext:value-type="float">
            <text:p>0.530348277165535</text:p>
          </table:table-cell>
          <table:table-cell office:value-type="float" office:value="0.538165378846373" calcext:value-type="float">
            <text:p>0.538165378846373</text:p>
          </table:table-cell>
          <table:table-cell office:value-type="float" office:value="0.545254020722211" calcext:value-type="float">
            <text:p>0.545254020722211</text:p>
          </table:table-cell>
          <table:table-cell office:value-type="float" office:value="0.550778927051888" calcext:value-type="float">
            <text:p>0.550778927051888</text:p>
          </table:table-cell>
          <table:table-cell office:value-type="float" office:value="0.565340091927122" calcext:value-type="float">
            <text:p>0.565340091927122</text:p>
          </table:table-cell>
          <table:table-cell office:value-type="float" office:value="0.571586702396099" calcext:value-type="float">
            <text:p>0.571586702396099</text:p>
          </table:table-cell>
          <table:table-cell office:value-type="float" office:value="0.575397197024685" calcext:value-type="float">
            <text:p>0.575397197024685</text:p>
          </table:table-cell>
          <table:table-cell office:value-type="float" office:value="0.57168024092008" calcext:value-type="float">
            <text:p>0.57168024092008</text:p>
          </table:table-cell>
          <table:table-cell office:value-type="float" office:value="0.567154764780413" calcext:value-type="float">
            <text:p>0.567154764780413</text:p>
          </table:table-cell>
          <table:table-cell office:value-type="float" office:value="0.509605207773658" calcext:value-type="float">
            <text:p>0.509605207773658</text:p>
          </table:table-cell>
          <table:table-cell office:value-type="float" office:value="0.492413300974333" calcext:value-type="float">
            <text:p>0.492413300974333</text:p>
          </table:table-cell>
          <table:table-cell office:value-type="float" office:value="0.499036941409197" calcext:value-type="float">
            <text:p>0.499036941409197</text:p>
          </table:table-cell>
          <table:table-cell office:value-type="float" office:value="0.502347029803247" calcext:value-type="float">
            <text:p>0.502347029803247</text:p>
          </table:table-cell>
          <table:table-cell office:value-type="float" office:value="0.505865891792185" calcext:value-type="float">
            <text:p>0.505865891792185</text:p>
          </table:table-cell>
          <table:table-cell office:value-type="float" office:value="0.500564174219798" calcext:value-type="float">
            <text:p>0.500564174219798</text:p>
          </table:table-cell>
          <table:table-cell office:value-type="float" office:value="0.507117261252683" calcext:value-type="float">
            <text:p>0.507117261252683</text:p>
          </table:table-cell>
          <table:table-cell office:value-type="float" office:value="0.516190645560407" calcext:value-type="float">
            <text:p>0.516190645560407</text:p>
          </table:table-cell>
          <table:table-cell office:value-type="float" office:value="0.57086601726733" calcext:value-type="float">
            <text:p>0.57086601726733</text:p>
          </table:table-cell>
          <table:table-cell office:value-type="float" office:value="0.558316462732136" calcext:value-type="float">
            <text:p>0.558316462732136</text:p>
          </table:table-cell>
          <table:table-cell office:value-type="float" office:value="0.552371781088898" calcext:value-type="float">
            <text:p>0.552371781088898</text:p>
          </table:table-cell>
          <table:table-cell office:value-type="float" office:value="0.517959046003469" calcext:value-type="float">
            <text:p>0.517959046003469</text:p>
          </table:table-cell>
          <table:table-cell office:value-type="float" office:value="0.518420153301252" calcext:value-type="float">
            <text:p>0.518420153301252</text:p>
          </table:table-cell>
          <table:table-cell office:value-type="float" office:value="0.485813806453706" calcext:value-type="float">
            <text:p>0.485813806453706</text:p>
          </table:table-cell>
          <table:table-cell office:value-type="float" office:value="0.494117487307612" calcext:value-type="float">
            <text:p>0.494117487307612</text:p>
          </table:table-cell>
          <table:table-cell office:value-type="float" office:value="0.49755491828223" calcext:value-type="float">
            <text:p>0.49755491828223</text:p>
          </table:table-cell>
          <table:table-cell office:value-type="float" office:value="0.51379022724462" calcext:value-type="float">
            <text:p>0.51379022724462</text:p>
          </table:table-cell>
          <table:table-cell office:value-type="float" office:value="0.523364786918396" calcext:value-type="float">
            <text:p>0.523364786918396</text:p>
          </table:table-cell>
          <table:table-cell office:value-type="float" office:value="0.530460970643119" calcext:value-type="float">
            <text:p>0.530460970643119</text:p>
          </table:table-cell>
          <table:table-cell office:value-type="float" office:value="0.549795966013491" calcext:value-type="float">
            <text:p>0.549795966013491</text:p>
          </table:table-cell>
          <table:table-cell office:value-type="float" office:value="0.538832067052027" calcext:value-type="float">
            <text:p>0.538832067052027</text:p>
          </table:table-cell>
          <table:table-cell office:value-type="float" office:value="0.518788552353534" calcext:value-type="float">
            <text:p>0.518788552353534</text:p>
          </table:table-cell>
          <table:table-cell office:value-type="float" office:value="0.517303593035717" calcext:value-type="float">
            <text:p>0.517303593035717</text:p>
          </table:table-cell>
          <table:table-cell office:value-type="float" office:value="0.561306313002163" calcext:value-type="float">
            <text:p>0.561306313002163</text:p>
          </table:table-cell>
          <table:table-cell office:value-type="float" office:value="0.563244127898551" calcext:value-type="float">
            <text:p>0.563244127898551</text:p>
          </table:table-cell>
          <table:table-cell office:value-type="float" office:value="0.570074833210065" calcext:value-type="float">
            <text:p>0.570074833210065</text:p>
          </table:table-cell>
          <table:table-cell office:value-type="float" office:value="0.582478050842416" calcext:value-type="float">
            <text:p>0.582478050842416</text:p>
          </table:table-cell>
          <table:table-cell office:value-type="float" office:value="0.585168738155883" calcext:value-type="float">
            <text:p>0.585168738155883</text:p>
          </table:table-cell>
          <table:table-cell office:value-type="float" office:value="0.589365047100928" calcext:value-type="float">
            <text:p>0.589365047100928</text:p>
          </table:table-cell>
          <table:table-cell office:value-type="float" office:value="0.592535703826078" calcext:value-type="float">
            <text:p>0.592535703826078</text:p>
          </table:table-cell>
          <table:table-cell office:value-type="float" office:value="0.593090612133264" calcext:value-type="float">
            <text:p>0.593090612133264</text:p>
          </table:table-cell>
          <table:table-cell office:value-type="float" office:value="0.567226652063238" calcext:value-type="float">
            <text:p>0.567226652063238</text:p>
          </table:table-cell>
          <table:table-cell office:value-type="float" office:value="0.56940348489957" calcext:value-type="float">
            <text:p>0.56940348489957</text:p>
          </table:table-cell>
          <table:table-cell office:value-type="float" office:value="0.571412561449734" calcext:value-type="float">
            <text:p>0.571412561449734</text:p>
          </table:table-cell>
          <table:table-cell office:value-type="float" office:value="0.579869941187781" calcext:value-type="float">
            <text:p>0.579869941187781</text:p>
          </table:table-cell>
          <table:table-cell office:value-type="float" office:value="0.573764474911056" calcext:value-type="float">
            <text:p>0.573764474911056</text:p>
          </table:table-cell>
          <table:table-cell office:value-type="float" office:value="0.560371835268157" calcext:value-type="float">
            <text:p>0.560371835268157</text:p>
          </table:table-cell>
          <table:table-cell office:value-type="float" office:value="0.564275955298386" calcext:value-type="float">
            <text:p>0.564275955298386</text:p>
          </table:table-cell>
          <table:table-cell office:value-type="float" office:value="0.565160581787777" calcext:value-type="float">
            <text:p>0.565160581787777</text:p>
          </table:table-cell>
          <table:table-cell office:value-type="float" office:value="0.629392967903404" calcext:value-type="float">
            <text:p>0.629392967903404</text:p>
          </table:table-cell>
          <table:table-cell office:value-type="float" office:value="0.620017973967433" calcext:value-type="float">
            <text:p>0.620017973967433</text:p>
          </table:table-cell>
          <table:table-cell office:value-type="float" office:value="0.62192914541871" calcext:value-type="float">
            <text:p>0.62192914541871</text:p>
          </table:table-cell>
          <table:table-cell office:value-type="float" office:value="0.611203623158688" calcext:value-type="float">
            <text:p>0.611203623158688</text:p>
          </table:table-cell>
          <table:table-cell office:value-type="float" office:value="0.586314625887183" calcext:value-type="float">
            <text:p>0.586314625887183</text:p>
          </table:table-cell>
          <table:table-cell office:value-type="float" office:value="0.566706458808095" calcext:value-type="float">
            <text:p>0.566706458808095</text:p>
          </table:table-cell>
          <table:table-cell office:value-type="float" office:value="0.520587757170977" calcext:value-type="float">
            <text:p>0.520587757170977</text:p>
          </table:table-cell>
          <table:table-cell office:value-type="float" office:value="0.524493626480886" calcext:value-type="float">
            <text:p>0.524493626480886</text:p>
          </table:table-cell>
          <table:table-cell office:value-type="float" office:value="0.533813844487405" calcext:value-type="float">
            <text:p>0.533813844487405</text:p>
          </table:table-cell>
          <table:table-cell office:value-type="float" office:value="0.542063605304653" calcext:value-type="float">
            <text:p>0.542063605304653</text:p>
          </table:table-cell>
          <table:table-cell office:value-type="float" office:value="0.542429882220338" calcext:value-type="float">
            <text:p>0.542429882220338</text:p>
          </table:table-cell>
          <table:table-cell office:value-type="float" office:value="0.551608130657133" calcext:value-type="float">
            <text:p>0.551608130657133</text:p>
          </table:table-cell>
          <table:table-cell office:value-type="float" office:value="0.548356398330156" calcext:value-type="float">
            <text:p>0.548356398330156</text:p>
          </table:table-cell>
          <table:table-cell office:value-type="float" office:value="0.532495149473031" calcext:value-type="float">
            <text:p>0.532495149473031</text:p>
          </table:table-cell>
          <table:table-cell office:value-type="float" office:value="0.535076891095664" calcext:value-type="float">
            <text:p>0.535076891095664</text:p>
          </table:table-cell>
          <table:table-cell office:value-type="float" office:value="0.547664783871873" calcext:value-type="float">
            <text:p>0.547664783871873</text:p>
          </table:table-cell>
          <table:table-cell office:value-type="float" office:value="0.604476131732109" calcext:value-type="float">
            <text:p>0.604476131732109</text:p>
          </table:table-cell>
          <table:table-cell office:value-type="float" office:value="0.598772865497413" calcext:value-type="float">
            <text:p>0.598772865497413</text:p>
          </table:table-cell>
          <table:table-cell office:value-type="float" office:value="0.595444889551873" calcext:value-type="float">
            <text:p>0.595444889551873</text:p>
          </table:table-cell>
          <table:table-cell office:value-type="float" office:value="0.59319153073063" calcext:value-type="float">
            <text:p>0.59319153073063</text:p>
          </table:table-cell>
          <table:table-cell office:value-type="float" office:value="0.598929273426189" calcext:value-type="float">
            <text:p>0.598929273426189</text:p>
          </table:table-cell>
          <table:table-cell office:value-type="float" office:value="0.599581577068781" calcext:value-type="float">
            <text:p>0.599581577068781</text:p>
          </table:table-cell>
          <table:table-cell office:value-type="float" office:value="0.602927841101515" calcext:value-type="float">
            <text:p>0.602927841101515</text:p>
          </table:table-cell>
          <table:table-cell office:value-type="float" office:value="0.602682500648216" calcext:value-type="float">
            <text:p>0.602682500648216</text:p>
          </table:table-cell>
          <table:table-cell office:value-type="float" office:value="0.601707814420456" calcext:value-type="float">
            <text:p>0.601707814420456</text:p>
          </table:table-cell>
          <table:table-cell office:value-type="float" office:value="0.600776058944662" calcext:value-type="float">
            <text:p>0.600776058944662</text:p>
          </table:table-cell>
          <table:table-cell office:value-type="float" office:value="0.613630124992919" calcext:value-type="float">
            <text:p>0.613630124992919</text:p>
          </table:table-cell>
          <table:table-cell office:value-type="float" office:value="0.600806871892453" calcext:value-type="float">
            <text:p>0.600806871892453</text:p>
          </table:table-cell>
          <table:table-cell office:value-type="float" office:value="0.584115283494733" calcext:value-type="float">
            <text:p>0.584115283494733</text:p>
          </table:table-cell>
          <table:table-cell office:value-type="float" office:value="0.584328291670064" calcext:value-type="float">
            <text:p>0.584328291670064</text:p>
          </table:table-cell>
          <table:table-cell office:value-type="float" office:value="0.58841779712679" calcext:value-type="float">
            <text:p>0.58841779712679</text:p>
          </table:table-cell>
          <table:table-cell office:value-type="float" office:value="0.583248101389074" calcext:value-type="float">
            <text:p>0.583248101389074</text:p>
          </table:table-cell>
          <table:table-cell office:value-type="float" office:value="0.578205211467862" calcext:value-type="float">
            <text:p>0.578205211467862</text:p>
          </table:table-cell>
          <table:table-cell office:value-type="float" office:value="0.571181660874951" calcext:value-type="float">
            <text:p>0.571181660874951</text:p>
          </table:table-cell>
          <table:table-cell office:value-type="float" office:value="0.575424361601356" calcext:value-type="float">
            <text:p>0.575424361601356</text:p>
          </table:table-cell>
          <table:table-cell office:value-type="float" office:value="0.633135614907599" calcext:value-type="float">
            <text:p>0.633135614907599</text:p>
          </table:table-cell>
          <table:table-cell office:value-type="float" office:value="0.615967309355819" calcext:value-type="float">
            <text:p>0.615967309355819</text:p>
          </table:table-cell>
          <table:table-cell office:value-type="float" office:value="0.564882323254993" calcext:value-type="float">
            <text:p>0.564882323254993</text:p>
          </table:table-cell>
          <table:table-cell office:value-type="float" office:value="0.554572739229115" calcext:value-type="float">
            <text:p>0.554572739229115</text:p>
          </table:table-cell>
          <table:table-cell office:value-type="float" office:value="0.526335661137303" calcext:value-type="float">
            <text:p>0.526335661137303</text:p>
          </table:table-cell>
          <table:table-cell office:value-type="float" office:value="0.546352213485075" calcext:value-type="float">
            <text:p>0.546352213485075</text:p>
          </table:table-cell>
          <table:table-cell office:value-type="float" office:value="0.554285412193445" calcext:value-type="float">
            <text:p>0.554285412193445</text:p>
          </table:table-cell>
          <table:table-cell office:value-type="float" office:value="0.56432653777004" calcext:value-type="float">
            <text:p>0.56432653777004</text:p>
          </table:table-cell>
          <table:table-cell office:value-type="float" office:value="0.572629281578546" calcext:value-type="float">
            <text:p>0.572629281578546</text:p>
          </table:table-cell>
          <table:table-cell office:value-type="float" office:value="0.550791967531592" calcext:value-type="float">
            <text:p>0.550791967531592</text:p>
          </table:table-cell>
          <table:table-cell office:value-type="float" office:value="0.550797339223275" calcext:value-type="float">
            <text:p>0.550797339223275</text:p>
          </table:table-cell>
          <table:table-cell office:value-type="float" office:value="0.566546284753989" calcext:value-type="float">
            <text:p>0.566546284753989</text:p>
          </table:table-cell>
          <table:table-cell office:value-type="float" office:value="0.616210066766384" calcext:value-type="float">
            <text:p>0.616210066766384</text:p>
          </table:table-cell>
          <table:table-cell office:value-type="float" office:value="0.618773737575211" calcext:value-type="float">
            <text:p>0.618773737575211</text:p>
          </table:table-cell>
          <table:table-cell office:value-type="float" office:value="0.617153343809677" calcext:value-type="float">
            <text:p>0.617153343809677</text:p>
          </table:table-cell>
          <table:table-cell office:value-type="float" office:value="0.621227857409155" calcext:value-type="float">
            <text:p>0.621227857409155</text:p>
          </table:table-cell>
          <table:table-cell office:value-type="float" office:value="0.614166864202096" calcext:value-type="float">
            <text:p>0.614166864202096</text:p>
          </table:table-cell>
          <table:table-cell office:value-type="float" office:value="0.618089092246305" calcext:value-type="float">
            <text:p>0.618089092246305</text:p>
          </table:table-cell>
          <table:table-cell office:value-type="float" office:value="0.618708345818928" calcext:value-type="float">
            <text:p>0.618708345818928</text:p>
          </table:table-cell>
          <table:table-cell office:value-type="float" office:value="0.621909930239338" calcext:value-type="float">
            <text:p>0.621909930239338</text:p>
          </table:table-cell>
          <table:table-cell office:value-type="float" office:value="0.617585998180906" calcext:value-type="float">
            <text:p>0.617585998180906</text:p>
          </table:table-cell>
          <table:table-cell office:value-type="float" office:value="0.624970394375258" calcext:value-type="float">
            <text:p>0.624970394375258</text:p>
          </table:table-cell>
          <table:table-cell office:value-type="float" office:value="0.619793543379889" calcext:value-type="float">
            <text:p>0.619793543379889</text:p>
          </table:table-cell>
          <table:table-cell office:value-type="float" office:value="0.588240126708152" calcext:value-type="float">
            <text:p>0.588240126708152</text:p>
          </table:table-cell>
          <table:table-cell office:value-type="float" office:value="0.56793219690662" calcext:value-type="float">
            <text:p>0.56793219690662</text:p>
          </table:table-cell>
          <table:table-cell office:value-type="float" office:value="0.571353207874698" calcext:value-type="float">
            <text:p>0.571353207874698</text:p>
          </table:table-cell>
          <table:table-cell office:value-type="float" office:value="0.589044035305759" calcext:value-type="float">
            <text:p>0.589044035305759</text:p>
          </table:table-cell>
          <table:table-cell office:value-type="float" office:value="0.590456643407288" calcext:value-type="float">
            <text:p>0.590456643407288</text:p>
          </table:table-cell>
          <table:table-cell office:value-type="float" office:value="0.593769098948095" calcext:value-type="float">
            <text:p>0.593769098948095</text:p>
          </table:table-cell>
          <table:table-cell office:value-type="float" office:value="0.595715458063789" calcext:value-type="float">
            <text:p>0.595715458063789</text:p>
          </table:table-cell>
          <table:table-cell office:value-type="float" office:value="0.586779793913093" calcext:value-type="float">
            <text:p>0.586779793913093</text:p>
          </table:table-cell>
          <table:table-cell office:value-type="float" office:value="0.586334733357525" calcext:value-type="float">
            <text:p>0.586334733357525</text:p>
          </table:table-cell>
          <table:table-cell office:value-type="float" office:value="0.57907287745151" calcext:value-type="float">
            <text:p>0.57907287745151</text:p>
          </table:table-cell>
          <table:table-cell office:value-type="float" office:value="0.583835572859417" calcext:value-type="float">
            <text:p>0.583835572859417</text:p>
          </table:table-cell>
          <table:table-cell office:value-type="float" office:value="0.584585184867042" calcext:value-type="float">
            <text:p>0.584585184867042</text:p>
          </table:table-cell>
          <table:table-cell office:value-type="float" office:value="0.591595748209932" calcext:value-type="float">
            <text:p>0.591595748209932</text:p>
          </table:table-cell>
          <table:table-cell office:value-type="float" office:value="0.645195066128887" calcext:value-type="float">
            <text:p>0.645195066128887</text:p>
          </table:table-cell>
          <table:table-cell office:value-type="float" office:value="0.631205765422381" calcext:value-type="float">
            <text:p>0.631205765422381</text:p>
          </table:table-cell>
          <table:table-cell office:value-type="float" office:value="0.628928012891858" calcext:value-type="float">
            <text:p>0.628928012891858</text:p>
          </table:table-cell>
          <table:table-cell office:value-type="float" office:value="0.626025366026657" calcext:value-type="float">
            <text:p>0.626025366026657</text:p>
          </table:table-cell>
          <table:table-cell office:value-type="float" office:value="0.574922301501336" calcext:value-type="float">
            <text:p>0.574922301501336</text:p>
          </table:table-cell>
          <table:table-cell office:value-type="float" office:value="0.533498925634066" calcext:value-type="float">
            <text:p>0.533498925634066</text:p>
          </table:table-cell>
          <table:table-cell office:value-type="float" office:value="0.549415099571717" calcext:value-type="float">
            <text:p>0.549415099571717</text:p>
          </table:table-cell>
          <table:table-cell office:value-type="float" office:value="0.564222772262817" calcext:value-type="float">
            <text:p>0.564222772262817</text:p>
          </table:table-cell>
          <table:table-cell office:value-type="float" office:value="0.5748955182955" calcext:value-type="float">
            <text:p>0.5748955182955</text:p>
          </table:table-cell>
          <table:table-cell office:value-type="float" office:value="0.555132506879162" calcext:value-type="float">
            <text:p>0.555132506879162</text:p>
          </table:table-cell>
          <table:table-cell office:value-type="float" office:value="0.547292942423508" calcext:value-type="float">
            <text:p>0.547292942423508</text:p>
          </table:table-cell>
          <table:table-cell office:value-type="float" office:value="0.54144247633285" calcext:value-type="float">
            <text:p>0.54144247633285</text:p>
          </table:table-cell>
          <table:table-cell office:value-type="float" office:value="0.618667485190932" calcext:value-type="float">
            <text:p>0.618667485190932</text:p>
          </table:table-cell>
          <table:table-cell office:value-type="float" office:value="0.610918628898623" calcext:value-type="float">
            <text:p>0.610918628898623</text:p>
          </table:table-cell>
          <table:table-cell office:value-type="float" office:value="0.612898594468914" calcext:value-type="float">
            <text:p>0.612898594468914</text:p>
          </table:table-cell>
          <table:table-cell office:value-type="float" office:value="0.61973646231715" calcext:value-type="float">
            <text:p>0.61973646231715</text:p>
          </table:table-cell>
          <table:table-cell office:value-type="float" office:value="0.618476425874722" calcext:value-type="float">
            <text:p>0.618476425874722</text:p>
          </table:table-cell>
          <table:table-cell office:value-type="float" office:value="0.614569725779884" calcext:value-type="float">
            <text:p>0.614569725779884</text:p>
          </table:table-cell>
          <table:table-cell office:value-type="float" office:value="0.614751476423658" calcext:value-type="float">
            <text:p>0.614751476423658</text:p>
          </table:table-cell>
          <table:table-cell office:value-type="float" office:value="0.607255413894828" calcext:value-type="float">
            <text:p>0.607255413894828</text:p>
          </table:table-cell>
          <table:table-cell office:value-type="float" office:value="0.566441393193993" calcext:value-type="float">
            <text:p>0.566441393193993</text:p>
          </table:table-cell>
          <table:table-cell office:value-type="float" office:value="0.541800529240982" calcext:value-type="float">
            <text:p>0.541800529240982</text:p>
          </table:table-cell>
          <table:table-cell office:value-type="float" office:value="0.550082342432251" calcext:value-type="float">
            <text:p>0.550082342432251</text:p>
          </table:table-cell>
          <table:table-cell office:value-type="float" office:value="0.556470734400293" calcext:value-type="float">
            <text:p>0.556470734400293</text:p>
          </table:table-cell>
          <table:table-cell office:value-type="float" office:value="0.564854739791147" calcext:value-type="float">
            <text:p>0.564854739791147</text:p>
          </table:table-cell>
          <table:table-cell office:value-type="float" office:value="0.55532546958581" calcext:value-type="float">
            <text:p>0.55532546958581</text:p>
          </table:table-cell>
          <table:table-cell office:value-type="float" office:value="0.560122909290136" calcext:value-type="float">
            <text:p>0.560122909290136</text:p>
          </table:table-cell>
          <table:table-cell office:value-type="float" office:value="0.622748925901934" calcext:value-type="float">
            <text:p>0.622748925901934</text:p>
          </table:table-cell>
          <table:table-cell office:value-type="float" office:value="0.587603314034083" calcext:value-type="float">
            <text:p>0.587603314034083</text:p>
          </table:table-cell>
          <table:table-cell office:value-type="float" office:value="0.57219032212169" calcext:value-type="float">
            <text:p>0.57219032212169</text:p>
          </table:table-cell>
          <table:table-cell office:value-type="float" office:value="0.54940643952061" calcext:value-type="float">
            <text:p>0.54940643952061</text:p>
          </table:table-cell>
          <table:table-cell office:value-type="float" office:value="0.579793527497632" calcext:value-type="float">
            <text:p>0.579793527497632</text:p>
          </table:table-cell>
          <table:table-cell office:value-type="float" office:value="0.603798704795452" calcext:value-type="float">
            <text:p>0.603798704795452</text:p>
          </table:table-cell>
          <table:table-cell office:value-type="float" office:value="0.624461019951371" calcext:value-type="float">
            <text:p>0.624461019951371</text:p>
          </table:table-cell>
          <table:table-cell office:value-type="float" office:value="0.624007819082337" calcext:value-type="float">
            <text:p>0.624007819082337</text:p>
          </table:table-cell>
          <table:table-cell office:value-type="float" office:value="0.619669966904534" calcext:value-type="float">
            <text:p>0.619669966904534</text:p>
          </table:table-cell>
          <table:table-cell office:value-type="float" office:value="0.616368470986179" calcext:value-type="float">
            <text:p>0.616368470986179</text:p>
          </table:table-cell>
          <table:table-cell office:value-type="float" office:value="0.609074263875042" calcext:value-type="float">
            <text:p>0.609074263875042</text:p>
          </table:table-cell>
          <table:table-cell office:value-type="float" office:value="0.605372136474311" calcext:value-type="float">
            <text:p>0.605372136474311</text:p>
          </table:table-cell>
          <table:table-cell office:value-type="float" office:value="0.593801350890329" calcext:value-type="float">
            <text:p>0.593801350890329</text:p>
          </table:table-cell>
          <table:table-cell office:value-type="float" office:value="0.58863462219369" calcext:value-type="float">
            <text:p>0.58863462219369</text:p>
          </table:table-cell>
          <table:table-cell office:value-type="float" office:value="0.610692341739764" calcext:value-type="float">
            <text:p>0.610692341739764</text:p>
          </table:table-cell>
          <table:table-cell office:value-type="float" office:value="0.641138471405483" calcext:value-type="float">
            <text:p>0.641138471405483</text:p>
          </table:table-cell>
          <table:table-cell office:value-type="float" office:value="0.637479465192302" calcext:value-type="float">
            <text:p>0.637479465192302</text:p>
          </table:table-cell>
          <table:table-cell office:value-type="float" office:value="0.636817007449263" calcext:value-type="float">
            <text:p>0.636817007449263</text:p>
          </table:table-cell>
          <table:table-cell office:value-type="float" office:value="0.635492540285271" calcext:value-type="float">
            <text:p>0.635492540285271</text:p>
          </table:table-cell>
          <table:table-cell office:value-type="float" office:value="0.640966893586518" calcext:value-type="float">
            <text:p>0.640966893586518</text:p>
          </table:table-cell>
          <table:table-cell office:value-type="float" office:value="0.635897890306892" calcext:value-type="float">
            <text:p>0.635897890306892</text:p>
          </table:table-cell>
          <table:table-cell office:value-type="float" office:value="0.636894014063399" calcext:value-type="float">
            <text:p>0.636894014063399</text:p>
          </table:table-cell>
          <table:table-cell office:value-type="float" office:value="0.639071254493117" calcext:value-type="float">
            <text:p>0.639071254493117</text:p>
          </table:table-cell>
          <table:table-cell office:value-type="float" office:value="0.612400153863205" calcext:value-type="float">
            <text:p>0.612400153863205</text:p>
          </table:table-cell>
          <table:table-cell office:value-type="float" office:value="0.595649964646718" calcext:value-type="float">
            <text:p>0.595649964646718</text:p>
          </table:table-cell>
          <table:table-cell office:value-type="float" office:value="0.575164267286073" calcext:value-type="float">
            <text:p>0.575164267286073</text:p>
          </table:table-cell>
          <table:table-cell office:value-type="float" office:value="0.572578592386591" calcext:value-type="float">
            <text:p>0.572578592386591</text:p>
          </table:table-cell>
          <table:table-cell office:value-type="float" office:value="0.576355652370217" calcext:value-type="float">
            <text:p>0.576355652370217</text:p>
          </table:table-cell>
          <table:table-cell office:value-type="float" office:value="0.582311365282991" calcext:value-type="float">
            <text:p>0.582311365282991</text:p>
          </table:table-cell>
          <table:table-cell office:value-type="float" office:value="0.586280151763755" calcext:value-type="float">
            <text:p>0.586280151763755</text:p>
          </table:table-cell>
          <table:table-cell office:value-type="float" office:value="0.592425813684696" calcext:value-type="float">
            <text:p>0.592425813684696</text:p>
          </table:table-cell>
          <table:table-cell office:value-type="float" office:value="0.58795344794639" calcext:value-type="float">
            <text:p>0.58795344794639</text:p>
          </table:table-cell>
          <table:table-cell office:value-type="float" office:value="0.606402403191259" calcext:value-type="float">
            <text:p>0.606402403191259</text:p>
          </table:table-cell>
          <table:table-cell office:value-type="float" office:value="0.585973515929121" calcext:value-type="float">
            <text:p>0.585973515929121</text:p>
          </table:table-cell>
          <table:table-cell office:value-type="float" office:value="0.604759642685568" calcext:value-type="float">
            <text:p>0.604759642685568</text:p>
          </table:table-cell>
          <table:table-cell office:value-type="float" office:value="0.58550315633018" calcext:value-type="float">
            <text:p>0.58550315633018</text:p>
          </table:table-cell>
          <table:table-cell office:value-type="float" office:value="0.582262514900435" calcext:value-type="float">
            <text:p>0.582262514900435</text:p>
          </table:table-cell>
          <table:table-cell office:value-type="float" office:value="0.585270660666632" calcext:value-type="float">
            <text:p>0.585270660666632</text:p>
          </table:table-cell>
          <table:table-cell office:value-type="float" office:value="0.588288466241475" calcext:value-type="float">
            <text:p>0.588288466241475</text:p>
          </table:table-cell>
          <table:table-cell office:value-type="float" office:value="0.611434939709873" calcext:value-type="float">
            <text:p>0.611434939709873</text:p>
          </table:table-cell>
          <table:table-cell office:value-type="float" office:value="0.618277192869163" calcext:value-type="float">
            <text:p>0.618277192869163</text:p>
          </table:table-cell>
          <table:table-cell office:value-type="float" office:value="0.619821314708417" calcext:value-type="float">
            <text:p>0.619821314708417</text:p>
          </table:table-cell>
          <table:table-cell office:value-type="float" office:value="0.623593871527236" calcext:value-type="float">
            <text:p>0.623593871527236</text:p>
          </table:table-cell>
          <table:table-cell office:value-type="float" office:value="0.623903287277501" calcext:value-type="float">
            <text:p>0.623903287277501</text:p>
          </table:table-cell>
          <table:table-cell office:value-type="float" office:value="0.62284257967908" calcext:value-type="float">
            <text:p>0.62284257967908</text:p>
          </table:table-cell>
          <table:table-cell office:value-type="float" office:value="0.619933234535901" calcext:value-type="float">
            <text:p>0.619933234535901</text:p>
          </table:table-cell>
          <table:table-cell office:value-type="float" office:value="0.617594642094205" calcext:value-type="float">
            <text:p>0.617594642094205</text:p>
          </table:table-cell>
          <table:table-cell office:value-type="float" office:value="0.611892264806297" calcext:value-type="float">
            <text:p>0.611892264806297</text:p>
          </table:table-cell>
          <table:table-cell office:value-type="float" office:value="0.610152305035288" calcext:value-type="float">
            <text:p>0.610152305035288</text:p>
          </table:table-cell>
          <table:table-cell office:value-type="float" office:value="0.611341584878142" calcext:value-type="float">
            <text:p>0.611341584878142</text:p>
          </table:table-cell>
          <table:table-cell office:value-type="float" office:value="0.609941249778353" calcext:value-type="float">
            <text:p>0.609941249778353</text:p>
          </table:table-cell>
          <table:table-cell office:value-type="float" office:value="0.610715520968268" calcext:value-type="float">
            <text:p>0.610715520968268</text:p>
          </table:table-cell>
          <table:table-cell office:value-type="float" office:value="0.610894771262637" calcext:value-type="float">
            <text:p>0.610894771262637</text:p>
          </table:table-cell>
          <table:table-cell office:value-type="float" office:value="0.610484272697378" calcext:value-type="float">
            <text:p>0.610484272697378</text:p>
          </table:table-cell>
          <table:table-cell office:value-type="float" office:value="0.610106908018899" calcext:value-type="float">
            <text:p>0.610106908018899</text:p>
          </table:table-cell>
          <table:table-cell office:value-type="float" office:value="0.609515912342872" calcext:value-type="float">
            <text:p>0.609515912342872</text:p>
          </table:table-cell>
          <table:table-cell office:value-type="float" office:value="0.609112629682402" calcext:value-type="float">
            <text:p>0.609112629682402</text:p>
          </table:table-cell>
          <table:table-cell office:value-type="float" office:value="0.609471146748026" calcext:value-type="float">
            <text:p>0.609471146748026</text:p>
          </table:table-cell>
          <table:table-cell office:value-type="float" office:value="0.60996272161276" calcext:value-type="float">
            <text:p>0.60996272161276</text:p>
          </table:table-cell>
          <table:table-cell office:value-type="float" office:value="0.608684744075108" calcext:value-type="float">
            <text:p>0.608684744075108</text:p>
          </table:table-cell>
          <table:table-cell office:value-type="float" office:value="0.609357443938913" calcext:value-type="float">
            <text:p>0.609357443938913</text:p>
          </table:table-cell>
          <table:table-cell office:value-type="float" office:value="0.609375534521863" calcext:value-type="float">
            <text:p>0.609375534521863</text:p>
          </table:table-cell>
          <table:table-cell office:value-type="float" office:value="0.608504152342394" calcext:value-type="float">
            <text:p>0.608504152342394</text:p>
          </table:table-cell>
          <table:table-cell office:value-type="float" office:value="0.609858583354579" calcext:value-type="float">
            <text:p>0.609858583354579</text:p>
          </table:table-cell>
          <table:table-cell office:value-type="float" office:value="0.610086334774266" calcext:value-type="float">
            <text:p>0.610086334774266</text:p>
          </table:table-cell>
          <table:table-cell office:value-type="float" office:value="0.609972700682847" calcext:value-type="float">
            <text:p>0.609972700682847</text:p>
          </table:table-cell>
          <table:table-cell office:value-type="float" office:value="0.609374491245066" calcext:value-type="float">
            <text:p>0.609374491245066</text:p>
          </table:table-cell>
          <table:table-cell office:value-type="float" office:value="0.609309529858272" calcext:value-type="float">
            <text:p>0.609309529858272</text:p>
          </table:table-cell>
          <table:table-cell office:value-type="float" office:value="0.609132007110752" calcext:value-type="float">
            <text:p>0.609132007110752</text:p>
          </table:table-cell>
          <table:table-cell office:value-type="float" office:value="0.610225362133484" calcext:value-type="float">
            <text:p>0.610225362133484</text:p>
          </table:table-cell>
          <table:table-cell office:value-type="float" office:value="0.609178237401771" calcext:value-type="float">
            <text:p>0.609178237401771</text:p>
          </table:table-cell>
          <table:table-cell office:value-type="float" office:value="0.609189080350866" calcext:value-type="float">
            <text:p>0.609189080350866</text:p>
          </table:table-cell>
          <table:table-cell office:value-type="float" office:value="0.609541099021312" calcext:value-type="float">
            <text:p>0.609541099021312</text:p>
          </table:table-cell>
          <table:table-cell office:value-type="float" office:value="0.61000843721189" calcext:value-type="float">
            <text:p>0.61000843721189</text:p>
          </table:table-cell>
          <table:table-cell office:value-type="float" office:value="0.609615434062384" calcext:value-type="float">
            <text:p>0.609615434062384</text:p>
          </table:table-cell>
          <table:table-cell office:value-type="float" office:value="0.609668384803663" calcext:value-type="float">
            <text:p>0.609668384803663</text:p>
          </table:table-cell>
          <table:table-cell office:value-type="float" office:value="0.609875200350845" calcext:value-type="float">
            <text:p>0.609875200350845</text:p>
          </table:table-cell>
          <table:table-cell office:value-type="float" office:value="0.609605114860565" calcext:value-type="float">
            <text:p>0.609605114860565</text:p>
          </table:table-cell>
          <table:table-cell office:value-type="float" office:value="0.610219772739879" calcext:value-type="float">
            <text:p>0.610219772739879</text:p>
          </table:table-cell>
          <table:table-cell office:value-type="float" office:value="0.608791444994906" calcext:value-type="float">
            <text:p>0.608791444994906</text:p>
          </table:table-cell>
          <table:table-cell office:value-type="float" office:value="0.609701819626209" calcext:value-type="float">
            <text:p>0.609701819626209</text:p>
          </table:table-cell>
          <table:table-cell office:value-type="float" office:value="0.610097730790975" calcext:value-type="float">
            <text:p>0.610097730790975</text:p>
          </table:table-cell>
          <table:table-cell office:value-type="float" office:value="0.609557942965084" calcext:value-type="float">
            <text:p>0.609557942965084</text:p>
          </table:table-cell>
          <table:table-cell office:value-type="float" office:value="0.609237965452225" calcext:value-type="float">
            <text:p>0.609237965452225</text:p>
          </table:table-cell>
          <table:table-cell office:value-type="float" office:value="0.608661194180177" calcext:value-type="float">
            <text:p>0.608661194180177</text:p>
          </table:table-cell>
          <table:table-cell office:value-type="float" office:value="0.609500360538295" calcext:value-type="float">
            <text:p>0.609500360538295</text:p>
          </table:table-cell>
          <table:table-cell office:value-type="float" office:value="0.609482185667547" calcext:value-type="float">
            <text:p>0.609482185667547</text:p>
          </table:table-cell>
          <table:table-cell office:value-type="float" office:value="0.609139377050798" calcext:value-type="float">
            <text:p>0.609139377050798</text:p>
          </table:table-cell>
          <table:table-cell office:value-type="float" office:value="0.609419186233869" calcext:value-type="float">
            <text:p>0.609419186233869</text:p>
          </table:table-cell>
          <table:table-cell office:value-type="float" office:value="0.609328280291618" calcext:value-type="float">
            <text:p>0.609328280291618</text:p>
          </table:table-cell>
          <table:table-cell office:value-type="float" office:value="0.608775978338084" calcext:value-type="float">
            <text:p>0.608775978338084</text:p>
          </table:table-cell>
          <table:table-cell office:value-type="float" office:value="0.609041517301417" calcext:value-type="float">
            <text:p>0.609041517301417</text:p>
          </table:table-cell>
          <table:table-cell office:value-type="float" office:value="0.608698347039126" calcext:value-type="float">
            <text:p>0.608698347039126</text:p>
          </table:table-cell>
          <table:table-cell office:value-type="float" office:value="0.609104381611713" calcext:value-type="float">
            <text:p>0.609104381611713</text:p>
          </table:table-cell>
          <table:table-cell office:value-type="float" office:value="0.60911470599515" calcext:value-type="float">
            <text:p>0.60911470599515</text:p>
          </table:table-cell>
          <table:table-cell office:value-type="float" office:value="0.608620735334401" calcext:value-type="float">
            <text:p>0.608620735334401</text:p>
          </table:table-cell>
          <table:table-cell office:value-type="float" office:value="0.609281803419802" calcext:value-type="float">
            <text:p>0.609281803419802</text:p>
          </table:table-cell>
          <table:table-cell office:value-type="float" office:value="0.609126361737928" calcext:value-type="float">
            <text:p>0.609126361737928</text:p>
          </table:table-cell>
          <table:table-cell office:value-type="float" office:value="0.609520139699068" calcext:value-type="float">
            <text:p>0.609520139699068</text:p>
          </table:table-cell>
          <table:table-cell office:value-type="float" office:value="0.609947508757381" calcext:value-type="float">
            <text:p>0.609947508757381</text:p>
          </table:table-cell>
          <table:table-cell office:value-type="float" office:value="0.610321368945319" calcext:value-type="float">
            <text:p>0.610321368945319</text:p>
          </table:table-cell>
          <table:table-cell office:value-type="float" office:value="0.608959665988333" calcext:value-type="float">
            <text:p>0.608959665988333</text:p>
          </table:table-cell>
          <table:table-cell office:value-type="float" office:value="0.608719612369692" calcext:value-type="float">
            <text:p>0.608719612369692</text:p>
          </table:table-cell>
          <table:table-cell office:value-type="float" office:value="0.608958822138106" calcext:value-type="float">
            <text:p>0.608958822138106</text:p>
          </table:table-cell>
          <table:table-cell office:value-type="float" office:value="0.608825276885093" calcext:value-type="float">
            <text:p>0.608825276885093</text:p>
          </table:table-cell>
          <table:table-cell office:value-type="float" office:value="0.609887380811373" calcext:value-type="float">
            <text:p>0.609887380811373</text:p>
          </table:table-cell>
          <table:table-cell office:value-type="float" office:value="0.609433502550328" calcext:value-type="float">
            <text:p>0.609433502550328</text:p>
          </table:table-cell>
          <table:table-cell office:value-type="float" office:value="0.60951322857302" calcext:value-type="float">
            <text:p>0.60951322857302</text:p>
          </table:table-cell>
          <table:table-cell office:value-type="float" office:value="0.609288159488802" calcext:value-type="float">
            <text:p>0.609288159488802</text:p>
          </table:table-cell>
          <table:table-cell office:value-type="float" office:value="0.609851911568766" calcext:value-type="float">
            <text:p>0.609851911568766</text:p>
          </table:table-cell>
          <table:table-cell office:value-type="float" office:value="0.609007741933409" calcext:value-type="float">
            <text:p>0.609007741933409</text:p>
          </table:table-cell>
          <table:table-cell office:value-type="float" office:value="0.609611037258933" calcext:value-type="float">
            <text:p>0.609611037258933</text:p>
          </table:table-cell>
          <table:table-cell office:value-type="float" office:value="0.608810835746651" calcext:value-type="float">
            <text:p>0.608810835746651</text:p>
          </table:table-cell>
          <table:table-cell office:value-type="float" office:value="0.60933539993561" calcext:value-type="float">
            <text:p>0.60933539993561</text:p>
          </table:table-cell>
          <table:table-cell office:value-type="float" office:value="0.608733672918858" calcext:value-type="float">
            <text:p>0.608733672918858</text:p>
          </table:table-cell>
          <table:table-cell office:value-type="float" office:value="0.609656022438667" calcext:value-type="float">
            <text:p>0.609656022438667</text:p>
          </table:table-cell>
          <table:table-cell office:value-type="float" office:value="0.60919551560042" calcext:value-type="float">
            <text:p>0.60919551560042</text:p>
          </table:table-cell>
          <table:table-cell office:value-type="float" office:value="0.60945319984015" calcext:value-type="float">
            <text:p>0.60945319984015</text:p>
          </table:table-cell>
          <table:table-cell office:value-type="float" office:value="0.608651319743632" calcext:value-type="float">
            <text:p>0.608651319743632</text:p>
          </table:table-cell>
          <table:table-cell office:value-type="float" office:value="0.609480398278706" calcext:value-type="float">
            <text:p>0.609480398278706</text:p>
          </table:table-cell>
          <table:table-cell office:value-type="float" office:value="0.608773248724672" calcext:value-type="float">
            <text:p>0.608773248724672</text:p>
          </table:table-cell>
          <table:table-cell office:value-type="float" office:value="0.60959912500486" calcext:value-type="float">
            <text:p>0.60959912500486</text:p>
          </table:table-cell>
          <table:table-cell office:value-type="float" office:value="0.60957834397129" calcext:value-type="float">
            <text:p>0.60957834397129</text:p>
          </table:table-cell>
          <table:table-cell office:value-type="float" office:value="0.609710317153947" calcext:value-type="float">
            <text:p>0.609710317153947</text:p>
          </table:table-cell>
          <table:table-cell office:value-type="float" office:value="0.609146976443115" calcext:value-type="float">
            <text:p>0.609146976443115</text:p>
          </table:table-cell>
          <table:table-cell office:value-type="float" office:value="0.608650957548767" calcext:value-type="float">
            <text:p>0.608650957548767</text:p>
          </table:table-cell>
          <table:table-cell office:value-type="float" office:value="0.608905409236566" calcext:value-type="float">
            <text:p>0.608905409236566</text:p>
          </table:table-cell>
          <table:table-cell office:value-type="float" office:value="0.608691636960944" calcext:value-type="float">
            <text:p>0.608691636960944</text:p>
          </table:table-cell>
          <table:table-cell office:value-type="float" office:value="0.608731408701099" calcext:value-type="float">
            <text:p>0.608731408701099</text:p>
          </table:table-cell>
          <table:table-cell table:number-columns-repeated="512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02814763112756" calcext:value-type="float">
            <text:p>-0.202814763112756</text:p>
          </table:table-cell>
          <table:table-cell office:value-type="float" office:value="-0.20271053552151" calcext:value-type="float">
            <text:p>-0.20271053552151</text:p>
          </table:table-cell>
          <table:table-cell office:value-type="float" office:value="-0.202743683025838" calcext:value-type="float">
            <text:p>-0.202743683025838</text:p>
          </table:table-cell>
          <table:table-cell office:value-type="float" office:value="-0.2026879857669" calcext:value-type="float">
            <text:p>-0.2026879857669</text:p>
          </table:table-cell>
          <table:table-cell office:value-type="float" office:value="-0.202695328665817" calcext:value-type="float">
            <text:p>-0.202695328665817</text:p>
          </table:table-cell>
          <table:table-cell office:value-type="float" office:value="-0.202800728681916" calcext:value-type="float">
            <text:p>-0.202800728681916</text:p>
          </table:table-cell>
          <table:table-cell office:value-type="float" office:value="-0.202628004139755" calcext:value-type="float">
            <text:p>-0.202628004139755</text:p>
          </table:table-cell>
          <table:table-cell office:value-type="float" office:value="-0.202649975669191" calcext:value-type="float">
            <text:p>-0.202649975669191</text:p>
          </table:table-cell>
          <table:table-cell office:value-type="float" office:value="-0.202708926457952" calcext:value-type="float">
            <text:p>-0.202708926457952</text:p>
          </table:table-cell>
          <table:table-cell office:value-type="float" office:value="-0.202718705390269" calcext:value-type="float">
            <text:p>-0.202718705390269</text:p>
          </table:table-cell>
          <table:table-cell office:value-type="float" office:value="-0.202719594970334" calcext:value-type="float">
            <text:p>-0.202719594970334</text:p>
          </table:table-cell>
          <table:table-cell office:value-type="float" office:value="-0.202740726196564" calcext:value-type="float">
            <text:p>-0.202740726196564</text:p>
          </table:table-cell>
          <table:table-cell office:value-type="float" office:value="-0.202678311833839" calcext:value-type="float">
            <text:p>-0.202678311833839</text:p>
          </table:table-cell>
          <table:table-cell office:value-type="float" office:value="-0.202741162516738" calcext:value-type="float">
            <text:p>-0.202741162516738</text:p>
          </table:table-cell>
          <table:table-cell office:value-type="float" office:value="-0.202755609834529" calcext:value-type="float">
            <text:p>-0.202755609834529</text:p>
          </table:table-cell>
          <table:table-cell office:value-type="float" office:value="-0.202796183068026" calcext:value-type="float">
            <text:p>-0.202796183068026</text:p>
          </table:table-cell>
          <table:table-cell office:value-type="float" office:value="-0.202755353219696" calcext:value-type="float">
            <text:p>-0.202755353219696</text:p>
          </table:table-cell>
          <table:table-cell office:value-type="float" office:value="-0.202722888005746" calcext:value-type="float">
            <text:p>-0.202722888005746</text:p>
          </table:table-cell>
          <table:table-cell office:value-type="float" office:value="-0.20280275408211" calcext:value-type="float">
            <text:p>-0.20280275408211</text:p>
          </table:table-cell>
          <table:table-cell office:value-type="float" office:value="-0.202752149784179" calcext:value-type="float">
            <text:p>-0.202752149784179</text:p>
          </table:table-cell>
          <table:table-cell office:value-type="float" office:value="-0.202692141163006" calcext:value-type="float">
            <text:p>-0.202692141163006</text:p>
          </table:table-cell>
          <table:table-cell office:value-type="float" office:value="-0.202844682598102" calcext:value-type="float">
            <text:p>-0.202844682598102</text:p>
          </table:table-cell>
          <table:table-cell office:value-type="float" office:value="-0.20269373106439" calcext:value-type="float">
            <text:p>-0.20269373106439</text:p>
          </table:table-cell>
          <table:table-cell office:value-type="float" office:value="-0.202769777198704" calcext:value-type="float">
            <text:p>-0.202769777198704</text:p>
          </table:table-cell>
          <table:table-cell office:value-type="float" office:value="-0.202691949914783" calcext:value-type="float">
            <text:p>-0.202691949914783</text:p>
          </table:table-cell>
          <table:table-cell office:value-type="float" office:value="-0.202770693257003" calcext:value-type="float">
            <text:p>-0.202770693257003</text:p>
          </table:table-cell>
          <table:table-cell office:value-type="float" office:value="-0.202763773970815" calcext:value-type="float">
            <text:p>-0.202763773970815</text:p>
          </table:table-cell>
          <table:table-cell office:value-type="float" office:value="-0.202836467743461" calcext:value-type="float">
            <text:p>-0.202836467743461</text:p>
          </table:table-cell>
          <table:table-cell office:value-type="float" office:value="-0.202662012505373" calcext:value-type="float">
            <text:p>-0.202662012505373</text:p>
          </table:table-cell>
          <table:table-cell office:value-type="float" office:value="-0.202739123820377" calcext:value-type="float">
            <text:p>-0.202739123820377</text:p>
          </table:table-cell>
          <table:table-cell office:value-type="float" office:value="-0.20268603787672" calcext:value-type="float">
            <text:p>-0.20268603787672</text:p>
          </table:table-cell>
          <table:table-cell office:value-type="float" office:value="-0.20278802016831" calcext:value-type="float">
            <text:p>-0.20278802016831</text:p>
          </table:table-cell>
          <table:table-cell office:value-type="float" office:value="-0.202772155805959" calcext:value-type="float">
            <text:p>-0.202772155805959</text:p>
          </table:table-cell>
          <table:table-cell office:value-type="float" office:value="-0.202746522515498" calcext:value-type="float">
            <text:p>-0.202746522515498</text:p>
          </table:table-cell>
          <table:table-cell office:value-type="float" office:value="-0.202710998910442" calcext:value-type="float">
            <text:p>-0.202710998910442</text:p>
          </table:table-cell>
          <table:table-cell office:value-type="float" office:value="-0.202783621335264" calcext:value-type="float">
            <text:p>-0.202783621335264</text:p>
          </table:table-cell>
          <table:table-cell office:value-type="float" office:value="-0.202731217639064" calcext:value-type="float">
            <text:p>-0.202731217639064</text:p>
          </table:table-cell>
          <table:table-cell office:value-type="float" office:value="-0.20276566476263" calcext:value-type="float">
            <text:p>-0.20276566476263</text:p>
          </table:table-cell>
          <table:table-cell office:value-type="float" office:value="-0.202772987896665" calcext:value-type="float">
            <text:p>-0.202772987896665</text:p>
          </table:table-cell>
          <table:table-cell office:value-type="float" office:value="-0.202798268395972" calcext:value-type="float">
            <text:p>-0.202798268395972</text:p>
          </table:table-cell>
          <table:table-cell office:value-type="float" office:value="-0.202770707204294" calcext:value-type="float">
            <text:p>-0.202770707204294</text:p>
          </table:table-cell>
          <table:table-cell office:value-type="float" office:value="-0.202803614602709" calcext:value-type="float">
            <text:p>-0.202803614602709</text:p>
          </table:table-cell>
          <table:table-cell office:value-type="float" office:value="-0.202833467788982" calcext:value-type="float">
            <text:p>-0.202833467788982</text:p>
          </table:table-cell>
          <table:table-cell office:value-type="float" office:value="-0.202733741842334" calcext:value-type="float">
            <text:p>-0.202733741842334</text:p>
          </table:table-cell>
          <table:table-cell office:value-type="float" office:value="-0.202578911206484" calcext:value-type="float">
            <text:p>-0.202578911206484</text:p>
          </table:table-cell>
          <table:table-cell office:value-type="float" office:value="-0.202757105502881" calcext:value-type="float">
            <text:p>-0.202757105502881</text:p>
          </table:table-cell>
          <table:table-cell office:value-type="float" office:value="-0.202605756354049" calcext:value-type="float">
            <text:p>-0.202605756354049</text:p>
          </table:table-cell>
          <table:table-cell office:value-type="float" office:value="-0.202657036062086" calcext:value-type="float">
            <text:p>-0.202657036062086</text:p>
          </table:table-cell>
          <table:table-cell office:value-type="float" office:value="-0.204255533904869" calcext:value-type="float">
            <text:p>-0.204255533904869</text:p>
          </table:table-cell>
          <table:table-cell office:value-type="float" office:value="-0.204653599545563" calcext:value-type="float">
            <text:p>-0.204653599545563</text:p>
          </table:table-cell>
          <table:table-cell office:value-type="float" office:value="-0.204620766847205" calcext:value-type="float">
            <text:p>-0.204620766847205</text:p>
          </table:table-cell>
          <table:table-cell office:value-type="float" office:value="-0.204065465159542" calcext:value-type="float">
            <text:p>-0.204065465159542</text:p>
          </table:table-cell>
          <table:table-cell office:value-type="float" office:value="-0.200263055140096" calcext:value-type="float">
            <text:p>-0.200263055140096</text:p>
          </table:table-cell>
          <table:table-cell office:value-type="float" office:value="-0.200182172123637" calcext:value-type="float">
            <text:p>-0.200182172123637</text:p>
          </table:table-cell>
          <table:table-cell office:value-type="float" office:value="-0.206763471247063" calcext:value-type="float">
            <text:p>-0.206763471247063</text:p>
          </table:table-cell>
          <table:table-cell office:value-type="float" office:value="-0.247922930405203" calcext:value-type="float">
            <text:p>-0.247922930405203</text:p>
          </table:table-cell>
          <table:table-cell office:value-type="float" office:value="-0.256226529240055" calcext:value-type="float">
            <text:p>-0.256226529240055</text:p>
          </table:table-cell>
          <table:table-cell office:value-type="float" office:value="-0.256844968777373" calcext:value-type="float">
            <text:p>-0.256844968777373</text:p>
          </table:table-cell>
          <table:table-cell office:value-type="float" office:value="-0.257046541780624" calcext:value-type="float">
            <text:p>-0.257046541780624</text:p>
          </table:table-cell>
          <table:table-cell office:value-type="float" office:value="-0.258200149317238" calcext:value-type="float">
            <text:p>-0.258200149317238</text:p>
          </table:table-cell>
          <table:table-cell office:value-type="float" office:value="-0.261059649148344" calcext:value-type="float">
            <text:p>-0.261059649148344</text:p>
          </table:table-cell>
          <table:table-cell office:value-type="float" office:value="-0.260231678596402" calcext:value-type="float">
            <text:p>-0.260231678596402</text:p>
          </table:table-cell>
          <table:table-cell office:value-type="float" office:value="-0.257664860800441" calcext:value-type="float">
            <text:p>-0.257664860800441</text:p>
          </table:table-cell>
          <table:table-cell office:value-type="float" office:value="-0.254915856301119" calcext:value-type="float">
            <text:p>-0.254915856301119</text:p>
          </table:table-cell>
          <table:table-cell office:value-type="float" office:value="-0.254772298624093" calcext:value-type="float">
            <text:p>-0.254772298624093</text:p>
          </table:table-cell>
          <table:table-cell office:value-type="float" office:value="-0.25718283064073" calcext:value-type="float">
            <text:p>-0.25718283064073</text:p>
          </table:table-cell>
          <table:table-cell office:value-type="float" office:value="-0.244515413306976" calcext:value-type="float">
            <text:p>-0.244515413306976</text:p>
          </table:table-cell>
          <table:table-cell office:value-type="float" office:value="-0.241503452448342" calcext:value-type="float">
            <text:p>-0.241503452448342</text:p>
          </table:table-cell>
          <table:table-cell office:value-type="float" office:value="-0.241558870638349" calcext:value-type="float">
            <text:p>-0.241558870638349</text:p>
          </table:table-cell>
          <table:table-cell office:value-type="float" office:value="-0.24415666070591" calcext:value-type="float">
            <text:p>-0.24415666070591</text:p>
          </table:table-cell>
          <table:table-cell office:value-type="float" office:value="-0.255740213743493" calcext:value-type="float">
            <text:p>-0.255740213743493</text:p>
          </table:table-cell>
          <table:table-cell office:value-type="float" office:value="-0.25220120269158" calcext:value-type="float">
            <text:p>-0.25220120269158</text:p>
          </table:table-cell>
          <table:table-cell office:value-type="float" office:value="-0.2509278722951" calcext:value-type="float">
            <text:p>-0.2509278722951</text:p>
          </table:table-cell>
          <table:table-cell office:value-type="float" office:value="-0.190865473497674" calcext:value-type="float">
            <text:p>-0.190865473497674</text:p>
          </table:table-cell>
          <table:table-cell office:value-type="float" office:value="-0.184654300540368" calcext:value-type="float">
            <text:p>-0.184654300540368</text:p>
          </table:table-cell>
          <table:table-cell office:value-type="float" office:value="-0.180291345258657" calcext:value-type="float">
            <text:p>-0.180291345258657</text:p>
          </table:table-cell>
          <table:table-cell office:value-type="float" office:value="-0.17299980360004" calcext:value-type="float">
            <text:p>-0.17299980360004</text:p>
          </table:table-cell>
          <table:table-cell office:value-type="float" office:value="-0.180723726999977" calcext:value-type="float">
            <text:p>-0.180723726999977</text:p>
          </table:table-cell>
          <table:table-cell office:value-type="float" office:value="-0.183200216133442" calcext:value-type="float">
            <text:p>-0.183200216133442</text:p>
          </table:table-cell>
          <table:table-cell office:value-type="float" office:value="-0.19083044433054" calcext:value-type="float">
            <text:p>-0.19083044433054</text:p>
          </table:table-cell>
          <table:table-cell office:value-type="float" office:value="-0.195308353314536" calcext:value-type="float">
            <text:p>-0.195308353314536</text:p>
          </table:table-cell>
          <table:table-cell office:value-type="float" office:value="-0.207847590227346" calcext:value-type="float">
            <text:p>-0.207847590227346</text:p>
          </table:table-cell>
          <table:table-cell office:value-type="float" office:value="-0.213986284759029" calcext:value-type="float">
            <text:p>-0.213986284759029</text:p>
          </table:table-cell>
          <table:table-cell office:value-type="float" office:value="-0.215271849072359" calcext:value-type="float">
            <text:p>-0.215271849072359</text:p>
          </table:table-cell>
          <table:table-cell office:value-type="float" office:value="-0.215415774616498" calcext:value-type="float">
            <text:p>-0.215415774616498</text:p>
          </table:table-cell>
          <table:table-cell office:value-type="float" office:value="-0.204016407208243" calcext:value-type="float">
            <text:p>-0.204016407208243</text:p>
          </table:table-cell>
          <table:table-cell office:value-type="float" office:value="-0.19429918483632" calcext:value-type="float">
            <text:p>-0.19429918483632</text:p>
          </table:table-cell>
          <table:table-cell office:value-type="float" office:value="-0.189934677146363" calcext:value-type="float">
            <text:p>-0.189934677146363</text:p>
          </table:table-cell>
          <table:table-cell office:value-type="float" office:value="-0.240886459266364" calcext:value-type="float">
            <text:p>-0.240886459266364</text:p>
          </table:table-cell>
          <table:table-cell office:value-type="float" office:value="-0.241439860826817" calcext:value-type="float">
            <text:p>-0.241439860826817</text:p>
          </table:table-cell>
          <table:table-cell office:value-type="float" office:value="-0.241825557888784" calcext:value-type="float">
            <text:p>-0.241825557888784</text:p>
          </table:table-cell>
          <table:table-cell office:value-type="float" office:value="-0.245880696945491" calcext:value-type="float">
            <text:p>-0.245880696945491</text:p>
          </table:table-cell>
          <table:table-cell office:value-type="float" office:value="-0.246297758528462" calcext:value-type="float">
            <text:p>-0.246297758528462</text:p>
          </table:table-cell>
          <table:table-cell office:value-type="float" office:value="-0.247391453079259" calcext:value-type="float">
            <text:p>-0.247391453079259</text:p>
          </table:table-cell>
          <table:table-cell office:value-type="float" office:value="-0.248046382101659" calcext:value-type="float">
            <text:p>-0.248046382101659</text:p>
          </table:table-cell>
          <table:table-cell office:value-type="float" office:value="-0.253769557133151" calcext:value-type="float">
            <text:p>-0.253769557133151</text:p>
          </table:table-cell>
          <table:table-cell office:value-type="float" office:value="-0.245161159066933" calcext:value-type="float">
            <text:p>-0.245161159066933</text:p>
          </table:table-cell>
          <table:table-cell office:value-type="float" office:value="-0.204054030931583" calcext:value-type="float">
            <text:p>-0.204054030931583</text:p>
          </table:table-cell>
          <table:table-cell office:value-type="float" office:value="-0.20494446250296" calcext:value-type="float">
            <text:p>-0.20494446250296</text:p>
          </table:table-cell>
          <table:table-cell office:value-type="float" office:value="-0.213256366154099" calcext:value-type="float">
            <text:p>-0.213256366154099</text:p>
          </table:table-cell>
          <table:table-cell office:value-type="float" office:value="-0.218507171482601" calcext:value-type="float">
            <text:p>-0.218507171482601</text:p>
          </table:table-cell>
          <table:table-cell office:value-type="float" office:value="-0.220033635990157" calcext:value-type="float">
            <text:p>-0.220033635990157</text:p>
          </table:table-cell>
          <table:table-cell office:value-type="float" office:value="-0.220835415677746" calcext:value-type="float">
            <text:p>-0.220835415677746</text:p>
          </table:table-cell>
          <table:table-cell office:value-type="float" office:value="-0.222949137679208" calcext:value-type="float">
            <text:p>-0.222949137679208</text:p>
          </table:table-cell>
          <table:table-cell office:value-type="float" office:value="-0.181262043451581" calcext:value-type="float">
            <text:p>-0.181262043451581</text:p>
          </table:table-cell>
          <table:table-cell office:value-type="float" office:value="-0.176701119642247" calcext:value-type="float">
            <text:p>-0.176701119642247</text:p>
          </table:table-cell>
          <table:table-cell office:value-type="float" office:value="-0.174446385558718" calcext:value-type="float">
            <text:p>-0.174446385558718</text:p>
          </table:table-cell>
          <table:table-cell office:value-type="float" office:value="-0.170374089580525" calcext:value-type="float">
            <text:p>-0.170374089580525</text:p>
          </table:table-cell>
          <table:table-cell office:value-type="float" office:value="-0.167173207131571" calcext:value-type="float">
            <text:p>-0.167173207131571</text:p>
          </table:table-cell>
          <table:table-cell office:value-type="float" office:value="-0.175772963236374" calcext:value-type="float">
            <text:p>-0.175772963236374</text:p>
          </table:table-cell>
          <table:table-cell office:value-type="float" office:value="-0.20154407673395" calcext:value-type="float">
            <text:p>-0.20154407673395</text:p>
          </table:table-cell>
          <table:table-cell office:value-type="float" office:value="-0.213051354324464" calcext:value-type="float">
            <text:p>-0.213051354324464</text:p>
          </table:table-cell>
          <table:table-cell office:value-type="float" office:value="-0.217617012216135" calcext:value-type="float">
            <text:p>-0.217617012216135</text:p>
          </table:table-cell>
          <table:table-cell office:value-type="float" office:value="-0.218283774623429" calcext:value-type="float">
            <text:p>-0.218283774623429</text:p>
          </table:table-cell>
          <table:table-cell office:value-type="float" office:value="-0.216754720390076" calcext:value-type="float">
            <text:p>-0.216754720390076</text:p>
          </table:table-cell>
          <table:table-cell office:value-type="float" office:value="-0.217083316536596" calcext:value-type="float">
            <text:p>-0.217083316536596</text:p>
          </table:table-cell>
          <table:table-cell office:value-type="float" office:value="-0.213048968288039" calcext:value-type="float">
            <text:p>-0.213048968288039</text:p>
          </table:table-cell>
          <table:table-cell office:value-type="float" office:value="-0.200498795360896" calcext:value-type="float">
            <text:p>-0.200498795360896</text:p>
          </table:table-cell>
          <table:table-cell office:value-type="float" office:value="-0.194641103847497" calcext:value-type="float">
            <text:p>-0.194641103847497</text:p>
          </table:table-cell>
          <table:table-cell office:value-type="float" office:value="-0.199157826958568" calcext:value-type="float">
            <text:p>-0.199157826958568</text:p>
          </table:table-cell>
          <table:table-cell office:value-type="float" office:value="-0.243549387009752" calcext:value-type="float">
            <text:p>-0.243549387009752</text:p>
          </table:table-cell>
          <table:table-cell office:value-type="float" office:value="-0.243573983533487" calcext:value-type="float">
            <text:p>-0.243573983533487</text:p>
          </table:table-cell>
          <table:table-cell office:value-type="float" office:value="-0.24373536277309" calcext:value-type="float">
            <text:p>-0.24373536277309</text:p>
          </table:table-cell>
          <table:table-cell office:value-type="float" office:value="-0.243543452086957" calcext:value-type="float">
            <text:p>-0.243543452086957</text:p>
          </table:table-cell>
          <table:table-cell office:value-type="float" office:value="-0.246419099362663" calcext:value-type="float">
            <text:p>-0.246419099362663</text:p>
          </table:table-cell>
          <table:table-cell office:value-type="float" office:value="-0.246835152564534" calcext:value-type="float">
            <text:p>-0.246835152564534</text:p>
          </table:table-cell>
          <table:table-cell office:value-type="float" office:value="-0.246837034430415" calcext:value-type="float">
            <text:p>-0.246837034430415</text:p>
          </table:table-cell>
          <table:table-cell office:value-type="float" office:value="-0.24628790212777" calcext:value-type="float">
            <text:p>-0.24628790212777</text:p>
          </table:table-cell>
          <table:table-cell office:value-type="float" office:value="-0.245281141742288" calcext:value-type="float">
            <text:p>-0.245281141742288</text:p>
          </table:table-cell>
          <table:table-cell office:value-type="float" office:value="-0.244829919269452" calcext:value-type="float">
            <text:p>-0.244829919269452</text:p>
          </table:table-cell>
          <table:table-cell office:value-type="float" office:value="-0.250108792403141" calcext:value-type="float">
            <text:p>-0.250108792403141</text:p>
          </table:table-cell>
          <table:table-cell office:value-type="float" office:value="-0.252735926788287" calcext:value-type="float">
            <text:p>-0.252735926788287</text:p>
          </table:table-cell>
          <table:table-cell office:value-type="float" office:value="-0.227398110475514" calcext:value-type="float">
            <text:p>-0.227398110475514</text:p>
          </table:table-cell>
          <table:table-cell office:value-type="float" office:value="-0.229466325285311" calcext:value-type="float">
            <text:p>-0.229466325285311</text:p>
          </table:table-cell>
          <table:table-cell office:value-type="float" office:value="-0.234253656026966" calcext:value-type="float">
            <text:p>-0.234253656026966</text:p>
          </table:table-cell>
          <table:table-cell office:value-type="float" office:value="-0.241774247075291" calcext:value-type="float">
            <text:p>-0.241774247075291</text:p>
          </table:table-cell>
          <table:table-cell office:value-type="float" office:value="-0.244174389638168" calcext:value-type="float">
            <text:p>-0.244174389638168</text:p>
          </table:table-cell>
          <table:table-cell office:value-type="float" office:value="-0.241017746769714" calcext:value-type="float">
            <text:p>-0.241017746769714</text:p>
          </table:table-cell>
          <table:table-cell office:value-type="float" office:value="-0.24084942266399" calcext:value-type="float">
            <text:p>-0.24084942266399</text:p>
          </table:table-cell>
          <table:table-cell office:value-type="float" office:value="-0.194641998096281" calcext:value-type="float">
            <text:p>-0.194641998096281</text:p>
          </table:table-cell>
          <table:table-cell office:value-type="float" office:value="-0.186510771633441" calcext:value-type="float">
            <text:p>-0.186510771633441</text:p>
          </table:table-cell>
          <table:table-cell office:value-type="float" office:value="-0.182561479531998" calcext:value-type="float">
            <text:p>-0.182561479531998</text:p>
          </table:table-cell>
          <table:table-cell office:value-type="float" office:value="-0.185608294341114" calcext:value-type="float">
            <text:p>-0.185608294341114</text:p>
          </table:table-cell>
          <table:table-cell office:value-type="float" office:value="-0.188905113766557" calcext:value-type="float">
            <text:p>-0.188905113766557</text:p>
          </table:table-cell>
          <table:table-cell office:value-type="float" office:value="-0.221715188644018" calcext:value-type="float">
            <text:p>-0.221715188644018</text:p>
          </table:table-cell>
          <table:table-cell office:value-type="float" office:value="-0.228271796166557" calcext:value-type="float">
            <text:p>-0.228271796166557</text:p>
          </table:table-cell>
          <table:table-cell office:value-type="float" office:value="-0.22881436744532" calcext:value-type="float">
            <text:p>-0.22881436744532</text:p>
          </table:table-cell>
          <table:table-cell office:value-type="float" office:value="-0.228507035602654" calcext:value-type="float">
            <text:p>-0.228507035602654</text:p>
          </table:table-cell>
          <table:table-cell office:value-type="float" office:value="-0.200486362869828" calcext:value-type="float">
            <text:p>-0.200486362869828</text:p>
          </table:table-cell>
          <table:table-cell office:value-type="float" office:value="-0.196584855297469" calcext:value-type="float">
            <text:p>-0.196584855297469</text:p>
          </table:table-cell>
          <table:table-cell office:value-type="float" office:value="-0.203006127776634" calcext:value-type="float">
            <text:p>-0.203006127776634</text:p>
          </table:table-cell>
          <table:table-cell office:value-type="float" office:value="-0.246449783214836" calcext:value-type="float">
            <text:p>-0.246449783214836</text:p>
          </table:table-cell>
          <table:table-cell office:value-type="float" office:value="-0.244566489866418" calcext:value-type="float">
            <text:p>-0.244566489866418</text:p>
          </table:table-cell>
          <table:table-cell office:value-type="float" office:value="-0.242536497878886" calcext:value-type="float">
            <text:p>-0.242536497878886</text:p>
          </table:table-cell>
          <table:table-cell office:value-type="float" office:value="-0.243786237035028" calcext:value-type="float">
            <text:p>-0.243786237035028</text:p>
          </table:table-cell>
          <table:table-cell office:value-type="float" office:value="-0.241444776261243" calcext:value-type="float">
            <text:p>-0.241444776261243</text:p>
          </table:table-cell>
          <table:table-cell office:value-type="float" office:value="-0.243331748473864" calcext:value-type="float">
            <text:p>-0.243331748473864</text:p>
          </table:table-cell>
          <table:table-cell office:value-type="float" office:value="-0.243829577254899" calcext:value-type="float">
            <text:p>-0.243829577254899</text:p>
          </table:table-cell>
          <table:table-cell office:value-type="float" office:value="-0.244630245236904" calcext:value-type="float">
            <text:p>-0.244630245236904</text:p>
          </table:table-cell>
          <table:table-cell office:value-type="float" office:value="-0.241972092953509" calcext:value-type="float">
            <text:p>-0.241972092953509</text:p>
          </table:table-cell>
          <table:table-cell office:value-type="float" office:value="-0.245185626162814" calcext:value-type="float">
            <text:p>-0.245185626162814</text:p>
          </table:table-cell>
          <table:table-cell office:value-type="float" office:value="-0.246982603186889" calcext:value-type="float">
            <text:p>-0.246982603186889</text:p>
          </table:table-cell>
          <table:table-cell office:value-type="float" office:value="-0.258613459623414" calcext:value-type="float">
            <text:p>-0.258613459623414</text:p>
          </table:table-cell>
          <table:table-cell office:value-type="float" office:value="-0.24791360763024" calcext:value-type="float">
            <text:p>-0.24791360763024</text:p>
          </table:table-cell>
          <table:table-cell office:value-type="float" office:value="-0.246639809929604" calcext:value-type="float">
            <text:p>-0.246639809929604</text:p>
          </table:table-cell>
          <table:table-cell office:value-type="float" office:value="-0.248273132359075" calcext:value-type="float">
            <text:p>-0.248273132359075</text:p>
          </table:table-cell>
          <table:table-cell office:value-type="float" office:value="-0.250463542030132" calcext:value-type="float">
            <text:p>-0.250463542030132</text:p>
          </table:table-cell>
          <table:table-cell office:value-type="float" office:value="-0.25730800302545" calcext:value-type="float">
            <text:p>-0.25730800302545</text:p>
          </table:table-cell>
          <table:table-cell office:value-type="float" office:value="-0.262449773691721" calcext:value-type="float">
            <text:p>-0.262449773691721</text:p>
          </table:table-cell>
          <table:table-cell office:value-type="float" office:value="-0.260850432816351" calcext:value-type="float">
            <text:p>-0.260850432816351</text:p>
          </table:table-cell>
          <table:table-cell office:value-type="float" office:value="-0.261362258731478" calcext:value-type="float">
            <text:p>-0.261362258731478</text:p>
          </table:table-cell>
          <table:table-cell office:value-type="float" office:value="-0.256789186489032" calcext:value-type="float">
            <text:p>-0.256789186489032</text:p>
          </table:table-cell>
          <table:table-cell office:value-type="float" office:value="-0.255627140025509" calcext:value-type="float">
            <text:p>-0.255627140025509</text:p>
          </table:table-cell>
          <table:table-cell office:value-type="float" office:value="-0.253986177198729" calcext:value-type="float">
            <text:p>-0.253986177198729</text:p>
          </table:table-cell>
          <table:table-cell office:value-type="float" office:value="-0.255292428151864" calcext:value-type="float">
            <text:p>-0.255292428151864</text:p>
          </table:table-cell>
          <table:table-cell office:value-type="float" office:value="-0.216179382133954" calcext:value-type="float">
            <text:p>-0.216179382133954</text:p>
          </table:table-cell>
          <table:table-cell office:value-type="float" office:value="-0.209521998720487" calcext:value-type="float">
            <text:p>-0.209521998720487</text:p>
          </table:table-cell>
          <table:table-cell office:value-type="float" office:value="-0.207770309476184" calcext:value-type="float">
            <text:p>-0.207770309476184</text:p>
          </table:table-cell>
          <table:table-cell office:value-type="float" office:value="-0.20518753980421" calcext:value-type="float">
            <text:p>-0.20518753980421</text:p>
          </table:table-cell>
          <table:table-cell office:value-type="float" office:value="-0.20703140629033" calcext:value-type="float">
            <text:p>-0.20703140629033</text:p>
          </table:table-cell>
          <table:table-cell office:value-type="float" office:value="-0.236651102179017" calcext:value-type="float">
            <text:p>-0.236651102179017</text:p>
          </table:table-cell>
          <table:table-cell office:value-type="float" office:value="-0.246510969564976" calcext:value-type="float">
            <text:p>-0.246510969564976</text:p>
          </table:table-cell>
          <table:table-cell office:value-type="float" office:value="-0.246543396594584" calcext:value-type="float">
            <text:p>-0.246543396594584</text:p>
          </table:table-cell>
          <table:table-cell office:value-type="float" office:value="-0.240774595995482" calcext:value-type="float">
            <text:p>-0.240774595995482</text:p>
          </table:table-cell>
          <table:table-cell office:value-type="float" office:value="-0.217503020529107" calcext:value-type="float">
            <text:p>-0.217503020529107</text:p>
          </table:table-cell>
          <table:table-cell office:value-type="float" office:value="-0.210363362743896" calcext:value-type="float">
            <text:p>-0.210363362743896</text:p>
          </table:table-cell>
          <table:table-cell office:value-type="float" office:value="-0.205470366130332" calcext:value-type="float">
            <text:p>-0.205470366130332</text:p>
          </table:table-cell>
          <table:table-cell office:value-type="float" office:value="-0.269198982495475" calcext:value-type="float">
            <text:p>-0.269198982495475</text:p>
          </table:table-cell>
          <table:table-cell office:value-type="float" office:value="-0.263368957454207" calcext:value-type="float">
            <text:p>-0.263368957454207</text:p>
          </table:table-cell>
          <table:table-cell office:value-type="float" office:value="-0.264090298265165" calcext:value-type="float">
            <text:p>-0.264090298265165</text:p>
          </table:table-cell>
          <table:table-cell office:value-type="float" office:value="-0.267145659114058" calcext:value-type="float">
            <text:p>-0.267145659114058</text:p>
          </table:table-cell>
          <table:table-cell office:value-type="float" office:value="-0.267289174834837" calcext:value-type="float">
            <text:p>-0.267289174834837</text:p>
          </table:table-cell>
          <table:table-cell office:value-type="float" office:value="-0.264512306876164" calcext:value-type="float">
            <text:p>-0.264512306876164</text:p>
          </table:table-cell>
          <table:table-cell office:value-type="float" office:value="-0.267224549413126" calcext:value-type="float">
            <text:p>-0.267224549413126</text:p>
          </table:table-cell>
          <table:table-cell office:value-type="float" office:value="-0.266797910898882" calcext:value-type="float">
            <text:p>-0.266797910898882</text:p>
          </table:table-cell>
          <table:table-cell office:value-type="float" office:value="-0.28371863982555" calcext:value-type="float">
            <text:p>-0.28371863982555</text:p>
          </table:table-cell>
          <table:table-cell office:value-type="float" office:value="-0.272829963560594" calcext:value-type="float">
            <text:p>-0.272829963560594</text:p>
          </table:table-cell>
          <table:table-cell office:value-type="float" office:value="-0.265869926336315" calcext:value-type="float">
            <text:p>-0.265869926336315</text:p>
          </table:table-cell>
          <table:table-cell office:value-type="float" office:value="-0.270328788090192" calcext:value-type="float">
            <text:p>-0.270328788090192</text:p>
          </table:table-cell>
          <table:table-cell office:value-type="float" office:value="-0.281329100858641" calcext:value-type="float">
            <text:p>-0.281329100858641</text:p>
          </table:table-cell>
          <table:table-cell office:value-type="float" office:value="-0.278510004423595" calcext:value-type="float">
            <text:p>-0.278510004423595</text:p>
          </table:table-cell>
          <table:table-cell office:value-type="float" office:value="-0.276937312918577" calcext:value-type="float">
            <text:p>-0.276937312918577</text:p>
          </table:table-cell>
          <table:table-cell office:value-type="float" office:value="-0.215935628881717" calcext:value-type="float">
            <text:p>-0.215935628881717</text:p>
          </table:table-cell>
          <table:table-cell office:value-type="float" office:value="-0.200227706581471" calcext:value-type="float">
            <text:p>-0.200227706581471</text:p>
          </table:table-cell>
          <table:table-cell office:value-type="float" office:value="-0.20066417626916" calcext:value-type="float">
            <text:p>-0.20066417626916</text:p>
          </table:table-cell>
          <table:table-cell office:value-type="float" office:value="-0.205083767345296" calcext:value-type="float">
            <text:p>-0.205083767345296</text:p>
          </table:table-cell>
          <table:table-cell office:value-type="float" office:value="-0.237507296303612" calcext:value-type="float">
            <text:p>-0.237507296303612</text:p>
          </table:table-cell>
          <table:table-cell office:value-type="float" office:value="-0.248944017173641" calcext:value-type="float">
            <text:p>-0.248944017173641</text:p>
          </table:table-cell>
          <table:table-cell office:value-type="float" office:value="-0.240768956846734" calcext:value-type="float">
            <text:p>-0.240768956846734</text:p>
          </table:table-cell>
          <table:table-cell office:value-type="float" office:value="-0.239099328921694" calcext:value-type="float">
            <text:p>-0.239099328921694</text:p>
          </table:table-cell>
          <table:table-cell office:value-type="float" office:value="-0.236027406857021" calcext:value-type="float">
            <text:p>-0.236027406857021</text:p>
          </table:table-cell>
          <table:table-cell office:value-type="float" office:value="-0.23553942320176" calcext:value-type="float">
            <text:p>-0.23553942320176</text:p>
          </table:table-cell>
          <table:table-cell office:value-type="float" office:value="-0.2331233503903" calcext:value-type="float">
            <text:p>-0.2331233503903</text:p>
          </table:table-cell>
          <table:table-cell office:value-type="float" office:value="-0.232814274160225" calcext:value-type="float">
            <text:p>-0.232814274160225</text:p>
          </table:table-cell>
          <table:table-cell office:value-type="float" office:value="-0.229727039043193" calcext:value-type="float">
            <text:p>-0.229727039043193</text:p>
          </table:table-cell>
          <table:table-cell office:value-type="float" office:value="-0.228723093178993" calcext:value-type="float">
            <text:p>-0.228723093178993</text:p>
          </table:table-cell>
          <table:table-cell office:value-type="float" office:value="-0.280749545985186" calcext:value-type="float">
            <text:p>-0.280749545985186</text:p>
          </table:table-cell>
          <table:table-cell office:value-type="float" office:value="-0.270900376402036" calcext:value-type="float">
            <text:p>-0.270900376402036</text:p>
          </table:table-cell>
          <table:table-cell office:value-type="float" office:value="-0.26826730156533" calcext:value-type="float">
            <text:p>-0.26826730156533</text:p>
          </table:table-cell>
          <table:table-cell office:value-type="float" office:value="-0.271133493132185" calcext:value-type="float">
            <text:p>-0.271133493132185</text:p>
          </table:table-cell>
          <table:table-cell office:value-type="float" office:value="-0.274979116875029" calcext:value-type="float">
            <text:p>-0.274979116875029</text:p>
          </table:table-cell>
          <table:table-cell office:value-type="float" office:value="-0.276206843747281" calcext:value-type="float">
            <text:p>-0.276206843747281</text:p>
          </table:table-cell>
          <table:table-cell office:value-type="float" office:value="-0.274494008284332" calcext:value-type="float">
            <text:p>-0.274494008284332</text:p>
          </table:table-cell>
          <table:table-cell office:value-type="float" office:value="-0.27326200166856" calcext:value-type="float">
            <text:p>-0.27326200166856</text:p>
          </table:table-cell>
          <table:table-cell office:value-type="float" office:value="-0.276699017401123" calcext:value-type="float">
            <text:p>-0.276699017401123</text:p>
          </table:table-cell>
          <table:table-cell office:value-type="float" office:value="-0.298007519234244" calcext:value-type="float">
            <text:p>-0.298007519234244</text:p>
          </table:table-cell>
          <table:table-cell office:value-type="float" office:value="-0.293927218411859" calcext:value-type="float">
            <text:p>-0.293927218411859</text:p>
          </table:table-cell>
          <table:table-cell office:value-type="float" office:value="-0.284612538090718" calcext:value-type="float">
            <text:p>-0.284612538090718</text:p>
          </table:table-cell>
          <table:table-cell office:value-type="float" office:value="-0.282704886128422" calcext:value-type="float">
            <text:p>-0.282704886128422</text:p>
          </table:table-cell>
          <table:table-cell office:value-type="float" office:value="-0.280932359843861" calcext:value-type="float">
            <text:p>-0.280932359843861</text:p>
          </table:table-cell>
          <table:table-cell office:value-type="float" office:value="-0.28178292402918" calcext:value-type="float">
            <text:p>-0.28178292402918</text:p>
          </table:table-cell>
          <table:table-cell office:value-type="float" office:value="-0.28194849619552" calcext:value-type="float">
            <text:p>-0.28194849619552</text:p>
          </table:table-cell>
          <table:table-cell office:value-type="float" office:value="-0.285044570664238" calcext:value-type="float">
            <text:p>-0.285044570664238</text:p>
          </table:table-cell>
          <table:table-cell office:value-type="float" office:value="-0.284071986541003" calcext:value-type="float">
            <text:p>-0.284071986541003</text:p>
          </table:table-cell>
          <table:table-cell office:value-type="float" office:value="-0.291165889190734" calcext:value-type="float">
            <text:p>-0.291165889190734</text:p>
          </table:table-cell>
          <table:table-cell office:value-type="float" office:value="-0.285649320971916" calcext:value-type="float">
            <text:p>-0.285649320971916</text:p>
          </table:table-cell>
          <table:table-cell office:value-type="float" office:value="-0.196994574959308" calcext:value-type="float">
            <text:p>-0.196994574959308</text:p>
          </table:table-cell>
          <table:table-cell office:value-type="float" office:value="-0.197592569008428" calcext:value-type="float">
            <text:p>-0.197592569008428</text:p>
          </table:table-cell>
          <table:table-cell office:value-type="float" office:value="-0.21458833115419" calcext:value-type="float">
            <text:p>-0.21458833115419</text:p>
          </table:table-cell>
          <table:table-cell office:value-type="float" office:value="-0.220012066068795" calcext:value-type="float">
            <text:p>-0.220012066068795</text:p>
          </table:table-cell>
          <table:table-cell office:value-type="float" office:value="-0.225336590724674" calcext:value-type="float">
            <text:p>-0.225336590724674</text:p>
          </table:table-cell>
          <table:table-cell office:value-type="float" office:value="-0.237466500898501" calcext:value-type="float">
            <text:p>-0.237466500898501</text:p>
          </table:table-cell>
          <table:table-cell office:value-type="float" office:value="-0.255235357657489" calcext:value-type="float">
            <text:p>-0.255235357657489</text:p>
          </table:table-cell>
          <table:table-cell office:value-type="float" office:value="-0.25964410946992" calcext:value-type="float">
            <text:p>-0.25964410946992</text:p>
          </table:table-cell>
          <table:table-cell office:value-type="float" office:value="-0.261614068287937" calcext:value-type="float">
            <text:p>-0.261614068287937</text:p>
          </table:table-cell>
          <table:table-cell office:value-type="float" office:value="-0.26123070199933" calcext:value-type="float">
            <text:p>-0.26123070199933</text:p>
          </table:table-cell>
          <table:table-cell office:value-type="float" office:value="-0.25963466810741" calcext:value-type="float">
            <text:p>-0.25963466810741</text:p>
          </table:table-cell>
          <table:table-cell office:value-type="float" office:value="-0.258125243401288" calcext:value-type="float">
            <text:p>-0.258125243401288</text:p>
          </table:table-cell>
          <table:table-cell office:value-type="float" office:value="-0.259258668626785" calcext:value-type="float">
            <text:p>-0.259258668626785</text:p>
          </table:table-cell>
          <table:table-cell office:value-type="float" office:value="-0.258953729237024" calcext:value-type="float">
            <text:p>-0.258953729237024</text:p>
          </table:table-cell>
          <table:table-cell office:value-type="float" office:value="-0.259099220703293" calcext:value-type="float">
            <text:p>-0.259099220703293</text:p>
          </table:table-cell>
          <table:table-cell office:value-type="float" office:value="-0.258655645564618" calcext:value-type="float">
            <text:p>-0.258655645564618</text:p>
          </table:table-cell>
          <table:table-cell office:value-type="float" office:value="-0.257695084894724" calcext:value-type="float">
            <text:p>-0.257695084894724</text:p>
          </table:table-cell>
          <table:table-cell office:value-type="float" office:value="-0.258155368741656" calcext:value-type="float">
            <text:p>-0.258155368741656</text:p>
          </table:table-cell>
          <table:table-cell office:value-type="float" office:value="-0.258439718923989" calcext:value-type="float">
            <text:p>-0.258439718923989</text:p>
          </table:table-cell>
          <table:table-cell office:value-type="float" office:value="-0.258038194664771" calcext:value-type="float">
            <text:p>-0.258038194664771</text:p>
          </table:table-cell>
          <table:table-cell office:value-type="float" office:value="-0.257931456937466" calcext:value-type="float">
            <text:p>-0.257931456937466</text:p>
          </table:table-cell>
          <table:table-cell office:value-type="float" office:value="-0.257818804225989" calcext:value-type="float">
            <text:p>-0.257818804225989</text:p>
          </table:table-cell>
          <table:table-cell office:value-type="float" office:value="-0.257757559823737" calcext:value-type="float">
            <text:p>-0.257757559823737</text:p>
          </table:table-cell>
          <table:table-cell office:value-type="float" office:value="-0.257801881568046" calcext:value-type="float">
            <text:p>-0.257801881568046</text:p>
          </table:table-cell>
          <table:table-cell office:value-type="float" office:value="-0.25793582033805" calcext:value-type="float">
            <text:p>-0.25793582033805</text:p>
          </table:table-cell>
          <table:table-cell office:value-type="float" office:value="-0.257544468563538" calcext:value-type="float">
            <text:p>-0.257544468563538</text:p>
          </table:table-cell>
          <table:table-cell office:value-type="float" office:value="-0.257800084943634" calcext:value-type="float">
            <text:p>-0.257800084943634</text:p>
          </table:table-cell>
          <table:table-cell office:value-type="float" office:value="-0.257787041450289" calcext:value-type="float">
            <text:p>-0.257787041450289</text:p>
          </table:table-cell>
          <table:table-cell office:value-type="float" office:value="-0.257511930512133" calcext:value-type="float">
            <text:p>-0.257511930512133</text:p>
          </table:table-cell>
          <table:table-cell office:value-type="float" office:value="-0.257949197763234" calcext:value-type="float">
            <text:p>-0.257949197763234</text:p>
          </table:table-cell>
          <table:table-cell office:value-type="float" office:value="-0.257978958378476" calcext:value-type="float">
            <text:p>-0.257978958378476</text:p>
          </table:table-cell>
          <table:table-cell office:value-type="float" office:value="-0.257964512514838" calcext:value-type="float">
            <text:p>-0.257964512514838</text:p>
          </table:table-cell>
          <table:table-cell office:value-type="float" office:value="-0.257816804445425" calcext:value-type="float">
            <text:p>-0.257816804445425</text:p>
          </table:table-cell>
          <table:table-cell office:value-type="float" office:value="-0.257788093564021" calcext:value-type="float">
            <text:p>-0.257788093564021</text:p>
          </table:table-cell>
          <table:table-cell office:value-type="float" office:value="-0.257692069783521" calcext:value-type="float">
            <text:p>-0.257692069783521</text:p>
          </table:table-cell>
          <table:table-cell office:value-type="float" office:value="-0.258099794168842" calcext:value-type="float">
            <text:p>-0.258099794168842</text:p>
          </table:table-cell>
          <table:table-cell office:value-type="float" office:value="-0.257720491833633" calcext:value-type="float">
            <text:p>-0.257720491833633</text:p>
          </table:table-cell>
          <table:table-cell office:value-type="float" office:value="-0.257757695566728" calcext:value-type="float">
            <text:p>-0.257757695566728</text:p>
          </table:table-cell>
          <table:table-cell office:value-type="float" office:value="-0.257844839943528" calcext:value-type="float">
            <text:p>-0.257844839943528</text:p>
          </table:table-cell>
          <table:table-cell office:value-type="float" office:value="-0.257949657762818" calcext:value-type="float">
            <text:p>-0.257949657762818</text:p>
          </table:table-cell>
          <table:table-cell office:value-type="float" office:value="-0.257866188105171" calcext:value-type="float">
            <text:p>-0.257866188105171</text:p>
          </table:table-cell>
          <table:table-cell office:value-type="float" office:value="-0.257888992416816" calcext:value-type="float">
            <text:p>-0.257888992416816</text:p>
          </table:table-cell>
          <table:table-cell office:value-type="float" office:value="-0.257955790415796" calcext:value-type="float">
            <text:p>-0.257955790415796</text:p>
          </table:table-cell>
          <table:table-cell office:value-type="float" office:value="-0.257869013326026" calcext:value-type="float">
            <text:p>-0.257869013326026</text:p>
          </table:table-cell>
          <table:table-cell office:value-type="float" office:value="-0.258056810179844" calcext:value-type="float">
            <text:p>-0.258056810179844</text:p>
          </table:table-cell>
          <table:table-cell office:value-type="float" office:value="-0.257594731777127" calcext:value-type="float">
            <text:p>-0.257594731777127</text:p>
          </table:table-cell>
          <table:table-cell office:value-type="float" office:value="-0.25791007210191" calcext:value-type="float">
            <text:p>-0.25791007210191</text:p>
          </table:table-cell>
          <table:table-cell office:value-type="float" office:value="-0.258026594684857" calcext:value-type="float">
            <text:p>-0.258026594684857</text:p>
          </table:table-cell>
          <table:table-cell office:value-type="float" office:value="-0.257836153370755" calcext:value-type="float">
            <text:p>-0.257836153370755</text:p>
          </table:table-cell>
          <table:table-cell office:value-type="float" office:value="-0.257767199827647" calcext:value-type="float">
            <text:p>-0.257767199827647</text:p>
          </table:table-cell>
          <table:table-cell office:value-type="float" office:value="-0.257588212036518" calcext:value-type="float">
            <text:p>-0.257588212036518</text:p>
          </table:table-cell>
          <table:table-cell office:value-type="float" office:value="-0.25782414699364" calcext:value-type="float">
            <text:p>-0.25782414699364</text:p>
          </table:table-cell>
          <table:table-cell office:value-type="float" office:value="-0.257799549994868" calcext:value-type="float">
            <text:p>-0.257799549994868</text:p>
          </table:table-cell>
          <table:table-cell office:value-type="float" office:value="-0.25771878191284" calcext:value-type="float">
            <text:p>-0.25771878191284</text:p>
          </table:table-cell>
          <table:table-cell office:value-type="float" office:value="-0.257810637586264" calcext:value-type="float">
            <text:p>-0.257810637586264</text:p>
          </table:table-cell>
          <table:table-cell office:value-type="float" office:value="-0.257761682954347" calcext:value-type="float">
            <text:p>-0.257761682954347</text:p>
          </table:table-cell>
          <table:table-cell office:value-type="float" office:value="-0.257598686493008" calcext:value-type="float">
            <text:p>-0.257598686493008</text:p>
          </table:table-cell>
          <table:table-cell office:value-type="float" office:value="-0.257690807128944" calcext:value-type="float">
            <text:p>-0.257690807128944</text:p>
          </table:table-cell>
          <table:table-cell office:value-type="float" office:value="-0.257614181530751" calcext:value-type="float">
            <text:p>-0.257614181530751</text:p>
          </table:table-cell>
          <table:table-cell office:value-type="float" office:value="-0.257688623257843" calcext:value-type="float">
            <text:p>-0.257688623257843</text:p>
          </table:table-cell>
          <table:table-cell office:value-type="float" office:value="-0.257691190070657" calcext:value-type="float">
            <text:p>-0.257691190070657</text:p>
          </table:table-cell>
          <table:table-cell office:value-type="float" office:value="-0.257535700574716" calcext:value-type="float">
            <text:p>-0.257535700574716</text:p>
          </table:table-cell>
          <table:table-cell office:value-type="float" office:value="-0.257760690826138" calcext:value-type="float">
            <text:p>-0.257760690826138</text:p>
          </table:table-cell>
          <table:table-cell office:value-type="float" office:value="-0.257738197151895" calcext:value-type="float">
            <text:p>-0.257738197151895</text:p>
          </table:table-cell>
          <table:table-cell office:value-type="float" office:value="-0.257825729580887" calcext:value-type="float">
            <text:p>-0.257825729580887</text:p>
          </table:table-cell>
          <table:table-cell office:value-type="float" office:value="-0.257993703833586" calcext:value-type="float">
            <text:p>-0.257993703833586</text:p>
          </table:table-cell>
          <table:table-cell office:value-type="float" office:value="-0.25809072553683" calcext:value-type="float">
            <text:p>-0.25809072553683</text:p>
          </table:table-cell>
          <table:table-cell office:value-type="float" office:value="-0.257663204300623" calcext:value-type="float">
            <text:p>-0.257663204300623</text:p>
          </table:table-cell>
          <table:table-cell office:value-type="float" office:value="-0.257604771983955" calcext:value-type="float">
            <text:p>-0.257604771983955</text:p>
          </table:table-cell>
          <table:table-cell office:value-type="float" office:value="-0.257655105144811" calcext:value-type="float">
            <text:p>-0.257655105144811</text:p>
          </table:table-cell>
          <table:table-cell office:value-type="float" office:value="-0.257615778059988" calcext:value-type="float">
            <text:p>-0.257615778059988</text:p>
          </table:table-cell>
          <table:table-cell office:value-type="float" office:value="-0.257946655481154" calcext:value-type="float">
            <text:p>-0.257946655481154</text:p>
          </table:table-cell>
          <table:table-cell office:value-type="float" office:value="-0.257818979132893" calcext:value-type="float">
            <text:p>-0.257818979132893</text:p>
          </table:table-cell>
          <table:table-cell office:value-type="float" office:value="-0.257856391229015" calcext:value-type="float">
            <text:p>-0.257856391229015</text:p>
          </table:table-cell>
          <table:table-cell office:value-type="float" office:value="-0.257768763600855" calcext:value-type="float">
            <text:p>-0.257768763600855</text:p>
          </table:table-cell>
          <table:table-cell office:value-type="float" office:value="-0.257939060294907" calcext:value-type="float">
            <text:p>-0.257939060294907</text:p>
          </table:table-cell>
          <table:table-cell office:value-type="float" office:value="-0.257664851905048" calcext:value-type="float">
            <text:p>-0.257664851905048</text:p>
          </table:table-cell>
          <table:table-cell office:value-type="float" office:value="-0.257863706211613" calcext:value-type="float">
            <text:p>-0.257863706211613</text:p>
          </table:table-cell>
          <table:table-cell office:value-type="float" office:value="-0.257589320475524" calcext:value-type="float">
            <text:p>-0.257589320475524</text:p>
          </table:table-cell>
          <table:table-cell office:value-type="float" office:value="-0.257782090095037" calcext:value-type="float">
            <text:p>-0.257782090095037</text:p>
          </table:table-cell>
          <table:table-cell office:value-type="float" office:value="-0.257650441563789" calcext:value-type="float">
            <text:p>-0.257650441563789</text:p>
          </table:table-cell>
          <table:table-cell office:value-type="float" office:value="-0.257881894989346" calcext:value-type="float">
            <text:p>-0.257881894989346</text:p>
          </table:table-cell>
          <table:table-cell office:value-type="float" office:value="-0.257781379675965" calcext:value-type="float">
            <text:p>-0.257781379675965</text:p>
          </table:table-cell>
          <table:table-cell office:value-type="float" office:value="-0.257793388055371" calcext:value-type="float">
            <text:p>-0.257793388055371</text:p>
          </table:table-cell>
          <table:table-cell office:value-type="float" office:value="-0.257550154751342" calcext:value-type="float">
            <text:p>-0.257550154751342</text:p>
          </table:table-cell>
          <table:table-cell office:value-type="float" office:value="-0.257838268577537" calcext:value-type="float">
            <text:p>-0.257838268577537</text:p>
          </table:table-cell>
          <table:table-cell office:value-type="float" office:value="-0.257626355673171" calcext:value-type="float">
            <text:p>-0.257626355673171</text:p>
          </table:table-cell>
          <table:table-cell office:value-type="float" office:value="-0.257862283070167" calcext:value-type="float">
            <text:p>-0.257862283070167</text:p>
          </table:table-cell>
          <table:table-cell office:value-type="float" office:value="-0.257855503907879" calcext:value-type="float">
            <text:p>-0.257855503907879</text:p>
          </table:table-cell>
          <table:table-cell office:value-type="float" office:value="-0.257925474702481" calcext:value-type="float">
            <text:p>-0.257925474702481</text:p>
          </table:table-cell>
          <table:table-cell office:value-type="float" office:value="-0.257701517192399" calcext:value-type="float">
            <text:p>-0.257701517192399</text:p>
          </table:table-cell>
          <table:table-cell office:value-type="float" office:value="-0.257586798913568" calcext:value-type="float">
            <text:p>-0.257586798913568</text:p>
          </table:table-cell>
          <table:table-cell office:value-type="float" office:value="-0.257628612385892" calcext:value-type="float">
            <text:p>-0.257628612385892</text:p>
          </table:table-cell>
          <table:table-cell office:value-type="float" office:value="-0.25759950812579" calcext:value-type="float">
            <text:p>-0.25759950812579</text:p>
          </table:table-cell>
          <table:table-cell office:value-type="float" office:value="-0.257598272058217" calcext:value-type="float">
            <text:p>-0.257598272058217</text:p>
          </table:table-cell>
          <table:table-cell table:number-columns-repeated="512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5473575923513" calcext:value-type="float">
            <text:p>0.295473575923513</text:p>
          </table:table-cell>
          <table:table-cell office:value-type="float" office:value="0.295460276222808" calcext:value-type="float">
            <text:p>0.295460276222808</text:p>
          </table:table-cell>
          <table:table-cell office:value-type="float" office:value="0.295468233759457" calcext:value-type="float">
            <text:p>0.295468233759457</text:p>
          </table:table-cell>
          <table:table-cell office:value-type="float" office:value="0.295439244899258" calcext:value-type="float">
            <text:p>0.295439244899258</text:p>
          </table:table-cell>
          <table:table-cell office:value-type="float" office:value="0.295464325831772" calcext:value-type="float">
            <text:p>0.295464325831772</text:p>
          </table:table-cell>
          <table:table-cell office:value-type="float" office:value="0.295465952192768" calcext:value-type="float">
            <text:p>0.295465952192768</text:p>
          </table:table-cell>
          <table:table-cell office:value-type="float" office:value="0.295461910400635" calcext:value-type="float">
            <text:p>0.295461910400635</text:p>
          </table:table-cell>
          <table:table-cell office:value-type="float" office:value="0.295452596048323" calcext:value-type="float">
            <text:p>0.295452596048323</text:p>
          </table:table-cell>
          <table:table-cell office:value-type="float" office:value="0.295453601047768" calcext:value-type="float">
            <text:p>0.295453601047768</text:p>
          </table:table-cell>
          <table:table-cell office:value-type="float" office:value="0.295474912163644" calcext:value-type="float">
            <text:p>0.295474912163644</text:p>
          </table:table-cell>
          <table:table-cell office:value-type="float" office:value="0.295453015348057" calcext:value-type="float">
            <text:p>0.295453015348057</text:p>
          </table:table-cell>
          <table:table-cell office:value-type="float" office:value="0.295465095139895" calcext:value-type="float">
            <text:p>0.295465095139895</text:p>
          </table:table-cell>
          <table:table-cell office:value-type="float" office:value="0.295464519450708" calcext:value-type="float">
            <text:p>0.295464519450708</text:p>
          </table:table-cell>
          <table:table-cell office:value-type="float" office:value="0.295468047645136" calcext:value-type="float">
            <text:p>0.295468047645136</text:p>
          </table:table-cell>
          <table:table-cell office:value-type="float" office:value="0.295463302061399" calcext:value-type="float">
            <text:p>0.295463302061399</text:p>
          </table:table-cell>
          <table:table-cell office:value-type="float" office:value="0.295483783879772" calcext:value-type="float">
            <text:p>0.295483783879772</text:p>
          </table:table-cell>
          <table:table-cell office:value-type="float" office:value="0.29546911038316" calcext:value-type="float">
            <text:p>0.29546911038316</text:p>
          </table:table-cell>
          <table:table-cell office:value-type="float" office:value="0.295456173161787" calcext:value-type="float">
            <text:p>0.295456173161787</text:p>
          </table:table-cell>
          <table:table-cell office:value-type="float" office:value="0.295458781296955" calcext:value-type="float">
            <text:p>0.295458781296955</text:p>
          </table:table-cell>
          <table:table-cell office:value-type="float" office:value="0.295463860207445" calcext:value-type="float">
            <text:p>0.295463860207445</text:p>
          </table:table-cell>
          <table:table-cell office:value-type="float" office:value="0.295476127958013" calcext:value-type="float">
            <text:p>0.295476127958013</text:p>
          </table:table-cell>
          <table:table-cell office:value-type="float" office:value="0.295462248945154" calcext:value-type="float">
            <text:p>0.295462248945154</text:p>
          </table:table-cell>
          <table:table-cell office:value-type="float" office:value="0.295453669563577" calcext:value-type="float">
            <text:p>0.295453669563577</text:p>
          </table:table-cell>
          <table:table-cell office:value-type="float" office:value="0.295491208022553" calcext:value-type="float">
            <text:p>0.295491208022553</text:p>
          </table:table-cell>
          <table:table-cell office:value-type="float" office:value="0.295466754457074" calcext:value-type="float">
            <text:p>0.295466754457074</text:p>
          </table:table-cell>
          <table:table-cell office:value-type="float" office:value="0.295469550985696" calcext:value-type="float">
            <text:p>0.295469550985696</text:p>
          </table:table-cell>
          <table:table-cell office:value-type="float" office:value="0.295440479798046" calcext:value-type="float">
            <text:p>0.295440479798046</text:p>
          </table:table-cell>
          <table:table-cell office:value-type="float" office:value="0.295476081529787" calcext:value-type="float">
            <text:p>0.295476081529787</text:p>
          </table:table-cell>
          <table:table-cell office:value-type="float" office:value="0.295470209893549" calcext:value-type="float">
            <text:p>0.295470209893549</text:p>
          </table:table-cell>
          <table:table-cell office:value-type="float" office:value="0.295463319473192" calcext:value-type="float">
            <text:p>0.295463319473192</text:p>
          </table:table-cell>
          <table:table-cell office:value-type="float" office:value="0.295462528314533" calcext:value-type="float">
            <text:p>0.295462528314533</text:p>
          </table:table-cell>
          <table:table-cell office:value-type="float" office:value="0.295470884408408" calcext:value-type="float">
            <text:p>0.295470884408408</text:p>
          </table:table-cell>
          <table:table-cell office:value-type="float" office:value="0.295454427620683" calcext:value-type="float">
            <text:p>0.295454427620683</text:p>
          </table:table-cell>
          <table:table-cell office:value-type="float" office:value="0.295461417927155" calcext:value-type="float">
            <text:p>0.295461417927155</text:p>
          </table:table-cell>
          <table:table-cell office:value-type="float" office:value="0.295462069022515" calcext:value-type="float">
            <text:p>0.295462069022515</text:p>
          </table:table-cell>
          <table:table-cell office:value-type="float" office:value="0.29548238826036" calcext:value-type="float">
            <text:p>0.29548238826036</text:p>
          </table:table-cell>
          <table:table-cell office:value-type="float" office:value="0.295443787268958" calcext:value-type="float">
            <text:p>0.295443787268958</text:p>
          </table:table-cell>
          <table:table-cell office:value-type="float" office:value="0.295476537245361" calcext:value-type="float">
            <text:p>0.295476537245361</text:p>
          </table:table-cell>
          <table:table-cell office:value-type="float" office:value="0.295450088243663" calcext:value-type="float">
            <text:p>0.295450088243663</text:p>
          </table:table-cell>
          <table:table-cell office:value-type="float" office:value="0.295484370504841" calcext:value-type="float">
            <text:p>0.295484370504841</text:p>
          </table:table-cell>
          <table:table-cell office:value-type="float" office:value="0.295487832449626" calcext:value-type="float">
            <text:p>0.295487832449626</text:p>
          </table:table-cell>
          <table:table-cell office:value-type="float" office:value="0.295472499661523" calcext:value-type="float">
            <text:p>0.295472499661523</text:p>
          </table:table-cell>
          <table:table-cell office:value-type="float" office:value="0.295491888904783" calcext:value-type="float">
            <text:p>0.295491888904783</text:p>
          </table:table-cell>
          <table:table-cell office:value-type="float" office:value="0.29546645010502" calcext:value-type="float">
            <text:p>0.29546645010502</text:p>
          </table:table-cell>
          <table:table-cell office:value-type="float" office:value="0.295246767792521" calcext:value-type="float">
            <text:p>0.295246767792521</text:p>
          </table:table-cell>
          <table:table-cell office:value-type="float" office:value="0.295214297277454" calcext:value-type="float">
            <text:p>0.295214297277454</text:p>
          </table:table-cell>
          <table:table-cell office:value-type="float" office:value="0.295028747649526" calcext:value-type="float">
            <text:p>0.295028747649526</text:p>
          </table:table-cell>
          <table:table-cell office:value-type="float" office:value="0.294792064808991" calcext:value-type="float">
            <text:p>0.294792064808991</text:p>
          </table:table-cell>
          <table:table-cell office:value-type="float" office:value="0.295470296248507" calcext:value-type="float">
            <text:p>0.295470296248507</text:p>
          </table:table-cell>
          <table:table-cell office:value-type="float" office:value="0.297175072228964" calcext:value-type="float">
            <text:p>0.297175072228964</text:p>
          </table:table-cell>
          <table:table-cell office:value-type="float" office:value="0.297747362573941" calcext:value-type="float">
            <text:p>0.297747362573941</text:p>
          </table:table-cell>
          <table:table-cell office:value-type="float" office:value="0.2975416582566" calcext:value-type="float">
            <text:p>0.2975416582566</text:p>
          </table:table-cell>
          <table:table-cell office:value-type="float" office:value="0.296693811103986" calcext:value-type="float">
            <text:p>0.296693811103986</text:p>
          </table:table-cell>
          <table:table-cell office:value-type="float" office:value="0.297071832714807" calcext:value-type="float">
            <text:p>0.297071832714807</text:p>
          </table:table-cell>
          <table:table-cell office:value-type="float" office:value="0.30767867614332" calcext:value-type="float">
            <text:p>0.30767867614332</text:p>
          </table:table-cell>
          <table:table-cell office:value-type="float" office:value="0.319925985332378" calcext:value-type="float">
            <text:p>0.319925985332378</text:p>
          </table:table-cell>
          <table:table-cell office:value-type="float" office:value="0.336045690942755" calcext:value-type="float">
            <text:p>0.336045690942755</text:p>
          </table:table-cell>
          <table:table-cell office:value-type="float" office:value="0.338014709168862" calcext:value-type="float">
            <text:p>0.338014709168862</text:p>
          </table:table-cell>
          <table:table-cell office:value-type="float" office:value="0.339475407178767" calcext:value-type="float">
            <text:p>0.339475407178767</text:p>
          </table:table-cell>
          <table:table-cell office:value-type="float" office:value="0.340117789263199" calcext:value-type="float">
            <text:p>0.340117789263199</text:p>
          </table:table-cell>
          <table:table-cell office:value-type="float" office:value="0.340544058913244" calcext:value-type="float">
            <text:p>0.340544058913244</text:p>
          </table:table-cell>
          <table:table-cell office:value-type="float" office:value="0.341203143481744" calcext:value-type="float">
            <text:p>0.341203143481744</text:p>
          </table:table-cell>
          <table:table-cell office:value-type="float" office:value="0.343243398213413" calcext:value-type="float">
            <text:p>0.343243398213413</text:p>
          </table:table-cell>
          <table:table-cell office:value-type="float" office:value="0.338902614104404" calcext:value-type="float">
            <text:p>0.338902614104404</text:p>
          </table:table-cell>
          <table:table-cell office:value-type="float" office:value="0.335607926278463" calcext:value-type="float">
            <text:p>0.335607926278463</text:p>
          </table:table-cell>
          <table:table-cell office:value-type="float" office:value="0.30719236063326" calcext:value-type="float">
            <text:p>0.30719236063326</text:p>
          </table:table-cell>
          <table:table-cell office:value-type="float" office:value="0.30324879975506" calcext:value-type="float">
            <text:p>0.30324879975506</text:p>
          </table:table-cell>
          <table:table-cell office:value-type="float" office:value="0.302077477489667" calcext:value-type="float">
            <text:p>0.302077477489667</text:p>
          </table:table-cell>
          <table:table-cell office:value-type="float" office:value="0.30187891683419" calcext:value-type="float">
            <text:p>0.30187891683419</text:p>
          </table:table-cell>
          <table:table-cell office:value-type="float" office:value="0.301190968244031" calcext:value-type="float">
            <text:p>0.301190968244031</text:p>
          </table:table-cell>
          <table:table-cell office:value-type="float" office:value="0.294131880531984" calcext:value-type="float">
            <text:p>0.294131880531984</text:p>
          </table:table-cell>
          <table:table-cell office:value-type="float" office:value="0.293696383325736" calcext:value-type="float">
            <text:p>0.293696383325736</text:p>
          </table:table-cell>
          <table:table-cell office:value-type="float" office:value="0.2925854088422" calcext:value-type="float">
            <text:p>0.2925854088422</text:p>
          </table:table-cell>
          <table:table-cell office:value-type="float" office:value="0.334906464574296" calcext:value-type="float">
            <text:p>0.334906464574296</text:p>
          </table:table-cell>
          <table:table-cell office:value-type="float" office:value="0.331301961309588" calcext:value-type="float">
            <text:p>0.331301961309588</text:p>
          </table:table-cell>
          <table:table-cell office:value-type="float" office:value="0.325396971526839" calcext:value-type="float">
            <text:p>0.325396971526839</text:p>
          </table:table-cell>
          <table:table-cell office:value-type="float" office:value="0.314938704739678" calcext:value-type="float">
            <text:p>0.314938704739678</text:p>
          </table:table-cell>
          <table:table-cell office:value-type="float" office:value="0.309944465152794" calcext:value-type="float">
            <text:p>0.309944465152794</text:p>
          </table:table-cell>
          <table:table-cell office:value-type="float" office:value="0.294391249069564" calcext:value-type="float">
            <text:p>0.294391249069564</text:p>
          </table:table-cell>
          <table:table-cell office:value-type="float" office:value="0.302035750655179" calcext:value-type="float">
            <text:p>0.302035750655179</text:p>
          </table:table-cell>
          <table:table-cell office:value-type="float" office:value="0.30425785754858" calcext:value-type="float">
            <text:p>0.30425785754858</text:p>
          </table:table-cell>
          <table:table-cell office:value-type="float" office:value="0.301550257332292" calcext:value-type="float">
            <text:p>0.301550257332292</text:p>
          </table:table-cell>
          <table:table-cell office:value-type="float" office:value="0.300207758133867" calcext:value-type="float">
            <text:p>0.300207758133867</text:p>
          </table:table-cell>
          <table:table-cell office:value-type="float" office:value="0.299798207476947" calcext:value-type="float">
            <text:p>0.299798207476947</text:p>
          </table:table-cell>
          <table:table-cell office:value-type="float" office:value="0.297810066543938" calcext:value-type="float">
            <text:p>0.297810066543938</text:p>
          </table:table-cell>
          <table:table-cell office:value-type="float" office:value="0.292407588961591" calcext:value-type="float">
            <text:p>0.292407588961591</text:p>
          </table:table-cell>
          <table:table-cell office:value-type="float" office:value="0.288999395345265" calcext:value-type="float">
            <text:p>0.288999395345265</text:p>
          </table:table-cell>
          <table:table-cell office:value-type="float" office:value="0.289477714224572" calcext:value-type="float">
            <text:p>0.289477714224572</text:p>
          </table:table-cell>
          <table:table-cell office:value-type="float" office:value="0.331602981152165" calcext:value-type="float">
            <text:p>0.331602981152165</text:p>
          </table:table-cell>
          <table:table-cell office:value-type="float" office:value="0.334327725305678" calcext:value-type="float">
            <text:p>0.334327725305678</text:p>
          </table:table-cell>
          <table:table-cell office:value-type="float" office:value="0.335762431643322" calcext:value-type="float">
            <text:p>0.335762431643322</text:p>
          </table:table-cell>
          <table:table-cell office:value-type="float" office:value="0.335309819651197" calcext:value-type="float">
            <text:p>0.335309819651197</text:p>
          </table:table-cell>
          <table:table-cell office:value-type="float" office:value="0.332788889281224" calcext:value-type="float">
            <text:p>0.332788889281224</text:p>
          </table:table-cell>
          <table:table-cell office:value-type="float" office:value="0.334419125421736" calcext:value-type="float">
            <text:p>0.334419125421736</text:p>
          </table:table-cell>
          <table:table-cell office:value-type="float" office:value="0.33350048467535" calcext:value-type="float">
            <text:p>0.33350048467535</text:p>
          </table:table-cell>
          <table:table-cell office:value-type="float" office:value="0.316702744015553" calcext:value-type="float">
            <text:p>0.316702744015553</text:p>
          </table:table-cell>
          <table:table-cell office:value-type="float" office:value="0.305714863767405" calcext:value-type="float">
            <text:p>0.305714863767405</text:p>
          </table:table-cell>
          <table:table-cell office:value-type="float" office:value="0.299256445469082" calcext:value-type="float">
            <text:p>0.299256445469082</text:p>
          </table:table-cell>
          <table:table-cell office:value-type="float" office:value="0.298975210972115" calcext:value-type="float">
            <text:p>0.298975210972115</text:p>
          </table:table-cell>
          <table:table-cell office:value-type="float" office:value="0.296906107345865" calcext:value-type="float">
            <text:p>0.296906107345865</text:p>
          </table:table-cell>
          <table:table-cell office:value-type="float" office:value="0.292918152010221" calcext:value-type="float">
            <text:p>0.292918152010221</text:p>
          </table:table-cell>
          <table:table-cell office:value-type="float" office:value="0.288545709276064" calcext:value-type="float">
            <text:p>0.288545709276064</text:p>
          </table:table-cell>
          <table:table-cell office:value-type="float" office:value="0.290058356621691" calcext:value-type="float">
            <text:p>0.290058356621691</text:p>
          </table:table-cell>
          <table:table-cell office:value-type="float" office:value="0.28926311994377" calcext:value-type="float">
            <text:p>0.28926311994377</text:p>
          </table:table-cell>
          <table:table-cell office:value-type="float" office:value="0.333976150589386" calcext:value-type="float">
            <text:p>0.333976150589386</text:p>
          </table:table-cell>
          <table:table-cell office:value-type="float" office:value="0.332153249367371" calcext:value-type="float">
            <text:p>0.332153249367371</text:p>
          </table:table-cell>
          <table:table-cell office:value-type="float" office:value="0.330289503499539" calcext:value-type="float">
            <text:p>0.330289503499539</text:p>
          </table:table-cell>
          <table:table-cell office:value-type="float" office:value="0.325679506522636" calcext:value-type="float">
            <text:p>0.325679506522636</text:p>
          </table:table-cell>
          <table:table-cell office:value-type="float" office:value="0.314558063830011" calcext:value-type="float">
            <text:p>0.314558063830011</text:p>
          </table:table-cell>
          <table:table-cell office:value-type="float" office:value="0.308675994494601" calcext:value-type="float">
            <text:p>0.308675994494601</text:p>
          </table:table-cell>
          <table:table-cell office:value-type="float" office:value="0.306588755060549" calcext:value-type="float">
            <text:p>0.306588755060549</text:p>
          </table:table-cell>
          <table:table-cell office:value-type="float" office:value="0.301025732573492" calcext:value-type="float">
            <text:p>0.301025732573492</text:p>
          </table:table-cell>
          <table:table-cell office:value-type="float" office:value="0.29928165408521" calcext:value-type="float">
            <text:p>0.29928165408521</text:p>
          </table:table-cell>
          <table:table-cell office:value-type="float" office:value="0.299172052614588" calcext:value-type="float">
            <text:p>0.299172052614588</text:p>
          </table:table-cell>
          <table:table-cell office:value-type="float" office:value="0.298481839495626" calcext:value-type="float">
            <text:p>0.298481839495626</text:p>
          </table:table-cell>
          <table:table-cell office:value-type="float" office:value="0.296879964212653" calcext:value-type="float">
            <text:p>0.296879964212653</text:p>
          </table:table-cell>
          <table:table-cell office:value-type="float" office:value="0.294713346382007" calcext:value-type="float">
            <text:p>0.294713346382007</text:p>
          </table:table-cell>
          <table:table-cell office:value-type="float" office:value="0.288523463466595" calcext:value-type="float">
            <text:p>0.288523463466595</text:p>
          </table:table-cell>
          <table:table-cell office:value-type="float" office:value="0.291167317489571" calcext:value-type="float">
            <text:p>0.291167317489571</text:p>
          </table:table-cell>
          <table:table-cell office:value-type="float" office:value="0.310354215843692" calcext:value-type="float">
            <text:p>0.310354215843692</text:p>
          </table:table-cell>
          <table:table-cell office:value-type="float" office:value="0.321334290162092" calcext:value-type="float">
            <text:p>0.321334290162092</text:p>
          </table:table-cell>
          <table:table-cell office:value-type="float" office:value="0.332643730360957" calcext:value-type="float">
            <text:p>0.332643730360957</text:p>
          </table:table-cell>
          <table:table-cell office:value-type="float" office:value="0.336133788530303" calcext:value-type="float">
            <text:p>0.336133788530303</text:p>
          </table:table-cell>
          <table:table-cell office:value-type="float" office:value="0.336598129392155" calcext:value-type="float">
            <text:p>0.336598129392155</text:p>
          </table:table-cell>
          <table:table-cell office:value-type="float" office:value="0.336233105300465" calcext:value-type="float">
            <text:p>0.336233105300465</text:p>
          </table:table-cell>
          <table:table-cell office:value-type="float" office:value="0.33571117580461" calcext:value-type="float">
            <text:p>0.33571117580461</text:p>
          </table:table-cell>
          <table:table-cell office:value-type="float" office:value="0.335971539049845" calcext:value-type="float">
            <text:p>0.335971539049845</text:p>
          </table:table-cell>
          <table:table-cell office:value-type="float" office:value="0.336843391023076" calcext:value-type="float">
            <text:p>0.336843391023076</text:p>
          </table:table-cell>
          <table:table-cell office:value-type="float" office:value="0.337368921895636" calcext:value-type="float">
            <text:p>0.337368921895636</text:p>
          </table:table-cell>
          <table:table-cell office:value-type="float" office:value="0.336229340870516" calcext:value-type="float">
            <text:p>0.336229340870516</text:p>
          </table:table-cell>
          <table:table-cell office:value-type="float" office:value="0.333971629236116" calcext:value-type="float">
            <text:p>0.333971629236116</text:p>
          </table:table-cell>
          <table:table-cell office:value-type="float" office:value="0.321687872761806" calcext:value-type="float">
            <text:p>0.321687872761806</text:p>
          </table:table-cell>
          <table:table-cell office:value-type="float" office:value="0.298731822923086" calcext:value-type="float">
            <text:p>0.298731822923086</text:p>
          </table:table-cell>
          <table:table-cell office:value-type="float" office:value="0.297885898780592" calcext:value-type="float">
            <text:p>0.297885898780592</text:p>
          </table:table-cell>
          <table:table-cell office:value-type="float" office:value="0.296388294053793" calcext:value-type="float">
            <text:p>0.296388294053793</text:p>
          </table:table-cell>
          <table:table-cell office:value-type="float" office:value="0.292079375627766" calcext:value-type="float">
            <text:p>0.292079375627766</text:p>
          </table:table-cell>
          <table:table-cell office:value-type="float" office:value="0.289870346451339" calcext:value-type="float">
            <text:p>0.289870346451339</text:p>
          </table:table-cell>
          <table:table-cell office:value-type="float" office:value="0.288910119381115" calcext:value-type="float">
            <text:p>0.288910119381115</text:p>
          </table:table-cell>
          <table:table-cell office:value-type="float" office:value="0.289436727289907" calcext:value-type="float">
            <text:p>0.289436727289907</text:p>
          </table:table-cell>
          <table:table-cell office:value-type="float" office:value="0.331688728617364" calcext:value-type="float">
            <text:p>0.331688728617364</text:p>
          </table:table-cell>
          <table:table-cell office:value-type="float" office:value="0.328265619588664" calcext:value-type="float">
            <text:p>0.328265619588664</text:p>
          </table:table-cell>
          <table:table-cell office:value-type="float" office:value="0.306325008179776" calcext:value-type="float">
            <text:p>0.306325008179776</text:p>
          </table:table-cell>
          <table:table-cell office:value-type="float" office:value="0.303440676338932" calcext:value-type="float">
            <text:p>0.303440676338932</text:p>
          </table:table-cell>
          <table:table-cell office:value-type="float" office:value="0.292206712893152" calcext:value-type="float">
            <text:p>0.292206712893152</text:p>
          </table:table-cell>
          <table:table-cell office:value-type="float" office:value="0.304112540022221" calcext:value-type="float">
            <text:p>0.304112540022221</text:p>
          </table:table-cell>
          <table:table-cell office:value-type="float" office:value="0.302480859032309" calcext:value-type="float">
            <text:p>0.302480859032309</text:p>
          </table:table-cell>
          <table:table-cell office:value-type="float" office:value="0.301571881857026" calcext:value-type="float">
            <text:p>0.301571881857026</text:p>
          </table:table-cell>
          <table:table-cell office:value-type="float" office:value="0.300309118137615" calcext:value-type="float">
            <text:p>0.300309118137615</text:p>
          </table:table-cell>
          <table:table-cell office:value-type="float" office:value="0.291291286211794" calcext:value-type="float">
            <text:p>0.291291286211794</text:p>
          </table:table-cell>
          <table:table-cell office:value-type="float" office:value="0.293304821550686" calcext:value-type="float">
            <text:p>0.293304821550686</text:p>
          </table:table-cell>
          <table:table-cell office:value-type="float" office:value="0.311551765798058" calcext:value-type="float">
            <text:p>0.311551765798058</text:p>
          </table:table-cell>
          <table:table-cell office:value-type="float" office:value="0.319433549687922" calcext:value-type="float">
            <text:p>0.319433549687922</text:p>
          </table:table-cell>
          <table:table-cell office:value-type="float" office:value="0.331516303905181" calcext:value-type="float">
            <text:p>0.331516303905181</text:p>
          </table:table-cell>
          <table:table-cell office:value-type="float" office:value="0.334738484237564" calcext:value-type="float">
            <text:p>0.334738484237564</text:p>
          </table:table-cell>
          <table:table-cell office:value-type="float" office:value="0.337809230577496" calcext:value-type="float">
            <text:p>0.337809230577496</text:p>
          </table:table-cell>
          <table:table-cell office:value-type="float" office:value="0.33840736636675" calcext:value-type="float">
            <text:p>0.33840736636675</text:p>
          </table:table-cell>
          <table:table-cell office:value-type="float" office:value="0.337592901279324" calcext:value-type="float">
            <text:p>0.337592901279324</text:p>
          </table:table-cell>
          <table:table-cell office:value-type="float" office:value="0.336258042541164" calcext:value-type="float">
            <text:p>0.336258042541164</text:p>
          </table:table-cell>
          <table:table-cell office:value-type="float" office:value="0.337667092744" calcext:value-type="float">
            <text:p>0.337667092744</text:p>
          </table:table-cell>
          <table:table-cell office:value-type="float" office:value="0.337931848105699" calcext:value-type="float">
            <text:p>0.337931848105699</text:p>
          </table:table-cell>
          <table:table-cell office:value-type="float" office:value="0.336102714822711" calcext:value-type="float">
            <text:p>0.336102714822711</text:p>
          </table:table-cell>
          <table:table-cell office:value-type="float" office:value="0.331502938941529" calcext:value-type="float">
            <text:p>0.331502938941529</text:p>
          </table:table-cell>
          <table:table-cell office:value-type="float" office:value="0.302363569786121" calcext:value-type="float">
            <text:p>0.302363569786121</text:p>
          </table:table-cell>
          <table:table-cell office:value-type="float" office:value="0.301251733515787" calcext:value-type="float">
            <text:p>0.301251733515787</text:p>
          </table:table-cell>
          <table:table-cell office:value-type="float" office:value="0.300966341133999" calcext:value-type="float">
            <text:p>0.300966341133999</text:p>
          </table:table-cell>
          <table:table-cell office:value-type="float" office:value="0.301566204143355" calcext:value-type="float">
            <text:p>0.301566204143355</text:p>
          </table:table-cell>
          <table:table-cell office:value-type="float" office:value="0.301081307191571" calcext:value-type="float">
            <text:p>0.301081307191571</text:p>
          </table:table-cell>
          <table:table-cell office:value-type="float" office:value="0.298759171847362" calcext:value-type="float">
            <text:p>0.298759171847362</text:p>
          </table:table-cell>
          <table:table-cell office:value-type="float" office:value="0.29622095483004" calcext:value-type="float">
            <text:p>0.29622095483004</text:p>
          </table:table-cell>
          <table:table-cell office:value-type="float" office:value="0.293677828973749" calcext:value-type="float">
            <text:p>0.293677828973749</text:p>
          </table:table-cell>
          <table:table-cell office:value-type="float" office:value="0.291222100379059" calcext:value-type="float">
            <text:p>0.291222100379059</text:p>
          </table:table-cell>
          <table:table-cell office:value-type="float" office:value="0.289591597617325" calcext:value-type="float">
            <text:p>0.289591597617325</text:p>
          </table:table-cell>
          <table:table-cell office:value-type="float" office:value="0.289688050082841" calcext:value-type="float">
            <text:p>0.289688050082841</text:p>
          </table:table-cell>
          <table:table-cell office:value-type="float" office:value="0.289810141636458" calcext:value-type="float">
            <text:p>0.289810141636458</text:p>
          </table:table-cell>
          <table:table-cell office:value-type="float" office:value="0.290157768447228" calcext:value-type="float">
            <text:p>0.290157768447228</text:p>
          </table:table-cell>
          <table:table-cell office:value-type="float" office:value="0.333952272800265" calcext:value-type="float">
            <text:p>0.333952272800265</text:p>
          </table:table-cell>
          <table:table-cell office:value-type="float" office:value="0.331959893056615" calcext:value-type="float">
            <text:p>0.331959893056615</text:p>
          </table:table-cell>
          <table:table-cell office:value-type="float" office:value="0.331444503823966" calcext:value-type="float">
            <text:p>0.331444503823966</text:p>
          </table:table-cell>
          <table:table-cell office:value-type="float" office:value="0.325983421965783" calcext:value-type="float">
            <text:p>0.325983421965783</text:p>
          </table:table-cell>
          <table:table-cell office:value-type="float" office:value="0.305602345829667" calcext:value-type="float">
            <text:p>0.305602345829667</text:p>
          </table:table-cell>
          <table:table-cell office:value-type="float" office:value="0.307681536192054" calcext:value-type="float">
            <text:p>0.307681536192054</text:p>
          </table:table-cell>
          <table:table-cell office:value-type="float" office:value="0.305295183840804" calcext:value-type="float">
            <text:p>0.305295183840804</text:p>
          </table:table-cell>
          <table:table-cell office:value-type="float" office:value="0.303265151753861" calcext:value-type="float">
            <text:p>0.303265151753861</text:p>
          </table:table-cell>
          <table:table-cell office:value-type="float" office:value="0.302401351256241" calcext:value-type="float">
            <text:p>0.302401351256241</text:p>
          </table:table-cell>
          <table:table-cell office:value-type="float" office:value="0.298341240164887" calcext:value-type="float">
            <text:p>0.298341240164887</text:p>
          </table:table-cell>
          <table:table-cell office:value-type="float" office:value="0.296835215832257" calcext:value-type="float">
            <text:p>0.296835215832257</text:p>
          </table:table-cell>
          <table:table-cell office:value-type="float" office:value="0.296429477102799" calcext:value-type="float">
            <text:p>0.296429477102799</text:p>
          </table:table-cell>
          <table:table-cell office:value-type="float" office:value="0.341913894213592" calcext:value-type="float">
            <text:p>0.341913894213592</text:p>
          </table:table-cell>
          <table:table-cell office:value-type="float" office:value="0.341946384179791" calcext:value-type="float">
            <text:p>0.341946384179791</text:p>
          </table:table-cell>
          <table:table-cell office:value-type="float" office:value="0.341402217299735" calcext:value-type="float">
            <text:p>0.341402217299735</text:p>
          </table:table-cell>
          <table:table-cell office:value-type="float" office:value="0.342687873537851" calcext:value-type="float">
            <text:p>0.342687873537851</text:p>
          </table:table-cell>
          <table:table-cell office:value-type="float" office:value="0.34404128073215" calcext:value-type="float">
            <text:p>0.34404128073215</text:p>
          </table:table-cell>
          <table:table-cell office:value-type="float" office:value="0.34415762057215" calcext:value-type="float">
            <text:p>0.34415762057215</text:p>
          </table:table-cell>
          <table:table-cell office:value-type="float" office:value="0.34353716395402" calcext:value-type="float">
            <text:p>0.34353716395402</text:p>
          </table:table-cell>
          <table:table-cell office:value-type="float" office:value="0.34056935928535" calcext:value-type="float">
            <text:p>0.34056935928535</text:p>
          </table:table-cell>
          <table:table-cell office:value-type="float" office:value="0.306579190389627" calcext:value-type="float">
            <text:p>0.306579190389627</text:p>
          </table:table-cell>
          <table:table-cell office:value-type="float" office:value="0.303743388373099" calcext:value-type="float">
            <text:p>0.303743388373099</text:p>
          </table:table-cell>
          <table:table-cell office:value-type="float" office:value="0.300534460523569" calcext:value-type="float">
            <text:p>0.300534460523569</text:p>
          </table:table-cell>
          <table:table-cell office:value-type="float" office:value="0.298154893837038" calcext:value-type="float">
            <text:p>0.298154893837038</text:p>
          </table:table-cell>
          <table:table-cell office:value-type="float" office:value="0.29400999466098" calcext:value-type="float">
            <text:p>0.29400999466098</text:p>
          </table:table-cell>
          <table:table-cell office:value-type="float" office:value="0.291967069293956" calcext:value-type="float">
            <text:p>0.291967069293956</text:p>
          </table:table-cell>
          <table:table-cell office:value-type="float" office:value="0.290704497535856" calcext:value-type="float">
            <text:p>0.290704497535856</text:p>
          </table:table-cell>
          <table:table-cell office:value-type="float" office:value="0.324780673519909" calcext:value-type="float">
            <text:p>0.324780673519909</text:p>
          </table:table-cell>
          <table:table-cell office:value-type="float" office:value="0.294362579058038" calcext:value-type="float">
            <text:p>0.294362579058038</text:p>
          </table:table-cell>
          <table:table-cell office:value-type="float" office:value="0.292716065038594" calcext:value-type="float">
            <text:p>0.292716065038594</text:p>
          </table:table-cell>
          <table:table-cell office:value-type="float" office:value="0.288835709474179" calcext:value-type="float">
            <text:p>0.288835709474179</text:p>
          </table:table-cell>
          <table:table-cell office:value-type="float" office:value="0.304747925632005" calcext:value-type="float">
            <text:p>0.304747925632005</text:p>
          </table:table-cell>
          <table:table-cell office:value-type="float" office:value="0.303860934004895" calcext:value-type="float">
            <text:p>0.303860934004895</text:p>
          </table:table-cell>
          <table:table-cell office:value-type="float" office:value="0.300950863354957" calcext:value-type="float">
            <text:p>0.300950863354957</text:p>
          </table:table-cell>
          <table:table-cell office:value-type="float" office:value="0.300470602904616" calcext:value-type="float">
            <text:p>0.300470602904616</text:p>
          </table:table-cell>
          <table:table-cell office:value-type="float" office:value="0.30021607749829" calcext:value-type="float">
            <text:p>0.30021607749829</text:p>
          </table:table-cell>
          <table:table-cell office:value-type="float" office:value="0.299921989814955" calcext:value-type="float">
            <text:p>0.299921989814955</text:p>
          </table:table-cell>
          <table:table-cell office:value-type="float" office:value="0.299969126283424" calcext:value-type="float">
            <text:p>0.299969126283424</text:p>
          </table:table-cell>
          <table:table-cell office:value-type="float" office:value="0.298965716424644" calcext:value-type="float">
            <text:p>0.298965716424644</text:p>
          </table:table-cell>
          <table:table-cell office:value-type="float" office:value="0.297721412377658" calcext:value-type="float">
            <text:p>0.297721412377658</text:p>
          </table:table-cell>
          <table:table-cell office:value-type="float" office:value="0.29979902231654" calcext:value-type="float">
            <text:p>0.29979902231654</text:p>
          </table:table-cell>
          <table:table-cell office:value-type="float" office:value="0.320455096413461" calcext:value-type="float">
            <text:p>0.320455096413461</text:p>
          </table:table-cell>
          <table:table-cell office:value-type="float" office:value="0.340608698920498" calcext:value-type="float">
            <text:p>0.340608698920498</text:p>
          </table:table-cell>
          <table:table-cell office:value-type="float" office:value="0.343133308593217" calcext:value-type="float">
            <text:p>0.343133308593217</text:p>
          </table:table-cell>
          <table:table-cell office:value-type="float" office:value="0.342489149706959" calcext:value-type="float">
            <text:p>0.342489149706959</text:p>
          </table:table-cell>
          <table:table-cell office:value-type="float" office:value="0.340858291153354" calcext:value-type="float">
            <text:p>0.340858291153354</text:p>
          </table:table-cell>
          <table:table-cell office:value-type="float" office:value="0.341870038783267" calcext:value-type="float">
            <text:p>0.341870038783267</text:p>
          </table:table-cell>
          <table:table-cell office:value-type="float" office:value="0.342361786717494" calcext:value-type="float">
            <text:p>0.342361786717494</text:p>
          </table:table-cell>
          <table:table-cell office:value-type="float" office:value="0.342513373887574" calcext:value-type="float">
            <text:p>0.342513373887574</text:p>
          </table:table-cell>
          <table:table-cell office:value-type="float" office:value="0.338288221861936" calcext:value-type="float">
            <text:p>0.338288221861936</text:p>
          </table:table-cell>
          <table:table-cell office:value-type="float" office:value="0.311616869077523" calcext:value-type="float">
            <text:p>0.311616869077523</text:p>
          </table:table-cell>
          <table:table-cell office:value-type="float" office:value="0.302262398564866" calcext:value-type="float">
            <text:p>0.302262398564866</text:p>
          </table:table-cell>
          <table:table-cell office:value-type="float" office:value="0.299427512433286" calcext:value-type="float">
            <text:p>0.299427512433286</text:p>
          </table:table-cell>
          <table:table-cell office:value-type="float" office:value="0.298428574170636" calcext:value-type="float">
            <text:p>0.298428574170636</text:p>
          </table:table-cell>
          <table:table-cell office:value-type="float" office:value="0.297792191396562" calcext:value-type="float">
            <text:p>0.297792191396562</text:p>
          </table:table-cell>
          <table:table-cell office:value-type="float" office:value="0.297121823698084" calcext:value-type="float">
            <text:p>0.297121823698084</text:p>
          </table:table-cell>
          <table:table-cell office:value-type="float" office:value="0.296939559327004" calcext:value-type="float">
            <text:p>0.296939559327004</text:p>
          </table:table-cell>
          <table:table-cell office:value-type="float" office:value="0.296128078445928" calcext:value-type="float">
            <text:p>0.296128078445928</text:p>
          </table:table-cell>
          <table:table-cell office:value-type="float" office:value="0.294569091404355" calcext:value-type="float">
            <text:p>0.294569091404355</text:p>
          </table:table-cell>
          <table:table-cell office:value-type="float" office:value="0.2929844642231" calcext:value-type="float">
            <text:p>0.2929844642231</text:p>
          </table:table-cell>
          <table:table-cell office:value-type="float" office:value="0.288155050455996" calcext:value-type="float">
            <text:p>0.288155050455996</text:p>
          </table:table-cell>
          <table:table-cell office:value-type="float" office:value="0.276662468224795" calcext:value-type="float">
            <text:p>0.276662468224795</text:p>
          </table:table-cell>
          <table:table-cell office:value-type="float" office:value="0.276597728765099" calcext:value-type="float">
            <text:p>0.276597728765099</text:p>
          </table:table-cell>
          <table:table-cell office:value-type="float" office:value="0.286254141046374" calcext:value-type="float">
            <text:p>0.286254141046374</text:p>
          </table:table-cell>
          <table:table-cell office:value-type="float" office:value="0.28959028553289" calcext:value-type="float">
            <text:p>0.28959028553289</text:p>
          </table:table-cell>
          <table:table-cell office:value-type="float" office:value="0.299502146045664" calcext:value-type="float">
            <text:p>0.299502146045664</text:p>
          </table:table-cell>
          <table:table-cell office:value-type="float" office:value="0.305619358843408" calcext:value-type="float">
            <text:p>0.305619358843408</text:p>
          </table:table-cell>
          <table:table-cell office:value-type="float" office:value="0.307086025521201" calcext:value-type="float">
            <text:p>0.307086025521201</text:p>
          </table:table-cell>
          <table:table-cell office:value-type="float" office:value="0.307121835112917" calcext:value-type="float">
            <text:p>0.307121835112917</text:p>
          </table:table-cell>
          <table:table-cell office:value-type="float" office:value="0.306828769044694" calcext:value-type="float">
            <text:p>0.306828769044694</text:p>
          </table:table-cell>
          <table:table-cell office:value-type="float" office:value="0.305878893601758" calcext:value-type="float">
            <text:p>0.305878893601758</text:p>
          </table:table-cell>
          <table:table-cell office:value-type="float" office:value="0.305226593790161" calcext:value-type="float">
            <text:p>0.305226593790161</text:p>
          </table:table-cell>
          <table:table-cell office:value-type="float" office:value="0.305441248592583" calcext:value-type="float">
            <text:p>0.305441248592583</text:p>
          </table:table-cell>
          <table:table-cell office:value-type="float" office:value="0.305602072592281" calcext:value-type="float">
            <text:p>0.305602072592281</text:p>
          </table:table-cell>
          <table:table-cell office:value-type="float" office:value="0.305474309098996" calcext:value-type="float">
            <text:p>0.305474309098996</text:p>
          </table:table-cell>
          <table:table-cell office:value-type="float" office:value="0.305586839179795" calcext:value-type="float">
            <text:p>0.305586839179795</text:p>
          </table:table-cell>
          <table:table-cell office:value-type="float" office:value="0.305933544011416" calcext:value-type="float">
            <text:p>0.305933544011416</text:p>
          </table:table-cell>
          <table:table-cell office:value-type="float" office:value="0.305807214227733" calcext:value-type="float">
            <text:p>0.305807214227733</text:p>
          </table:table-cell>
          <table:table-cell office:value-type="float" office:value="0.305761373035874" calcext:value-type="float">
            <text:p>0.305761373035874</text:p>
          </table:table-cell>
          <table:table-cell office:value-type="float" office:value="0.305823853136088" calcext:value-type="float">
            <text:p>0.305823853136088</text:p>
          </table:table-cell>
          <table:table-cell office:value-type="float" office:value="0.305828785761235" calcext:value-type="float">
            <text:p>0.305828785761235</text:p>
          </table:table-cell>
          <table:table-cell office:value-type="float" office:value="0.305798010400153" calcext:value-type="float">
            <text:p>0.305798010400153</text:p>
          </table:table-cell>
          <table:table-cell office:value-type="float" office:value="0.305726264163944" calcext:value-type="float">
            <text:p>0.305726264163944</text:p>
          </table:table-cell>
          <table:table-cell office:value-type="float" office:value="0.30571875454828" calcext:value-type="float">
            <text:p>0.30571875454828</text:p>
          </table:table-cell>
          <table:table-cell office:value-type="float" office:value="0.305780012439465" calcext:value-type="float">
            <text:p>0.305780012439465</text:p>
          </table:table-cell>
          <table:table-cell office:value-type="float" office:value="0.305813577210527" calcext:value-type="float">
            <text:p>0.305813577210527</text:p>
          </table:table-cell>
          <table:table-cell office:value-type="float" office:value="0.305715667741307" calcext:value-type="float">
            <text:p>0.305715667741307</text:p>
          </table:table-cell>
          <table:table-cell office:value-type="float" office:value="0.305752320167085" calcext:value-type="float">
            <text:p>0.305752320167085</text:p>
          </table:table-cell>
          <table:table-cell office:value-type="float" office:value="0.305768059038097" calcext:value-type="float">
            <text:p>0.305768059038097</text:p>
          </table:table-cell>
          <table:table-cell office:value-type="float" office:value="0.305732874263565" calcext:value-type="float">
            <text:p>0.305732874263565</text:p>
          </table:table-cell>
          <table:table-cell office:value-type="float" office:value="0.305764724936116" calcext:value-type="float">
            <text:p>0.305764724936116</text:p>
          </table:table-cell>
          <table:table-cell office:value-type="float" office:value="0.305779593928276" calcext:value-type="float">
            <text:p>0.305779593928276</text:p>
          </table:table-cell>
          <table:table-cell office:value-type="float" office:value="0.305792756972704" calcext:value-type="float">
            <text:p>0.305792756972704</text:p>
          </table:table-cell>
          <table:table-cell office:value-type="float" office:value="0.305767036662493" calcext:value-type="float">
            <text:p>0.305767036662493</text:p>
          </table:table-cell>
          <table:table-cell office:value-type="float" office:value="0.305764699344801" calcext:value-type="float">
            <text:p>0.305764699344801</text:p>
          </table:table-cell>
          <table:table-cell office:value-type="float" office:value="0.305764208119583" calcext:value-type="float">
            <text:p>0.305764208119583</text:p>
          </table:table-cell>
          <table:table-cell office:value-type="float" office:value="0.305808942741952" calcext:value-type="float">
            <text:p>0.305808942741952</text:p>
          </table:table-cell>
          <table:table-cell office:value-type="float" office:value="0.30576270266038" calcext:value-type="float">
            <text:p>0.30576270266038</text:p>
          </table:table-cell>
          <table:table-cell office:value-type="float" office:value="0.305786785369828" calcext:value-type="float">
            <text:p>0.305786785369828</text:p>
          </table:table-cell>
          <table:table-cell office:value-type="float" office:value="0.305761089315085" calcext:value-type="float">
            <text:p>0.305761089315085</text:p>
          </table:table-cell>
          <table:table-cell office:value-type="float" office:value="0.30579470134668" calcext:value-type="float">
            <text:p>0.30579470134668</text:p>
          </table:table-cell>
          <table:table-cell office:value-type="float" office:value="0.305787791814944" calcext:value-type="float">
            <text:p>0.305787791814944</text:p>
          </table:table-cell>
          <table:table-cell office:value-type="float" office:value="0.305793418940854" calcext:value-type="float">
            <text:p>0.305793418940854</text:p>
          </table:table-cell>
          <table:table-cell office:value-type="float" office:value="0.30577346021506" calcext:value-type="float">
            <text:p>0.30577346021506</text:p>
          </table:table-cell>
          <table:table-cell office:value-type="float" office:value="0.305762294225428" calcext:value-type="float">
            <text:p>0.305762294225428</text:p>
          </table:table-cell>
          <table:table-cell office:value-type="float" office:value="0.305799315319062" calcext:value-type="float">
            <text:p>0.305799315319062</text:p>
          </table:table-cell>
          <table:table-cell office:value-type="float" office:value="0.305749532720661" calcext:value-type="float">
            <text:p>0.305749532720661</text:p>
          </table:table-cell>
          <table:table-cell office:value-type="float" office:value="0.305793419350093" calcext:value-type="float">
            <text:p>0.305793419350093</text:p>
          </table:table-cell>
          <table:table-cell office:value-type="float" office:value="0.305781044190124" calcext:value-type="float">
            <text:p>0.305781044190124</text:p>
          </table:table-cell>
          <table:table-cell office:value-type="float" office:value="0.305780955234609" calcext:value-type="float">
            <text:p>0.305780955234609</text:p>
          </table:table-cell>
          <table:table-cell office:value-type="float" office:value="0.305771541727101" calcext:value-type="float">
            <text:p>0.305771541727101</text:p>
          </table:table-cell>
          <table:table-cell office:value-type="float" office:value="0.305743295667115" calcext:value-type="float">
            <text:p>0.305743295667115</text:p>
          </table:table-cell>
          <table:table-cell office:value-type="float" office:value="0.305759160371762" calcext:value-type="float">
            <text:p>0.305759160371762</text:p>
          </table:table-cell>
          <table:table-cell office:value-type="float" office:value="0.305763600752278" calcext:value-type="float">
            <text:p>0.305763600752278</text:p>
          </table:table-cell>
          <table:table-cell office:value-type="float" office:value="0.305774963603615" calcext:value-type="float">
            <text:p>0.305774963603615</text:p>
          </table:table-cell>
          <table:table-cell office:value-type="float" office:value="0.3057680235054" calcext:value-type="float">
            <text:p>0.3057680235054</text:p>
          </table:table-cell>
          <table:table-cell office:value-type="float" office:value="0.305755502741249" calcext:value-type="float">
            <text:p>0.305755502741249</text:p>
          </table:table-cell>
          <table:table-cell office:value-type="float" office:value="0.305753144438298" calcext:value-type="float">
            <text:p>0.305753144438298</text:p>
          </table:table-cell>
          <table:table-cell office:value-type="float" office:value="0.305768524067802" calcext:value-type="float">
            <text:p>0.305768524067802</text:p>
          </table:table-cell>
          <table:table-cell office:value-type="float" office:value="0.305767816090615" calcext:value-type="float">
            <text:p>0.305767816090615</text:p>
          </table:table-cell>
          <table:table-cell office:value-type="float" office:value="0.305769148906181" calcext:value-type="float">
            <text:p>0.305769148906181</text:p>
          </table:table-cell>
          <table:table-cell office:value-type="float" office:value="0.305761294378274" calcext:value-type="float">
            <text:p>0.305761294378274</text:p>
          </table:table-cell>
          <table:table-cell office:value-type="float" office:value="0.305737607395517" calcext:value-type="float">
            <text:p>0.305737607395517</text:p>
          </table:table-cell>
          <table:table-cell office:value-type="float" office:value="0.305759255142241" calcext:value-type="float">
            <text:p>0.305759255142241</text:p>
          </table:table-cell>
          <table:table-cell office:value-type="float" office:value="0.305751804062355" calcext:value-type="float">
            <text:p>0.305751804062355</text:p>
          </table:table-cell>
          <table:table-cell office:value-type="float" office:value="0.305783690827846" calcext:value-type="float">
            <text:p>0.305783690827846</text:p>
          </table:table-cell>
          <table:table-cell office:value-type="float" office:value="0.305808183689548" calcext:value-type="float">
            <text:p>0.305808183689548</text:p>
          </table:table-cell>
          <table:table-cell office:value-type="float" office:value="0.305780913212843" calcext:value-type="float">
            <text:p>0.305780913212843</text:p>
          </table:table-cell>
          <table:table-cell office:value-type="float" office:value="0.305769619561474" calcext:value-type="float">
            <text:p>0.305769619561474</text:p>
          </table:table-cell>
          <table:table-cell office:value-type="float" office:value="0.305767131060189" calcext:value-type="float">
            <text:p>0.305767131060189</text:p>
          </table:table-cell>
          <table:table-cell office:value-type="float" office:value="0.305747228582133" calcext:value-type="float">
            <text:p>0.305747228582133</text:p>
          </table:table-cell>
          <table:table-cell office:value-type="float" office:value="0.305757526773264" calcext:value-type="float">
            <text:p>0.305757526773264</text:p>
          </table:table-cell>
          <table:table-cell office:value-type="float" office:value="0.305800277834282" calcext:value-type="float">
            <text:p>0.305800277834282</text:p>
          </table:table-cell>
          <table:table-cell office:value-type="float" office:value="0.305776007268364" calcext:value-type="float">
            <text:p>0.305776007268364</text:p>
          </table:table-cell>
          <table:table-cell office:value-type="float" office:value="0.305773330922751" calcext:value-type="float">
            <text:p>0.305773330922751</text:p>
          </table:table-cell>
          <table:table-cell office:value-type="float" office:value="0.305791848114688" calcext:value-type="float">
            <text:p>0.305791848114688</text:p>
          </table:table-cell>
          <table:table-cell office:value-type="float" office:value="0.305792402184275" calcext:value-type="float">
            <text:p>0.305792402184275</text:p>
          </table:table-cell>
          <table:table-cell office:value-type="float" office:value="0.30577781172018" calcext:value-type="float">
            <text:p>0.30577781172018</text:p>
          </table:table-cell>
          <table:table-cell office:value-type="float" office:value="0.305772136331073" calcext:value-type="float">
            <text:p>0.305772136331073</text:p>
          </table:table-cell>
          <table:table-cell office:value-type="float" office:value="0.305756463116179" calcext:value-type="float">
            <text:p>0.305756463116179</text:p>
          </table:table-cell>
          <table:table-cell office:value-type="float" office:value="0.305767324457162" calcext:value-type="float">
            <text:p>0.305767324457162</text:p>
          </table:table-cell>
          <table:table-cell office:value-type="float" office:value="0.305771826795687" calcext:value-type="float">
            <text:p>0.305771826795687</text:p>
          </table:table-cell>
          <table:table-cell office:value-type="float" office:value="0.305795208904669" calcext:value-type="float">
            <text:p>0.305795208904669</text:p>
          </table:table-cell>
          <table:table-cell office:value-type="float" office:value="0.305783779813184" calcext:value-type="float">
            <text:p>0.305783779813184</text:p>
          </table:table-cell>
          <table:table-cell office:value-type="float" office:value="0.305750483286021" calcext:value-type="float">
            <text:p>0.305750483286021</text:p>
          </table:table-cell>
          <table:table-cell office:value-type="float" office:value="0.305730806676923" calcext:value-type="float">
            <text:p>0.305730806676923</text:p>
          </table:table-cell>
          <table:table-cell office:value-type="float" office:value="0.305770652960312" calcext:value-type="float">
            <text:p>0.305770652960312</text:p>
          </table:table-cell>
          <table:table-cell office:value-type="float" office:value="0.305774300569675" calcext:value-type="float">
            <text:p>0.305774300569675</text:p>
          </table:table-cell>
          <table:table-cell office:value-type="float" office:value="0.30577029324883" calcext:value-type="float">
            <text:p>0.30577029324883</text:p>
          </table:table-cell>
          <table:table-cell office:value-type="float" office:value="0.305783539642074" calcext:value-type="float">
            <text:p>0.305783539642074</text:p>
          </table:table-cell>
          <table:table-cell office:value-type="float" office:value="0.305782036934912" calcext:value-type="float">
            <text:p>0.305782036934912</text:p>
          </table:table-cell>
          <table:table-cell office:value-type="float" office:value="0.305763872803517" calcext:value-type="float">
            <text:p>0.305763872803517</text:p>
          </table:table-cell>
          <table:table-cell office:value-type="float" office:value="0.305764398666301" calcext:value-type="float">
            <text:p>0.305764398666301</text:p>
          </table:table-cell>
          <table:table-cell office:value-type="float" office:value="0.305771684569684" calcext:value-type="float">
            <text:p>0.305771684569684</text:p>
          </table:table-cell>
          <table:table-cell office:value-type="float" office:value="0.305746128547334" calcext:value-type="float">
            <text:p>0.305746128547334</text:p>
          </table:table-cell>
          <table:table-cell office:value-type="float" office:value="0.305758113407603" calcext:value-type="float">
            <text:p>0.305758113407603</text:p>
          </table:table-cell>
          <table:table-cell table:number-columns-repeated="512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297964759599311" calcext:value-type="float">
            <text:p>-0.297964759599311</text:p>
          </table:table-cell>
          <table:table-cell office:value-type="float" office:value="-0.297701150983014" calcext:value-type="float">
            <text:p>-0.297701150983014</text:p>
          </table:table-cell>
          <table:table-cell office:value-type="float" office:value="-0.29769572850996" calcext:value-type="float">
            <text:p>-0.29769572850996</text:p>
          </table:table-cell>
          <table:table-cell office:value-type="float" office:value="-0.297652502982892" calcext:value-type="float">
            <text:p>-0.297652502982892</text:p>
          </table:table-cell>
          <table:table-cell office:value-type="float" office:value="-0.297659214798581" calcext:value-type="float">
            <text:p>-0.297659214798581</text:p>
          </table:table-cell>
          <table:table-cell office:value-type="float" office:value="-0.297952071957584" calcext:value-type="float">
            <text:p>-0.297952071957584</text:p>
          </table:table-cell>
          <table:table-cell office:value-type="float" office:value="-0.297368576403603" calcext:value-type="float">
            <text:p>-0.297368576403603</text:p>
          </table:table-cell>
          <table:table-cell office:value-type="float" office:value="-0.297389019523762" calcext:value-type="float">
            <text:p>-0.297389019523762</text:p>
          </table:table-cell>
          <table:table-cell office:value-type="float" office:value="-0.297661736247758" calcext:value-type="float">
            <text:p>-0.297661736247758</text:p>
          </table:table-cell>
          <table:table-cell office:value-type="float" office:value="-0.297630897526745" calcext:value-type="float">
            <text:p>-0.297630897526745</text:p>
          </table:table-cell>
          <table:table-cell office:value-type="float" office:value="-0.297692306589965" calcext:value-type="float">
            <text:p>-0.297692306589965</text:p>
          </table:table-cell>
          <table:table-cell office:value-type="float" office:value="-0.297762090082501" calcext:value-type="float">
            <text:p>-0.297762090082501</text:p>
          </table:table-cell>
          <table:table-cell office:value-type="float" office:value="-0.29746045502784" calcext:value-type="float">
            <text:p>-0.29746045502784</text:p>
          </table:table-cell>
          <table:table-cell office:value-type="float" office:value="-0.297641408659026" calcext:value-type="float">
            <text:p>-0.297641408659026</text:p>
          </table:table-cell>
          <table:table-cell office:value-type="float" office:value="-0.297757080236022" calcext:value-type="float">
            <text:p>-0.297757080236022</text:p>
          </table:table-cell>
          <table:table-cell office:value-type="float" office:value="-0.29790057305813" calcext:value-type="float">
            <text:p>-0.29790057305813</text:p>
          </table:table-cell>
          <table:table-cell office:value-type="float" office:value="-0.297650442841371" calcext:value-type="float">
            <text:p>-0.297650442841371</text:p>
          </table:table-cell>
          <table:table-cell office:value-type="float" office:value="-0.297654675498534" calcext:value-type="float">
            <text:p>-0.297654675498534</text:p>
          </table:table-cell>
          <table:table-cell office:value-type="float" office:value="-0.297972582550271" calcext:value-type="float">
            <text:p>-0.297972582550271</text:p>
          </table:table-cell>
          <table:table-cell office:value-type="float" office:value="-0.297952259597626" calcext:value-type="float">
            <text:p>-0.297952259597626</text:p>
          </table:table-cell>
          <table:table-cell office:value-type="float" office:value="-0.297432002224747" calcext:value-type="float">
            <text:p>-0.297432002224747</text:p>
          </table:table-cell>
          <table:table-cell office:value-type="float" office:value="-0.298156691990596" calcext:value-type="float">
            <text:p>-0.298156691990596</text:p>
          </table:table-cell>
          <table:table-cell office:value-type="float" office:value="-0.29753909291151" calcext:value-type="float">
            <text:p>-0.29753909291151</text:p>
          </table:table-cell>
          <table:table-cell office:value-type="float" office:value="-0.297662028037203" calcext:value-type="float">
            <text:p>-0.297662028037203</text:p>
          </table:table-cell>
          <table:table-cell office:value-type="float" office:value="-0.297529818361835" calcext:value-type="float">
            <text:p>-0.297529818361835</text:p>
          </table:table-cell>
          <table:table-cell office:value-type="float" office:value="-0.297824231154192" calcext:value-type="float">
            <text:p>-0.297824231154192</text:p>
          </table:table-cell>
          <table:table-cell office:value-type="float" office:value="-0.298003749837271" calcext:value-type="float">
            <text:p>-0.298003749837271</text:p>
          </table:table-cell>
          <table:table-cell office:value-type="float" office:value="-0.298010953003209" calcext:value-type="float">
            <text:p>-0.298010953003209</text:p>
          </table:table-cell>
          <table:table-cell office:value-type="float" office:value="-0.297485143083153" calcext:value-type="float">
            <text:p>-0.297485143083153</text:p>
          </table:table-cell>
          <table:table-cell office:value-type="float" office:value="-0.297653722430223" calcext:value-type="float">
            <text:p>-0.297653722430223</text:p>
          </table:table-cell>
          <table:table-cell office:value-type="float" office:value="-0.297479253747941" calcext:value-type="float">
            <text:p>-0.297479253747941</text:p>
          </table:table-cell>
          <table:table-cell office:value-type="float" office:value="-0.297808637124871" calcext:value-type="float">
            <text:p>-0.297808637124871</text:p>
          </table:table-cell>
          <table:table-cell office:value-type="float" office:value="-0.297838577649272" calcext:value-type="float">
            <text:p>-0.297838577649272</text:p>
          </table:table-cell>
          <table:table-cell office:value-type="float" office:value="-0.297702976293284" calcext:value-type="float">
            <text:p>-0.297702976293284</text:p>
          </table:table-cell>
          <table:table-cell office:value-type="float" office:value="-0.297698082842646" calcext:value-type="float">
            <text:p>-0.297698082842646</text:p>
          </table:table-cell>
          <table:table-cell office:value-type="float" office:value="-0.297904166919476" calcext:value-type="float">
            <text:p>-0.297904166919476</text:p>
          </table:table-cell>
          <table:table-cell office:value-type="float" office:value="-0.297764063938031" calcext:value-type="float">
            <text:p>-0.297764063938031</text:p>
          </table:table-cell>
          <table:table-cell office:value-type="float" office:value="-0.297760156408228" calcext:value-type="float">
            <text:p>-0.297760156408228</text:p>
          </table:table-cell>
          <table:table-cell office:value-type="float" office:value="-0.297990920357926" calcext:value-type="float">
            <text:p>-0.297990920357926</text:p>
          </table:table-cell>
          <table:table-cell office:value-type="float" office:value="-0.297799321234244" calcext:value-type="float">
            <text:p>-0.297799321234244</text:p>
          </table:table-cell>
          <table:table-cell office:value-type="float" office:value="-0.297830800207392" calcext:value-type="float">
            <text:p>-0.297830800207392</text:p>
          </table:table-cell>
          <table:table-cell office:value-type="float" office:value="-0.298102051329046" calcext:value-type="float">
            <text:p>-0.298102051329046</text:p>
          </table:table-cell>
          <table:table-cell office:value-type="float" office:value="-0.298081815109709" calcext:value-type="float">
            <text:p>-0.298081815109709</text:p>
          </table:table-cell>
          <table:table-cell office:value-type="float" office:value="-0.297767911623972" calcext:value-type="float">
            <text:p>-0.297767911623972</text:p>
          </table:table-cell>
          <table:table-cell office:value-type="float" office:value="-0.297519759260049" calcext:value-type="float">
            <text:p>-0.297519759260049</text:p>
          </table:table-cell>
          <table:table-cell office:value-type="float" office:value="-0.297948302106411" calcext:value-type="float">
            <text:p>-0.297948302106411</text:p>
          </table:table-cell>
          <table:table-cell office:value-type="float" office:value="-0.29750273627485" calcext:value-type="float">
            <text:p>-0.29750273627485</text:p>
          </table:table-cell>
          <table:table-cell office:value-type="float" office:value="-0.29819481703369" calcext:value-type="float">
            <text:p>-0.29819481703369</text:p>
          </table:table-cell>
          <table:table-cell office:value-type="float" office:value="-0.304123232186617" calcext:value-type="float">
            <text:p>-0.304123232186617</text:p>
          </table:table-cell>
          <table:table-cell office:value-type="float" office:value="-0.313914913424401" calcext:value-type="float">
            <text:p>-0.313914913424401</text:p>
          </table:table-cell>
          <table:table-cell office:value-type="float" office:value="-0.314638725828355" calcext:value-type="float">
            <text:p>-0.314638725828355</text:p>
          </table:table-cell>
          <table:table-cell office:value-type="float" office:value="-0.309439853725164" calcext:value-type="float">
            <text:p>-0.309439853725164</text:p>
          </table:table-cell>
          <table:table-cell office:value-type="float" office:value="-0.295781553912667" calcext:value-type="float">
            <text:p>-0.295781553912667</text:p>
          </table:table-cell>
          <table:table-cell office:value-type="float" office:value="-0.294470391866321" calcext:value-type="float">
            <text:p>-0.294470391866321</text:p>
          </table:table-cell>
          <table:table-cell office:value-type="float" office:value="-0.294641056439777" calcext:value-type="float">
            <text:p>-0.294641056439777</text:p>
          </table:table-cell>
          <table:table-cell office:value-type="float" office:value="-0.301688905636108" calcext:value-type="float">
            <text:p>-0.301688905636108</text:p>
          </table:table-cell>
          <table:table-cell office:value-type="float" office:value="-0.333274374825058" calcext:value-type="float">
            <text:p>-0.333274374825058</text:p>
          </table:table-cell>
          <table:table-cell office:value-type="float" office:value="-0.341064407939068" calcext:value-type="float">
            <text:p>-0.341064407939068</text:p>
          </table:table-cell>
          <table:table-cell office:value-type="float" office:value="-0.348161806712397" calcext:value-type="float">
            <text:p>-0.348161806712397</text:p>
          </table:table-cell>
          <table:table-cell office:value-type="float" office:value="-0.35370835453784" calcext:value-type="float">
            <text:p>-0.35370835453784</text:p>
          </table:table-cell>
          <table:table-cell office:value-type="float" office:value="-0.36823536321134" calcext:value-type="float">
            <text:p>-0.36823536321134</text:p>
          </table:table-cell>
          <table:table-cell office:value-type="float" office:value="-0.37444424962043" calcext:value-type="float">
            <text:p>-0.37444424962043</text:p>
          </table:table-cell>
          <table:table-cell office:value-type="float" office:value="-0.378319458018772" calcext:value-type="float">
            <text:p>-0.378319458018772</text:p>
          </table:table-cell>
          <table:table-cell office:value-type="float" office:value="-0.374512701552107" calcext:value-type="float">
            <text:p>-0.374512701552107</text:p>
          </table:table-cell>
          <table:table-cell office:value-type="float" office:value="-0.370009891678439" calcext:value-type="float">
            <text:p>-0.370009891678439</text:p>
          </table:table-cell>
          <table:table-cell office:value-type="float" office:value="-0.312548305734424" calcext:value-type="float">
            <text:p>-0.312548305734424</text:p>
          </table:table-cell>
          <table:table-cell office:value-type="float" office:value="-0.295305686468499" calcext:value-type="float">
            <text:p>-0.295305686468499</text:p>
          </table:table-cell>
          <table:table-cell office:value-type="float" office:value="-0.301902315570325" calcext:value-type="float">
            <text:p>-0.301902315570325</text:p>
          </table:table-cell>
          <table:table-cell office:value-type="float" office:value="-0.305288595585847" calcext:value-type="float">
            <text:p>-0.305288595585847</text:p>
          </table:table-cell>
          <table:table-cell office:value-type="float" office:value="-0.30879327760535" calcext:value-type="float">
            <text:p>-0.30879327760535</text:p>
          </table:table-cell>
          <table:table-cell office:value-type="float" office:value="-0.303461639037791" calcext:value-type="float">
            <text:p>-0.303461639037791</text:p>
          </table:table-cell>
          <table:table-cell office:value-type="float" office:value="-0.309960967391166" calcext:value-type="float">
            <text:p>-0.309960967391166</text:p>
          </table:table-cell>
          <table:table-cell office:value-type="float" office:value="-0.319021344640671" calcext:value-type="float">
            <text:p>-0.319021344640671</text:p>
          </table:table-cell>
          <table:table-cell office:value-type="float" office:value="-0.373763745099503" calcext:value-type="float">
            <text:p>-0.373763745099503</text:p>
          </table:table-cell>
          <table:table-cell office:value-type="float" office:value="-0.361191818684248" calcext:value-type="float">
            <text:p>-0.361191818684248</text:p>
          </table:table-cell>
          <table:table-cell office:value-type="float" office:value="-0.355263111945918" calcext:value-type="float">
            <text:p>-0.355263111945918</text:p>
          </table:table-cell>
          <table:table-cell office:value-type="float" office:value="-0.320804332978248" calcext:value-type="float">
            <text:p>-0.320804332978248</text:p>
          </table:table-cell>
          <table:table-cell office:value-type="float" office:value="-0.321199964376148" calcext:value-type="float">
            <text:p>-0.321199964376148</text:p>
          </table:table-cell>
          <table:table-cell office:value-type="float" office:value="-0.288700518207831" calcext:value-type="float">
            <text:p>-0.288700518207831</text:p>
          </table:table-cell>
          <table:table-cell office:value-type="float" office:value="-0.296939664080202" calcext:value-type="float">
            <text:p>-0.296939664080202</text:p>
          </table:table-cell>
          <table:table-cell office:value-type="float" office:value="-0.300465996696874" calcext:value-type="float">
            <text:p>-0.300465996696874</text:p>
          </table:table-cell>
          <table:table-cell office:value-type="float" office:value="-0.31662130043758" calcext:value-type="float">
            <text:p>-0.31662130043758</text:p>
          </table:table-cell>
          <table:table-cell office:value-type="float" office:value="-0.326207330841549" calcext:value-type="float">
            <text:p>-0.326207330841549</text:p>
          </table:table-cell>
          <table:table-cell office:value-type="float" office:value="-0.333230584550105" calcext:value-type="float">
            <text:p>-0.333230584550105</text:p>
          </table:table-cell>
          <table:table-cell office:value-type="float" office:value="-0.352662658896156" calcext:value-type="float">
            <text:p>-0.352662658896156</text:p>
          </table:table-cell>
          <table:table-cell office:value-type="float" office:value="-0.341746756463401" calcext:value-type="float">
            <text:p>-0.341746756463401</text:p>
          </table:table-cell>
          <table:table-cell office:value-type="float" office:value="-0.321659235208179" calcext:value-type="float">
            <text:p>-0.321659235208179</text:p>
          </table:table-cell>
          <table:table-cell office:value-type="float" office:value="-0.320216257847208" calcext:value-type="float">
            <text:p>-0.320216257847208</text:p>
          </table:table-cell>
          <table:table-cell office:value-type="float" office:value="-0.364149409673795" calcext:value-type="float">
            <text:p>-0.364149409673795</text:p>
          </table:table-cell>
          <table:table-cell office:value-type="float" office:value="-0.366048277234877" calcext:value-type="float">
            <text:p>-0.366048277234877</text:p>
          </table:table-cell>
          <table:table-cell office:value-type="float" office:value="-0.372890487329974" calcext:value-type="float">
            <text:p>-0.372890487329974</text:p>
          </table:table-cell>
          <table:table-cell office:value-type="float" office:value="-0.385313611872402" calcext:value-type="float">
            <text:p>-0.385313611872402</text:p>
          </table:table-cell>
          <table:table-cell office:value-type="float" office:value="-0.38795621085343" calcext:value-type="float">
            <text:p>-0.38795621085343</text:p>
          </table:table-cell>
          <table:table-cell office:value-type="float" office:value="-0.39221206358084" calcext:value-type="float">
            <text:p>-0.39221206358084</text:p>
          </table:table-cell>
          <table:table-cell office:value-type="float" office:value="-0.395394484550892" calcext:value-type="float">
            <text:p>-0.395394484550892</text:p>
          </table:table-cell>
          <table:table-cell office:value-type="float" office:value="-0.395912509138315" calcext:value-type="float">
            <text:p>-0.395912509138315</text:p>
          </table:table-cell>
          <table:table-cell office:value-type="float" office:value="-0.370093556920409" calcext:value-type="float">
            <text:p>-0.370093556920409</text:p>
          </table:table-cell>
          <table:table-cell office:value-type="float" office:value="-0.372230502241949" calcext:value-type="float">
            <text:p>-0.372230502241949</text:p>
          </table:table-cell>
          <table:table-cell office:value-type="float" office:value="-0.374276351616059" calcext:value-type="float">
            <text:p>-0.374276351616059</text:p>
          </table:table-cell>
          <table:table-cell office:value-type="float" office:value="-0.382749603865749" calcext:value-type="float">
            <text:p>-0.382749603865749</text:p>
          </table:table-cell>
          <table:table-cell office:value-type="float" office:value="-0.376626061544588" calcext:value-type="float">
            <text:p>-0.376626061544588</text:p>
          </table:table-cell>
          <table:table-cell office:value-type="float" office:value="-0.363279871411393" calcext:value-type="float">
            <text:p>-0.363279871411393</text:p>
          </table:table-cell>
          <table:table-cell office:value-type="float" office:value="-0.367138048692944" calcext:value-type="float">
            <text:p>-0.367138048692944</text:p>
          </table:table-cell>
          <table:table-cell office:value-type="float" office:value="-0.367992023302128" calcext:value-type="float">
            <text:p>-0.367992023302128</text:p>
          </table:table-cell>
          <table:table-cell office:value-type="float" office:value="-0.432281987765542" calcext:value-type="float">
            <text:p>-0.432281987765542</text:p>
          </table:table-cell>
          <table:table-cell office:value-type="float" office:value="-0.422900211461566" calcext:value-type="float">
            <text:p>-0.422900211461566</text:p>
          </table:table-cell>
          <table:table-cell office:value-type="float" office:value="-0.424820764405584" calcext:value-type="float">
            <text:p>-0.424820764405584</text:p>
          </table:table-cell>
          <table:table-cell office:value-type="float" office:value="-0.414012561087938" calcext:value-type="float">
            <text:p>-0.414012561087938</text:p>
          </table:table-cell>
          <table:table-cell office:value-type="float" office:value="-0.389196383837184" calcext:value-type="float">
            <text:p>-0.389196383837184</text:p>
          </table:table-cell>
          <table:table-cell office:value-type="float" office:value="-0.369553844222188" calcext:value-type="float">
            <text:p>-0.369553844222188</text:p>
          </table:table-cell>
          <table:table-cell office:value-type="float" office:value="-0.323514863740237" calcext:value-type="float">
            <text:p>-0.323514863740237</text:p>
          </table:table-cell>
          <table:table-cell office:value-type="float" office:value="-0.327367264890954" calcext:value-type="float">
            <text:p>-0.327367264890954</text:p>
          </table:table-cell>
          <table:table-cell office:value-type="float" office:value="-0.336646169922276" calcext:value-type="float">
            <text:p>-0.336646169922276</text:p>
          </table:table-cell>
          <table:table-cell office:value-type="float" office:value="-0.344947109739634" calcext:value-type="float">
            <text:p>-0.344947109739634</text:p>
          </table:table-cell>
          <table:table-cell office:value-type="float" office:value="-0.345251788287633" calcext:value-type="float">
            <text:p>-0.345251788287633</text:p>
          </table:table-cell>
          <table:table-cell office:value-type="float" office:value="-0.3544906810847" calcext:value-type="float">
            <text:p>-0.3544906810847</text:p>
          </table:table-cell>
          <table:table-cell office:value-type="float" office:value="-0.351264172942119" calcext:value-type="float">
            <text:p>-0.351264172942119</text:p>
          </table:table-cell>
          <table:table-cell office:value-type="float" office:value="-0.335352882189662" calcext:value-type="float">
            <text:p>-0.335352882189662</text:p>
          </table:table-cell>
          <table:table-cell office:value-type="float" office:value="-0.337943991678039" calcext:value-type="float">
            <text:p>-0.337943991678039</text:p>
          </table:table-cell>
          <table:table-cell office:value-type="float" office:value="-0.350501888382717" calcext:value-type="float">
            <text:p>-0.350501888382717</text:p>
          </table:table-cell>
          <table:table-cell office:value-type="float" office:value="-0.407343176952817" calcext:value-type="float">
            <text:p>-0.407343176952817</text:p>
          </table:table-cell>
          <table:table-cell office:value-type="float" office:value="-0.401587424073386" calcext:value-type="float">
            <text:p>-0.401587424073386</text:p>
          </table:table-cell>
          <table:table-cell office:value-type="float" office:value="-0.398277447429293" calcext:value-type="float">
            <text:p>-0.398277447429293</text:p>
          </table:table-cell>
          <table:table-cell office:value-type="float" office:value="-0.396059556673897" calcext:value-type="float">
            <text:p>-0.396059556673897</text:p>
          </table:table-cell>
          <table:table-cell office:value-type="float" office:value="-0.40181545806676" calcext:value-type="float">
            <text:p>-0.40181545806676</text:p>
          </table:table-cell>
          <table:table-cell office:value-type="float" office:value="-0.402376583191012" calcext:value-type="float">
            <text:p>-0.402376583191012</text:p>
          </table:table-cell>
          <table:table-cell office:value-type="float" office:value="-0.405810903015289" calcext:value-type="float">
            <text:p>-0.405810903015289</text:p>
          </table:table-cell>
          <table:table-cell office:value-type="float" office:value="-0.405508679607435" calcext:value-type="float">
            <text:p>-0.405508679607435</text:p>
          </table:table-cell>
          <table:table-cell office:value-type="float" office:value="-0.404615868584238" calcext:value-type="float">
            <text:p>-0.404615868584238</text:p>
          </table:table-cell>
          <table:table-cell office:value-type="float" office:value="-0.403708759902316" calcext:value-type="float">
            <text:p>-0.403708759902316</text:p>
          </table:table-cell>
          <table:table-cell office:value-type="float" office:value="-0.416440112442084" calcext:value-type="float">
            <text:p>-0.416440112442084</text:p>
          </table:table-cell>
          <table:table-cell office:value-type="float" office:value="-0.40364190436639" calcext:value-type="float">
            <text:p>-0.40364190436639</text:p>
          </table:table-cell>
          <table:table-cell office:value-type="float" office:value="-0.386967146106348" calcext:value-type="float">
            <text:p>-0.386967146106348</text:p>
          </table:table-cell>
          <table:table-cell office:value-type="float" office:value="-0.387183489146315" calcext:value-type="float">
            <text:p>-0.387183489146315</text:p>
          </table:table-cell>
          <table:table-cell office:value-type="float" office:value="-0.391291580041307" calcext:value-type="float">
            <text:p>-0.391291580041307</text:p>
          </table:table-cell>
          <table:table-cell office:value-type="float" office:value="-0.38606110278399" calcext:value-type="float">
            <text:p>-0.38606110278399</text:p>
          </table:table-cell>
          <table:table-cell office:value-type="float" office:value="-0.381093650163401" calcext:value-type="float">
            <text:p>-0.381093650163401</text:p>
          </table:table-cell>
          <table:table-cell office:value-type="float" office:value="-0.373971626853539" calcext:value-type="float">
            <text:p>-0.373971626853539</text:p>
          </table:table-cell>
          <table:table-cell office:value-type="float" office:value="-0.378264942330695" calcext:value-type="float">
            <text:p>-0.378264942330695</text:p>
          </table:table-cell>
          <table:table-cell office:value-type="float" office:value="-0.435988834986715" calcext:value-type="float">
            <text:p>-0.435988834986715</text:p>
          </table:table-cell>
          <table:table-cell office:value-type="float" office:value="-0.418874072631851" calcext:value-type="float">
            <text:p>-0.418874072631851</text:p>
          </table:table-cell>
          <table:table-cell office:value-type="float" office:value="-0.36776168129774" calcext:value-type="float">
            <text:p>-0.36776168129774</text:p>
          </table:table-cell>
          <table:table-cell office:value-type="float" office:value="-0.357421232525232" calcext:value-type="float">
            <text:p>-0.357421232525232</text:p>
          </table:table-cell>
          <table:table-cell office:value-type="float" office:value="-0.329253588516804" calcext:value-type="float">
            <text:p>-0.329253588516804</text:p>
          </table:table-cell>
          <table:table-cell office:value-type="float" office:value="-0.349258798788757" calcext:value-type="float">
            <text:p>-0.349258798788757</text:p>
          </table:table-cell>
          <table:table-cell office:value-type="float" office:value="-0.357174970291875" calcext:value-type="float">
            <text:p>-0.357174970291875</text:p>
          </table:table-cell>
          <table:table-cell office:value-type="float" office:value="-0.367140364074697" calcext:value-type="float">
            <text:p>-0.367140364074697</text:p>
          </table:table-cell>
          <table:table-cell office:value-type="float" office:value="-0.375445656500993" calcext:value-type="float">
            <text:p>-0.375445656500993</text:p>
          </table:table-cell>
          <table:table-cell office:value-type="float" office:value="-0.353619335153949" calcext:value-type="float">
            <text:p>-0.353619335153949</text:p>
          </table:table-cell>
          <table:table-cell office:value-type="float" office:value="-0.353609071832334" calcext:value-type="float">
            <text:p>-0.353609071832334</text:p>
          </table:table-cell>
          <table:table-cell office:value-type="float" office:value="-0.369362125264046" calcext:value-type="float">
            <text:p>-0.369362125264046</text:p>
          </table:table-cell>
          <table:table-cell office:value-type="float" office:value="-0.419102095059939" calcext:value-type="float">
            <text:p>-0.419102095059939</text:p>
          </table:table-cell>
          <table:table-cell office:value-type="float" office:value="-0.421642027178948" calcext:value-type="float">
            <text:p>-0.421642027178948</text:p>
          </table:table-cell>
          <table:table-cell office:value-type="float" office:value="-0.420001506097468" calcext:value-type="float">
            <text:p>-0.420001506097468</text:p>
          </table:table-cell>
          <table:table-cell office:value-type="float" office:value="-0.424073004137035" calcext:value-type="float">
            <text:p>-0.424073004137035</text:p>
          </table:table-cell>
          <table:table-cell office:value-type="float" office:value="-0.416992523396386" calcext:value-type="float">
            <text:p>-0.416992523396386</text:p>
          </table:table-cell>
          <table:table-cell office:value-type="float" office:value="-0.420923271603695" calcext:value-type="float">
            <text:p>-0.420923271603695</text:p>
          </table:table-cell>
          <table:table-cell office:value-type="float" office:value="-0.421556223030188" calcext:value-type="float">
            <text:p>-0.421556223030188</text:p>
          </table:table-cell>
          <table:table-cell office:value-type="float" office:value="-0.424748049570039" calcext:value-type="float">
            <text:p>-0.424748049570039</text:p>
          </table:table-cell>
          <table:table-cell office:value-type="float" office:value="-0.420357078443734" calcext:value-type="float">
            <text:p>-0.420357078443734</text:p>
          </table:table-cell>
          <table:table-cell office:value-type="float" office:value="-0.427864645713489" calcext:value-type="float">
            <text:p>-0.427864645713489</text:p>
          </table:table-cell>
          <table:table-cell office:value-type="float" office:value="-0.42265598425101" calcext:value-type="float">
            <text:p>-0.42265598425101</text:p>
          </table:table-cell>
          <table:table-cell office:value-type="float" office:value="-0.391146902523616" calcext:value-type="float">
            <text:p>-0.391146902523616</text:p>
          </table:table-cell>
          <table:table-cell office:value-type="float" office:value="-0.370738304415759" calcext:value-type="float">
            <text:p>-0.370738304415759</text:p>
          </table:table-cell>
          <table:table-cell office:value-type="float" office:value="-0.37419903116151" calcext:value-type="float">
            <text:p>-0.37419903116151</text:p>
          </table:table-cell>
          <table:table-cell office:value-type="float" office:value="-0.391909555374318" calcext:value-type="float">
            <text:p>-0.391909555374318</text:p>
          </table:table-cell>
          <table:table-cell office:value-type="float" office:value="-0.393268664060878" calcext:value-type="float">
            <text:p>-0.393268664060878</text:p>
          </table:table-cell>
          <table:table-cell office:value-type="float" office:value="-0.396643876362612" calcext:value-type="float">
            <text:p>-0.396643876362612</text:p>
          </table:table-cell>
          <table:table-cell office:value-type="float" office:value="-0.398515556559277" calcext:value-type="float">
            <text:p>-0.398515556559277</text:p>
          </table:table-cell>
          <table:table-cell office:value-type="float" office:value="-0.389638776776458" calcext:value-type="float">
            <text:p>-0.389638776776458</text:p>
          </table:table-cell>
          <table:table-cell office:value-type="float" office:value="-0.389214230538617" calcext:value-type="float">
            <text:p>-0.389214230538617</text:p>
          </table:table-cell>
          <table:table-cell office:value-type="float" office:value="-0.381934517786493" calcext:value-type="float">
            <text:p>-0.381934517786493</text:p>
          </table:table-cell>
          <table:table-cell office:value-type="float" office:value="-0.386675289350839" calcext:value-type="float">
            <text:p>-0.386675289350839</text:p>
          </table:table-cell>
          <table:table-cell office:value-type="float" office:value="-0.387438481387555" calcext:value-type="float">
            <text:p>-0.387438481387555</text:p>
          </table:table-cell>
          <table:table-cell office:value-type="float" office:value="-0.394440339719846" calcext:value-type="float">
            <text:p>-0.394440339719846</text:p>
          </table:table-cell>
          <table:table-cell office:value-type="float" office:value="-0.448076451472584" calcext:value-type="float">
            <text:p>-0.448076451472584</text:p>
          </table:table-cell>
          <table:table-cell office:value-type="float" office:value="-0.434098112727711" calcext:value-type="float">
            <text:p>-0.434098112727711</text:p>
          </table:table-cell>
          <table:table-cell office:value-type="float" office:value="-0.431839593518111" calcext:value-type="float">
            <text:p>-0.431839593518111</text:p>
          </table:table-cell>
          <table:table-cell office:value-type="float" office:value="-0.428960785583368" calcext:value-type="float">
            <text:p>-0.428960785583368</text:p>
          </table:table-cell>
          <table:table-cell office:value-type="float" office:value="-0.377748712803182" calcext:value-type="float">
            <text:p>-0.377748712803182</text:p>
          </table:table-cell>
          <table:table-cell office:value-type="float" office:value="-0.33635036440969" calcext:value-type="float">
            <text:p>-0.33635036440969</text:p>
          </table:table-cell>
          <table:table-cell office:value-type="float" office:value="-0.352313188251421" calcext:value-type="float">
            <text:p>-0.352313188251421</text:p>
          </table:table-cell>
          <table:table-cell office:value-type="float" office:value="-0.367089758353203" calcext:value-type="float">
            <text:p>-0.367089758353203</text:p>
          </table:table-cell>
          <table:table-cell office:value-type="float" office:value="-0.377788278086328" calcext:value-type="float">
            <text:p>-0.377788278086328</text:p>
          </table:table-cell>
          <table:table-cell office:value-type="float" office:value="-0.358060921632092" calcext:value-type="float">
            <text:p>-0.358060921632092</text:p>
          </table:table-cell>
          <table:table-cell office:value-type="float" office:value="-0.350167462045189" calcext:value-type="float">
            <text:p>-0.350167462045189</text:p>
          </table:table-cell>
          <table:table-cell office:value-type="float" office:value="-0.344371150188815" calcext:value-type="float">
            <text:p>-0.344371150188815</text:p>
          </table:table-cell>
          <table:table-cell office:value-type="float" office:value="-0.421531895651306" calcext:value-type="float">
            <text:p>-0.421531895651306</text:p>
          </table:table-cell>
          <table:table-cell office:value-type="float" office:value="-0.413866023172025" calcext:value-type="float">
            <text:p>-0.413866023172025</text:p>
          </table:table-cell>
          <table:table-cell office:value-type="float" office:value="-0.415778755188127" calcext:value-type="float">
            <text:p>-0.415778755188127</text:p>
          </table:table-cell>
          <table:table-cell office:value-type="float" office:value="-0.422631482283649" calcext:value-type="float">
            <text:p>-0.422631482283649</text:p>
          </table:table-cell>
          <table:table-cell office:value-type="float" office:value="-0.421328536988283" calcext:value-type="float">
            <text:p>-0.421328536988283</text:p>
          </table:table-cell>
          <table:table-cell office:value-type="float" office:value="-0.417367716150299" calcext:value-type="float">
            <text:p>-0.417367716150299</text:p>
          </table:table-cell>
          <table:table-cell office:value-type="float" office:value="-0.417558184232597" calcext:value-type="float">
            <text:p>-0.417558184232597</text:p>
          </table:table-cell>
          <table:table-cell office:value-type="float" office:value="-0.410108495309025" calcext:value-type="float">
            <text:p>-0.410108495309025</text:p>
          </table:table-cell>
          <table:table-cell office:value-type="float" office:value="-0.369321639539885" calcext:value-type="float">
            <text:p>-0.369321639539885</text:p>
          </table:table-cell>
          <table:table-cell office:value-type="float" office:value="-0.344614318655263" calcext:value-type="float">
            <text:p>-0.344614318655263</text:p>
          </table:table-cell>
          <table:table-cell office:value-type="float" office:value="-0.352926972007491" calcext:value-type="float">
            <text:p>-0.352926972007491</text:p>
          </table:table-cell>
          <table:table-cell office:value-type="float" office:value="-0.359345038116258" calcext:value-type="float">
            <text:p>-0.359345038116258</text:p>
          </table:table-cell>
          <table:table-cell office:value-type="float" office:value="-0.367750742144714" calcext:value-type="float">
            <text:p>-0.367750742144714</text:p>
          </table:table-cell>
          <table:table-cell office:value-type="float" office:value="-0.358156606380091" calcext:value-type="float">
            <text:p>-0.358156606380091</text:p>
          </table:table-cell>
          <table:table-cell office:value-type="float" office:value="-0.362967142741864" calcext:value-type="float">
            <text:p>-0.362967142741864</text:p>
          </table:table-cell>
          <table:table-cell office:value-type="float" office:value="-0.425638811336868" calcext:value-type="float">
            <text:p>-0.425638811336868</text:p>
          </table:table-cell>
          <table:table-cell office:value-type="float" office:value="-0.390530779498069" calcext:value-type="float">
            <text:p>-0.390530779498069</text:p>
          </table:table-cell>
          <table:table-cell office:value-type="float" office:value="-0.375077872436839" calcext:value-type="float">
            <text:p>-0.375077872436839</text:p>
          </table:table-cell>
          <table:table-cell office:value-type="float" office:value="-0.352263020242421" calcext:value-type="float">
            <text:p>-0.352263020242421</text:p>
          </table:table-cell>
          <table:table-cell office:value-type="float" office:value="-0.382589298372066" calcext:value-type="float">
            <text:p>-0.382589298372066</text:p>
          </table:table-cell>
          <table:table-cell office:value-type="float" office:value="-0.406618188210229" calcext:value-type="float">
            <text:p>-0.406618188210229</text:p>
          </table:table-cell>
          <table:table-cell office:value-type="float" office:value="-0.427385711093444" calcext:value-type="float">
            <text:p>-0.427385711093444</text:p>
          </table:table-cell>
          <table:table-cell office:value-type="float" office:value="-0.42685440151117" calcext:value-type="float">
            <text:p>-0.42685440151117</text:p>
          </table:table-cell>
          <table:table-cell office:value-type="float" office:value="-0.42254234623967" calcext:value-type="float">
            <text:p>-0.42254234623967</text:p>
          </table:table-cell>
          <table:table-cell office:value-type="float" office:value="-0.419308633656057" calcext:value-type="float">
            <text:p>-0.419308633656057</text:p>
          </table:table-cell>
          <table:table-cell office:value-type="float" office:value="-0.411991584182307" calcext:value-type="float">
            <text:p>-0.411991584182307</text:p>
          </table:table-cell>
          <table:table-cell office:value-type="float" office:value="-0.4082757222891" calcext:value-type="float">
            <text:p>-0.4082757222891</text:p>
          </table:table-cell>
          <table:table-cell office:value-type="float" office:value="-0.39668843383509" calcext:value-type="float">
            <text:p>-0.39668843383509</text:p>
          </table:table-cell>
          <table:table-cell office:value-type="float" office:value="-0.391532717976694" calcext:value-type="float">
            <text:p>-0.391532717976694</text:p>
          </table:table-cell>
          <table:table-cell office:value-type="float" office:value="-0.41361575886628" calcext:value-type="float">
            <text:p>-0.41361575886628</text:p>
          </table:table-cell>
          <table:table-cell office:value-type="float" office:value="-0.444014956284708" calcext:value-type="float">
            <text:p>-0.444014956284708</text:p>
          </table:table-cell>
          <table:table-cell office:value-type="float" office:value="-0.4403547634733" calcext:value-type="float">
            <text:p>-0.4403547634733</text:p>
          </table:table-cell>
          <table:table-cell office:value-type="float" office:value="-0.439688534812157" calcext:value-type="float">
            <text:p>-0.439688534812157</text:p>
          </table:table-cell>
          <table:table-cell office:value-type="float" office:value="-0.438363129175864" calcext:value-type="float">
            <text:p>-0.438363129175864</text:p>
          </table:table-cell>
          <table:table-cell office:value-type="float" office:value="-0.443854137337535" calcext:value-type="float">
            <text:p>-0.443854137337535</text:p>
          </table:table-cell>
          <table:table-cell office:value-type="float" office:value="-0.438790280571051" calcext:value-type="float">
            <text:p>-0.438790280571051</text:p>
          </table:table-cell>
          <table:table-cell office:value-type="float" office:value="-0.43977879110329" calcext:value-type="float">
            <text:p>-0.43977879110329</text:p>
          </table:table-cell>
          <table:table-cell office:value-type="float" office:value="-0.442019834578428" calcext:value-type="float">
            <text:p>-0.442019834578428</text:p>
          </table:table-cell>
          <table:table-cell office:value-type="float" office:value="-0.415282862131014" calcext:value-type="float">
            <text:p>-0.415282862131014</text:p>
          </table:table-cell>
          <table:table-cell office:value-type="float" office:value="-0.398547210983973" calcext:value-type="float">
            <text:p>-0.398547210983973</text:p>
          </table:table-cell>
          <table:table-cell office:value-type="float" office:value="-0.378053508197957" calcext:value-type="float">
            <text:p>-0.378053508197957</text:p>
          </table:table-cell>
          <table:table-cell office:value-type="float" office:value="-0.375441098659318" calcext:value-type="float">
            <text:p>-0.375441098659318</text:p>
          </table:table-cell>
          <table:table-cell office:value-type="float" office:value="-0.379235342614635" calcext:value-type="float">
            <text:p>-0.379235342614635</text:p>
          </table:table-cell>
          <table:table-cell office:value-type="float" office:value="-0.38518966337961" calcext:value-type="float">
            <text:p>-0.38518966337961</text:p>
          </table:table-cell>
          <table:table-cell office:value-type="float" office:value="-0.389149990359236" calcext:value-type="float">
            <text:p>-0.389149990359236</text:p>
          </table:table-cell>
          <table:table-cell office:value-type="float" office:value="-0.395284656793618" calcext:value-type="float">
            <text:p>-0.395284656793618</text:p>
          </table:table-cell>
          <table:table-cell office:value-type="float" office:value="-0.390789488877807" calcext:value-type="float">
            <text:p>-0.390789488877807</text:p>
          </table:table-cell>
          <table:table-cell office:value-type="float" office:value="-0.40928274140893" calcext:value-type="float">
            <text:p>-0.40928274140893</text:p>
          </table:table-cell>
          <table:table-cell office:value-type="float" office:value="-0.388867451448874" calcext:value-type="float">
            <text:p>-0.388867451448874</text:p>
          </table:table-cell>
          <table:table-cell office:value-type="float" office:value="-0.407601838101581" calcext:value-type="float">
            <text:p>-0.407601838101581</text:p>
          </table:table-cell>
          <table:table-cell office:value-type="float" office:value="-0.388453190301243" calcext:value-type="float">
            <text:p>-0.388453190301243</text:p>
          </table:table-cell>
          <table:table-cell office:value-type="float" office:value="-0.385121485981424" calcext:value-type="float">
            <text:p>-0.385121485981424</text:p>
          </table:table-cell>
          <table:table-cell office:value-type="float" office:value="-0.3881954447971" calcext:value-type="float">
            <text:p>-0.3881954447971</text:p>
          </table:table-cell>
          <table:table-cell office:value-type="float" office:value="-0.39119546159126" calcext:value-type="float">
            <text:p>-0.39119546159126</text:p>
          </table:table-cell>
          <table:table-cell office:value-type="float" office:value="-0.414329199688539" calcext:value-type="float">
            <text:p>-0.414329199688539</text:p>
          </table:table-cell>
          <table:table-cell office:value-type="float" office:value="-0.421189901066028" calcext:value-type="float">
            <text:p>-0.421189901066028</text:p>
          </table:table-cell>
          <table:table-cell office:value-type="float" office:value="-0.422680174485645" calcext:value-type="float">
            <text:p>-0.422680174485645</text:p>
          </table:table-cell>
          <table:table-cell office:value-type="float" office:value="-0.426514101168031" calcext:value-type="float">
            <text:p>-0.426514101168031</text:p>
          </table:table-cell>
          <table:table-cell office:value-type="float" office:value="-0.426798858484723" calcext:value-type="float">
            <text:p>-0.426798858484723</text:p>
          </table:table-cell>
          <table:table-cell office:value-type="float" office:value="-0.425676560156484" calcext:value-type="float">
            <text:p>-0.425676560156484</text:p>
          </table:table-cell>
          <table:table-cell office:value-type="float" office:value="-0.422878812038942" calcext:value-type="float">
            <text:p>-0.422878812038942</text:p>
          </table:table-cell>
          <table:table-cell office:value-type="float" office:value="-0.420482422766762" calcext:value-type="float">
            <text:p>-0.420482422766762</text:p>
          </table:table-cell>
          <table:table-cell office:value-type="float" office:value="-0.414804686490618" calcext:value-type="float">
            <text:p>-0.414804686490618</text:p>
          </table:table-cell>
          <table:table-cell office:value-type="float" office:value="-0.413033530052606" calcext:value-type="float">
            <text:p>-0.413033530052606</text:p>
          </table:table-cell>
          <table:table-cell office:value-type="float" office:value="-0.41413353821595" calcext:value-type="float">
            <text:p>-0.41413353821595</text:p>
          </table:table-cell>
          <table:table-cell office:value-type="float" office:value="-0.412879027015652" calcext:value-type="float">
            <text:p>-0.412879027015652</text:p>
          </table:table-cell>
          <table:table-cell office:value-type="float" office:value="-0.413583454046576" calcext:value-type="float">
            <text:p>-0.413583454046576</text:p>
          </table:table-cell>
          <table:table-cell office:value-type="float" office:value="-0.41380461617571" calcext:value-type="float">
            <text:p>-0.41380461617571</text:p>
          </table:table-cell>
          <table:table-cell office:value-type="float" office:value="-0.413371699868431" calcext:value-type="float">
            <text:p>-0.413371699868431</text:p>
          </table:table-cell>
          <table:table-cell office:value-type="float" office:value="-0.41298338776067" calcext:value-type="float">
            <text:p>-0.41298338776067</text:p>
          </table:table-cell>
          <table:table-cell office:value-type="float" office:value="-0.412411452246544" calcext:value-type="float">
            <text:p>-0.412411452246544</text:p>
          </table:table-cell>
          <table:table-cell office:value-type="float" office:value="-0.412034666225641" calcext:value-type="float">
            <text:p>-0.412034666225641</text:p>
          </table:table-cell>
          <table:table-cell office:value-type="float" office:value="-0.412301981447107" calcext:value-type="float">
            <text:p>-0.412301981447107</text:p>
          </table:table-cell>
          <table:table-cell office:value-type="float" office:value="-0.412843513795569" calcext:value-type="float">
            <text:p>-0.412843513795569</text:p>
          </table:table-cell>
          <table:table-cell office:value-type="float" office:value="-0.411667005597799" calcext:value-type="float">
            <text:p>-0.411667005597799</text:p>
          </table:table-cell>
          <table:table-cell office:value-type="float" office:value="-0.412282746519191" calcext:value-type="float">
            <text:p>-0.412282746519191</text:p>
          </table:table-cell>
          <table:table-cell office:value-type="float" office:value="-0.412225063998662" calcext:value-type="float">
            <text:p>-0.412225063998662</text:p>
          </table:table-cell>
          <table:table-cell office:value-type="float" office:value="-0.411391403391021" calcext:value-type="float">
            <text:p>-0.411391403391021</text:p>
          </table:table-cell>
          <table:table-cell office:value-type="float" office:value="-0.412721288074472" calcext:value-type="float">
            <text:p>-0.412721288074472</text:p>
          </table:table-cell>
          <table:table-cell office:value-type="float" office:value="-0.412962597101766" calcext:value-type="float">
            <text:p>-0.412962597101766</text:p>
          </table:table-cell>
          <table:table-cell office:value-type="float" office:value="-0.412847673941402" calcext:value-type="float">
            <text:p>-0.412847673941402</text:p>
          </table:table-cell>
          <table:table-cell office:value-type="float" office:value="-0.412243548453973" calcext:value-type="float">
            <text:p>-0.412243548453973</text:p>
          </table:table-cell>
          <table:table-cell office:value-type="float" office:value="-0.412189909914678" calcext:value-type="float">
            <text:p>-0.412189909914678</text:p>
          </table:table-cell>
          <table:table-cell office:value-type="float" office:value="-0.411996323211173" calcext:value-type="float">
            <text:p>-0.411996323211173</text:p>
          </table:table-cell>
          <table:table-cell office:value-type="float" office:value="-0.413075398045718" calcext:value-type="float">
            <text:p>-0.413075398045718</text:p>
          </table:table-cell>
          <table:table-cell office:value-type="float" office:value="-0.412094139716333" calcext:value-type="float">
            <text:p>-0.412094139716333</text:p>
          </table:table-cell>
          <table:table-cell office:value-type="float" office:value="-0.412025391334923" calcext:value-type="float">
            <text:p>-0.412025391334923</text:p>
          </table:table-cell>
          <table:table-cell office:value-type="float" office:value="-0.412432195052363" calcext:value-type="float">
            <text:p>-0.412432195052363</text:p>
          </table:table-cell>
          <table:table-cell office:value-type="float" office:value="-0.412907733812656" calcext:value-type="float">
            <text:p>-0.412907733812656</text:p>
          </table:table-cell>
          <table:table-cell office:value-type="float" office:value="-0.412492888841643" calcext:value-type="float">
            <text:p>-0.412492888841643</text:p>
          </table:table-cell>
          <table:table-cell office:value-type="float" office:value="-0.412525653673148" calcext:value-type="float">
            <text:p>-0.412525653673148</text:p>
          </table:table-cell>
          <table:table-cell office:value-type="float" office:value="-0.412758730895797" calcext:value-type="float">
            <text:p>-0.412758730895797</text:p>
          </table:table-cell>
          <table:table-cell office:value-type="float" office:value="-0.41249559068647" calcext:value-type="float">
            <text:p>-0.41249559068647</text:p>
          </table:table-cell>
          <table:table-cell office:value-type="float" office:value="-0.413081970502321" calcext:value-type="float">
            <text:p>-0.413081970502321</text:p>
          </table:table-cell>
          <table:table-cell office:value-type="float" office:value="-0.411716782513223" calcext:value-type="float">
            <text:p>-0.411716782513223</text:p>
          </table:table-cell>
          <table:table-cell office:value-type="float" office:value="-0.4125426806837" calcext:value-type="float">
            <text:p>-0.4125426806837</text:p>
          </table:table-cell>
          <table:table-cell office:value-type="float" office:value="-0.412998744388571" calcext:value-type="float">
            <text:p>-0.412998744388571</text:p>
          </table:table-cell>
          <table:table-cell office:value-type="float" office:value="-0.412458029846315" calcext:value-type="float">
            <text:p>-0.412458029846315</text:p>
          </table:table-cell>
          <table:table-cell office:value-type="float" office:value="-0.412127206613771" calcext:value-type="float">
            <text:p>-0.412127206613771</text:p>
          </table:table-cell>
          <table:table-cell office:value-type="float" office:value="-0.41157403101186" calcext:value-type="float">
            <text:p>-0.41157403101186</text:p>
          </table:table-cell>
          <table:table-cell office:value-type="float" office:value="-0.412394967292202" calcext:value-type="float">
            <text:p>-0.412394967292202</text:p>
          </table:table-cell>
          <table:table-cell office:value-type="float" office:value="-0.412392847665081" calcext:value-type="float">
            <text:p>-0.412392847665081</text:p>
          </table:table-cell>
          <table:table-cell office:value-type="float" office:value="-0.411997130879574" calcext:value-type="float">
            <text:p>-0.411997130879574</text:p>
          </table:table-cell>
          <table:table-cell office:value-type="float" office:value="-0.412308104245357" calcext:value-type="float">
            <text:p>-0.412308104245357</text:p>
          </table:table-cell>
          <table:table-cell office:value-type="float" office:value="-0.41229201115739" calcext:value-type="float">
            <text:p>-0.41229201115739</text:p>
          </table:table-cell>
          <table:table-cell office:value-type="float" office:value="-0.411697971562832" calcext:value-type="float">
            <text:p>-0.411697971562832</text:p>
          </table:table-cell>
          <table:table-cell office:value-type="float" office:value="-0.411917048654168" calcext:value-type="float">
            <text:p>-0.411917048654168</text:p>
          </table:table-cell>
          <table:table-cell office:value-type="float" office:value="-0.411576047595913" calcext:value-type="float">
            <text:p>-0.411576047595913</text:p>
          </table:table-cell>
          <table:table-cell office:value-type="float" office:value="-0.412015173064385" calcext:value-type="float">
            <text:p>-0.412015173064385</text:p>
          </table:table-cell>
          <table:table-cell office:value-type="float" office:value="-0.412095645615081" calcext:value-type="float">
            <text:p>-0.412095645615081</text:p>
          </table:table-cell>
          <table:table-cell office:value-type="float" office:value="-0.411564124418994" calcext:value-type="float">
            <text:p>-0.411564124418994</text:p>
          </table:table-cell>
          <table:table-cell office:value-type="float" office:value="-0.412190347826275" calcext:value-type="float">
            <text:p>-0.412190347826275</text:p>
          </table:table-cell>
          <table:table-cell office:value-type="float" office:value="-0.411970856411325" calcext:value-type="float">
            <text:p>-0.411970856411325</text:p>
          </table:table-cell>
          <table:table-cell office:value-type="float" office:value="-0.412475819370412" calcext:value-type="float">
            <text:p>-0.412475819370412</text:p>
          </table:table-cell>
          <table:table-cell office:value-type="float" office:value="-0.412794396654208" calcext:value-type="float">
            <text:p>-0.412794396654208</text:p>
          </table:table-cell>
          <table:table-cell office:value-type="float" office:value="-0.413254293618773" calcext:value-type="float">
            <text:p>-0.413254293618773</text:p>
          </table:table-cell>
          <table:table-cell office:value-type="float" office:value="-0.411866598631721" calcext:value-type="float">
            <text:p>-0.411866598631721</text:p>
          </table:table-cell>
          <table:table-cell office:value-type="float" office:value="-0.41157680384752" calcext:value-type="float">
            <text:p>-0.41157680384752</text:p>
          </table:table-cell>
          <table:table-cell office:value-type="float" office:value="-0.411886707339062" calcext:value-type="float">
            <text:p>-0.411886707339062</text:p>
          </table:table-cell>
          <table:table-cell office:value-type="float" office:value="-0.411744223238999" calcext:value-type="float">
            <text:p>-0.411744223238999</text:p>
          </table:table-cell>
          <table:table-cell office:value-type="float" office:value="-0.412789171425674" calcext:value-type="float">
            <text:p>-0.412789171425674</text:p>
          </table:table-cell>
          <table:table-cell office:value-type="float" office:value="-0.412270441953651" calcext:value-type="float">
            <text:p>-0.412270441953651</text:p>
          </table:table-cell>
          <table:table-cell office:value-type="float" office:value="-0.412400351650496" calcext:value-type="float">
            <text:p>-0.412400351650496</text:p>
          </table:table-cell>
          <table:table-cell office:value-type="float" office:value="-0.412185672559828" calcext:value-type="float">
            <text:p>-0.412185672559828</text:p>
          </table:table-cell>
          <table:table-cell office:value-type="float" office:value="-0.412730702197733" calcext:value-type="float">
            <text:p>-0.412730702197733</text:p>
          </table:table-cell>
          <table:table-cell office:value-type="float" office:value="-0.411901007597826" calcext:value-type="float">
            <text:p>-0.411901007597826</text:p>
          </table:table-cell>
          <table:table-cell office:value-type="float" office:value="-0.412507079353185" calcext:value-type="float">
            <text:p>-0.412507079353185</text:p>
          </table:table-cell>
          <table:table-cell office:value-type="float" office:value="-0.411755766996096" calcext:value-type="float">
            <text:p>-0.411755766996096</text:p>
          </table:table-cell>
          <table:table-cell office:value-type="float" office:value="-0.412226397467052" calcext:value-type="float">
            <text:p>-0.412226397467052</text:p>
          </table:table-cell>
          <table:table-cell office:value-type="float" office:value="-0.411603227659883" calcext:value-type="float">
            <text:p>-0.411603227659883</text:p>
          </table:table-cell>
          <table:table-cell office:value-type="float" office:value="-0.41253330629546" calcext:value-type="float">
            <text:p>-0.41253330629546</text:p>
          </table:table-cell>
          <table:table-cell office:value-type="float" office:value="-0.412063067578657" calcext:value-type="float">
            <text:p>-0.412063067578657</text:p>
          </table:table-cell>
          <table:table-cell office:value-type="float" office:value="-0.412451922470975" calcext:value-type="float">
            <text:p>-0.412451922470975</text:p>
          </table:table-cell>
          <table:table-cell office:value-type="float" office:value="-0.411605470040609" calcext:value-type="float">
            <text:p>-0.411605470040609</text:p>
          </table:table-cell>
          <table:table-cell office:value-type="float" office:value="-0.412361287734266" calcext:value-type="float">
            <text:p>-0.412361287734266</text:p>
          </table:table-cell>
          <table:table-cell office:value-type="float" office:value="-0.411632475531531" calcext:value-type="float">
            <text:p>-0.411632475531531</text:p>
          </table:table-cell>
          <table:table-cell office:value-type="float" office:value="-0.412480506537319" calcext:value-type="float">
            <text:p>-0.412480506537319</text:p>
          </table:table-cell>
          <table:table-cell office:value-type="float" office:value="-0.412483645357052" calcext:value-type="float">
            <text:p>-0.412483645357052</text:p>
          </table:table-cell>
          <table:table-cell office:value-type="float" office:value="-0.412604481835548" calcext:value-type="float">
            <text:p>-0.412604481835548</text:p>
          </table:table-cell>
          <table:table-cell office:value-type="float" office:value="-0.412106944999837" calcext:value-type="float">
            <text:p>-0.412106944999837</text:p>
          </table:table-cell>
          <table:table-cell office:value-type="float" office:value="-0.411501534034493" calcext:value-type="float">
            <text:p>-0.411501534034493</text:p>
          </table:table-cell>
          <table:table-cell office:value-type="float" office:value="-0.411803031192818" calcext:value-type="float">
            <text:p>-0.411803031192818</text:p>
          </table:table-cell>
          <table:table-cell office:value-type="float" office:value="-0.411571946663046" calcext:value-type="float">
            <text:p>-0.411571946663046</text:p>
          </table:table-cell>
          <table:table-cell office:value-type="float" office:value="-0.411594522635991" calcext:value-type="float">
            <text:p>-0.411594522635991</text:p>
          </table:table-cell>
          <table:table-cell table:number-columns-repeated="512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172804585046316" calcext:value-type="float">
            <text:p>1.72804585046316E-05</text:p>
          </table:table-cell>
          <table:table-cell office:value-type="float" office:value="-0.000013299700704128" calcext:value-type="float">
            <text:p>-1.3299700704128E-05</text:p>
          </table:table-cell>
          <table:table-cell office:value-type="float" office:value="0.00000795753664833976" calcext:value-type="float">
            <text:p>7.95753664833976E-06</text:p>
          </table:table-cell>
          <table:table-cell office:value-type="float" office:value="-0.0000289888601986421" calcext:value-type="float">
            <text:p>-2.89888601986421E-05</text:p>
          </table:table-cell>
          <table:table-cell office:value-type="float" office:value="0.0000250809325142987" calcext:value-type="float">
            <text:p>2.50809325142987E-05</text:p>
          </table:table-cell>
          <table:table-cell office:value-type="float" office:value="0.00000162636099576563" calcext:value-type="float">
            <text:p>1.62636099576563E-06</text:p>
          </table:table-cell>
          <table:table-cell office:value-type="float" office:value="-0.00000404179213314704" calcext:value-type="float">
            <text:p>-4.04179213314704E-06</text:p>
          </table:table-cell>
          <table:table-cell office:value-type="float" office:value="-0.00000931435231193989" calcext:value-type="float">
            <text:p>-9.31435231193989E-06</text:p>
          </table:table-cell>
          <table:table-cell office:value-type="float" office:value="0.00000100499944516441" calcext:value-type="float">
            <text:p>1.00499944516441E-06</text:p>
          </table:table-cell>
          <table:table-cell office:value-type="float" office:value="0.0000213111158761659" calcext:value-type="float">
            <text:p>2.13111158761659E-05</text:p>
          </table:table-cell>
          <table:table-cell office:value-type="float" office:value="-0.0000218968155877297" calcext:value-type="float">
            <text:p>-2.18968155877297E-05</text:p>
          </table:table-cell>
          <table:table-cell office:value-type="float" office:value="0.0000120797918383708" calcext:value-type="float">
            <text:p>1.20797918383708E-05</text:p>
          </table:table-cell>
          <table:table-cell office:value-type="float" office:value="-0.000000575689187376494" calcext:value-type="float">
            <text:p>-5.75689187376494E-07</text:p>
          </table:table-cell>
          <table:table-cell office:value-type="float" office:value="0.00000352819442850372" calcext:value-type="float">
            <text:p>3.52819442850372E-06</text:p>
          </table:table-cell>
          <table:table-cell office:value-type="float" office:value="-0.00000474558373686484" calcext:value-type="float">
            <text:p>-4.74558373686484E-06</text:p>
          </table:table-cell>
          <table:table-cell office:value-type="float" office:value="0.0000204818183726641" calcext:value-type="float">
            <text:p>2.04818183726641E-05</text:p>
          </table:table-cell>
          <table:table-cell office:value-type="float" office:value="-0.0000146734966122164" calcext:value-type="float">
            <text:p>-1.46734966122164E-05</text:p>
          </table:table-cell>
          <table:table-cell office:value-type="float" office:value="-0.0000129372213731327" calcext:value-type="float">
            <text:p>-1.29372213731327E-05</text:p>
          </table:table-cell>
          <table:table-cell office:value-type="float" office:value="0.00000260813516844705" calcext:value-type="float">
            <text:p>2.60813516844705E-06</text:p>
          </table:table-cell>
          <table:table-cell office:value-type="float" office:value="0.00000507891049023046" calcext:value-type="float">
            <text:p>5.07891049023046E-06</text:p>
          </table:table-cell>
          <table:table-cell office:value-type="float" office:value="0.0000122677505673963" calcext:value-type="float">
            <text:p>1.22677505673963E-05</text:p>
          </table:table-cell>
          <table:table-cell office:value-type="float" office:value="-0.0000138790128585975" calcext:value-type="float">
            <text:p>-1.38790128585975E-05</text:p>
          </table:table-cell>
          <table:table-cell office:value-type="float" office:value="-0.00000857938157688976" calcext:value-type="float">
            <text:p>-8.57938157688976E-06</text:p>
          </table:table-cell>
          <table:table-cell office:value-type="float" office:value="0.0000375384589761385" calcext:value-type="float">
            <text:p>3.75384589761385E-05</text:p>
          </table:table-cell>
          <table:table-cell office:value-type="float" office:value="-0.0000244535654798095" calcext:value-type="float">
            <text:p>-2.44535654798095E-05</text:p>
          </table:table-cell>
          <table:table-cell office:value-type="float" office:value="0.00000279652862239521" calcext:value-type="float">
            <text:p>2.79652862239521E-06</text:p>
          </table:table-cell>
          <table:table-cell office:value-type="float" office:value="-0.0000290711876501648" calcext:value-type="float">
            <text:p>-2.90711876501648E-05</text:p>
          </table:table-cell>
          <table:table-cell office:value-type="float" office:value="0.000035601731741608" calcext:value-type="float">
            <text:p>3.5601731741608E-05</text:p>
          </table:table-cell>
          <table:table-cell office:value-type="float" office:value="-0.00000587163623833042" calcext:value-type="float">
            <text:p>-5.87163623833042E-06</text:p>
          </table:table-cell>
          <table:table-cell office:value-type="float" office:value="-0.00000689042035745269" calcext:value-type="float">
            <text:p>-6.89042035745269E-06</text:p>
          </table:table-cell>
          <table:table-cell office:value-type="float" office:value="-0.0000007911586588083" calcext:value-type="float">
            <text:p>-7.911586588083E-07</text:p>
          </table:table-cell>
          <table:table-cell office:value-type="float" office:value="0.00000835609387533909" calcext:value-type="float">
            <text:p>8.35609387533909E-06</text:p>
          </table:table-cell>
          <table:table-cell office:value-type="float" office:value="-0.000016456787725383" calcext:value-type="float">
            <text:p>-1.6456787725383E-05</text:p>
          </table:table-cell>
          <table:table-cell office:value-type="float" office:value="0.00000699030647238752" calcext:value-type="float">
            <text:p>6.99030647238752E-06</text:p>
          </table:table-cell>
          <table:table-cell office:value-type="float" office:value="0.000000651095360126863" calcext:value-type="float">
            <text:p>6.51095360126863E-07</text:p>
          </table:table-cell>
          <table:table-cell office:value-type="float" office:value="0.0000203192378444572" calcext:value-type="float">
            <text:p>2.03192378444572E-05</text:p>
          </table:table-cell>
          <table:table-cell office:value-type="float" office:value="-0.0000386009914015717" calcext:value-type="float">
            <text:p>-3.86009914015717E-05</text:p>
          </table:table-cell>
          <table:table-cell office:value-type="float" office:value="0.000032749976402846" calcext:value-type="float">
            <text:p>3.2749976402846E-05</text:p>
          </table:table-cell>
          <table:table-cell office:value-type="float" office:value="-0.0000264490016979591" calcext:value-type="float">
            <text:p>-2.64490016979591E-05</text:p>
          </table:table-cell>
          <table:table-cell office:value-type="float" office:value="0.0000342822611774096" calcext:value-type="float">
            <text:p>3.42822611774096E-05</text:p>
          </table:table-cell>
          <table:table-cell office:value-type="float" office:value="0.00000346194478589856" calcext:value-type="float">
            <text:p>3.46194478589856E-06</text:p>
          </table:table-cell>
          <table:table-cell office:value-type="float" office:value="-0.0000153327881033949" calcext:value-type="float">
            <text:p>-1.53327881033949E-05</text:p>
          </table:table-cell>
          <table:table-cell office:value-type="float" office:value="0.0000193892432595599" calcext:value-type="float">
            <text:p>1.93892432595599E-05</text:p>
          </table:table-cell>
          <table:table-cell office:value-type="float" office:value="-0.0000254387997628558" calcext:value-type="float">
            <text:p>-2.54387997628558E-05</text:p>
          </table:table-cell>
          <table:table-cell office:value-type="float" office:value="-0.000219682312498304" calcext:value-type="float">
            <text:p>-0.000219682312498</text:p>
          </table:table-cell>
          <table:table-cell office:value-type="float" office:value="-0.0000324705150678284" calcext:value-type="float">
            <text:p>-3.24705150678284E-05</text:p>
          </table:table-cell>
          <table:table-cell office:value-type="float" office:value="-0.000185549627927106" calcext:value-type="float">
            <text:p>-0.000185549627927</text:p>
          </table:table-cell>
          <table:table-cell office:value-type="float" office:value="-0.00023668284053574" calcext:value-type="float">
            <text:p>-0.000236682840536</text:p>
          </table:table-cell>
          <table:table-cell office:value-type="float" office:value="0.000678231439516563" calcext:value-type="float">
            <text:p>0.000678231439517</text:p>
          </table:table-cell>
          <table:table-cell office:value-type="float" office:value="0.00170477598045693" calcext:value-type="float">
            <text:p>0.001704775980457</text:p>
          </table:table-cell>
          <table:table-cell office:value-type="float" office:value="0.000572290344977133" calcext:value-type="float">
            <text:p>0.000572290344977</text:p>
          </table:table-cell>
          <table:table-cell office:value-type="float" office:value="-0.000205704317341349" calcext:value-type="float">
            <text:p>-0.000205704317341</text:p>
          </table:table-cell>
          <table:table-cell office:value-type="float" office:value="-0.000847847152614434" calcext:value-type="float">
            <text:p>-0.000847847152614</text:p>
          </table:table-cell>
          <table:table-cell office:value-type="float" office:value="0.000378021610821233" calcext:value-type="float">
            <text:p>0.000378021610821</text:p>
          </table:table-cell>
          <table:table-cell office:value-type="float" office:value="0.0106068434285129" calcext:value-type="float">
            <text:p>0.010606843428513</text:p>
          </table:table-cell>
          <table:table-cell office:value-type="float" office:value="0.0122473091890578" calcext:value-type="float">
            <text:p>0.012247309189058</text:p>
          </table:table-cell>
          <table:table-cell office:value-type="float" office:value="0.0161197056103775" calcext:value-type="float">
            <text:p>0.016119705610378</text:p>
          </table:table-cell>
          <table:table-cell office:value-type="float" office:value="0.0019690182261074" calcext:value-type="float">
            <text:p>0.001969018226107</text:p>
          </table:table-cell>
          <table:table-cell office:value-type="float" office:value="0.001460698009905" calcext:value-type="float">
            <text:p>0.001460698009905</text:p>
          </table:table-cell>
          <table:table-cell office:value-type="float" office:value="0.000642382084431681" calcext:value-type="float">
            <text:p>0.000642382084432</text:p>
          </table:table-cell>
          <table:table-cell office:value-type="float" office:value="0.000426269650044553" calcext:value-type="float">
            <text:p>0.000426269650045</text:p>
          </table:table-cell>
          <table:table-cell office:value-type="float" office:value="0.000659084568500168" calcext:value-type="float">
            <text:p>0.0006590845685</text:p>
          </table:table-cell>
          <table:table-cell office:value-type="float" office:value="0.00204025473166908" calcext:value-type="float">
            <text:p>0.002040254731669</text:p>
          </table:table-cell>
          <table:table-cell office:value-type="float" office:value="-0.0043407841090089" calcext:value-type="float">
            <text:p>-0.004340784109009</text:p>
          </table:table-cell>
          <table:table-cell office:value-type="float" office:value="-0.00329468782594139" calcext:value-type="float">
            <text:p>-0.003294687825941</text:p>
          </table:table-cell>
          <table:table-cell office:value-type="float" office:value="-0.0284155656452025" calcext:value-type="float">
            <text:p>-0.028415565645203</text:p>
          </table:table-cell>
          <table:table-cell office:value-type="float" office:value="-0.00394356087819969" calcext:value-type="float">
            <text:p>-0.0039435608782</text:p>
          </table:table-cell>
          <table:table-cell office:value-type="float" office:value="-0.00117132226539335" calcext:value-type="float">
            <text:p>-0.001171322265393</text:p>
          </table:table-cell>
          <table:table-cell office:value-type="float" office:value="-0.00019856065547752" calcext:value-type="float">
            <text:p>-0.000198560655478</text:p>
          </table:table-cell>
          <table:table-cell office:value-type="float" office:value="-0.000687948590158527" calcext:value-type="float">
            <text:p>-0.000687948590159</text:p>
          </table:table-cell>
          <table:table-cell office:value-type="float" office:value="-0.00705908771204744" calcext:value-type="float">
            <text:p>-0.007059087712047</text:p>
          </table:table-cell>
          <table:table-cell office:value-type="float" office:value="-0.000435497206247803" calcext:value-type="float">
            <text:p>-0.000435497206248</text:p>
          </table:table-cell>
          <table:table-cell office:value-type="float" office:value="-0.00111097448353581" calcext:value-type="float">
            <text:p>-0.001110974483536</text:p>
          </table:table-cell>
          <table:table-cell office:value-type="float" office:value="0.0423210557320957" calcext:value-type="float">
            <text:p>0.042321055732096</text:p>
          </table:table-cell>
          <table:table-cell office:value-type="float" office:value="-0.00360450326470735" calcext:value-type="float">
            <text:p>-0.003604503264707</text:p>
          </table:table-cell>
          <table:table-cell office:value-type="float" office:value="-0.00590498978274923" calcext:value-type="float">
            <text:p>-0.005904989782749</text:p>
          </table:table-cell>
          <table:table-cell office:value-type="float" office:value="-0.0104582667871607" calcext:value-type="float">
            <text:p>-0.010458266787161</text:p>
          </table:table-cell>
          <table:table-cell office:value-type="float" office:value="-0.00499423958688472" calcext:value-type="float">
            <text:p>-0.004994239586885</text:p>
          </table:table-cell>
          <table:table-cell office:value-type="float" office:value="-0.0155532160832297" calcext:value-type="float">
            <text:p>-0.01555321608323</text:p>
          </table:table-cell>
          <table:table-cell office:value-type="float" office:value="0.00764450158561497" calcext:value-type="float">
            <text:p>0.007644501585615</text:p>
          </table:table-cell>
          <table:table-cell office:value-type="float" office:value="0.00222210689340074" calcext:value-type="float">
            <text:p>0.002222106893401</text:p>
          </table:table-cell>
          <table:table-cell office:value-type="float" office:value="-0.00270760021628785" calcext:value-type="float">
            <text:p>-0.002707600216288</text:p>
          </table:table-cell>
          <table:table-cell office:value-type="float" office:value="-0.00134249919842494" calcext:value-type="float">
            <text:p>-0.001342499198425</text:p>
          </table:table-cell>
          <table:table-cell office:value-type="float" office:value="-0.000409550656920277" calcext:value-type="float">
            <text:p>-0.00040955065692</text:p>
          </table:table-cell>
          <table:table-cell office:value-type="float" office:value="-0.00198814093300825" calcext:value-type="float">
            <text:p>-0.001988140933008</text:p>
          </table:table-cell>
          <table:table-cell office:value-type="float" office:value="-0.00540247758234785" calcext:value-type="float">
            <text:p>-0.005402477582348</text:p>
          </table:table-cell>
          <table:table-cell office:value-type="float" office:value="-0.00340819361632594" calcext:value-type="float">
            <text:p>-0.003408193616326</text:p>
          </table:table-cell>
          <table:table-cell office:value-type="float" office:value="0.000478318879307493" calcext:value-type="float">
            <text:p>0.000478318879307</text:p>
          </table:table-cell>
          <table:table-cell office:value-type="float" office:value="0.0421252669275932" calcext:value-type="float">
            <text:p>0.042125266927593</text:p>
          </table:table-cell>
          <table:table-cell office:value-type="float" office:value="0.00272474415351265" calcext:value-type="float">
            <text:p>0.002724744153513</text:p>
          </table:table-cell>
          <table:table-cell office:value-type="float" office:value="0.00143470633764431" calcext:value-type="float">
            <text:p>0.001434706337644</text:p>
          </table:table-cell>
          <table:table-cell office:value-type="float" office:value="-0.000452611992124929" calcext:value-type="float">
            <text:p>-0.000452611992125</text:p>
          </table:table-cell>
          <table:table-cell office:value-type="float" office:value="-0.00252093036997314" calcext:value-type="float">
            <text:p>-0.002520930369973</text:p>
          </table:table-cell>
          <table:table-cell office:value-type="float" office:value="0.0016302361405115" calcext:value-type="float">
            <text:p>0.001630236140512</text:p>
          </table:table-cell>
          <table:table-cell office:value-type="float" office:value="-0.000918640746385591" calcext:value-type="float">
            <text:p>-0.000918640746386</text:p>
          </table:table-cell>
          <table:table-cell office:value-type="float" office:value="-0.0167977406597975" calcext:value-type="float">
            <text:p>-0.016797740659798</text:p>
          </table:table-cell>
          <table:table-cell office:value-type="float" office:value="-0.0109878802481476" calcext:value-type="float">
            <text:p>-0.010987880248148</text:p>
          </table:table-cell>
          <table:table-cell office:value-type="float" office:value="-0.00645841829832272" calcext:value-type="float">
            <text:p>-0.006458418298323</text:p>
          </table:table-cell>
          <table:table-cell office:value-type="float" office:value="-0.000281234496967653" calcext:value-type="float">
            <text:p>-0.000281234496968</text:p>
          </table:table-cell>
          <table:table-cell office:value-type="float" office:value="-0.00206910362624962" calcext:value-type="float">
            <text:p>-0.00206910362625</text:p>
          </table:table-cell>
          <table:table-cell office:value-type="float" office:value="-0.00398795533564428" calcext:value-type="float">
            <text:p>-0.003987955335644</text:p>
          </table:table-cell>
          <table:table-cell office:value-type="float" office:value="-0.00437244273415621" calcext:value-type="float">
            <text:p>-0.004372442734156</text:p>
          </table:table-cell>
          <table:table-cell office:value-type="float" office:value="0.00151264734562689" calcext:value-type="float">
            <text:p>0.001512647345627</text:p>
          </table:table-cell>
          <table:table-cell office:value-type="float" office:value="-0.000795236677921363" calcext:value-type="float">
            <text:p>-0.000795236677921</text:p>
          </table:table-cell>
          <table:table-cell office:value-type="float" office:value="0.0447130306456164" calcext:value-type="float">
            <text:p>0.044713030645616</text:p>
          </table:table-cell>
          <table:table-cell office:value-type="float" office:value="-0.00182290122201578" calcext:value-type="float">
            <text:p>-0.001822901222016</text:p>
          </table:table-cell>
          <table:table-cell office:value-type="float" office:value="-0.00186374586783194" calcext:value-type="float">
            <text:p>-0.001863745867832</text:p>
          </table:table-cell>
          <table:table-cell office:value-type="float" office:value="-0.00460999697690256" calcext:value-type="float">
            <text:p>-0.004609996976903</text:p>
          </table:table-cell>
          <table:table-cell office:value-type="float" office:value="-0.0111214426926256" calcext:value-type="float">
            <text:p>-0.011121442692626</text:p>
          </table:table-cell>
          <table:table-cell office:value-type="float" office:value="-0.0058820693354093" calcext:value-type="float">
            <text:p>-0.005882069335409</text:p>
          </table:table-cell>
          <table:table-cell office:value-type="float" office:value="-0.00208723943405203" calcext:value-type="float">
            <text:p>-0.002087239434052</text:p>
          </table:table-cell>
          <table:table-cell office:value-type="float" office:value="-0.00556302248705781" calcext:value-type="float">
            <text:p>-0.005563022487058</text:p>
          </table:table-cell>
          <table:table-cell office:value-type="float" office:value="-0.00174407848828145" calcext:value-type="float">
            <text:p>-0.001744078488281</text:p>
          </table:table-cell>
          <table:table-cell office:value-type="float" office:value="-0.000109601470622001" calcext:value-type="float">
            <text:p>-0.000109601470622</text:p>
          </table:table-cell>
          <table:table-cell office:value-type="float" office:value="-0.000690213118962002" calcext:value-type="float">
            <text:p>-0.000690213118962</text:p>
          </table:table-cell>
          <table:table-cell office:value-type="float" office:value="-0.00160187528297329" calcext:value-type="float">
            <text:p>-0.001601875282973</text:p>
          </table:table-cell>
          <table:table-cell office:value-type="float" office:value="-0.00216661783064592" calcext:value-type="float">
            <text:p>-0.002166617830646</text:p>
          </table:table-cell>
          <table:table-cell office:value-type="float" office:value="-0.00618988291541184" calcext:value-type="float">
            <text:p>-0.006189882915412</text:p>
          </table:table-cell>
          <table:table-cell office:value-type="float" office:value="0.00264385402297573" calcext:value-type="float">
            <text:p>0.002643854022976</text:p>
          </table:table-cell>
          <table:table-cell office:value-type="float" office:value="0.0191868983541218" calcext:value-type="float">
            <text:p>0.019186898354122</text:p>
          </table:table-cell>
          <table:table-cell office:value-type="float" office:value="0.0109800743183998" calcext:value-type="float">
            <text:p>0.0109800743184</text:p>
          </table:table-cell>
          <table:table-cell office:value-type="float" office:value="0.0113094401988647" calcext:value-type="float">
            <text:p>0.011309440198865</text:p>
          </table:table-cell>
          <table:table-cell office:value-type="float" office:value="0.00349005816934606" calcext:value-type="float">
            <text:p>0.003490058169346</text:p>
          </table:table-cell>
          <table:table-cell office:value-type="float" office:value="0.000464340861852486" calcext:value-type="float">
            <text:p>0.000464340861852</text:p>
          </table:table-cell>
          <table:table-cell office:value-type="float" office:value="-0.000365024091689981" calcext:value-type="float">
            <text:p>-0.00036502409169</text:p>
          </table:table-cell>
          <table:table-cell office:value-type="float" office:value="-0.000521929495855111" calcext:value-type="float">
            <text:p>-0.000521929495855</text:p>
          </table:table-cell>
          <table:table-cell office:value-type="float" office:value="0.000260363245234374" calcext:value-type="float">
            <text:p>0.000260363245234</text:p>
          </table:table-cell>
          <table:table-cell office:value-type="float" office:value="0.000871851973231474" calcext:value-type="float">
            <text:p>0.000871851973231</text:p>
          </table:table-cell>
          <table:table-cell office:value-type="float" office:value="0.000525530872560132" calcext:value-type="float">
            <text:p>0.00052553087256</text:p>
          </table:table-cell>
          <table:table-cell office:value-type="float" office:value="-0.00113958102512046" calcext:value-type="float">
            <text:p>-0.00113958102512</text:p>
          </table:table-cell>
          <table:table-cell office:value-type="float" office:value="-0.00225771163439969" calcext:value-type="float">
            <text:p>-0.0022577116344</text:p>
          </table:table-cell>
          <table:table-cell office:value-type="float" office:value="-0.0122837564743101" calcext:value-type="float">
            <text:p>-0.01228375647431</text:p>
          </table:table-cell>
          <table:table-cell office:value-type="float" office:value="-0.0229560498387198" calcext:value-type="float">
            <text:p>-0.02295604983872</text:p>
          </table:table-cell>
          <table:table-cell office:value-type="float" office:value="-0.000845924142494514" calcext:value-type="float">
            <text:p>-0.000845924142495</text:p>
          </table:table-cell>
          <table:table-cell office:value-type="float" office:value="-0.00149760472679872" calcext:value-type="float">
            <text:p>-0.001497604726799</text:p>
          </table:table-cell>
          <table:table-cell office:value-type="float" office:value="-0.00430891842602726" calcext:value-type="float">
            <text:p>-0.004308918426027</text:p>
          </table:table-cell>
          <table:table-cell office:value-type="float" office:value="-0.00220902917642712" calcext:value-type="float">
            <text:p>-0.002209029176427</text:p>
          </table:table-cell>
          <table:table-cell office:value-type="float" office:value="-0.000960227070223918" calcext:value-type="float">
            <text:p>-0.000960227070224</text:p>
          </table:table-cell>
          <table:table-cell office:value-type="float" office:value="0.000526607908792609" calcext:value-type="float">
            <text:p>0.000526607908793</text:p>
          </table:table-cell>
          <table:table-cell office:value-type="float" office:value="0.0422520013274571" calcext:value-type="float">
            <text:p>0.042252001327457</text:p>
          </table:table-cell>
          <table:table-cell office:value-type="float" office:value="-0.00342310902870008" calcext:value-type="float">
            <text:p>-0.0034231090287</text:p>
          </table:table-cell>
          <table:table-cell office:value-type="float" office:value="-0.0219406114088881" calcext:value-type="float">
            <text:p>-0.021940611408888</text:p>
          </table:table-cell>
          <table:table-cell office:value-type="float" office:value="-0.00288433184084447" calcext:value-type="float">
            <text:p>-0.002884331840844</text:p>
          </table:table-cell>
          <table:table-cell office:value-type="float" office:value="-0.0112339634457798" calcext:value-type="float">
            <text:p>-0.01123396344578</text:p>
          </table:table-cell>
          <table:table-cell office:value-type="float" office:value="0.0119058271290691" calcext:value-type="float">
            <text:p>0.011905827129069</text:p>
          </table:table-cell>
          <table:table-cell office:value-type="float" office:value="-0.00163168098991201" calcext:value-type="float">
            <text:p>-0.001631680989912</text:p>
          </table:table-cell>
          <table:table-cell office:value-type="float" office:value="-0.000908977175283321" calcext:value-type="float">
            <text:p>-0.000908977175283</text:p>
          </table:table-cell>
          <table:table-cell office:value-type="float" office:value="-0.00126276371941075" calcext:value-type="float">
            <text:p>-0.001262763719411</text:p>
          </table:table-cell>
          <table:table-cell office:value-type="float" office:value="-0.00901783192582051" calcext:value-type="float">
            <text:p>-0.009017831925821</text:p>
          </table:table-cell>
          <table:table-cell office:value-type="float" office:value="0.00201353533889137" calcext:value-type="float">
            <text:p>0.002013535338891</text:p>
          </table:table-cell>
          <table:table-cell office:value-type="float" office:value="0.0182469442473723" calcext:value-type="float">
            <text:p>0.018246944247372</text:p>
          </table:table-cell>
          <table:table-cell office:value-type="float" office:value="0.00788178388986366" calcext:value-type="float">
            <text:p>0.007881783889864</text:p>
          </table:table-cell>
          <table:table-cell office:value-type="float" office:value="0.0120827542172592" calcext:value-type="float">
            <text:p>0.012082754217259</text:p>
          </table:table-cell>
          <table:table-cell office:value-type="float" office:value="0.00322218033238331" calcext:value-type="float">
            <text:p>0.003222180332383</text:p>
          </table:table-cell>
          <table:table-cell office:value-type="float" office:value="0.00307074633993121" calcext:value-type="float">
            <text:p>0.003070746339931</text:p>
          </table:table-cell>
          <table:table-cell office:value-type="float" office:value="0.000598135789254717" calcext:value-type="float">
            <text:p>0.000598135789255</text:p>
          </table:table-cell>
          <table:table-cell office:value-type="float" office:value="-0.000814465087425775" calcext:value-type="float">
            <text:p>-0.000814465087426</text:p>
          </table:table-cell>
          <table:table-cell office:value-type="float" office:value="-0.00133485873816053" calcext:value-type="float">
            <text:p>-0.001334858738161</text:p>
          </table:table-cell>
          <table:table-cell office:value-type="float" office:value="0.00140905020283566" calcext:value-type="float">
            <text:p>0.001409050202836</text:p>
          </table:table-cell>
          <table:table-cell office:value-type="float" office:value="0.000264755361699509" calcext:value-type="float">
            <text:p>0.0002647553617</text:p>
          </table:table-cell>
          <table:table-cell office:value-type="float" office:value="-0.00182913328298789" calcext:value-type="float">
            <text:p>-0.001829133282988</text:p>
          </table:table-cell>
          <table:table-cell office:value-type="float" office:value="-0.00459977588118243" calcext:value-type="float">
            <text:p>-0.004599775881182</text:p>
          </table:table-cell>
          <table:table-cell office:value-type="float" office:value="-0.0291393691554076" calcext:value-type="float">
            <text:p>-0.029139369155408</text:p>
          </table:table-cell>
          <table:table-cell office:value-type="float" office:value="-0.0011118362703339" calcext:value-type="float">
            <text:p>-0.001111836270334</text:p>
          </table:table-cell>
          <table:table-cell office:value-type="float" office:value="-0.000285392381788707" calcext:value-type="float">
            <text:p>-0.000285392381789</text:p>
          </table:table-cell>
          <table:table-cell office:value-type="float" office:value="0.000599863009356549" calcext:value-type="float">
            <text:p>0.000599863009357</text:p>
          </table:table-cell>
          <table:table-cell office:value-type="float" office:value="-0.000484896951784497" calcext:value-type="float">
            <text:p>-0.000484896951784</text:p>
          </table:table-cell>
          <table:table-cell office:value-type="float" office:value="-0.00232213534420894" calcext:value-type="float">
            <text:p>-0.002322135344209</text:p>
          </table:table-cell>
          <table:table-cell office:value-type="float" office:value="-0.00253821701732154" calcext:value-type="float">
            <text:p>-0.002538217017322</text:p>
          </table:table-cell>
          <table:table-cell office:value-type="float" office:value="-0.00254312585629124" calcext:value-type="float">
            <text:p>-0.002543125856291</text:p>
          </table:table-cell>
          <table:table-cell office:value-type="float" office:value="-0.00245572859469018" calcext:value-type="float">
            <text:p>-0.00245572859469</text:p>
          </table:table-cell>
          <table:table-cell office:value-type="float" office:value="-0.00163050276173365" calcext:value-type="float">
            <text:p>-0.001630502761734</text:p>
          </table:table-cell>
          <table:table-cell office:value-type="float" office:value="0.0000964524655159282" calcext:value-type="float">
            <text:p>9.64524655159282E-05</text:p>
          </table:table-cell>
          <table:table-cell office:value-type="float" office:value="0.00012209155361681" calcext:value-type="float">
            <text:p>0.000122091553617</text:p>
          </table:table-cell>
          <table:table-cell office:value-type="float" office:value="0.000347626810770052" calcext:value-type="float">
            <text:p>0.00034762681077</text:p>
          </table:table-cell>
          <table:table-cell office:value-type="float" office:value="0.0437945043530375" calcext:value-type="float">
            <text:p>0.043794504353038</text:p>
          </table:table-cell>
          <table:table-cell office:value-type="float" office:value="-0.00199237974365035" calcext:value-type="float">
            <text:p>-0.00199237974365</text:p>
          </table:table-cell>
          <table:table-cell office:value-type="float" office:value="-0.000515389232648988" calcext:value-type="float">
            <text:p>-0.000515389232649</text:p>
          </table:table-cell>
          <table:table-cell office:value-type="float" office:value="-0.00546108185818339" calcext:value-type="float">
            <text:p>-0.005461081858183</text:p>
          </table:table-cell>
          <table:table-cell office:value-type="float" office:value="-0.0203810761361158" calcext:value-type="float">
            <text:p>-0.020381076136116</text:p>
          </table:table-cell>
          <table:table-cell office:value-type="float" office:value="0.00207919036238707" calcext:value-type="float">
            <text:p>0.002079190362387</text:p>
          </table:table-cell>
          <table:table-cell office:value-type="float" office:value="-0.00238635235124968" calcext:value-type="float">
            <text:p>-0.00238635235125</text:p>
          </table:table-cell>
          <table:table-cell office:value-type="float" office:value="-0.00203003208694286" calcext:value-type="float">
            <text:p>-0.002030032086943</text:p>
          </table:table-cell>
          <table:table-cell office:value-type="float" office:value="-0.000863800497620804" calcext:value-type="float">
            <text:p>-0.000863800497621</text:p>
          </table:table-cell>
          <table:table-cell office:value-type="float" office:value="-0.00406011109135346" calcext:value-type="float">
            <text:p>-0.004060111091353</text:p>
          </table:table-cell>
          <table:table-cell office:value-type="float" office:value="-0.00150602433263047" calcext:value-type="float">
            <text:p>-0.00150602433263</text:p>
          </table:table-cell>
          <table:table-cell office:value-type="float" office:value="-0.000405738729457539" calcext:value-type="float">
            <text:p>-0.000405738729458</text:p>
          </table:table-cell>
          <table:table-cell office:value-type="float" office:value="0.0454844171107931" calcext:value-type="float">
            <text:p>0.045484417110793</text:p>
          </table:table-cell>
          <table:table-cell office:value-type="float" office:value="0.0000324899661986455" calcext:value-type="float">
            <text:p>3.24899661986455E-05</text:p>
          </table:table-cell>
          <table:table-cell office:value-type="float" office:value="-0.000544166880055763" calcext:value-type="float">
            <text:p>-0.000544166880056</text:p>
          </table:table-cell>
          <table:table-cell office:value-type="float" office:value="0.00128565623811561" calcext:value-type="float">
            <text:p>0.001285656238116</text:p>
          </table:table-cell>
          <table:table-cell office:value-type="float" office:value="0.00135340719429933" calcext:value-type="float">
            <text:p>0.001353407194299</text:p>
          </table:table-cell>
          <table:table-cell office:value-type="float" office:value="0.000116339840000257" calcext:value-type="float">
            <text:p>0.00011633984</text:p>
          </table:table-cell>
          <table:table-cell office:value-type="float" office:value="-0.000620456618130372" calcext:value-type="float">
            <text:p>-0.00062045661813</text:p>
          </table:table-cell>
          <table:table-cell office:value-type="float" office:value="-0.00296780466866992" calcext:value-type="float">
            <text:p>-0.00296780466867</text:p>
          </table:table-cell>
          <table:table-cell office:value-type="float" office:value="-0.0339901688957225" calcext:value-type="float">
            <text:p>-0.033990168895723</text:p>
          </table:table-cell>
          <table:table-cell office:value-type="float" office:value="-0.00283580201652889" calcext:value-type="float">
            <text:p>-0.002835802016529</text:p>
          </table:table-cell>
          <table:table-cell office:value-type="float" office:value="-0.00320892784952992" calcext:value-type="float">
            <text:p>-0.00320892784953</text:p>
          </table:table-cell>
          <table:table-cell office:value-type="float" office:value="-0.00237956668653033" calcext:value-type="float">
            <text:p>-0.00237956668653</text:p>
          </table:table-cell>
          <table:table-cell office:value-type="float" office:value="-0.00414489917605782" calcext:value-type="float">
            <text:p>-0.004144899176058</text:p>
          </table:table-cell>
          <table:table-cell office:value-type="float" office:value="-0.00204292536702472" calcext:value-type="float">
            <text:p>-0.002042925367025</text:p>
          </table:table-cell>
          <table:table-cell office:value-type="float" office:value="-0.0012625717580998" calcext:value-type="float">
            <text:p>-0.0012625717581</text:p>
          </table:table-cell>
          <table:table-cell office:value-type="float" office:value="0.0340761759840529" calcext:value-type="float">
            <text:p>0.034076175984053</text:p>
          </table:table-cell>
          <table:table-cell office:value-type="float" office:value="-0.0304180944618713" calcext:value-type="float">
            <text:p>-0.030418094461871</text:p>
          </table:table-cell>
          <table:table-cell office:value-type="float" office:value="-0.00164651401944332" calcext:value-type="float">
            <text:p>-0.001646514019443</text:p>
          </table:table-cell>
          <table:table-cell office:value-type="float" office:value="-0.0038803555644154" calcext:value-type="float">
            <text:p>-0.003880355564415</text:p>
          </table:table-cell>
          <table:table-cell office:value-type="float" office:value="0.0159122161578259" calcext:value-type="float">
            <text:p>0.015912216157826</text:p>
          </table:table-cell>
          <table:table-cell office:value-type="float" office:value="-0.000886991627109812" calcext:value-type="float">
            <text:p>-0.00088699162711</text:p>
          </table:table-cell>
          <table:table-cell office:value-type="float" office:value="-0.00291007064993798" calcext:value-type="float">
            <text:p>-0.002910070649938</text:p>
          </table:table-cell>
          <table:table-cell office:value-type="float" office:value="-0.000480260450340719" calcext:value-type="float">
            <text:p>-0.000480260450341</text:p>
          </table:table-cell>
          <table:table-cell office:value-type="float" office:value="-0.000254525406326755" calcext:value-type="float">
            <text:p>-0.000254525406327</text:p>
          </table:table-cell>
          <table:table-cell office:value-type="float" office:value="-0.000294087683334499" calcext:value-type="float">
            <text:p>-0.000294087683334</text:p>
          </table:table-cell>
          <table:table-cell office:value-type="float" office:value="0.0000471364684692666" calcext:value-type="float">
            <text:p>4.71364684692666E-05</text:p>
          </table:table-cell>
          <table:table-cell office:value-type="float" office:value="-0.00100340985878061" calcext:value-type="float">
            <text:p>-0.001003409858781</text:p>
          </table:table-cell>
          <table:table-cell office:value-type="float" office:value="-0.00124430404698611" calcext:value-type="float">
            <text:p>-0.001244304046986</text:p>
          </table:table-cell>
          <table:table-cell office:value-type="float" office:value="0.00207760993888206" calcext:value-type="float">
            <text:p>0.002077609938882</text:p>
          </table:table-cell>
          <table:table-cell office:value-type="float" office:value="0.0206560740969214" calcext:value-type="float">
            <text:p>0.020656074096921</text:p>
          </table:table-cell>
          <table:table-cell office:value-type="float" office:value="0.020153602507037" calcext:value-type="float">
            <text:p>0.020153602507037</text:p>
          </table:table-cell>
          <table:table-cell office:value-type="float" office:value="0.00252460967271889" calcext:value-type="float">
            <text:p>0.002524609672719</text:p>
          </table:table-cell>
          <table:table-cell office:value-type="float" office:value="-0.000644158886257629" calcext:value-type="float">
            <text:p>-0.000644158886258</text:p>
          </table:table-cell>
          <table:table-cell office:value-type="float" office:value="-0.00163085855360551" calcext:value-type="float">
            <text:p>-0.001630858553606</text:p>
          </table:table-cell>
          <table:table-cell office:value-type="float" office:value="0.00101174762991346" calcext:value-type="float">
            <text:p>0.001011747629913</text:p>
          </table:table-cell>
          <table:table-cell office:value-type="float" office:value="0.000491747934227127" calcext:value-type="float">
            <text:p>0.000491747934227</text:p>
          </table:table-cell>
          <table:table-cell office:value-type="float" office:value="0.000151587170079681" calcext:value-type="float">
            <text:p>0.00015158717008</text:p>
          </table:table-cell>
          <table:table-cell office:value-type="float" office:value="-0.00422515202563772" calcext:value-type="float">
            <text:p>-0.004225152025638</text:p>
          </table:table-cell>
          <table:table-cell office:value-type="float" office:value="-0.0266713527844136" calcext:value-type="float">
            <text:p>-0.026671352784414</text:p>
          </table:table-cell>
          <table:table-cell office:value-type="float" office:value="-0.00935447051265631" calcext:value-type="float">
            <text:p>-0.009354470512656</text:p>
          </table:table-cell>
          <table:table-cell office:value-type="float" office:value="-0.00283488613158056" calcext:value-type="float">
            <text:p>-0.002834886131581</text:p>
          </table:table-cell>
          <table:table-cell office:value-type="float" office:value="-0.000998938262650073" calcext:value-type="float">
            <text:p>-0.00099893826265</text:p>
          </table:table-cell>
          <table:table-cell office:value-type="float" office:value="-0.000636382774073407" calcext:value-type="float">
            <text:p>-0.000636382774073</text:p>
          </table:table-cell>
          <table:table-cell office:value-type="float" office:value="-0.000670367698478502" calcext:value-type="float">
            <text:p>-0.000670367698479</text:p>
          </table:table-cell>
          <table:table-cell office:value-type="float" office:value="-0.000182264371079988" calcext:value-type="float">
            <text:p>-0.00018226437108</text:p>
          </table:table-cell>
          <table:table-cell office:value-type="float" office:value="-0.00081148088107591" calcext:value-type="float">
            <text:p>-0.000811480881076</text:p>
          </table:table-cell>
          <table:table-cell office:value-type="float" office:value="-0.00155898704157309" calcext:value-type="float">
            <text:p>-0.001558987041573</text:p>
          </table:table-cell>
          <table:table-cell office:value-type="float" office:value="-0.00158462718125502" calcext:value-type="float">
            <text:p>-0.001584627181255</text:p>
          </table:table-cell>
          <table:table-cell office:value-type="float" office:value="-0.004829413767104" calcext:value-type="float">
            <text:p>-0.004829413767104</text:p>
          </table:table-cell>
          <table:table-cell office:value-type="float" office:value="-0.0114925822312012" calcext:value-type="float">
            <text:p>-0.011492582231201</text:p>
          </table:table-cell>
          <table:table-cell office:value-type="float" office:value="-0.0000647394596953732" calcext:value-type="float">
            <text:p>-6.47394596953732E-05</text:p>
          </table:table-cell>
          <table:table-cell office:value-type="float" office:value="0.00965641228127495" calcext:value-type="float">
            <text:p>0.009656412281275</text:p>
          </table:table-cell>
          <table:table-cell office:value-type="float" office:value="0.00333614448651565" calcext:value-type="float">
            <text:p>0.003336144486516</text:p>
          </table:table-cell>
          <table:table-cell office:value-type="float" office:value="0.00991186051277415" calcext:value-type="float">
            <text:p>0.009911860512774</text:p>
          </table:table-cell>
          <table:table-cell office:value-type="float" office:value="0.00611721279774352" calcext:value-type="float">
            <text:p>0.006117212797744</text:p>
          </table:table-cell>
          <table:table-cell office:value-type="float" office:value="0.00146666667779383" calcext:value-type="float">
            <text:p>0.001466666677794</text:p>
          </table:table-cell>
          <table:table-cell office:value-type="float" office:value="0.0000358095917159518" calcext:value-type="float">
            <text:p>3.58095917159518E-05</text:p>
          </table:table-cell>
          <table:table-cell office:value-type="float" office:value="-0.000293066068223713" calcext:value-type="float">
            <text:p>-0.000293066068224</text:p>
          </table:table-cell>
          <table:table-cell office:value-type="float" office:value="-0.00094987544293601" calcext:value-type="float">
            <text:p>-0.000949875442936</text:p>
          </table:table-cell>
          <table:table-cell office:value-type="float" office:value="-0.000652299811596313" calcext:value-type="float">
            <text:p>-0.000652299811596</text:p>
          </table:table-cell>
          <table:table-cell office:value-type="float" office:value="0.000214654802421332" calcext:value-type="float">
            <text:p>0.000214654802421</text:p>
          </table:table-cell>
          <table:table-cell office:value-type="float" office:value="0.000160823999698745" calcext:value-type="float">
            <text:p>0.000160823999699</text:p>
          </table:table-cell>
          <table:table-cell office:value-type="float" office:value="-0.000127763493285082" calcext:value-type="float">
            <text:p>-0.000127763493285</text:p>
          </table:table-cell>
          <table:table-cell office:value-type="float" office:value="0.000112530080798534" calcext:value-type="float">
            <text:p>0.000112530080799</text:p>
          </table:table-cell>
          <table:table-cell office:value-type="float" office:value="0.000346704831621525" calcext:value-type="float">
            <text:p>0.000346704831622</text:p>
          </table:table-cell>
          <table:table-cell office:value-type="float" office:value="-0.00012632978368371" calcext:value-type="float">
            <text:p>-0.000126329783684</text:p>
          </table:table-cell>
          <table:table-cell office:value-type="float" office:value="-0.000045841191858631" calcext:value-type="float">
            <text:p>-4.5841191858631E-05</text:p>
          </table:table-cell>
          <table:table-cell office:value-type="float" office:value="0.0000624801002142572" calcext:value-type="float">
            <text:p>6.24801002142572E-05</text:p>
          </table:table-cell>
          <table:table-cell office:value-type="float" office:value="0.00000493262514622561" calcext:value-type="float">
            <text:p>4.93262514622561E-06</text:p>
          </table:table-cell>
          <table:table-cell office:value-type="float" office:value="-0.0000307753610812589" calcext:value-type="float">
            <text:p>-3.07753610812589E-05</text:p>
          </table:table-cell>
          <table:table-cell office:value-type="float" office:value="-0.000071746236209147" calcext:value-type="float">
            <text:p>-7.1746236209147E-05</text:p>
          </table:table-cell>
          <table:table-cell office:value-type="float" office:value="-0.00000750961566381436" calcext:value-type="float">
            <text:p>-7.50961566381436E-06</text:p>
          </table:table-cell>
          <table:table-cell office:value-type="float" office:value="0.0000612578911848294" calcext:value-type="float">
            <text:p>6.12578911848294E-05</text:p>
          </table:table-cell>
          <table:table-cell office:value-type="float" office:value="0.0000335647710620335" calcext:value-type="float">
            <text:p>3.35647710620335E-05</text:p>
          </table:table-cell>
          <table:table-cell office:value-type="float" office:value="-0.0000979094692202254" calcext:value-type="float">
            <text:p>-9.79094692202254E-05</text:p>
          </table:table-cell>
          <table:table-cell office:value-type="float" office:value="0.0000366524257776057" calcext:value-type="float">
            <text:p>3.66524257776057E-05</text:p>
          </table:table-cell>
          <table:table-cell office:value-type="float" office:value="0.0000157388710123607" calcext:value-type="float">
            <text:p>1.57388710123607E-05</text:p>
          </table:table-cell>
          <table:table-cell office:value-type="float" office:value="-0.000035184774531738" calcext:value-type="float">
            <text:p>-3.5184774531738E-05</text:p>
          </table:table-cell>
          <table:table-cell office:value-type="float" office:value="0.0000318506725505707" calcext:value-type="float">
            <text:p>3.18506725505707E-05</text:p>
          </table:table-cell>
          <table:table-cell office:value-type="float" office:value="0.0000148689921598" calcext:value-type="float">
            <text:p>1.48689921598E-05</text:p>
          </table:table-cell>
          <table:table-cell office:value-type="float" office:value="0.0000131630444288322" calcext:value-type="float">
            <text:p>1.31630444288322E-05</text:p>
          </table:table-cell>
          <table:table-cell office:value-type="float" office:value="-0.00002572031021153" calcext:value-type="float">
            <text:p>-2.572031021153E-05</text:p>
          </table:table-cell>
          <table:table-cell office:value-type="float" office:value="-0.0000023373176918362" calcext:value-type="float">
            <text:p>-2.3373176918362E-06</text:p>
          </table:table-cell>
          <table:table-cell office:value-type="float" office:value="-0.000000491225217835734" calcext:value-type="float">
            <text:p>-4.91225217835734E-07</text:p>
          </table:table-cell>
          <table:table-cell office:value-type="float" office:value="0.0000447346223692025" calcext:value-type="float">
            <text:p>4.47346223692025E-05</text:p>
          </table:table-cell>
          <table:table-cell office:value-type="float" office:value="-0.0000462400815727237" calcext:value-type="float">
            <text:p>-4.62400815727237E-05</text:p>
          </table:table-cell>
          <table:table-cell office:value-type="float" office:value="0.0000240827094484808" calcext:value-type="float">
            <text:p>2.40827094484808E-05</text:p>
          </table:table-cell>
          <table:table-cell office:value-type="float" office:value="-0.000025696054743285" calcext:value-type="float">
            <text:p>-2.5696054743285E-05</text:p>
          </table:table-cell>
          <table:table-cell office:value-type="float" office:value="0.000033612031594743" calcext:value-type="float">
            <text:p>3.3612031594743E-05</text:p>
          </table:table-cell>
          <table:table-cell office:value-type="float" office:value="-0.00000690953173526632" calcext:value-type="float">
            <text:p>-6.90953173526632E-06</text:p>
          </table:table-cell>
          <table:table-cell office:value-type="float" office:value="0.00000562712590979064" calcext:value-type="float">
            <text:p>5.62712590979064E-06</text:p>
          </table:table-cell>
          <table:table-cell office:value-type="float" office:value="-0.000019958725793856" calcext:value-type="float">
            <text:p>-1.9958725793856E-05</text:p>
          </table:table-cell>
          <table:table-cell office:value-type="float" office:value="-0.0000111659896323002" calcext:value-type="float">
            <text:p>-1.11659896323002E-05</text:p>
          </table:table-cell>
          <table:table-cell office:value-type="float" office:value="0.000037021093634293" calcext:value-type="float">
            <text:p>3.7021093634293E-05</text:p>
          </table:table-cell>
          <table:table-cell office:value-type="float" office:value="-0.0000497825984013822" calcext:value-type="float">
            <text:p>-4.97825984013822E-05</text:p>
          </table:table-cell>
          <table:table-cell office:value-type="float" office:value="0.0000438866294317775" calcext:value-type="float">
            <text:p>4.38866294317775E-05</text:p>
          </table:table-cell>
          <table:table-cell office:value-type="float" office:value="-0.0000123751599682698" calcext:value-type="float">
            <text:p>-1.23751599682698E-05</text:p>
          </table:table-cell>
          <table:table-cell office:value-type="float" office:value="-0.0000000889555155092481" calcext:value-type="float">
            <text:p>-8.89555155092481E-08</text:p>
          </table:table-cell>
          <table:table-cell office:value-type="float" office:value="-0.00000941350750788272" calcext:value-type="float">
            <text:p>-9.41350750788272E-06</text:p>
          </table:table-cell>
          <table:table-cell office:value-type="float" office:value="-0.0000282460599857481" calcext:value-type="float">
            <text:p>-2.82460599857481E-05</text:p>
          </table:table-cell>
          <table:table-cell office:value-type="float" office:value="0.000015864704646873" calcext:value-type="float">
            <text:p>1.5864704646873E-05</text:p>
          </table:table-cell>
          <table:table-cell office:value-type="float" office:value="0.00000444038051633511" calcext:value-type="float">
            <text:p>4.44038051633511E-06</text:p>
          </table:table-cell>
          <table:table-cell office:value-type="float" office:value="0.0000113628513362385" calcext:value-type="float">
            <text:p>1.13628513362385E-05</text:p>
          </table:table-cell>
          <table:table-cell office:value-type="float" office:value="-0.00000694009821483599" calcext:value-type="float">
            <text:p>-6.94009821483599E-06</text:p>
          </table:table-cell>
          <table:table-cell office:value-type="float" office:value="-0.00001252076415037" calcext:value-type="float">
            <text:p>-1.252076415037E-05</text:p>
          </table:table-cell>
          <table:table-cell office:value-type="float" office:value="-0.00000235830295153283" calcext:value-type="float">
            <text:p>-2.35830295153283E-06</text:p>
          </table:table-cell>
          <table:table-cell office:value-type="float" office:value="0.000015379629503931" calcext:value-type="float">
            <text:p>1.5379629503931E-05</text:p>
          </table:table-cell>
          <table:table-cell office:value-type="float" office:value="-0.000000707977186653608" calcext:value-type="float">
            <text:p>-7.07977186653608E-07</text:p>
          </table:table-cell>
          <table:table-cell office:value-type="float" office:value="0.0000013328155662462" calcext:value-type="float">
            <text:p>1.3328155662462E-06</text:p>
          </table:table-cell>
          <table:table-cell office:value-type="float" office:value="-0.00000785452790713626" calcext:value-type="float">
            <text:p>-7.85452790713626E-06</text:p>
          </table:table-cell>
          <table:table-cell office:value-type="float" office:value="-0.0000236869827573982" calcext:value-type="float">
            <text:p>-2.36869827573982E-05</text:p>
          </table:table-cell>
          <table:table-cell office:value-type="float" office:value="0.0000216477467241405" calcext:value-type="float">
            <text:p>2.16477467241405E-05</text:p>
          </table:table-cell>
          <table:table-cell office:value-type="float" office:value="-0.00000745107988636695" calcext:value-type="float">
            <text:p>-7.45107988636695E-06</text:p>
          </table:table-cell>
          <table:table-cell office:value-type="float" office:value="0.0000318867654910404" calcext:value-type="float">
            <text:p>3.18867654910404E-05</text:p>
          </table:table-cell>
          <table:table-cell office:value-type="float" office:value="0.0000244928617021967" calcext:value-type="float">
            <text:p>2.44928617021967E-05</text:p>
          </table:table-cell>
          <table:table-cell office:value-type="float" office:value="-0.000027270476705199" calcext:value-type="float">
            <text:p>-2.7270476705199E-05</text:p>
          </table:table-cell>
          <table:table-cell office:value-type="float" office:value="-0.0000112936513688156" calcext:value-type="float">
            <text:p>-1.12936513688156E-05</text:p>
          </table:table-cell>
          <table:table-cell office:value-type="float" office:value="-0.00000248850128536926" calcext:value-type="float">
            <text:p>-2.48850128536926E-06</text:p>
          </table:table-cell>
          <table:table-cell office:value-type="float" office:value="-0.0000199024780555002" calcext:value-type="float">
            <text:p>-1.99024780555002E-05</text:p>
          </table:table-cell>
          <table:table-cell office:value-type="float" office:value="0.0000102981911313527" calcext:value-type="float">
            <text:p>1.02981911313527E-05</text:p>
          </table:table-cell>
          <table:table-cell office:value-type="float" office:value="0.0000427510610180315" calcext:value-type="float">
            <text:p>4.27510610180315E-05</text:p>
          </table:table-cell>
          <table:table-cell office:value-type="float" office:value="-0.0000242705659189157" calcext:value-type="float">
            <text:p>-2.42705659189157E-05</text:p>
          </table:table-cell>
          <table:table-cell office:value-type="float" office:value="-0.00000267634561229579" calcext:value-type="float">
            <text:p>-2.67634561229579E-06</text:p>
          </table:table-cell>
          <table:table-cell office:value-type="float" office:value="0.0000185171919366844" calcext:value-type="float">
            <text:p>1.85171919366844E-05</text:p>
          </table:table-cell>
          <table:table-cell office:value-type="float" office:value="0.000000554069586655714" calcext:value-type="float">
            <text:p>5.54069586655714E-07</text:p>
          </table:table-cell>
          <table:table-cell office:value-type="float" office:value="-0.0000145904640946326" calcext:value-type="float">
            <text:p>-1.45904640946326E-05</text:p>
          </table:table-cell>
          <table:table-cell office:value-type="float" office:value="-0.00000567538910706267" calcext:value-type="float">
            <text:p>-5.67538910706267E-06</text:p>
          </table:table-cell>
          <table:table-cell office:value-type="float" office:value="-0.0000156732148936523" calcext:value-type="float">
            <text:p>-1.56732148936523E-05</text:p>
          </table:table-cell>
          <table:table-cell office:value-type="float" office:value="0.0000108613409831593" calcext:value-type="float">
            <text:p>1.08613409831593E-05</text:p>
          </table:table-cell>
          <table:table-cell office:value-type="float" office:value="0.00000450233852439252" calcext:value-type="float">
            <text:p>4.50233852439252E-06</text:p>
          </table:table-cell>
          <table:table-cell office:value-type="float" office:value="0.0000233821089818953" calcext:value-type="float">
            <text:p>2.33821089818953E-05</text:p>
          </table:table-cell>
          <table:table-cell office:value-type="float" office:value="-0.0000114290914842163" calcext:value-type="float">
            <text:p>-1.14290914842163E-05</text:p>
          </table:table-cell>
          <table:table-cell office:value-type="float" office:value="-0.000033296527163218" calcext:value-type="float">
            <text:p>-3.3296527163218E-05</text:p>
          </table:table-cell>
          <table:table-cell office:value-type="float" office:value="-0.0000196766090983513" calcext:value-type="float">
            <text:p>-1.96766090983513E-05</text:p>
          </table:table-cell>
          <table:table-cell office:value-type="float" office:value="0.0000398462833889335" calcext:value-type="float">
            <text:p>3.98462833889335E-05</text:p>
          </table:table-cell>
          <table:table-cell office:value-type="float" office:value="0.00000364760936322206" calcext:value-type="float">
            <text:p>3.64760936322206E-06</text:p>
          </table:table-cell>
          <table:table-cell office:value-type="float" office:value="-0.00000400732084471223" calcext:value-type="float">
            <text:p>-4.00732084471223E-06</text:p>
          </table:table-cell>
          <table:table-cell office:value-type="float" office:value="0.0000132463932433491" calcext:value-type="float">
            <text:p>1.32463932433491E-05</text:p>
          </table:table-cell>
          <table:table-cell office:value-type="float" office:value="-0.00000150270716192669" calcext:value-type="float">
            <text:p>-1.50270716192669E-06</text:p>
          </table:table-cell>
          <table:table-cell office:value-type="float" office:value="-0.000018164131394327" calcext:value-type="float">
            <text:p>-1.8164131394327E-05</text:p>
          </table:table-cell>
          <table:table-cell office:value-type="float" office:value="0.000000525862783595787" calcext:value-type="float">
            <text:p>5.25862783595787E-07</text:p>
          </table:table-cell>
          <table:table-cell office:value-type="float" office:value="0.00000728590338344715" calcext:value-type="float">
            <text:p>7.28590338344715E-06</text:p>
          </table:table-cell>
          <table:table-cell office:value-type="float" office:value="-0.0000255560223501039" calcext:value-type="float">
            <text:p>-2.55560223501039E-05</text:p>
          </table:table-cell>
          <table:table-cell office:value-type="float" office:value="0.0000119848602685435" calcext:value-type="float">
            <text:p>1.19848602685435E-05</text:p>
          </table:table-cell>
          <table:table-cell table:number-columns-repeated="512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1385008372627" calcext:value-type="float">
            <text:p>1.1385008372627</text:p>
          </table:table-cell>
          <table:table-cell table:formula="of:=[.B9]*9.8" office:value-type="float" office:value="11.1573082051745" calcext:value-type="float">
            <text:p>11.1573082051745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427138639192495" calcext:value-type="float">
            <text:p>4.27138639192495E-06</text:p>
          </table:table-cell>
          <table:table-cell table:formula="of:=0.5*[.D12]*(([.D5]-[.C5])/([.D1]-[.C1]))^2" office:value-type="float" office:value="0.000000432018182364907" calcext:value-type="float">
            <text:p>4.32018182364907E-07</text:p>
          </table:table-cell>
          <table:table-cell table:formula="of:=0.5*[.E12]*(([.E5]-[.D5])/([.E1]-[.D1]))^2" office:value-type="float" office:value="0.00000487903797040977" calcext:value-type="float">
            <text:p>4.87903797040977E-06</text:p>
          </table:table-cell>
          <table:table-cell table:formula="of:=0.5*[.F12]*(([.F5]-[.E5])/([.F1]-[.E1]))^2" office:value-type="float" office:value="0.0000000212002831331605" calcext:value-type="float">
            <text:p>2.12002831331605E-08</text:p>
          </table:table-cell>
          <table:table-cell table:formula="of:=0.5*[.G12]*(([.G5]-[.F5])/([.G1]-[.F1]))^2" office:value-type="float" office:value="0.0000174722126747542" calcext:value-type="float">
            <text:p>1.74722126747542E-05</text:p>
          </table:table-cell>
          <table:table-cell table:formula="of:=0.5*[.H12]*(([.H5]-[.G5])/([.H1]-[.G1]))^2" office:value-type="float" office:value="0.000046921798839503" calcext:value-type="float">
            <text:p>4.6921798839503E-05</text:p>
          </table:table-cell>
          <table:table-cell table:formula="of:=0.5*[.I12]*(([.I5]-[.H5])/([.I1]-[.H1]))^2" office:value-type="float" office:value="0.000000759254074607732" calcext:value-type="float">
            <text:p>7.59254074607732E-07</text:p>
          </table:table-cell>
          <table:table-cell table:formula="of:=0.5*[.J12]*(([.J5]-[.I5])/([.J1]-[.I1]))^2" office:value-type="float" office:value="0.00000136642500953563" calcext:value-type="float">
            <text:p>1.36642500953563E-06</text:p>
          </table:table-cell>
          <table:table-cell table:formula="of:=0.5*[.K12]*(([.K5]-[.J5])/([.K1]-[.J1]))^2" office:value-type="float" office:value="0.000000150398403168209" calcext:value-type="float">
            <text:p>1.50398403168209E-07</text:p>
          </table:table-cell>
          <table:table-cell table:formula="of:=0.5*[.L12]*(([.L5]-[.K5])/([.L1]-[.K1]))^2" office:value-type="float" office:value="0.00000000124461960331201" calcext:value-type="float">
            <text:p>1.24461960331201E-09</text:p>
          </table:table-cell>
          <table:table-cell table:formula="of:=0.5*[.M12]*(([.M5]-[.L5])/([.M1]-[.L1]))^2" office:value-type="float" office:value="0.00000070228913910287" calcext:value-type="float">
            <text:p>7.0228913910287E-07</text:p>
          </table:table-cell>
          <table:table-cell table:formula="of:=0.5*[.N12]*(([.N5]-[.M5])/([.N1]-[.M1]))^2" office:value-type="float" office:value="0.00000153170680816209" calcext:value-type="float">
            <text:p>1.53170680816209E-06</text:p>
          </table:table-cell>
          <table:table-cell table:formula="of:=0.5*[.O12]*(([.O5]-[.N5])/([.O1]-[.N1]))^2" office:value-type="float" office:value="0.00000621278828976487" calcext:value-type="float">
            <text:p>6.21278828976487E-06</text:p>
          </table:table-cell>
          <table:table-cell table:formula="of:=0.5*[.P12]*(([.P5]-[.O5])/([.P1]-[.O1]))^2" office:value-type="float" office:value="0.00000032827741480055" calcext:value-type="float">
            <text:p>3.2827741480055E-07</text:p>
          </table:table-cell>
          <table:table-cell table:formula="of:=0.5*[.Q12]*(([.Q5]-[.P5])/([.Q1]-[.P1]))^2" office:value-type="float" office:value="0.00000258908192962472" calcext:value-type="float">
            <text:p>2.58908192962472E-06</text:p>
          </table:table-cell>
          <table:table-cell table:formula="of:=0.5*[.R12]*(([.R5]-[.Q5])/([.R1]-[.Q1]))^2" office:value-type="float" office:value="0.0000006554839994901" calcext:value-type="float">
            <text:p>6.554839994901E-07</text:p>
          </table:table-cell>
          <table:table-cell table:formula="of:=0.5*[.S12]*(([.S5]-[.R5])/([.S1]-[.R1]))^2" office:value-type="float" office:value="0.000000414422284234732" calcext:value-type="float">
            <text:p>4.14422284234732E-07</text:p>
          </table:table-cell>
          <table:table-cell table:formula="of:=0.5*[.T12]*(([.T5]-[.S5])/([.T1]-[.S1]))^2" office:value-type="float" office:value="0.00000250802152652247" calcext:value-type="float">
            <text:p>2.50802152652247E-06</text:p>
          </table:table-cell>
          <table:table-cell table:formula="of:=0.5*[.U12]*(([.U5]-[.T5])/([.U1]-[.T1]))^2" office:value-type="float" office:value="0.00000100689567097608" calcext:value-type="float">
            <text:p>1.00689567097608E-06</text:p>
          </table:table-cell>
          <table:table-cell table:formula="of:=0.5*[.V12]*(([.V5]-[.U5])/([.V1]-[.U1]))^2" office:value-type="float" office:value="0.00000566361663919555" calcext:value-type="float">
            <text:p>5.66361663919555E-06</text:p>
          </table:table-cell>
          <table:table-cell table:formula="of:=0.5*[.W12]*(([.W5]-[.V5])/([.W1]-[.V1]))^2" office:value-type="float" office:value="0.00000914918095685257" calcext:value-type="float">
            <text:p>9.14918095685257E-06</text:p>
          </table:table-cell>
          <table:table-cell table:formula="of:=0.5*[.X12]*(([.X5]-[.W5])/([.X1]-[.W1]))^2" office:value-type="float" office:value="0.0000358378223919095" calcext:value-type="float">
            <text:p>3.58378223919095E-05</text:p>
          </table:table-cell>
          <table:table-cell table:formula="of:=0.5*[.Y12]*(([.Y5]-[.X5])/([.Y1]-[.X1]))^2" office:value-type="float" office:value="0.0000090953797721046" calcext:value-type="float">
            <text:p>9.0953797721046E-06</text:p>
          </table:table-cell>
          <table:table-cell table:formula="of:=0.5*[.Z12]*(([.Z5]-[.Y5])/([.Z1]-[.Y1]))^2" office:value-type="float" office:value="0.0000023816251863654" calcext:value-type="float">
            <text:p>2.3816251863654E-06</text:p>
          </table:table-cell>
          <table:table-cell table:formula="of:=0.5*[.AA12]*(([.AA5]-[.Z5])/([.AA1]-[.Z1]))^2" office:value-type="float" office:value="0.00000243802050667254" calcext:value-type="float">
            <text:p>2.43802050667254E-06</text:p>
          </table:table-cell>
          <table:table-cell table:formula="of:=0.5*[.AB12]*(([.AB5]-[.AA5])/([.AB1]-[.AA1]))^2" office:value-type="float" office:value="0.0000000752989881895992" calcext:value-type="float">
            <text:p>7.52989881895992E-08</text:p>
          </table:table-cell>
          <table:table-cell table:formula="of:=0.5*[.AC12]*(([.AC5]-[.AB5])/([.AC1]-[.AB1]))^2" office:value-type="float" office:value="0.00000831102830602878" calcext:value-type="float">
            <text:p>8.31102830602878E-06</text:p>
          </table:table-cell>
          <table:table-cell table:formula="of:=0.5*[.AD12]*(([.AD5]-[.AC5])/([.AD1]-[.AC1]))^2" office:value-type="float" office:value="0.0000119667906496617" calcext:value-type="float">
            <text:p>1.19667906496617E-05</text:p>
          </table:table-cell>
          <table:table-cell table:formula="of:=0.5*[.AE12]*(([.AE5]-[.AD5])/([.AE1]-[.AD1]))^2" office:value-type="float" office:value="0.00000233800741632804" calcext:value-type="float">
            <text:p>2.33800741632804E-06</text:p>
          </table:table-cell>
          <table:table-cell table:formula="of:=0.5*[.AF12]*(([.AF5]-[.AE5])/([.AF1]-[.AE1]))^2" office:value-type="float" office:value="0.00000110807396088722" calcext:value-type="float">
            <text:p>1.10807396088722E-06</text:p>
          </table:table-cell>
          <table:table-cell table:formula="of:=0.5*[.AG12]*(([.AG5]-[.AF5])/([.AG1]-[.AF1]))^2" office:value-type="float" office:value="0.0000040893670627183" calcext:value-type="float">
            <text:p>4.0893670627183E-06</text:p>
          </table:table-cell>
          <table:table-cell table:formula="of:=0.5*[.AH12]*(([.AH5]-[.AG5])/([.AH1]-[.AG1]))^2" office:value-type="float" office:value="0.000000043981633435261" calcext:value-type="float">
            <text:p>4.3981633435261E-08</text:p>
          </table:table-cell>
          <table:table-cell table:formula="of:=0.5*[.AI12]*(([.AI5]-[.AH5])/([.AI1]-[.AH1]))^2" office:value-type="float" office:value="0.000000258355899590749" calcext:value-type="float">
            <text:p>2.58355899590749E-07</text:p>
          </table:table-cell>
          <table:table-cell table:formula="of:=0.5*[.AJ12]*(([.AJ5]-[.AI5])/([.AJ1]-[.AI1]))^2" office:value-type="float" office:value="0.000000496185114999971" calcext:value-type="float">
            <text:p>4.96185114999971E-07</text:p>
          </table:table-cell>
          <table:table-cell table:formula="of:=0.5*[.AK12]*(([.AK5]-[.AJ5])/([.AK1]-[.AJ1]))^2" office:value-type="float" office:value="0.00000207372496987913" calcext:value-type="float">
            <text:p>2.07372496987913E-06</text:p>
          </table:table-cell>
          <table:table-cell table:formula="of:=0.5*[.AL12]*(([.AL5]-[.AK5])/([.AL1]-[.AK1]))^2" office:value-type="float" office:value="0.00000107976787448569" calcext:value-type="float">
            <text:p>1.07976787448569E-06</text:p>
          </table:table-cell>
          <table:table-cell table:formula="of:=0.5*[.AM12]*(([.AM5]-[.AL5])/([.AM1]-[.AL1]))^2" office:value-type="float" office:value="0.000000207364356420131" calcext:value-type="float">
            <text:p>2.07364356420131E-07</text:p>
          </table:table-cell>
          <table:table-cell table:formula="of:=0.5*[.AN12]*(([.AN5]-[.AM5])/([.AN1]-[.AM1]))^2" office:value-type="float" office:value="0.0000000210864578397985" calcext:value-type="float">
            <text:p>2.10864578397985E-08</text:p>
          </table:table-cell>
          <table:table-cell table:formula="of:=0.5*[.AO12]*(([.AO5]-[.AN5])/([.AO1]-[.AN1]))^2" office:value-type="float" office:value="0.00000100516613309583" calcext:value-type="float">
            <text:p>1.00516613309583E-06</text:p>
          </table:table-cell>
          <table:table-cell table:formula="of:=0.5*[.AP12]*(([.AP5]-[.AO5])/([.AP1]-[.AO1]))^2" office:value-type="float" office:value="0.00000119232271150198" calcext:value-type="float">
            <text:p>1.19232271150198E-06</text:p>
          </table:table-cell>
          <table:table-cell table:formula="of:=0.5*[.AQ12]*(([.AQ5]-[.AP5])/([.AQ1]-[.AP1]))^2" office:value-type="float" office:value="0.000000424931316550046" calcext:value-type="float">
            <text:p>4.24931316550046E-07</text:p>
          </table:table-cell>
          <table:table-cell table:formula="of:=0.5*[.AR12]*(([.AR5]-[.AQ5])/([.AR1]-[.AQ1]))^2" office:value-type="float" office:value="0.00000139885601038329" calcext:value-type="float">
            <text:p>1.39885601038329E-06</text:p>
          </table:table-cell>
          <table:table-cell table:formula="of:=0.5*[.AS12]*(([.AS5]-[.AR5])/([.AS1]-[.AR1]))^2" office:value-type="float" office:value="0.000015609736167363" calcext:value-type="float">
            <text:p>1.5609736167363E-05</text:p>
          </table:table-cell>
          <table:table-cell table:formula="of:=0.5*[.AT12]*(([.AT5]-[.AS5])/([.AT1]-[.AS1]))^2" office:value-type="float" office:value="0.00000940640618082235" calcext:value-type="float">
            <text:p>9.40640618082235E-06</text:p>
          </table:table-cell>
          <table:table-cell table:formula="of:=0.5*[.AU12]*(([.AU5]-[.AT5])/([.AU1]-[.AT1]))^2" office:value-type="float" office:value="0.0000124589667655819" calcext:value-type="float">
            <text:p>1.24589667655819E-05</text:p>
          </table:table-cell>
          <table:table-cell table:formula="of:=0.5*[.AV12]*(([.AV5]-[.AU5])/([.AV1]-[.AU1]))^2" office:value-type="float" office:value="0.0000359512823752928" calcext:value-type="float">
            <text:p>3.59512823752928E-05</text:p>
          </table:table-cell>
          <table:table-cell table:formula="of:=0.5*[.AW12]*(([.AW5]-[.AV5])/([.AW1]-[.AV1]))^2" office:value-type="float" office:value="0.0000041269870370806" calcext:value-type="float">
            <text:p>4.1269870370806E-06</text:p>
          </table:table-cell>
          <table:table-cell table:formula="of:=0.5*[.AX12]*(([.AX5]-[.AW5])/([.AX1]-[.AW1]))^2" office:value-type="float" office:value="0.0010025358996474" calcext:value-type="float">
            <text:p>0.001002535899647</text:p>
          </table:table-cell>
          <table:table-cell table:formula="of:=0.5*[.AY12]*(([.AY5]-[.AX5])/([.AY1]-[.AX1]))^2" office:value-type="float" office:value="0.0000276305982644873" calcext:value-type="float">
            <text:p>2.76305982644873E-05</text:p>
          </table:table-cell>
          <table:table-cell table:formula="of:=0.5*[.AZ12]*(([.AZ5]-[.AY5])/([.AZ1]-[.AY1]))^2" office:value-type="float" office:value="0.000000422919753255908" calcext:value-type="float">
            <text:p>4.22919753255908E-07</text:p>
          </table:table-cell>
          <table:table-cell table:formula="of:=0.5*[.BA12]*(([.BA5]-[.AZ5])/([.BA1]-[.AZ1]))^2" office:value-type="float" office:value="0.000120975270568301" calcext:value-type="float">
            <text:p>0.000120975270568</text:p>
          </table:table-cell>
          <table:table-cell table:formula="of:=0.5*[.BB12]*(([.BB5]-[.BA5])/([.BB1]-[.BA1]))^2" office:value-type="float" office:value="0.00567206244579541" calcext:value-type="float">
            <text:p>0.005672062445795</text:p>
          </table:table-cell>
          <table:table-cell table:formula="of:=0.5*[.BC12]*(([.BC5]-[.BB5])/([.BC1]-[.BB1]))^2" office:value-type="float" office:value="0.00000256644280410433" calcext:value-type="float">
            <text:p>2.56644280410433E-06</text:p>
          </table:table-cell>
          <table:table-cell table:formula="of:=0.5*[.BD12]*(([.BD5]-[.BC5])/([.BD1]-[.BC1]))^2" office:value-type="float" office:value="0.0169912241232744" calcext:value-type="float">
            <text:p>0.016991224123274</text:p>
          </table:table-cell>
          <table:table-cell table:formula="of:=0.5*[.BE12]*(([.BE5]-[.BD5])/([.BE1]-[.BD1]))^2" office:value-type="float" office:value="0.0738942071674064" calcext:value-type="float">
            <text:p>0.073894207167407</text:p>
          </table:table-cell>
          <table:table-cell table:formula="of:=0.5*[.BF12]*(([.BF5]-[.BE5])/([.BF1]-[.BE1]))^2" office:value-type="float" office:value="0.0120493894021262" calcext:value-type="float">
            <text:p>0.012049389402126</text:p>
          </table:table-cell>
          <table:table-cell table:formula="of:=0.5*[.BG12]*(([.BG5]-[.BF5])/([.BG1]-[.BF1]))^2" office:value-type="float" office:value="0.00060154379917449" calcext:value-type="float">
            <text:p>0.000601543799174</text:p>
          </table:table-cell>
          <table:table-cell table:formula="of:=0.5*[.BH12]*(([.BH5]-[.BG5])/([.BH1]-[.BG1]))^2" office:value-type="float" office:value="0.0000639063042064569" calcext:value-type="float">
            <text:p>6.39063042064569E-05</text:p>
          </table:table-cell>
          <table:table-cell table:formula="of:=0.5*[.BI12]*(([.BI5]-[.BH5])/([.BI1]-[.BH1]))^2" office:value-type="float" office:value="0.00209309495317217" calcext:value-type="float">
            <text:p>0.002093094953172</text:p>
          </table:table-cell>
          <table:table-cell table:formula="of:=0.5*[.BJ12]*(([.BJ5]-[.BI5])/([.BJ1]-[.BI1]))^2" office:value-type="float" office:value="0.00321511139371923" calcext:value-type="float">
            <text:p>0.003215111393719</text:p>
          </table:table-cell>
          <table:table-cell table:formula="of:=0.5*[.BK12]*(([.BK5]-[.BJ5])/([.BK1]-[.BJ1]))^2" office:value-type="float" office:value="0.000269551995507359" calcext:value-type="float">
            <text:p>0.000269551995507</text:p>
          </table:table-cell>
          <table:table-cell table:formula="of:=0.5*[.BL12]*(([.BL5]-[.BK5])/([.BL1]-[.BK1]))^2" office:value-type="float" office:value="0.00259065189820767" calcext:value-type="float">
            <text:p>0.002590651898208</text:p>
          </table:table-cell>
          <table:table-cell table:formula="of:=0.5*[.BM12]*(([.BM5]-[.BL5])/([.BM1]-[.BL1]))^2" office:value-type="float" office:value="0.00297143870024803" calcext:value-type="float">
            <text:p>0.002971438700248</text:p>
          </table:table-cell>
          <table:table-cell table:formula="of:=0.5*[.BN12]*(([.BN5]-[.BM5])/([.BN1]-[.BM1]))^2" office:value-type="float" office:value="0.0000324139392553532" calcext:value-type="float">
            <text:p>3.24139392553532E-05</text:p>
          </table:table-cell>
          <table:table-cell table:formula="of:=0.5*[.BO12]*(([.BO5]-[.BN5])/([.BO1]-[.BN1]))^2" office:value-type="float" office:value="0.00036556618018193" calcext:value-type="float">
            <text:p>0.000365566180182</text:p>
          </table:table-cell>
          <table:table-cell table:formula="of:=0.5*[.BP12]*(([.BP5]-[.BO5])/([.BP1]-[.BO1]))^2" office:value-type="float" office:value="0.0280423681864452" calcext:value-type="float">
            <text:p>0.028042368186445</text:p>
          </table:table-cell>
          <table:table-cell table:formula="of:=0.5*[.BQ12]*(([.BQ5]-[.BP5])/([.BQ1]-[.BP1]))^2" office:value-type="float" office:value="0.00356711922980464" calcext:value-type="float">
            <text:p>0.003567119229805</text:p>
          </table:table-cell>
          <table:table-cell table:formula="of:=0.5*[.BR12]*(([.BR5]-[.BQ5])/([.BR1]-[.BQ1]))^2" office:value-type="float" office:value="0.00000483040610095302" calcext:value-type="float">
            <text:p>4.83040610095302E-06</text:p>
          </table:table-cell>
          <table:table-cell table:formula="of:=0.5*[.BS12]*(([.BS5]-[.BR5])/([.BS1]-[.BR1]))^2" office:value-type="float" office:value="0.0106143470125963" calcext:value-type="float">
            <text:p>0.010614347012596</text:p>
          </table:table-cell>
          <table:table-cell table:formula="of:=0.5*[.BT12]*(([.BT5]-[.BS5])/([.BT1]-[.BS1]))^2" office:value-type="float" office:value="0.0131910166499845" calcext:value-type="float">
            <text:p>0.013191016649985</text:p>
          </table:table-cell>
          <table:table-cell table:formula="of:=0.5*[.BU12]*(([.BU5]-[.BT5])/([.BU1]-[.BT1]))^2" office:value-type="float" office:value="0.00492550892437604" calcext:value-type="float">
            <text:p>0.004925508924376</text:p>
          </table:table-cell>
          <table:table-cell table:formula="of:=0.5*[.BV12]*(([.BV5]-[.BU5])/([.BV1]-[.BU1]))^2" office:value-type="float" office:value="0.000637631091553782" calcext:value-type="float">
            <text:p>0.000637631091554</text:p>
          </table:table-cell>
          <table:table-cell table:formula="of:=0.5*[.BW12]*(([.BW5]-[.BV5])/([.BW1]-[.BV1]))^2" office:value-type="float" office:value="0.0700607029008385" calcext:value-type="float">
            <text:p>0.070060702900839</text:p>
          </table:table-cell>
          <table:table-cell table:formula="of:=0.5*[.BX12]*(([.BX5]-[.BW5])/([.BX1]-[.BW1]))^2" office:value-type="float" office:value="0.0151721432998688" calcext:value-type="float">
            <text:p>0.015172143299869</text:p>
          </table:table-cell>
          <table:table-cell table:formula="of:=0.5*[.BY12]*(([.BY5]-[.BX5])/([.BY1]-[.BX1]))^2" office:value-type="float" office:value="0.00748614283517298" calcext:value-type="float">
            <text:p>0.007486142835173</text:p>
          </table:table-cell>
          <table:table-cell table:formula="of:=0.5*[.BZ12]*(([.BZ5]-[.BY5])/([.BZ1]-[.BY1]))^2" office:value-type="float" office:value="0.0209095468986254" calcext:value-type="float">
            <text:p>0.020909546898625</text:p>
          </table:table-cell>
          <table:table-cell table:formula="of:=0.5*[.CA12]*(([.CA5]-[.BZ5])/([.CA1]-[.BZ1]))^2" office:value-type="float" office:value="0.023462571358479" calcext:value-type="float">
            <text:p>0.023462571358479</text:p>
          </table:table-cell>
          <table:table-cell table:formula="of:=0.5*[.CB12]*(([.CB5]-[.CA5])/([.CB1]-[.CA1]))^2" office:value-type="float" office:value="0.00107200357687929" calcext:value-type="float">
            <text:p>0.001072003576879</text:p>
          </table:table-cell>
          <table:table-cell table:formula="of:=0.5*[.CC12]*(([.CC5]-[.CB5])/([.CC1]-[.CB1]))^2" office:value-type="float" office:value="0.0228971248573819" calcext:value-type="float">
            <text:p>0.022897124857382</text:p>
          </table:table-cell>
          <table:table-cell table:formula="of:=0.5*[.CD12]*(([.CD5]-[.CC5])/([.CD1]-[.CC1]))^2" office:value-type="float" office:value="0.031544876582901" calcext:value-type="float">
            <text:p>0.031544876582901</text:p>
          </table:table-cell>
          <table:table-cell table:formula="of:=0.5*[.CE12]*(([.CE5]-[.CD5])/([.CE1]-[.CD1]))^2" office:value-type="float" office:value="0.0618303278144948" calcext:value-type="float">
            <text:p>0.061830327814495</text:p>
          </table:table-cell>
          <table:table-cell table:formula="of:=0.5*[.CF12]*(([.CF5]-[.CE5])/([.CF1]-[.CE1]))^2" office:value-type="float" office:value="0.0148188493668449" calcext:value-type="float">
            <text:p>0.014818849366845</text:p>
          </table:table-cell>
          <table:table-cell table:formula="of:=0.5*[.CG12]*(([.CG5]-[.CF5])/([.CG1]-[.CF1]))^2" office:value-type="float" office:value="0.00259965821557822" calcext:value-type="float">
            <text:p>0.002599658215578</text:p>
          </table:table-cell>
          <table:table-cell table:formula="of:=0.5*[.CH12]*(([.CH5]-[.CG5])/([.CH1]-[.CG1]))^2" office:value-type="float" office:value="0.00000814588355774746" calcext:value-type="float">
            <text:p>8.14588355774746E-06</text:p>
          </table:table-cell>
          <table:table-cell table:formula="of:=0.5*[.CI12]*(([.CI5]-[.CH5])/([.CI1]-[.CH1]))^2" office:value-type="float" office:value="0.0511014535433778" calcext:value-type="float">
            <text:p>0.051101453543378</text:p>
          </table:table-cell>
          <table:table-cell table:formula="of:=0.5*[.CJ12]*(([.CJ5]-[.CI5])/([.CJ1]-[.CI1]))^2" office:value-type="float" office:value="0.148527445469245" calcext:value-type="float">
            <text:p>0.148527445469245</text:p>
          </table:table-cell>
          <table:table-cell table:formula="of:=0.5*[.CK12]*(([.CK5]-[.CJ5])/([.CK1]-[.CJ1]))^2" office:value-type="float" office:value="0.0299639568945524" calcext:value-type="float">
            <text:p>0.029963956894552</text:p>
          </table:table-cell>
          <table:table-cell table:formula="of:=0.5*[.CL12]*(([.CL5]-[.CK5])/([.CL1]-[.CK1]))^2" office:value-type="float" office:value="0.0337493937405281" calcext:value-type="float">
            <text:p>0.033749393740528</text:p>
          </table:table-cell>
          <table:table-cell table:formula="of:=0.5*[.CM12]*(([.CM5]-[.CL5])/([.CM1]-[.CL1]))^2" office:value-type="float" office:value="0.00048174321328514" calcext:value-type="float">
            <text:p>0.000481743213285</text:p>
          </table:table-cell>
          <table:table-cell table:formula="of:=0.5*[.CN12]*(([.CN5]-[.CM5])/([.CN1]-[.CM1]))^2" office:value-type="float" office:value="0.000234009622685422" calcext:value-type="float">
            <text:p>0.000234009622685</text:p>
          </table:table-cell>
          <table:table-cell table:formula="of:=0.5*[.CO12]*(([.CO5]-[.CN5])/([.CO1]-[.CN1]))^2" office:value-type="float" office:value="0.00646680048382285" calcext:value-type="float">
            <text:p>0.006466800483823</text:p>
          </table:table-cell>
          <table:table-cell table:formula="of:=0.5*[.CP12]*(([.CP5]-[.CO5])/([.CP1]-[.CO1]))^2" office:value-type="float" office:value="0.0000684035015846696" calcext:value-type="float">
            <text:p>6.84035015846696E-05</text:p>
          </table:table-cell>
          <table:table-cell table:formula="of:=0.5*[.CQ12]*(([.CQ5]-[.CP5])/([.CQ1]-[.CP1]))^2" office:value-type="float" office:value="0.000470406333404275" calcext:value-type="float">
            <text:p>0.000470406333404</text:p>
          </table:table-cell>
          <table:table-cell table:formula="of:=0.5*[.CR12]*(([.CR5]-[.CQ5])/([.CR1]-[.CQ1]))^2" office:value-type="float" office:value="0.00016866422354141" calcext:value-type="float">
            <text:p>0.000168664223541</text:p>
          </table:table-cell>
          <table:table-cell table:formula="of:=0.5*[.CS12]*(([.CS5]-[.CR5])/([.CS1]-[.CR1]))^2" office:value-type="float" office:value="0.00572430720709328" calcext:value-type="float">
            <text:p>0.005724307207093</text:p>
          </table:table-cell>
          <table:table-cell table:formula="of:=0.5*[.CT12]*(([.CT5]-[.CS5])/([.CT1]-[.CS1]))^2" office:value-type="float" office:value="0.0291393044939212" calcext:value-type="float">
            <text:p>0.029139304493921</text:p>
          </table:table-cell>
          <table:table-cell table:formula="of:=0.5*[.CU12]*(([.CU5]-[.CT5])/([.CU1]-[.CT1]))^2" office:value-type="float" office:value="0.0738290530280586" calcext:value-type="float">
            <text:p>0.073829053028059</text:p>
          </table:table-cell>
          <table:table-cell table:formula="of:=0.5*[.CV12]*(([.CV5]-[.CU5])/([.CV1]-[.CU1]))^2" office:value-type="float" office:value="0.00124709257877634" calcext:value-type="float">
            <text:p>0.001247092578776</text:p>
          </table:table-cell>
          <table:table-cell table:formula="of:=0.5*[.CW12]*(([.CW5]-[.CV5])/([.CW1]-[.CV1]))^2" office:value-type="float" office:value="0.0271670016026367" calcext:value-type="float">
            <text:p>0.027167001602637</text:p>
          </table:table-cell>
          <table:table-cell table:formula="of:=0.5*[.CX12]*(([.CX5]-[.CW5])/([.CX1]-[.CW1]))^2" office:value-type="float" office:value="0.0108415015931151" calcext:value-type="float">
            <text:p>0.010841501593115</text:p>
          </table:table-cell>
          <table:table-cell table:formula="of:=0.5*[.CY12]*(([.CY5]-[.CX5])/([.CY1]-[.CX1]))^2" office:value-type="float" office:value="0.00040722138471142" calcext:value-type="float">
            <text:p>0.000407221384711</text:p>
          </table:table-cell>
          <table:table-cell table:formula="of:=0.5*[.CZ12]*(([.CZ5]-[.CY5])/([.CZ1]-[.CY1]))^2" office:value-type="float" office:value="0.000252786519885418" calcext:value-type="float">
            <text:p>0.000252786519885</text:p>
          </table:table-cell>
          <table:table-cell table:formula="of:=0.5*[.DA12]*(([.DA5]-[.CZ5])/([.DA1]-[.CZ1]))^2" office:value-type="float" office:value="0.0070273782571377" calcext:value-type="float">
            <text:p>0.007027378257138</text:p>
          </table:table-cell>
          <table:table-cell table:formula="of:=0.5*[.DB12]*(([.DB5]-[.DA5])/([.DB1]-[.DA1]))^2" office:value-type="float" office:value="0.0273352199359806" calcext:value-type="float">
            <text:p>0.027335219935981</text:p>
          </table:table-cell>
          <table:table-cell table:formula="of:=0.5*[.DC12]*(([.DC5]-[.DB5])/([.DC1]-[.DB1]))^2" office:value-type="float" office:value="0.0327225160793255" calcext:value-type="float">
            <text:p>0.032722516079326</text:p>
          </table:table-cell>
          <table:table-cell table:formula="of:=0.5*[.DD12]*(([.DD5]-[.DC5])/([.DD1]-[.DC1]))^2" office:value-type="float" office:value="0.00799731371045535" calcext:value-type="float">
            <text:p>0.007997313710455</text:p>
          </table:table-cell>
          <table:table-cell table:formula="of:=0.5*[.DE12]*(([.DE5]-[.DD5])/([.DE1]-[.DD1]))^2" office:value-type="float" office:value="0.0260867349619963" calcext:value-type="float">
            <text:p>0.026086734961996</text:p>
          </table:table-cell>
          <table:table-cell table:formula="of:=0.5*[.DF12]*(([.DF5]-[.DE5])/([.DF1]-[.DE1]))^2" office:value-type="float" office:value="0.00402924446898813" calcext:value-type="float">
            <text:p>0.004029244468988</text:p>
          </table:table-cell>
          <table:table-cell table:formula="of:=0.5*[.DG12]*(([.DG5]-[.DF5])/([.DG1]-[.DF1]))^2" office:value-type="float" office:value="0.0290845699059064" calcext:value-type="float">
            <text:p>0.029084569905907</text:p>
          </table:table-cell>
          <table:table-cell table:formula="of:=0.5*[.DH12]*(([.DH5]-[.DG5])/([.DH1]-[.DG1]))^2" office:value-type="float" office:value="0.029021124391847" calcext:value-type="float">
            <text:p>0.029021124391847</text:p>
          </table:table-cell>
          <table:table-cell table:formula="of:=0.5*[.DI12]*(([.DI5]-[.DH5])/([.DI1]-[.DH1]))^2" office:value-type="float" office:value="0.0520761250022454" calcext:value-type="float">
            <text:p>0.052076125002246</text:p>
          </table:table-cell>
          <table:table-cell table:formula="of:=0.5*[.DJ12]*(([.DJ5]-[.DI5])/([.DJ1]-[.DI1]))^2" office:value-type="float" office:value="0.0081979132531441" calcext:value-type="float">
            <text:p>0.008197913253144</text:p>
          </table:table-cell>
          <table:table-cell table:formula="of:=0.5*[.DK12]*(([.DK5]-[.DJ5])/([.DK1]-[.DJ1]))^2" office:value-type="float" office:value="0.000699351779840956" calcext:value-type="float">
            <text:p>0.000699351779841</text:p>
          </table:table-cell>
          <table:table-cell table:formula="of:=0.5*[.DL12]*(([.DL5]-[.DK5])/([.DL1]-[.DK1]))^2" office:value-type="float" office:value="0.00367789436671224" calcext:value-type="float">
            <text:p>0.003677894366712</text:p>
          </table:table-cell>
          <table:table-cell table:formula="of:=0.5*[.DM12]*(([.DM5]-[.DL5])/([.DM1]-[.DL1]))^2" office:value-type="float" office:value="0.000169857455428924" calcext:value-type="float">
            <text:p>0.000169857455429</text:p>
          </table:table-cell>
          <table:table-cell table:formula="of:=0.5*[.DN12]*(([.DN5]-[.DM5])/([.DN1]-[.DM1]))^2" office:value-type="float" office:value="0.0256039193143965" calcext:value-type="float">
            <text:p>0.025603919314397</text:p>
          </table:table-cell>
          <table:table-cell table:formula="of:=0.5*[.DO12]*(([.DO5]-[.DN5])/([.DO1]-[.DN1]))^2" office:value-type="float" office:value="0.0619435377936999" calcext:value-type="float">
            <text:p>0.0619435377937</text:p>
          </table:table-cell>
          <table:table-cell table:formula="of:=0.5*[.DP12]*(([.DP5]-[.DO5])/([.DP1]-[.DO1]))^2" office:value-type="float" office:value="0.0134943721550043" calcext:value-type="float">
            <text:p>0.013494372155004</text:p>
          </table:table-cell>
          <table:table-cell table:formula="of:=0.5*[.DQ12]*(([.DQ5]-[.DP5])/([.DQ1]-[.DP1]))^2" office:value-type="float" office:value="0.00356582453175573" calcext:value-type="float">
            <text:p>0.003565824531756</text:p>
          </table:table-cell>
          <table:table-cell table:formula="of:=0.5*[.DR12]*(([.DR5]-[.DQ5])/([.DR1]-[.DQ1]))^2" office:value-type="float" office:value="0.123999303712383" calcext:value-type="float">
            <text:p>0.123999303712383</text:p>
          </table:table-cell>
          <table:table-cell table:formula="of:=0.5*[.DS12]*(([.DS5]-[.DR5])/([.DS1]-[.DR1]))^2" office:value-type="float" office:value="0.000000237930577412233" calcext:value-type="float">
            <text:p>2.37930577412233E-07</text:p>
          </table:table-cell>
          <table:table-cell table:formula="of:=0.5*[.DT12]*(([.DT5]-[.DS5])/([.DT1]-[.DS1]))^2" office:value-type="float" office:value="0.0000102422416901831" calcext:value-type="float">
            <text:p>1.02422416901831E-05</text:p>
          </table:table-cell>
          <table:table-cell table:formula="of:=0.5*[.DU12]*(([.DU5]-[.DT5])/([.DU1]-[.DT1]))^2" office:value-type="float" office:value="0.0000579380943709019" calcext:value-type="float">
            <text:p>5.79380943709019E-05</text:p>
          </table:table-cell>
          <table:table-cell table:formula="of:=0.5*[.DV12]*(([.DV5]-[.DU5])/([.DV1]-[.DU1]))^2" office:value-type="float" office:value="0.00325219912616044" calcext:value-type="float">
            <text:p>0.00325219912616</text:p>
          </table:table-cell>
          <table:table-cell table:formula="of:=0.5*[.DW12]*(([.DW5]-[.DV5])/([.DW1]-[.DV1]))^2" office:value-type="float" office:value="0.000272310023547439" calcext:value-type="float">
            <text:p>0.000272310023547</text:p>
          </table:table-cell>
          <table:table-cell table:formula="of:=0.5*[.DX12]*(([.DX5]-[.DW5])/([.DX1]-[.DW1]))^2" office:value-type="float" office:value="0.00000000557120881052305" calcext:value-type="float">
            <text:p>5.57120881052305E-09</text:p>
          </table:table-cell>
          <table:table-cell table:formula="of:=0.5*[.DY12]*(([.DY5]-[.DX5])/([.DY1]-[.DX1]))^2" office:value-type="float" office:value="0.000474372903711664" calcext:value-type="float">
            <text:p>0.000474372903712</text:p>
          </table:table-cell>
          <table:table-cell table:formula="of:=0.5*[.DZ12]*(([.DZ5]-[.DY5])/([.DZ1]-[.DY1]))^2" office:value-type="float" office:value="0.00159447651620336" calcext:value-type="float">
            <text:p>0.001594476516203</text:p>
          </table:table-cell>
          <table:table-cell table:formula="of:=0.5*[.EA12]*(([.EA5]-[.DZ5])/([.EA1]-[.DZ1]))^2" office:value-type="float" office:value="0.000320297494906369" calcext:value-type="float">
            <text:p>0.000320297494906</text:p>
          </table:table-cell>
          <table:table-cell table:formula="of:=0.5*[.EB12]*(([.EB5]-[.EA5])/([.EB1]-[.EA1]))^2" office:value-type="float" office:value="0.0438383852666555" calcext:value-type="float">
            <text:p>0.043838385266656</text:p>
          </table:table-cell>
          <table:table-cell table:formula="of:=0.5*[.EC12]*(([.EC5]-[.EB5])/([.EC1]-[.EB1]))^2" office:value-type="float" office:value="0.00271441774374623" calcext:value-type="float">
            <text:p>0.002714417743746</text:p>
          </table:table-cell>
          <table:table-cell table:formula="of:=0.5*[.ED12]*(([.ED5]-[.EC5])/([.ED1]-[.EC1]))^2" office:value-type="float" office:value="0.0100998040940597" calcext:value-type="float">
            <text:p>0.01009980409406</text:p>
          </table:table-cell>
          <table:table-cell table:formula="of:=0.5*[.EE12]*(([.EE5]-[.ED5])/([.EE1]-[.ED1]))^2" office:value-type="float" office:value="0.00672910302839162" calcext:value-type="float">
            <text:p>0.006729103028392</text:p>
          </table:table-cell>
          <table:table-cell table:formula="of:=0.5*[.EF12]*(([.EF5]-[.EE5])/([.EF1]-[.EE1]))^2" office:value-type="float" office:value="0.0360544574450999" calcext:value-type="float">
            <text:p>0.0360544574451</text:p>
          </table:table-cell>
          <table:table-cell table:formula="of:=0.5*[.EG12]*(([.EG5]-[.EF5])/([.EG1]-[.EF1]))^2" office:value-type="float" office:value="0.0222438442763432" calcext:value-type="float">
            <text:p>0.022243844276343</text:p>
          </table:table-cell>
          <table:table-cell table:formula="of:=0.5*[.EH12]*(([.EH5]-[.EG5])/([.EH1]-[.EG1]))^2" office:value-type="float" office:value="0.0090624615420492" calcext:value-type="float">
            <text:p>0.009062461542049</text:p>
          </table:table-cell>
          <table:table-cell table:formula="of:=0.5*[.EI12]*(([.EI5]-[.EH5])/([.EI1]-[.EH1]))^2" office:value-type="float" office:value="0.00391888941349259" calcext:value-type="float">
            <text:p>0.003918889413493</text:p>
          </table:table-cell>
          <table:table-cell table:formula="of:=0.5*[.EJ12]*(([.EJ5]-[.EI5])/([.EJ1]-[.EI1]))^2" office:value-type="float" office:value="0.0000111431466029947" calcext:value-type="float">
            <text:p>1.11431466029947E-05</text:p>
          </table:table-cell>
          <table:table-cell table:formula="of:=0.5*[.EK12]*(([.EK5]-[.EJ5])/([.EK1]-[.EJ1]))^2" office:value-type="float" office:value="0.0335895122568882" calcext:value-type="float">
            <text:p>0.033589512256888</text:p>
          </table:table-cell>
          <table:table-cell table:formula="of:=0.5*[.EL12]*(([.EL5]-[.EK5])/([.EL1]-[.EK1]))^2" office:value-type="float" office:value="0.0260036034931588" calcext:value-type="float">
            <text:p>0.026003603493159</text:p>
          </table:table-cell>
          <table:table-cell table:formula="of:=0.5*[.EM12]*(([.EM5]-[.EL5])/([.EM1]-[.EL1]))^2" office:value-type="float" office:value="0.000981497575797571" calcext:value-type="float">
            <text:p>0.000981497575798</text:p>
          </table:table-cell>
          <table:table-cell table:formula="of:=0.5*[.EN12]*(([.EN5]-[.EM5])/([.EN1]-[.EM1]))^2" office:value-type="float" office:value="0.0146041617104305" calcext:value-type="float">
            <text:p>0.014604161710431</text:p>
          </table:table-cell>
          <table:table-cell table:formula="of:=0.5*[.EO12]*(([.EO5]-[.EN5])/([.EO1]-[.EN1]))^2" office:value-type="float" office:value="0.00427466838368077" calcext:value-type="float">
            <text:p>0.004274668383681</text:p>
          </table:table-cell>
          <table:table-cell table:formula="of:=0.5*[.EP12]*(([.EP5]-[.EO5])/([.EP1]-[.EO1]))^2" office:value-type="float" office:value="0.0677369165869353" calcext:value-type="float">
            <text:p>0.067736916586935</text:p>
          </table:table-cell>
          <table:table-cell table:formula="of:=0.5*[.EQ12]*(([.EQ5]-[.EP5])/([.EQ1]-[.EP1]))^2" office:value-type="float" office:value="0.0169064278968592" calcext:value-type="float">
            <text:p>0.016906427896859</text:p>
          </table:table-cell>
          <table:table-cell table:formula="of:=0.5*[.ER12]*(([.ER5]-[.EQ5])/([.ER1]-[.EQ1]))^2" office:value-type="float" office:value="0.0001157737729498" calcext:value-type="float">
            <text:p>0.00011577377295</text:p>
          </table:table-cell>
          <table:table-cell table:formula="of:=0.5*[.ES12]*(([.ES5]-[.ER5])/([.ES1]-[.ER1]))^2" office:value-type="float" office:value="0.000148584942755131" calcext:value-type="float">
            <text:p>0.000148584942755</text:p>
          </table:table-cell>
          <table:table-cell table:formula="of:=0.5*[.ET12]*(([.ET5]-[.ES5])/([.ET1]-[.ES1]))^2" office:value-type="float" office:value="0.0771960826288369" calcext:value-type="float">
            <text:p>0.077196082628837</text:p>
          </table:table-cell>
          <table:table-cell table:formula="of:=0.5*[.EU12]*(([.EU5]-[.ET5])/([.EU1]-[.ET1]))^2" office:value-type="float" office:value="0.0239455374944723" calcext:value-type="float">
            <text:p>0.023945537494472</text:p>
          </table:table-cell>
          <table:table-cell table:formula="of:=0.5*[.EV12]*(([.EV5]-[.EU5])/([.EV1]-[.EU1]))^2" office:value-type="float" office:value="0.00720714914699481" calcext:value-type="float">
            <text:p>0.007207149146995</text:p>
          </table:table-cell>
          <table:table-cell table:formula="of:=0.5*[.EW12]*(([.EW5]-[.EV5])/([.EW1]-[.EV1]))^2" office:value-type="float" office:value="0.11876230087062" calcext:value-type="float">
            <text:p>0.11876230087062</text:p>
          </table:table-cell>
          <table:table-cell table:formula="of:=0.5*[.EX12]*(([.EX5]-[.EW5])/([.EX1]-[.EW1]))^2" office:value-type="float" office:value="0.00139490602045438" calcext:value-type="float">
            <text:p>0.001394906020454</text:p>
          </table:table-cell>
          <table:table-cell table:formula="of:=0.5*[.EY12]*(([.EY5]-[.EX5])/([.EY1]-[.EX1]))^2" office:value-type="float" office:value="0.00648267930757641" calcext:value-type="float">
            <text:p>0.006482679307576</text:p>
          </table:table-cell>
          <table:table-cell table:formula="of:=0.5*[.EZ12]*(([.EZ5]-[.EY5])/([.EZ1]-[.EY1]))^2" office:value-type="float" office:value="0.0024570322319454" calcext:value-type="float">
            <text:p>0.002457032231945</text:p>
          </table:table-cell>
          <table:table-cell table:formula="of:=0.5*[.FA12]*(([.FA5]-[.EZ5])/([.FA1]-[.EZ1]))^2" office:value-type="float" office:value="0.00862486054036523" calcext:value-type="float">
            <text:p>0.008624860540365</text:p>
          </table:table-cell>
          <table:table-cell table:formula="of:=0.5*[.FB12]*(([.FB5]-[.FA5])/([.FB1]-[.FA1]))^2" office:value-type="float" office:value="0.00140034099947051" calcext:value-type="float">
            <text:p>0.001400340999471</text:p>
          </table:table-cell>
          <table:table-cell table:formula="of:=0.5*[.FC12]*(([.FC5]-[.FB5])/([.FC1]-[.FB1]))^2" office:value-type="float" office:value="0.0000974695599820628" calcext:value-type="float">
            <text:p>9.74695599820628E-05</text:p>
          </table:table-cell>
          <table:table-cell table:formula="of:=0.5*[.FD12]*(([.FD5]-[.FC5])/([.FD1]-[.FC1]))^2" office:value-type="float" office:value="0.0010084881839212" calcext:value-type="float">
            <text:p>0.001008488183921</text:p>
          </table:table-cell>
          <table:table-cell table:formula="of:=0.5*[.FE12]*(([.FE5]-[.FD5])/([.FE1]-[.FD1]))^2" office:value-type="float" office:value="0.00277885326332062" calcext:value-type="float">
            <text:p>0.002778853263321</text:p>
          </table:table-cell>
          <table:table-cell table:formula="of:=0.5*[.FF12]*(([.FF5]-[.FE5])/([.FF1]-[.FE1]))^2" office:value-type="float" office:value="0.0162459043973793" calcext:value-type="float">
            <text:p>0.016245904397379</text:p>
          </table:table-cell>
          <table:table-cell table:formula="of:=0.5*[.FG12]*(([.FG5]-[.FF5])/([.FG1]-[.FF1]))^2" office:value-type="float" office:value="0.00507985059273538" calcext:value-type="float">
            <text:p>0.005079850592735</text:p>
          </table:table-cell>
          <table:table-cell table:formula="of:=0.5*[.FH12]*(([.FH5]-[.FG5])/([.FH1]-[.FG1]))^2" office:value-type="float" office:value="0.00851249211892936" calcext:value-type="float">
            <text:p>0.008512492118929</text:p>
          </table:table-cell>
          <table:table-cell table:formula="of:=0.5*[.FI12]*(([.FI5]-[.FH5])/([.FI1]-[.FH1]))^2" office:value-type="float" office:value="0.0450270876545124" calcext:value-type="float">
            <text:p>0.045027087654513</text:p>
          </table:table-cell>
          <table:table-cell table:formula="of:=0.5*[.FJ12]*(([.FJ5]-[.FI5])/([.FJ1]-[.FI1]))^2" office:value-type="float" office:value="0.00255257922153863" calcext:value-type="float">
            <text:p>0.002552579221539</text:p>
          </table:table-cell>
          <table:table-cell table:formula="of:=0.5*[.FK12]*(([.FK5]-[.FJ5])/([.FK1]-[.FJ1]))^2" office:value-type="float" office:value="0.000466317507277867" calcext:value-type="float">
            <text:p>0.000466317507278</text:p>
          </table:table-cell>
          <table:table-cell table:formula="of:=0.5*[.FL12]*(([.FL5]-[.FK5])/([.FL1]-[.FK1]))^2" office:value-type="float" office:value="0.00754805774719104" calcext:value-type="float">
            <text:p>0.007548057747191</text:p>
          </table:table-cell>
          <table:table-cell table:formula="of:=0.5*[.FM12]*(([.FM5]-[.FL5])/([.FM1]-[.FL1]))^2" office:value-type="float" office:value="0.0184246788861662" calcext:value-type="float">
            <text:p>0.018424678886166</text:p>
          </table:table-cell>
          <table:table-cell table:formula="of:=0.5*[.FN12]*(([.FN5]-[.FM5])/([.FN1]-[.FM1]))^2" office:value-type="float" office:value="0.0415926059189948" calcext:value-type="float">
            <text:p>0.041592605918995</text:p>
          </table:table-cell>
          <table:table-cell table:formula="of:=0.5*[.FO12]*(([.FO5]-[.FN5])/([.FO1]-[.FN1]))^2" office:value-type="float" office:value="0.00402407986433874" calcext:value-type="float">
            <text:p>0.004024079864339</text:p>
          </table:table-cell>
          <table:table-cell table:formula="of:=0.5*[.FP12]*(([.FP5]-[.FO5])/([.FP1]-[.FO1]))^2" office:value-type="float" office:value="0.000412125095484477" calcext:value-type="float">
            <text:p>0.000412125095484</text:p>
          </table:table-cell>
          <table:table-cell table:formula="of:=0.5*[.FQ12]*(([.FQ5]-[.FP5])/([.FQ1]-[.FP1]))^2" office:value-type="float" office:value="0.0329008297547495" calcext:value-type="float">
            <text:p>0.03290082975475</text:p>
          </table:table-cell>
          <table:table-cell table:formula="of:=0.5*[.FR12]*(([.FR5]-[.FQ5])/([.FR1]-[.FQ1]))^2" office:value-type="float" office:value="0.00212440694888093" calcext:value-type="float">
            <text:p>0.002124406948881</text:p>
          </table:table-cell>
          <table:table-cell table:formula="of:=0.5*[.FS12]*(([.FS5]-[.FR5])/([.FS1]-[.FR1]))^2" office:value-type="float" office:value="0.00423625411274348" calcext:value-type="float">
            <text:p>0.004236254112743</text:p>
          </table:table-cell>
          <table:table-cell table:formula="of:=0.5*[.FT12]*(([.FT5]-[.FS5])/([.FT1]-[.FS1]))^2" office:value-type="float" office:value="0.00268441821172403" calcext:value-type="float">
            <text:p>0.002684418211724</text:p>
          </table:table-cell>
          <table:table-cell table:formula="of:=0.5*[.FU12]*(([.FU5]-[.FT5])/([.FU1]-[.FT1]))^2" office:value-type="float" office:value="0.0376031096923415" calcext:value-type="float">
            <text:p>0.037603109692342</text:p>
          </table:table-cell>
          <table:table-cell table:formula="of:=0.5*[.FV12]*(([.FV5]-[.FU5])/([.FV1]-[.FU1]))^2" office:value-type="float" office:value="0.0697215158693127" calcext:value-type="float">
            <text:p>0.069721515869313</text:p>
          </table:table-cell>
          <table:table-cell table:formula="of:=0.5*[.FW12]*(([.FW5]-[.FV5])/([.FW1]-[.FV1]))^2" office:value-type="float" office:value="0.00482696120371441" calcext:value-type="float">
            <text:p>0.004826961203714</text:p>
          </table:table-cell>
          <table:table-cell table:formula="of:=0.5*[.FX12]*(([.FX5]-[.FW5])/([.FX1]-[.FW1]))^2" office:value-type="float" office:value="0.00262345821187747" calcext:value-type="float">
            <text:p>0.002623458211877</text:p>
          </table:table-cell>
          <table:table-cell table:formula="of:=0.5*[.FY12]*(([.FY5]-[.FX5])/([.FY1]-[.FX1]))^2" office:value-type="float" office:value="0.000334274537830779" calcext:value-type="float">
            <text:p>0.000334274537831</text:p>
          </table:table-cell>
          <table:table-cell table:formula="of:=0.5*[.FZ12]*(([.FZ5]-[.FY5])/([.FZ1]-[.FY1]))^2" office:value-type="float" office:value="0.0281666079497506" calcext:value-type="float">
            <text:p>0.028166607949751</text:p>
          </table:table-cell>
          <table:table-cell table:formula="of:=0.5*[.GA12]*(([.GA5]-[.FZ5])/([.GA1]-[.FZ1]))^2" office:value-type="float" office:value="0.0382346712331011" calcext:value-type="float">
            <text:p>0.038234671233101</text:p>
          </table:table-cell>
          <table:table-cell table:formula="of:=0.5*[.GB12]*(([.GB5]-[.GA5])/([.GB1]-[.GA1]))^2" office:value-type="float" office:value="0.000000413551450910316" calcext:value-type="float">
            <text:p>4.13551450910316E-07</text:p>
          </table:table-cell>
          <table:table-cell table:formula="of:=0.5*[.GC12]*(([.GC5]-[.GB5])/([.GC1]-[.GB1]))^2" office:value-type="float" office:value="0.0130883912232788" calcext:value-type="float">
            <text:p>0.013088391223279</text:p>
          </table:table-cell>
          <table:table-cell table:formula="of:=0.5*[.GD12]*(([.GD5]-[.GC5])/([.GD1]-[.GC1]))^2" office:value-type="float" office:value="0.0946622934085674" calcext:value-type="float">
            <text:p>0.094662293408568</text:p>
          </table:table-cell>
          <table:table-cell table:formula="of:=0.5*[.GE12]*(([.GE5]-[.GD5])/([.GE1]-[.GD1]))^2" office:value-type="float" office:value="0.0801866473186435" calcext:value-type="float">
            <text:p>0.080186647318644</text:p>
          </table:table-cell>
          <table:table-cell table:formula="of:=0.5*[.GF12]*(([.GF5]-[.GE5])/([.GF1]-[.GE1]))^2" office:value-type="float" office:value="0.03766145498446" calcext:value-type="float">
            <text:p>0.03766145498446</text:p>
          </table:table-cell>
          <table:table-cell table:formula="of:=0.5*[.GG12]*(([.GG5]-[.GF5])/([.GG1]-[.GF1]))^2" office:value-type="float" office:value="0.0378037836790931" calcext:value-type="float">
            <text:p>0.037803783679093</text:p>
          </table:table-cell>
          <table:table-cell table:formula="of:=0.5*[.GH12]*(([.GH5]-[.GG5])/([.GH1]-[.GG1]))^2" office:value-type="float" office:value="0.0133672026019428" calcext:value-type="float">
            <text:p>0.013367202601943</text:p>
          </table:table-cell>
          <table:table-cell table:formula="of:=0.5*[.GI12]*(([.GI5]-[.GH5])/([.GI1]-[.GH1]))^2" office:value-type="float" office:value="0.000818541473758506" calcext:value-type="float">
            <text:p>0.000818541473759</text:p>
          </table:table-cell>
          <table:table-cell table:formula="of:=0.5*[.GJ12]*(([.GJ5]-[.GI5])/([.GJ1]-[.GI1]))^2" office:value-type="float" office:value="0.00367134086924864" calcext:value-type="float">
            <text:p>0.003671340869249</text:p>
          </table:table-cell>
          <table:table-cell table:formula="of:=0.5*[.GK12]*(([.GK5]-[.GJ5])/([.GK1]-[.GJ1]))^2" office:value-type="float" office:value="0.0000324010164438201" calcext:value-type="float">
            <text:p>3.24010164438201E-05</text:p>
          </table:table-cell>
          <table:table-cell table:formula="of:=0.5*[.GL12]*(([.GL5]-[.GK5])/([.GL1]-[.GK1]))^2" office:value-type="float" office:value="0.0121306077040552" calcext:value-type="float">
            <text:p>0.012130607704055</text:p>
          </table:table-cell>
          <table:table-cell table:formula="of:=0.5*[.GM12]*(([.GM5]-[.GL5])/([.GM1]-[.GL1]))^2" office:value-type="float" office:value="0.0115722212216141" calcext:value-type="float">
            <text:p>0.011572221221614</text:p>
          </table:table-cell>
          <table:table-cell table:formula="of:=0.5*[.GN12]*(([.GN5]-[.GM5])/([.GN1]-[.GM1]))^2" office:value-type="float" office:value="0.000286342628328675" calcext:value-type="float">
            <text:p>0.000286342628329</text:p>
          </table:table-cell>
          <table:table-cell table:formula="of:=0.5*[.GO12]*(([.GO5]-[.GN5])/([.GO1]-[.GN1]))^2" office:value-type="float" office:value="0.00703755374034173" calcext:value-type="float">
            <text:p>0.007037553740342</text:p>
          </table:table-cell>
          <table:table-cell table:formula="of:=0.5*[.GP12]*(([.GP5]-[.GO5])/([.GP1]-[.GO1]))^2" office:value-type="float" office:value="0.186513320212645" calcext:value-type="float">
            <text:p>0.186513320212645</text:p>
          </table:table-cell>
          <table:table-cell table:formula="of:=0.5*[.GQ12]*(([.GQ5]-[.GP5])/([.GQ1]-[.GP1]))^2" office:value-type="float" office:value="0.00846729003380674" calcext:value-type="float">
            <text:p>0.008467290033807</text:p>
          </table:table-cell>
          <table:table-cell table:formula="of:=0.5*[.GR12]*(([.GR5]-[.GQ5])/([.GR1]-[.GQ1]))^2" office:value-type="float" office:value="0.00781904862380912" calcext:value-type="float">
            <text:p>0.007819048623809</text:p>
          </table:table-cell>
          <table:table-cell table:formula="of:=0.5*[.GS12]*(([.GS5]-[.GR5])/([.GS1]-[.GR1]))^2" office:value-type="float" office:value="0.0475900286393568" calcext:value-type="float">
            <text:p>0.047590028639357</text:p>
          </table:table-cell>
          <table:table-cell table:formula="of:=0.5*[.GT12]*(([.GT5]-[.GS5])/([.GT1]-[.GS1]))^2" office:value-type="float" office:value="0.012502358968243" calcext:value-type="float">
            <text:p>0.012502358968243</text:p>
          </table:table-cell>
          <table:table-cell table:formula="of:=0.5*[.GU12]*(([.GU5]-[.GT5])/([.GU1]-[.GT1]))^2" office:value-type="float" office:value="0.000972731502566289" calcext:value-type="float">
            <text:p>0.000972731502566</text:p>
          </table:table-cell>
          <table:table-cell table:formula="of:=0.5*[.GV12]*(([.GV5]-[.GU5])/([.GV1]-[.GU1]))^2" office:value-type="float" office:value="0.0406534489118865" calcext:value-type="float">
            <text:p>0.040653448911887</text:p>
          </table:table-cell>
          <table:table-cell table:formula="of:=0.5*[.GW12]*(([.GW5]-[.GV5])/([.GW1]-[.GV1]))^2" office:value-type="float" office:value="0.0155264018157253" calcext:value-type="float">
            <text:p>0.015526401815725</text:p>
          </table:table-cell>
          <table:table-cell table:formula="of:=0.5*[.GX12]*(([.GX5]-[.GW5])/([.GX1]-[.GW1]))^2" office:value-type="float" office:value="0.000299674114508791" calcext:value-type="float">
            <text:p>0.000299674114509</text:p>
          </table:table-cell>
          <table:table-cell table:formula="of:=0.5*[.GY12]*(([.GY5]-[.GX5])/([.GY1]-[.GX1]))^2" office:value-type="float" office:value="0.00768154084371622" calcext:value-type="float">
            <text:p>0.007681540843716</text:p>
          </table:table-cell>
          <table:table-cell table:formula="of:=0.5*[.GZ12]*(([.GZ5]-[.GY5])/([.GZ1]-[.GY1]))^2" office:value-type="float" office:value="0.0661491233138108" calcext:value-type="float">
            <text:p>0.066149123313811</text:p>
          </table:table-cell>
          <table:table-cell table:formula="of:=0.5*[.HA12]*(([.HA5]-[.GZ5])/([.HA1]-[.GZ1]))^2" office:value-type="float" office:value="0.0514391069677377" calcext:value-type="float">
            <text:p>0.051439106967738</text:p>
          </table:table-cell>
          <table:table-cell table:formula="of:=0.5*[.HB12]*(([.HB5]-[.HA5])/([.HB1]-[.HA1]))^2" office:value-type="float" office:value="0.0116811792075639" calcext:value-type="float">
            <text:p>0.011681179207564</text:p>
          </table:table-cell>
          <table:table-cell table:formula="of:=0.5*[.HC12]*(([.HC5]-[.HB5])/([.HC1]-[.HB1]))^2" office:value-type="float" office:value="0.00438523500643618" calcext:value-type="float">
            <text:p>0.004385235006436</text:p>
          </table:table-cell>
          <table:table-cell table:formula="of:=0.5*[.HD12]*(([.HD5]-[.HC5])/([.HD1]-[.HC1]))^2" office:value-type="float" office:value="0.0148447832015897" calcext:value-type="float">
            <text:p>0.01484478320159</text:p>
          </table:table-cell>
          <table:table-cell table:formula="of:=0.5*[.HE12]*(([.HE5]-[.HD5])/([.HE1]-[.HD1]))^2" office:value-type="float" office:value="0.000374596766519694" calcext:value-type="float">
            <text:p>0.00037459676652</text:p>
          </table:table-cell>
          <table:table-cell table:formula="of:=0.5*[.HF12]*(([.HF5]-[.HE5])/([.HF1]-[.HE1]))^2" office:value-type="float" office:value="0.00918263454042349" calcext:value-type="float">
            <text:p>0.009182634540423</text:p>
          </table:table-cell>
          <table:table-cell table:formula="of:=0.5*[.HG12]*(([.HG5]-[.HF5])/([.HG1]-[.HF1]))^2" office:value-type="float" office:value="0.000150274290217588" calcext:value-type="float">
            <text:p>0.000150274290218</text:p>
          </table:table-cell>
          <table:table-cell table:formula="of:=0.5*[.HH12]*(([.HH5]-[.HG5])/([.HH1]-[.HG1]))^2" office:value-type="float" office:value="0.0149933642834247" calcext:value-type="float">
            <text:p>0.014993364283425</text:p>
          </table:table-cell>
          <table:table-cell table:formula="of:=0.5*[.HI12]*(([.HI5]-[.HH5])/([.HI1]-[.HH1]))^2" office:value-type="float" office:value="0.00158552853543006" calcext:value-type="float">
            <text:p>0.00158552853543</text:p>
          </table:table-cell>
          <table:table-cell table:formula="of:=0.5*[.HJ12]*(([.HJ5]-[.HI5])/([.HJ1]-[.HI1]))^2" office:value-type="float" office:value="0.0868980959257343" calcext:value-type="float">
            <text:p>0.086898095925734</text:p>
          </table:table-cell>
          <table:table-cell table:formula="of:=0.5*[.HK12]*(([.HK5]-[.HJ5])/([.HK1]-[.HJ1]))^2" office:value-type="float" office:value="0.00953742571208369" calcext:value-type="float">
            <text:p>0.009537425712084</text:p>
          </table:table-cell>
          <table:table-cell table:formula="of:=0.5*[.HL12]*(([.HL5]-[.HK5])/([.HL1]-[.HK1]))^2" office:value-type="float" office:value="0.00272653183906737" calcext:value-type="float">
            <text:p>0.002726531839067</text:p>
          </table:table-cell>
          <table:table-cell table:formula="of:=0.5*[.HM12]*(([.HM5]-[.HL5])/([.HM1]-[.HL1]))^2" office:value-type="float" office:value="0.012922831795171" calcext:value-type="float">
            <text:p>0.012922831795171</text:p>
          </table:table-cell>
          <table:table-cell table:formula="of:=0.5*[.HN12]*(([.HN5]-[.HM5])/([.HN1]-[.HM1]))^2" office:value-type="float" office:value="0.00581591096069573" calcext:value-type="float">
            <text:p>0.005815910960696</text:p>
          </table:table-cell>
          <table:table-cell table:formula="of:=0.5*[.HO12]*(([.HO5]-[.HN5])/([.HO1]-[.HN1]))^2" office:value-type="float" office:value="0.00237107110723552" calcext:value-type="float">
            <text:p>0.002371071107236</text:p>
          </table:table-cell>
          <table:table-cell table:formula="of:=0.5*[.HP12]*(([.HP5]-[.HO5])/([.HP1]-[.HO1]))^2" office:value-type="float" office:value="0.00461513877846761" calcext:value-type="float">
            <text:p>0.004615138778468</text:p>
          </table:table-cell>
          <table:table-cell table:formula="of:=0.5*[.HQ12]*(([.HQ5]-[.HP5])/([.HQ1]-[.HP1]))^2" office:value-type="float" office:value="0.00238766472769751" calcext:value-type="float">
            <text:p>0.002387664727698</text:p>
          </table:table-cell>
          <table:table-cell table:formula="of:=0.5*[.HR12]*(([.HR5]-[.HQ5])/([.HR1]-[.HQ1]))^2" office:value-type="float" office:value="0.00464569092060147" calcext:value-type="float">
            <text:p>0.004645690920601</text:p>
          </table:table-cell>
          <table:table-cell table:formula="of:=0.5*[.HS12]*(([.HS5]-[.HR5])/([.HS1]-[.HR1]))^2" office:value-type="float" office:value="0.0285705140685508" calcext:value-type="float">
            <text:p>0.028570514068551</text:p>
          </table:table-cell>
          <table:table-cell table:formula="of:=0.5*[.HT12]*(([.HT5]-[.HS5])/([.HT1]-[.HS1]))^2" office:value-type="float" office:value="0.00654758208162329" calcext:value-type="float">
            <text:p>0.006547582081623</text:p>
          </table:table-cell>
          <table:table-cell table:formula="of:=0.5*[.HU12]*(([.HU5]-[.HT5])/([.HU1]-[.HT1]))^2" office:value-type="float" office:value="0.13648640091743" calcext:value-type="float">
            <text:p>0.13648640091743</text:p>
          </table:table-cell>
          <table:table-cell table:formula="of:=0.5*[.HV12]*(([.HV5]-[.HU5])/([.HV1]-[.HU1]))^2" office:value-type="float" office:value="0.00572468717810775" calcext:value-type="float">
            <text:p>0.005724687178108</text:p>
          </table:table-cell>
          <table:table-cell table:formula="of:=0.5*[.HW12]*(([.HW5]-[.HV5])/([.HW1]-[.HV1]))^2" office:value-type="float" office:value="0.00494248146772428" calcext:value-type="float">
            <text:p>0.004942481467724</text:p>
          </table:table-cell>
          <table:table-cell table:formula="of:=0.5*[.HX12]*(([.HX5]-[.HW5])/([.HX1]-[.HW1]))^2" office:value-type="float" office:value="0.00113806654421148" calcext:value-type="float">
            <text:p>0.001138066544211</text:p>
          </table:table-cell>
          <table:table-cell table:formula="of:=0.5*[.HY12]*(([.HY5]-[.HX5])/([.HY1]-[.HX1]))^2" office:value-type="float" office:value="0.0000431261364566868" calcext:value-type="float">
            <text:p>4.31261364566868E-05</text:p>
          </table:table-cell>
          <table:table-cell table:formula="of:=0.5*[.HZ12]*(([.HZ5]-[.HY5])/([.HZ1]-[.HY1]))^2" office:value-type="float" office:value="0.0150793450050284" calcext:value-type="float">
            <text:p>0.015079345005028</text:p>
          </table:table-cell>
          <table:table-cell table:formula="of:=0.5*[.IA12]*(([.IA5]-[.HZ5])/([.IA1]-[.HZ1]))^2" office:value-type="float" office:value="0.00148803803806516" calcext:value-type="float">
            <text:p>0.001488038038065</text:p>
          </table:table-cell>
          <table:table-cell table:formula="of:=0.5*[.IB12]*(([.IB5]-[.IA5])/([.IB1]-[.IA1]))^2" office:value-type="float" office:value="0.0791644374900053" calcext:value-type="float">
            <text:p>0.079164437490005</text:p>
          </table:table-cell>
          <table:table-cell table:formula="of:=0.5*[.IC12]*(([.IC5]-[.IB5])/([.IC1]-[.IB1]))^2" office:value-type="float" office:value="0.0119685291233845" calcext:value-type="float">
            <text:p>0.011968529123385</text:p>
          </table:table-cell>
          <table:table-cell table:formula="of:=0.5*[.ID12]*(([.ID5]-[.IC5])/([.ID1]-[.IC1]))^2" office:value-type="float" office:value="0.0381589640093468" calcext:value-type="float">
            <text:p>0.038158964009347</text:p>
          </table:table-cell>
          <table:table-cell table:formula="of:=0.5*[.IE12]*(([.IE5]-[.ID5])/([.IE1]-[.ID1]))^2" office:value-type="float" office:value="0.000562515869840394" calcext:value-type="float">
            <text:p>0.00056251586984</text:p>
          </table:table-cell>
          <table:table-cell table:formula="of:=0.5*[.IF12]*(([.IF5]-[.IE5])/([.IF1]-[.IE1]))^2" office:value-type="float" office:value="0.0504872719274718" calcext:value-type="float">
            <text:p>0.050487271927472</text:p>
          </table:table-cell>
          <table:table-cell table:formula="of:=0.5*[.IG12]*(([.IG5]-[.IF5])/([.IG1]-[.IF1]))^2" office:value-type="float" office:value="0.0462754214869349" calcext:value-type="float">
            <text:p>0.046275421486935</text:p>
          </table:table-cell>
          <table:table-cell table:formula="of:=0.5*[.IH12]*(([.IH5]-[.IG5])/([.IH1]-[.IG1]))^2" office:value-type="float" office:value="0.0111492551139116" calcext:value-type="float">
            <text:p>0.011149255113912</text:p>
          </table:table-cell>
          <table:table-cell table:formula="of:=0.5*[.II12]*(([.II5]-[.IH5])/([.II1]-[.IH1]))^2" office:value-type="float" office:value="0.0578631992495246" calcext:value-type="float">
            <text:p>0.057863199249525</text:p>
          </table:table-cell>
          <table:table-cell table:formula="of:=0.5*[.IJ12]*(([.IJ5]-[.II5])/([.IJ1]-[.II1]))^2" office:value-type="float" office:value="0.0551858665460662" calcext:value-type="float">
            <text:p>0.055185866546066</text:p>
          </table:table-cell>
          <table:table-cell table:formula="of:=0.5*[.IK12]*(([.IK5]-[.IJ5])/([.IK1]-[.IJ1]))^2" office:value-type="float" office:value="0.030575851909748" calcext:value-type="float">
            <text:p>0.030575851909748</text:p>
          </table:table-cell>
          <table:table-cell table:formula="of:=0.5*[.IL12]*(([.IL5]-[.IK5])/([.IL1]-[.IK1]))^2" office:value-type="float" office:value="0.00609846933189087" calcext:value-type="float">
            <text:p>0.006098469331891</text:p>
          </table:table-cell>
          <table:table-cell table:formula="of:=0.5*[.IM12]*(([.IM5]-[.IL5])/([.IM1]-[.IL1]))^2" office:value-type="float" office:value="0.000230955433902797" calcext:value-type="float">
            <text:p>0.000230955433903</text:p>
          </table:table-cell>
          <table:table-cell table:formula="of:=0.5*[.IN12]*(([.IN5]-[.IM5])/([.IN1]-[.IM1]))^2" office:value-type="float" office:value="0.00100072618326829" calcext:value-type="float">
            <text:p>0.001000726183268</text:p>
          </table:table-cell>
          <table:table-cell table:formula="of:=0.5*[.IO12]*(([.IO5]-[.IN5])/([.IO1]-[.IN1]))^2" office:value-type="float" office:value="0.00358017813249676" calcext:value-type="float">
            <text:p>0.003580178132497</text:p>
          </table:table-cell>
          <table:table-cell table:formula="of:=0.5*[.IP12]*(([.IP5]-[.IO5])/([.IP1]-[.IO1]))^2" office:value-type="float" office:value="0.00201867997688375" calcext:value-type="float">
            <text:p>0.002018679976884</text:p>
          </table:table-cell>
          <table:table-cell table:formula="of:=0.5*[.IQ12]*(([.IQ5]-[.IP5])/([.IQ1]-[.IP1]))^2" office:value-type="float" office:value="0.0000365291428248231" calcext:value-type="float">
            <text:p>3.65291428248231E-05</text:p>
          </table:table-cell>
          <table:table-cell table:formula="of:=0.5*[.IR12]*(([.IR5]-[.IQ5])/([.IR1]-[.IQ1]))^2" office:value-type="float" office:value="0.00000831524516468506" calcext:value-type="float">
            <text:p>8.31524516468506E-06</text:p>
          </table:table-cell>
          <table:table-cell table:formula="of:=0.5*[.IS12]*(([.IS5]-[.IR5])/([.IS1]-[.IR1]))^2" office:value-type="float" office:value="0.0000772903195638296" calcext:value-type="float">
            <text:p>7.72903195638296E-05</text:p>
          </table:table-cell>
          <table:table-cell table:formula="of:=0.5*[.IT12]*(([.IT5]-[.IS5])/([.IT1]-[.IS1]))^2" office:value-type="float" office:value="0.000362435727437842" calcext:value-type="float">
            <text:p>0.000362435727438</text:p>
          </table:table-cell>
          <table:table-cell table:formula="of:=0.5*[.IU12]*(([.IU5]-[.IT5])/([.IU1]-[.IT1]))^2" office:value-type="float" office:value="0.0000832186103037111" calcext:value-type="float">
            <text:p>8.32186103037111E-05</text:p>
          </table:table-cell>
          <table:table-cell table:formula="of:=0.5*[.IV12]*(([.IV5]-[.IU5])/([.IV1]-[.IU1]))^2" office:value-type="float" office:value="0.0000317587647844059" calcext:value-type="float">
            <text:p>3.17587647844059E-05</text:p>
          </table:table-cell>
          <table:table-cell table:formula="of:=0.5*[.IW12]*(([.IW5]-[.IV5])/([.IW1]-[.IV1]))^2" office:value-type="float" office:value="0.0000633252710226729" calcext:value-type="float">
            <text:p>6.33252710226729E-05</text:p>
          </table:table-cell>
          <table:table-cell table:formula="of:=0.5*[.IX12]*(([.IX5]-[.IW5])/([.IX1]-[.IW1]))^2" office:value-type="float" office:value="0.000017899081992922" calcext:value-type="float">
            <text:p>1.7899081992922E-05</text:p>
          </table:table-cell>
          <table:table-cell table:formula="of:=0.5*[.IY12]*(([.IY5]-[.IX5])/([.IY1]-[.IX1]))^2" office:value-type="float" office:value="0.0000199381270123473" calcext:value-type="float">
            <text:p>1.99381270123473E-05</text:p>
          </table:table-cell>
          <table:table-cell table:formula="of:=0.5*[.IZ12]*(([.IZ5]-[.IY5])/([.IZ1]-[.IY1]))^2" office:value-type="float" office:value="0.00000147318862406511" calcext:value-type="float">
            <text:p>1.47318862406511E-06</text:p>
          </table:table-cell>
          <table:table-cell table:formula="of:=0.5*[.JA12]*(([.JA5]-[.IZ5])/([.JA1]-[.IZ1]))^2" office:value-type="float" office:value="0.00000308614361969593" calcext:value-type="float">
            <text:p>3.08614361969593E-06</text:p>
          </table:table-cell>
          <table:table-cell table:formula="of:=0.5*[.JB12]*(([.JB5]-[.JA5])/([.JB1]-[.JA1]))^2" office:value-type="float" office:value="0.00000704572615094898" calcext:value-type="float">
            <text:p>7.04572615094898E-06</text:p>
          </table:table-cell>
          <table:table-cell table:formula="of:=0.5*[.JC12]*(([.JC5]-[.JB5])/([.JC1]-[.JB1]))^2" office:value-type="float" office:value="0.0000601499612588996" calcext:value-type="float">
            <text:p>6.01499612588996E-05</text:p>
          </table:table-cell>
          <table:table-cell table:formula="of:=0.5*[.JD12]*(([.JD5]-[.JC5])/([.JD1]-[.JC1]))^2" office:value-type="float" office:value="0.000102647268279683" calcext:value-type="float">
            <text:p>0.00010264726828</text:p>
          </table:table-cell>
          <table:table-cell table:formula="of:=0.5*[.JE12]*(([.JE5]-[.JD5])/([.JE1]-[.JD1]))^2" office:value-type="float" office:value="0.000000267557510365646" calcext:value-type="float">
            <text:p>2.67557510365646E-07</text:p>
          </table:table-cell>
          <table:table-cell table:formula="of:=0.5*[.JF12]*(([.JF5]-[.JE5])/([.JF1]-[.JE1]))^2" office:value-type="float" office:value="0.0000132251449683186" calcext:value-type="float">
            <text:p>1.32251449683186E-05</text:p>
          </table:table-cell>
          <table:table-cell table:formula="of:=0.5*[.JG12]*(([.JG5]-[.JF5])/([.JG1]-[.JF1]))^2" office:value-type="float" office:value="0.000300692924439006" calcext:value-type="float">
            <text:p>0.000300692924439</text:p>
          </table:table-cell>
          <table:table-cell table:formula="of:=0.5*[.JH12]*(([.JH5]-[.JG5])/([.JH1]-[.JG1]))^2" office:value-type="float" office:value="0.000000348214551063698" calcext:value-type="float">
            <text:p>3.48214551063698E-07</text:p>
          </table:table-cell>
          <table:table-cell table:formula="of:=0.5*[.JI12]*(([.JI5]-[.JH5])/([.JI1]-[.JH1]))^2" office:value-type="float" office:value="0.0000000820457964024912" calcext:value-type="float">
            <text:p>8.20457964024912E-08</text:p>
          </table:table-cell>
          <table:table-cell table:formula="of:=0.5*[.JJ12]*(([.JJ5]-[.JI5])/([.JJ1]-[.JI1]))^2" office:value-type="float" office:value="0.0000343103645167615" calcext:value-type="float">
            <text:p>3.43103645167615E-05</text:p>
          </table:table-cell>
          <table:table-cell table:formula="of:=0.5*[.JK12]*(([.JK5]-[.JJ5])/([.JK1]-[.JJ1]))^2" office:value-type="float" office:value="0.000000324085245443313" calcext:value-type="float">
            <text:p>3.24085245443313E-07</text:p>
          </table:table-cell>
          <table:table-cell table:formula="of:=0.5*[.JL12]*(([.JL5]-[.JK5])/([.JL1]-[.JK1]))^2" office:value-type="float" office:value="0.0000145006311284423" calcext:value-type="float">
            <text:p>1.45006311284423E-05</text:p>
          </table:table-cell>
          <table:table-cell table:formula="of:=0.5*[.JM12]*(([.JM5]-[.JL5])/([.JM1]-[.JL1]))^2" office:value-type="float" office:value="0.0000290477093844353" calcext:value-type="float">
            <text:p>2.90477093844353E-05</text:p>
          </table:table-cell>
          <table:table-cell table:formula="of:=0.5*[.JN12]*(([.JN5]-[.JM5])/([.JN1]-[.JM1]))^2" office:value-type="float" office:value="0.0000565632217192636" calcext:value-type="float">
            <text:p>5.65632217192636E-05</text:p>
          </table:table-cell>
          <table:table-cell table:formula="of:=0.5*[.JO12]*(([.JO5]-[.JN5])/([.JO1]-[.JN1]))^2" office:value-type="float" office:value="0.000000544171941555217" calcext:value-type="float">
            <text:p>5.44171941555217E-07</text:p>
          </table:table-cell>
          <table:table-cell table:formula="of:=0.5*[.JP12]*(([.JP5]-[.JO5])/([.JP1]-[.JO1]))^2" office:value-type="float" office:value="0.00000298562758061369" calcext:value-type="float">
            <text:p>2.98562758061369E-06</text:p>
          </table:table-cell>
          <table:table-cell table:formula="of:=0.5*[.JQ12]*(([.JQ5]-[.JP5])/([.JQ1]-[.JP1]))^2" office:value-type="float" office:value="0.0000172779947005715" calcext:value-type="float">
            <text:p>1.72779947005715E-05</text:p>
          </table:table-cell>
          <table:table-cell table:formula="of:=0.5*[.JR12]*(([.JR5]-[.JQ5])/([.JR1]-[.JQ1]))^2" office:value-type="float" office:value="0.0000109565582729944" calcext:value-type="float">
            <text:p>1.09565582729944E-05</text:p>
          </table:table-cell>
          <table:table-cell table:formula="of:=0.5*[.JS12]*(([.JS5]-[.JR5])/([.JS1]-[.JR1]))^2" office:value-type="float" office:value="0.000000204453211142464" calcext:value-type="float">
            <text:p>2.04453211142464E-07</text:p>
          </table:table-cell>
          <table:table-cell table:formula="of:=0.5*[.JT12]*(([.JT5]-[.JS5])/([.JT1]-[.JS1]))^2" office:value-type="float" office:value="0.00000175421896841651" calcext:value-type="float">
            <text:p>1.75421896841651E-06</text:p>
          </table:table-cell>
          <table:table-cell table:formula="of:=0.5*[.JU12]*(([.JU5]-[.JT5])/([.JU1]-[.JT1]))^2" office:value-type="float" office:value="0.00000296051359284617" calcext:value-type="float">
            <text:p>2.96051359284617E-06</text:p>
          </table:table-cell>
          <table:table-cell table:formula="of:=0.5*[.JV12]*(([.JV5]-[.JU5])/([.JV1]-[.JU1]))^2" office:value-type="float" office:value="0.0000138667240691988" calcext:value-type="float">
            <text:p>1.38667240691988E-05</text:p>
          </table:table-cell>
          <table:table-cell table:formula="of:=0.5*[.JW12]*(([.JW5]-[.JV5])/([.JW1]-[.JV1]))^2" office:value-type="float" office:value="0.0000839521251019067" calcext:value-type="float">
            <text:p>8.39521251019067E-05</text:p>
          </table:table-cell>
          <table:table-cell table:formula="of:=0.5*[.JX12]*(([.JX5]-[.JW5])/([.JX1]-[.JW1]))^2" office:value-type="float" office:value="0.0000390984350362865" calcext:value-type="float">
            <text:p>3.90984350362865E-05</text:p>
          </table:table-cell>
          <table:table-cell table:formula="of:=0.5*[.JY12]*(([.JY5]-[.JX5])/([.JY1]-[.JX1]))^2" office:value-type="float" office:value="0.00000533847797593278" calcext:value-type="float">
            <text:p>5.33847797593278E-06</text:p>
          </table:table-cell>
          <table:table-cell table:formula="of:=0.5*[.JZ12]*(([.JZ5]-[.JY5])/([.JZ1]-[.JY1]))^2" office:value-type="float" office:value="0.0000570404159569481" calcext:value-type="float">
            <text:p>5.70404159569481E-05</text:p>
          </table:table-cell>
          <table:table-cell table:formula="of:=0.5*[.KA12]*(([.KA5]-[.JZ5])/([.KA1]-[.JZ1]))^2" office:value-type="float" office:value="0.000007477794370531" calcext:value-type="float">
            <text:p>7.477794370531E-06</text:p>
          </table:table-cell>
          <table:table-cell table:formula="of:=0.5*[.KB12]*(([.KB5]-[.KA5])/([.KB1]-[.KA1]))^2" office:value-type="float" office:value="0.0000503856843581256" calcext:value-type="float">
            <text:p>5.03856843581256E-05</text:p>
          </table:table-cell>
          <table:table-cell table:formula="of:=0.5*[.KC12]*(([.KC5]-[.KB5])/([.KC1]-[.KB1]))^2" office:value-type="float" office:value="0.0000218869345146433" calcext:value-type="float">
            <text:p>2.18869345146433E-05</text:p>
          </table:table-cell>
          <table:table-cell table:formula="of:=0.5*[.KD12]*(([.KD5]-[.KC5])/([.KD1]-[.KC1]))^2" office:value-type="float" office:value="0.000000237883649318413" calcext:value-type="float">
            <text:p>2.37883649318413E-07</text:p>
          </table:table-cell>
          <table:table-cell table:formula="of:=0.5*[.KE12]*(([.KE5]-[.KD5])/([.KE1]-[.KD1]))^2" office:value-type="float" office:value="0.00000256495584536651" calcext:value-type="float">
            <text:p>2.56495584536651E-06</text:p>
          </table:table-cell>
          <table:table-cell table:formula="of:=0.5*[.KF12]*(([.KF5]-[.KE5])/([.KF1]-[.KE1]))^2" office:value-type="float" office:value="0.0000132700425575085" calcext:value-type="float">
            <text:p>1.32700425575085E-05</text:p>
          </table:table-cell>
          <table:table-cell table:formula="of:=0.5*[.KG12]*(([.KG5]-[.KF5])/([.KG1]-[.KF1]))^2" office:value-type="float" office:value="0.00000376918907594528" calcext:value-type="float">
            <text:p>3.76918907594528E-06</text:p>
          </table:table-cell>
          <table:table-cell table:formula="of:=0.5*[.KH12]*(([.KH5]-[.KG5])/([.KH1]-[.KG1]))^2" office:value-type="float" office:value="0.0000417846430610687" calcext:value-type="float">
            <text:p>4.17846430610687E-05</text:p>
          </table:table-cell>
          <table:table-cell table:formula="of:=0.5*[.KI12]*(([.KI5]-[.KH5])/([.KI1]-[.KH1]))^2" office:value-type="float" office:value="0.00000333665346176639" calcext:value-type="float">
            <text:p>3.33665346176639E-06</text:p>
          </table:table-cell>
          <table:table-cell table:formula="of:=0.5*[.KJ12]*(([.KJ5]-[.KI5])/([.KJ1]-[.KI1]))^2" office:value-type="float" office:value="0.00000230859690603702" calcext:value-type="float">
            <text:p>2.30859690603702E-06</text:p>
          </table:table-cell>
          <table:table-cell table:formula="of:=0.5*[.KK12]*(([.KK5]-[.KJ5])/([.KK1]-[.KJ1]))^2" office:value-type="float" office:value="0.00000217887960777832" calcext:value-type="float">
            <text:p>2.17887960777832E-06</text:p>
          </table:table-cell>
          <table:table-cell table:formula="of:=0.5*[.KL12]*(([.KL5]-[.KK5])/([.KL1]-[.KK1]))^2" office:value-type="float" office:value="0.0000000103621229758662" calcext:value-type="float">
            <text:p>1.03621229758662E-08</text:p>
          </table:table-cell>
          <table:table-cell table:formula="of:=0.5*[.KM12]*(([.KM5]-[.KL5])/([.KM1]-[.KL1]))^2" office:value-type="float" office:value="0.0000095060339425658" calcext:value-type="float">
            <text:p>9.5060339425658E-06</text:p>
          </table:table-cell>
          <table:table-cell table:formula="of:=0.5*[.KN12]*(([.KN5]-[.KM5])/([.KN1]-[.KM1]))^2" office:value-type="float" office:value="0.0000796148268619552" calcext:value-type="float">
            <text:p>7.96148268619552E-05</text:p>
          </table:table-cell>
          <table:table-cell table:formula="of:=0.5*[.KO12]*(([.KO5]-[.KN5])/([.KO1]-[.KN1]))^2" office:value-type="float" office:value="0.000000795724120698461" calcext:value-type="float">
            <text:p>7.95724120698461E-07</text:p>
          </table:table-cell>
          <table:table-cell table:formula="of:=0.5*[.KP12]*(([.KP5]-[.KO5])/([.KP1]-[.KO1]))^2" office:value-type="float" office:value="0.0000120497956153554" calcext:value-type="float">
            <text:p>1.20497956153554E-05</text:p>
          </table:table-cell>
          <table:table-cell table:formula="of:=0.5*[.KQ12]*(([.KQ5]-[.KP5])/([.KQ1]-[.KP1]))^2" office:value-type="float" office:value="0.000044373854560111" calcext:value-type="float">
            <text:p>4.4373854560111E-05</text:p>
          </table:table-cell>
          <table:table-cell table:formula="of:=0.5*[.KR12]*(([.KR5]-[.KQ5])/([.KR1]-[.KQ1]))^2" office:value-type="float" office:value="0.00000370097723747779" calcext:value-type="float">
            <text:p>3.70097723747779E-06</text:p>
          </table:table-cell>
          <table:table-cell table:formula="of:=0.5*[.KS12]*(([.KS5]-[.KR5])/([.KS1]-[.KR1]))^2" office:value-type="float" office:value="0.0000718616382152799" calcext:value-type="float">
            <text:p>7.18616382152799E-05</text:p>
          </table:table-cell>
          <table:table-cell table:formula="of:=0.5*[.KT12]*(([.KT5]-[.KS5])/([.KT1]-[.KS1]))^2" office:value-type="float" office:value="0.00000134240893845005" calcext:value-type="float">
            <text:p>1.34240893845005E-06</text:p>
          </table:table-cell>
          <table:table-cell table:formula="of:=0.5*[.KU12]*(([.KU5]-[.KT5])/([.KU1]-[.KT1]))^2" office:value-type="float" office:value="0.000000996070636889759" calcext:value-type="float">
            <text:p>9.96070636889759E-07</text:p>
          </table:table-cell>
          <table:table-cell table:formula="of:=0.5*[.KV12]*(([.KV5]-[.KU5])/([.KV1]-[.KU1]))^2" office:value-type="float" office:value="0.000000608086327712271" calcext:value-type="float">
            <text:p>6.08086327712271E-07</text:p>
          </table:table-cell>
          <table:table-cell table:formula="of:=0.5*[.KW12]*(([.KW5]-[.KV5])/([.KW1]-[.KV1]))^2" office:value-type="float" office:value="0.000043043718788805" calcext:value-type="float">
            <text:p>4.3043718788805E-05</text:p>
          </table:table-cell>
          <table:table-cell table:formula="of:=0.5*[.KX12]*(([.KX5]-[.KW5])/([.KX1]-[.KW1]))^2" office:value-type="float" office:value="0.00000640918244387618" calcext:value-type="float">
            <text:p>6.40918244387618E-06</text:p>
          </table:table-cell>
          <table:table-cell table:formula="of:=0.5*[.KY12]*(([.KY5]-[.KX5])/([.KY1]-[.KX1]))^2" office:value-type="float" office:value="0.000000244577829104224" calcext:value-type="float">
            <text:p>2.44577829104224E-07</text:p>
          </table:table-cell>
          <table:table-cell table:formula="of:=0.5*[.KZ12]*(([.KZ5]-[.KY5])/([.KZ1]-[.KY1]))^2" office:value-type="float" office:value="0.0000120760202804939" calcext:value-type="float">
            <text:p>1.20760202804939E-05</text:p>
          </table:table-cell>
          <table:table-cell table:formula="of:=0.5*[.LA12]*(([.LA5]-[.KZ5])/([.LA1]-[.KZ1]))^2" office:value-type="float" office:value="0.000011402181642077" calcext:value-type="float">
            <text:p>1.1402181642077E-05</text:p>
          </table:table-cell>
          <table:table-cell table:formula="of:=0.5*[.LB12]*(([.LB5]-[.LA5])/([.LB1]-[.LA1]))^2" office:value-type="float" office:value="0.000118250557672066" calcext:value-type="float">
            <text:p>0.000118250557672</text:p>
          </table:table-cell>
          <table:table-cell table:formula="of:=0.5*[.LC12]*(([.LC5]-[.LB5])/([.LC1]-[.LB1]))^2" office:value-type="float" office:value="0.0000621878459491651" calcext:value-type="float">
            <text:p>6.21878459491651E-05</text:p>
          </table:table-cell>
          <table:table-cell table:formula="of:=0.5*[.LD12]*(([.LD5]-[.LC5])/([.LD1]-[.LC1]))^2" office:value-type="float" office:value="0.000118401873403152" calcext:value-type="float">
            <text:p>0.000118401873403</text:p>
          </table:table-cell>
          <table:table-cell table:formula="of:=0.5*[.LE12]*(([.LE5]-[.LD5])/([.LE1]-[.LD1]))^2" office:value-type="float" office:value="0.0000584403344363849" calcext:value-type="float">
            <text:p>5.84403344363849E-05</text:p>
          </table:table-cell>
          <table:table-cell table:formula="of:=0.5*[.LF12]*(([.LF5]-[.LE5])/([.LF1]-[.LE1]))^2" office:value-type="float" office:value="0.0000272563406687884" calcext:value-type="float">
            <text:p>2.72563406687884E-05</text:p>
          </table:table-cell>
          <table:table-cell table:formula="of:=0.5*[.LG12]*(([.LG5]-[.LF5])/([.LG1]-[.LF1]))^2" office:value-type="float" office:value="0.0000210623027286836" calcext:value-type="float">
            <text:p>2.10623027286836E-05</text:p>
          </table:table-cell>
          <table:table-cell table:formula="of:=0.5*[.LH12]*(([.LH5]-[.LG5])/([.LH1]-[.LG1]))^2" office:value-type="float" office:value="0.0000039723379651719" calcext:value-type="float">
            <text:p>3.9723379651719E-06</text:p>
          </table:table-cell>
          <table:table-cell table:formula="of:=0.5*[.LI12]*(([.LI5]-[.LH5])/([.LI1]-[.LH1]))^2" office:value-type="float" office:value="0.000000056695753436332" calcext:value-type="float">
            <text:p>5.6695753436332E-08</text:p>
          </table:table-cell>
          <table:table-cell table:formula="of:=0.5*[.LJ12]*(([.LJ5]-[.LI5])/([.LJ1]-[.LI1]))^2" office:value-type="float" office:value="0.0000232609692630283" calcext:value-type="float">
            <text:p>2.32609692630283E-05</text:p>
          </table:table-cell>
          <table:table-cell table:formula="of:=0.5*[.LK12]*(([.LK5]-[.LJ5])/([.LK1]-[.LJ1]))^2" office:value-type="float" office:value="0.00013054790906959" calcext:value-type="float">
            <text:p>0.00013054790907</text:p>
          </table:table-cell>
          <table:table-cell table:formula="of:=0.5*[.LL12]*(([.LL5]-[.LK5])/([.LL1]-[.LK1]))^2" office:value-type="float" office:value="0.000070624685651019" calcext:value-type="float">
            <text:p>7.0624685651019E-05</text:p>
          </table:table-cell>
          <table:table-cell table:formula="of:=0.5*[.LM12]*(([.LM5]-[.LL5])/([.LM1]-[.LL1]))^2" office:value-type="float" office:value="0.0000875383734195452" calcext:value-type="float">
            <text:p>8.75383734195452E-05</text:p>
          </table:table-cell>
          <table:table-cell table:formula="of:=0.5*[.LN12]*(([.LN5]-[.LM5])/([.LN1]-[.LM1]))^2" office:value-type="float" office:value="0.0000000722759455026028" calcext:value-type="float">
            <text:p>7.22759455026028E-08</text:p>
          </table:table-cell>
          <table:table-cell table:formula="of:=0.5*[.LO12]*(([.LO5]-[.LN5])/([.LO1]-[.LN1]))^2" office:value-type="float" office:value="0.00000769961702331509" calcext:value-type="float">
            <text:p>7.69961702331509E-06</text:p>
          </table:table-cell>
          <table:table-cell table:formula="of:=0.5*[.LP12]*(([.LP5]-[.LO5])/([.LP1]-[.LO1]))^2" office:value-type="float" office:value="0.0000788811041747382" calcext:value-type="float">
            <text:p>7.88811041747382E-05</text:p>
          </table:table-cell>
          <table:table-cell table:formula="of:=0.5*[.LQ12]*(([.LQ5]-[.LP5])/([.LQ1]-[.LP1]))^2" office:value-type="float" office:value="0.0000206969792971581" calcext:value-type="float">
            <text:p>2.06969792971581E-05</text:p>
          </table:table-cell>
          <table:table-cell table:formula="of:=0.5*[.LR12]*(([.LR5]-[.LQ5])/([.LR1]-[.LQ1]))^2" office:value-type="float" office:value="0.000000687402478129321" calcext:value-type="float">
            <text:p>6.87402478129321E-07</text:p>
          </table:table-cell>
          <table:table-cell table:formula="of:=0.5*[.LS12]*(([.LS5]-[.LR5])/([.LS1]-[.LR1]))^2" office:value-type="float" office:value="0.00000133213622485032" calcext:value-type="float">
            <text:p>1.33213622485032E-06</text:p>
          </table:table-cell>
          <table:table-cell table:formula="of:=0.5*[.LT12]*(([.LT5]-[.LS5])/([.LT1]-[.LS1]))^2" office:value-type="float" office:value="0.00000000240284715884553" calcext:value-type="float">
            <text:p>2.40284715884553E-09</text:p>
          </table:table-cell>
          <table:table-cell table:formula="of:=0.5*[.LU12]*(([.LU5]-[.LT5])/([.LU1]-[.LT1]))^2" office:value-type="float" office:value="0.000225033738951817" calcext:value-type="float">
            <text:p>0.000225033738952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695484079697653" calcext:value-type="float">
            <text:p>6.95484079697653E-08</text:p>
          </table:table-cell>
          <table:table-cell table:formula="of:=0.5*[.D12]*(([.D6]-[.C6])/([.D1]-[.C1]))^2" office:value-type="float" office:value="0.0000000248976093427299" calcext:value-type="float">
            <text:p>2.48976093427299E-08</text:p>
          </table:table-cell>
          <table:table-cell table:formula="of:=0.5*[.E12]*(([.E6]-[.D6])/([.E1]-[.D1]))^2" office:value-type="float" office:value="0.00000132168765216293" calcext:value-type="float">
            <text:p>1.32168765216293E-06</text:p>
          </table:table-cell>
          <table:table-cell table:formula="of:=0.5*[.F12]*(([.F6]-[.E6])/([.F1]-[.E1]))^2" office:value-type="float" office:value="0.000000247339751908093" calcext:value-type="float">
            <text:p>2.47339751908093E-07</text:p>
          </table:table-cell>
          <table:table-cell table:formula="of:=0.5*[.G12]*(([.G6]-[.F6])/([.G1]-[.F1]))^2" office:value-type="float" office:value="0.00000000416006822993069" calcext:value-type="float">
            <text:p>4.16006822993069E-09</text:p>
          </table:table-cell>
          <table:table-cell table:formula="of:=0.5*[.H12]*(([.H6]-[.G6])/([.H1]-[.G1]))^2" office:value-type="float" office:value="0.0000000256929813366575" calcext:value-type="float">
            <text:p>2.56929813366575E-08</text:p>
          </table:table-cell>
          <table:table-cell table:formula="of:=0.5*[.I12]*(([.I6]-[.H6])/([.I1]-[.H1]))^2" office:value-type="float" office:value="0.000000136449476819232" calcext:value-type="float">
            <text:p>1.36449476819232E-07</text:p>
          </table:table-cell>
          <table:table-cell table:formula="of:=0.5*[.J12]*(([.J6]-[.I6])/([.J1]-[.I1]))^2" office:value-type="float" office:value="0.000000000397135038217239" calcext:value-type="float">
            <text:p>3.97135038217239E-10</text:p>
          </table:table-cell>
          <table:table-cell table:formula="of:=0.5*[.K12]*(([.K6]-[.J6])/([.K1]-[.J1]))^2" office:value-type="float" office:value="0.000000714286966555049" calcext:value-type="float">
            <text:p>7.14286966555049E-07</text:p>
          </table:table-cell>
          <table:table-cell table:formula="of:=0.5*[.L12]*(([.L6]-[.K6])/([.L1]-[.K1]))^2" office:value-type="float" office:value="0.000000754099190406473" calcext:value-type="float">
            <text:p>7.54099190406473E-07</text:p>
          </table:table-cell>
          <table:table-cell table:formula="of:=0.5*[.M12]*(([.M6]-[.L6])/([.M1]-[.L1]))^2" office:value-type="float" office:value="0.000000229501460633706" calcext:value-type="float">
            <text:p>2.29501460633706E-07</text:p>
          </table:table-cell>
          <table:table-cell table:formula="of:=0.5*[.N12]*(([.N6]-[.M6])/([.N1]-[.M1]))^2" office:value-type="float" office:value="0.000000000130311488682616" calcext:value-type="float">
            <text:p>1.30311488682616E-10</text:p>
          </table:table-cell>
          <table:table-cell table:formula="of:=0.5*[.O12]*(([.O6]-[.N6])/([.O1]-[.N1]))^2" office:value-type="float" office:value="0.0000000195781464334358" calcext:value-type="float">
            <text:p>1.95781464334358E-08</text:p>
          </table:table-cell>
          <table:table-cell table:formula="of:=0.5*[.P12]*(([.P6]-[.O6])/([.P1]-[.O1]))^2" office:value-type="float" office:value="0.0000000354197780132709" calcext:value-type="float">
            <text:p>3.54197780132709E-08</text:p>
          </table:table-cell>
          <table:table-cell table:formula="of:=0.5*[.Q12]*(([.Q6]-[.P6])/([.Q1]-[.P1]))^2" office:value-type="float" office:value="0.000000659786726438425" calcext:value-type="float">
            <text:p>6.59786726438425E-07</text:p>
          </table:table-cell>
          <table:table-cell table:formula="of:=0.5*[.R12]*(([.R6]-[.Q6])/([.R1]-[.Q1]))^2" office:value-type="float" office:value="0.000000084659128580364" calcext:value-type="float">
            <text:p>8.4659128580364E-08</text:p>
          </table:table-cell>
          <table:table-cell table:formula="of:=0.5*[.S12]*(([.S6]-[.R6])/([.S1]-[.R1]))^2" office:value-type="float" office:value="0.0000000658094984186521" calcext:value-type="float">
            <text:p>6.58094984186521E-08</text:p>
          </table:table-cell>
          <table:table-cell table:formula="of:=0.5*[.T12]*(([.T6]-[.S6])/([.T1]-[.S1]))^2" office:value-type="float" office:value="0.00000000267464872470572" calcext:value-type="float">
            <text:p>2.67464872470572E-09</text:p>
          </table:table-cell>
          <table:table-cell table:formula="of:=0.5*[.U12]*(([.U6]-[.T6])/([.U1]-[.T1]))^2" office:value-type="float" office:value="0.0000000101426346894772" calcext:value-type="float">
            <text:p>1.01426346894772E-08</text:p>
          </table:table-cell>
          <table:table-cell table:formula="of:=0.5*[.V12]*(([.V6]-[.U6])/([.V1]-[.U1]))^2" office:value-type="float" office:value="0.000000236699002269498" calcext:value-type="float">
            <text:p>2.36699002269498E-07</text:p>
          </table:table-cell>
          <table:table-cell table:formula="of:=0.5*[.W12]*(([.W6]-[.V6])/([.W1]-[.V1]))^2" office:value-type="float" office:value="0.0000000757397239477145" calcext:value-type="float">
            <text:p>7.57397239477145E-08</text:p>
          </table:table-cell>
          <table:table-cell table:formula="of:=0.5*[.X12]*(([.X6]-[.W6])/([.X1]-[.W1]))^2" office:value-type="float" office:value="0.000000115765331799997" calcext:value-type="float">
            <text:p>1.15765331799997E-07</text:p>
          </table:table-cell>
          <table:table-cell table:formula="of:=0.5*[.Y12]*(([.Y6]-[.X6])/([.Y1]-[.X1]))^2" office:value-type="float" office:value="0.0000022162534927239" calcext:value-type="float">
            <text:p>2.2162534927239E-06</text:p>
          </table:table-cell>
          <table:table-cell table:formula="of:=0.5*[.Z12]*(([.Z6]-[.Y6])/([.Z1]-[.Y1]))^2" office:value-type="float" office:value="0.000000235122422377756" calcext:value-type="float">
            <text:p>2.35122422377756E-07</text:p>
          </table:table-cell>
          <table:table-cell table:formula="of:=0.5*[.AA12]*(([.AA6]-[.Z6])/([.AA1]-[.Z1]))^2" office:value-type="float" office:value="0.00000000307502182815163" calcext:value-type="float">
            <text:p>3.07502182815163E-09</text:p>
          </table:table-cell>
          <table:table-cell table:formula="of:=0.5*[.AB12]*(([.AB6]-[.AA6])/([.AB1]-[.AA1]))^2" office:value-type="float" office:value="0.0000013292054148439" calcext:value-type="float">
            <text:p>1.3292054148439E-06</text:p>
          </table:table-cell>
          <table:table-cell table:formula="of:=0.5*[.AC12]*(([.AC6]-[.AB6])/([.AC1]-[.AB1]))^2" office:value-type="float" office:value="0.00000199343735223222" calcext:value-type="float">
            <text:p>1.99343735223222E-06</text:p>
          </table:table-cell>
          <table:table-cell table:formula="of:=0.5*[.AD12]*(([.AD6]-[.AC6])/([.AD1]-[.AC1]))^2" office:value-type="float" office:value="0.0000000135558873149714" calcext:value-type="float">
            <text:p>1.35558873149714E-08</text:p>
          </table:table-cell>
          <table:table-cell table:formula="of:=0.5*[.AE12]*(([.AE6]-[.AD6])/([.AE1]-[.AD1]))^2" office:value-type="float" office:value="0.00000001866814219775" calcext:value-type="float">
            <text:p>1.866814219775E-08</text:p>
          </table:table-cell>
          <table:table-cell table:formula="of:=0.5*[.AF12]*(([.AF6]-[.AE6])/([.AF1]-[.AE1]))^2" office:value-type="float" office:value="0.000000000246114293669083" calcext:value-type="float">
            <text:p>2.46114293669083E-10</text:p>
          </table:table-cell>
          <table:table-cell table:formula="of:=0.5*[.AG12]*(([.AG6]-[.AF6])/([.AG1]-[.AF1]))^2" office:value-type="float" office:value="0.000000027454477464637" calcext:value-type="float">
            <text:p>2.7454477464637E-08</text:p>
          </table:table-cell>
          <table:table-cell table:formula="of:=0.5*[.AH12]*(([.AH6]-[.AG6])/([.AH1]-[.AG1]))^2" office:value-type="float" office:value="0.0000000473277924085152" calcext:value-type="float">
            <text:p>4.73277924085152E-08</text:p>
          </table:table-cell>
          <table:table-cell table:formula="of:=0.5*[.AI12]*(([.AI6]-[.AH6])/([.AI1]-[.AH1]))^2" office:value-type="float" office:value="0.0000000192133059791556" calcext:value-type="float">
            <text:p>1.92133059791556E-08</text:p>
          </table:table-cell>
          <table:table-cell table:formula="of:=0.5*[.AJ12]*(([.AJ6]-[.AI6])/([.AJ1]-[.AI1]))^2" office:value-type="float" office:value="0.000000000166685900848353" calcext:value-type="float">
            <text:p>1.66685900848353E-10</text:p>
          </table:table-cell>
          <table:table-cell table:formula="of:=0.5*[.AK12]*(([.AK6]-[.AJ6])/([.AK1]-[.AJ1]))^2" office:value-type="float" office:value="0.00000016233960825906" calcext:value-type="float">
            <text:p>1.6233960825906E-07</text:p>
          </table:table-cell>
          <table:table-cell table:formula="of:=0.5*[.AL12]*(([.AL6]-[.AK6])/([.AL1]-[.AK1]))^2" office:value-type="float" office:value="0.000000585872993960153" calcext:value-type="float">
            <text:p>5.85872993960153E-07</text:p>
          </table:table-cell>
          <table:table-cell table:formula="of:=0.5*[.AM12]*(([.AM6]-[.AL6])/([.AM1]-[.AL1]))^2" office:value-type="float" office:value="0.000000187434773253482" calcext:value-type="float">
            <text:p>1.87434773253482E-07</text:p>
          </table:table-cell>
          <table:table-cell table:formula="of:=0.5*[.AN12]*(([.AN6]-[.AM6])/([.AN1]-[.AM1]))^2" office:value-type="float" office:value="0.000000275060504188791" calcext:value-type="float">
            <text:p>2.75060504188791E-07</text:p>
          </table:table-cell>
          <table:table-cell table:formula="of:=0.5*[.AO12]*(([.AO6]-[.AN6])/([.AO1]-[.AN1]))^2" office:value-type="float" office:value="0.00000184844048269297" calcext:value-type="float">
            <text:p>1.84844048269297E-06</text:p>
          </table:table-cell>
          <table:table-cell table:formula="of:=0.5*[.AP12]*(([.AP6]-[.AO6])/([.AP1]-[.AO1]))^2" office:value-type="float" office:value="0.0000000188121359042033" calcext:value-type="float">
            <text:p>1.88121359042033E-08</text:p>
          </table:table-cell>
          <table:table-cell table:formula="of:=0.5*[.AQ12]*(([.AQ6]-[.AP6])/([.AQ1]-[.AP1]))^2" office:value-type="float" office:value="0.0000000922516001410619" calcext:value-type="float">
            <text:p>9.22516001410619E-08</text:p>
          </table:table-cell>
          <table:table-cell table:formula="of:=0.5*[.AR12]*(([.AR6]-[.AQ6])/([.AR1]-[.AQ1]))^2" office:value-type="float" office:value="0.00000059008333608857" calcext:value-type="float">
            <text:p>5.9008333608857E-07</text:p>
          </table:table-cell>
          <table:table-cell table:formula="of:=0.5*[.AS12]*(([.AS6]-[.AR6])/([.AS1]-[.AR1]))^2" office:value-type="float" office:value="0.00000101571639221978" calcext:value-type="float">
            <text:p>1.01571639221978E-06</text:p>
          </table:table-cell>
          <table:table-cell table:formula="of:=0.5*[.AT12]*(([.AT6]-[.AS6])/([.AT1]-[.AS1]))^2" office:value-type="float" office:value="0.0000189365176348576" calcext:value-type="float">
            <text:p>1.89365176348576E-05</text:p>
          </table:table-cell>
          <table:table-cell table:formula="of:=0.5*[.AU12]*(([.AU6]-[.AT6])/([.AU1]-[.AT1]))^2" office:value-type="float" office:value="0.000000413687867793123" calcext:value-type="float">
            <text:p>4.13687867793123E-07</text:p>
          </table:table-cell>
          <table:table-cell table:formula="of:=0.5*[.AV12]*(([.AV6]-[.AU6])/([.AV1]-[.AU1]))^2" office:value-type="float" office:value="0.0000540349303576162" calcext:value-type="float">
            <text:p>5.40349303576162E-05</text:p>
          </table:table-cell>
          <table:table-cell table:formula="of:=0.5*[.AW12]*(([.AW6]-[.AV6])/([.AW1]-[.AV1]))^2" office:value-type="float" office:value="0.0000879175470775549" calcext:value-type="float">
            <text:p>8.79175470775549E-05</text:p>
          </table:table-cell>
          <table:table-cell table:formula="of:=0.5*[.AX12]*(([.AX6]-[.AW6])/([.AX1]-[.AW1]))^2" office:value-type="float" office:value="0.000180481071012188" calcext:value-type="float">
            <text:p>0.000180481071012</text:p>
          </table:table-cell>
          <table:table-cell table:formula="of:=0.5*[.AY12]*(([.AY6]-[.AX6])/([.AY1]-[.AX1]))^2" office:value-type="float" office:value="0.000506775415480447" calcext:value-type="float">
            <text:p>0.00050677541548</text:p>
          </table:table-cell>
          <table:table-cell table:formula="of:=0.5*[.AZ12]*(([.AZ6]-[.AY6])/([.AZ1]-[.AY1]))^2" office:value-type="float" office:value="0.000128492463258154" calcext:value-type="float">
            <text:p>0.000128492463258</text:p>
          </table:table-cell>
          <table:table-cell table:formula="of:=0.5*[.BA12]*(([.BA6]-[.AZ6])/([.BA1]-[.AZ1]))^2" office:value-type="float" office:value="0.0000166006628338128" calcext:value-type="float">
            <text:p>1.66006628338128E-05</text:p>
          </table:table-cell>
          <table:table-cell table:formula="of:=0.5*[.BB12]*(([.BB6]-[.BA6])/([.BB1]-[.BA1]))^2" office:value-type="float" office:value="0.000282005932218526" calcext:value-type="float">
            <text:p>0.000282005932219</text:p>
          </table:table-cell>
          <table:table-cell table:formula="of:=0.5*[.BC12]*(([.BC6]-[.BB6])/([.BC1]-[.BB1]))^2" office:value-type="float" office:value="0.0000560596223475918" calcext:value-type="float">
            <text:p>5.60596223475918E-05</text:p>
          </table:table-cell>
          <table:table-cell table:formula="of:=0.5*[.BD12]*(([.BD6]-[.BC6])/([.BD1]-[.BC1]))^2" office:value-type="float" office:value="0.0441340440790535" calcext:value-type="float">
            <text:p>0.044134044079054</text:p>
          </table:table-cell>
          <table:table-cell table:formula="of:=0.5*[.BE12]*(([.BE6]-[.BD6])/([.BE1]-[.BD1]))^2" office:value-type="float" office:value="0.00654263117763094" calcext:value-type="float">
            <text:p>0.006542631177631</text:p>
          </table:table-cell>
          <table:table-cell table:formula="of:=0.5*[.BF12]*(([.BF6]-[.BE6])/([.BF1]-[.BE1]))^2" office:value-type="float" office:value="0.0454094805035072" calcext:value-type="float">
            <text:p>0.045409480503507</text:p>
          </table:table-cell>
          <table:table-cell table:formula="of:=0.5*[.BG12]*(([.BG6]-[.BF6])/([.BG1]-[.BF1]))^2" office:value-type="float" office:value="0.00609778676806777" calcext:value-type="float">
            <text:p>0.006097786768068</text:p>
          </table:table-cell>
          <table:table-cell table:formula="of:=0.5*[.BH12]*(([.BH6]-[.BG6])/([.BH1]-[.BG1]))^2" office:value-type="float" office:value="0.00335582916917856" calcext:value-type="float">
            <text:p>0.003355829169179</text:p>
          </table:table-cell>
          <table:table-cell table:formula="of:=0.5*[.BI12]*(([.BI6]-[.BH6])/([.BI1]-[.BH1]))^2" office:value-type="float" office:value="0.000649022274038344" calcext:value-type="float">
            <text:p>0.000649022274038</text:p>
          </table:table-cell>
          <table:table-cell table:formula="of:=0.5*[.BJ12]*(([.BJ6]-[.BI6])/([.BJ1]-[.BI1]))^2" office:value-type="float" office:value="0.0000714471153310987" calcext:value-type="float">
            <text:p>7.14471153310987E-05</text:p>
          </table:table-cell>
          <table:table-cell table:formula="of:=0.5*[.BK12]*(([.BK6]-[.BJ6])/([.BK1]-[.BJ1]))^2" office:value-type="float" office:value="0.000170802827837049" calcext:value-type="float">
            <text:p>0.000170802827837</text:p>
          </table:table-cell>
          <table:table-cell table:formula="of:=0.5*[.BL12]*(([.BL6]-[.BK6])/([.BL1]-[.BK1]))^2" office:value-type="float" office:value="0.00163677041187384" calcext:value-type="float">
            <text:p>0.001636770411874</text:p>
          </table:table-cell>
          <table:table-cell table:formula="of:=0.5*[.BM12]*(([.BM6]-[.BL6])/([.BM1]-[.BL1]))^2" office:value-type="float" office:value="0.00740887465044784" calcext:value-type="float">
            <text:p>0.007408874650448</text:p>
          </table:table-cell>
          <table:table-cell table:formula="of:=0.5*[.BN12]*(([.BN6]-[.BM6])/([.BN1]-[.BM1]))^2" office:value-type="float" office:value="0.0170729084625846" calcext:value-type="float">
            <text:p>0.017072908462585</text:p>
          </table:table-cell>
          <table:table-cell table:formula="of:=0.5*[.BO12]*(([.BO6]-[.BN6])/([.BO1]-[.BN1]))^2" office:value-type="float" office:value="0.0507987251972179" calcext:value-type="float">
            <text:p>0.050798725197218</text:p>
          </table:table-cell>
          <table:table-cell table:formula="of:=0.5*[.BP12]*(([.BP6]-[.BO6])/([.BP1]-[.BO1]))^2" office:value-type="float" office:value="0.00271778832497802" calcext:value-type="float">
            <text:p>0.002717788324978</text:p>
          </table:table-cell>
          <table:table-cell table:formula="of:=0.5*[.BQ12]*(([.BQ6]-[.BP6])/([.BQ1]-[.BP1]))^2" office:value-type="float" office:value="0.000539475561503556" calcext:value-type="float">
            <text:p>0.000539475561504</text:p>
          </table:table-cell>
          <table:table-cell table:formula="of:=0.5*[.BR12]*(([.BR6]-[.BQ6])/([.BR1]-[.BQ1]))^2" office:value-type="float" office:value="0.0000620105188505243" calcext:value-type="float">
            <text:p>6.20105188505243E-05</text:p>
          </table:table-cell>
          <table:table-cell table:formula="of:=0.5*[.BS12]*(([.BS6]-[.BR6])/([.BS1]-[.BR1]))^2" office:value-type="float" office:value="0.000744384202428178" calcext:value-type="float">
            <text:p>0.000744384202428</text:p>
          </table:table-cell>
          <table:table-cell table:formula="of:=0.5*[.BT12]*(([.BT6]-[.BS6])/([.BT1]-[.BS1]))^2" office:value-type="float" office:value="0.00489882405732793" calcext:value-type="float">
            <text:p>0.004898824057328</text:p>
          </table:table-cell>
          <table:table-cell table:formula="of:=0.5*[.BU12]*(([.BU6]-[.BT6])/([.BU1]-[.BT1]))^2" office:value-type="float" office:value="0.0000745861206145269" calcext:value-type="float">
            <text:p>7.45861206145269E-05</text:p>
          </table:table-cell>
          <table:table-cell table:formula="of:=0.5*[.BV12]*(([.BV6]-[.BU6])/([.BV1]-[.BU1]))^2" office:value-type="float" office:value="0.000485395159582459" calcext:value-type="float">
            <text:p>0.000485395159582</text:p>
          </table:table-cell>
          <table:table-cell table:formula="of:=0.5*[.BW12]*(([.BW6]-[.BV6])/([.BW1]-[.BV1]))^2" office:value-type="float" office:value="0.0347842088218754" calcext:value-type="float">
            <text:p>0.034784208821875</text:p>
          </table:table-cell>
          <table:table-cell table:formula="of:=0.5*[.BX12]*(([.BX6]-[.BW6])/([.BX1]-[.BW1]))^2" office:value-type="float" office:value="0.00510964274953711" calcext:value-type="float">
            <text:p>0.005109642749537</text:p>
          </table:table-cell>
          <table:table-cell table:formula="of:=0.5*[.BY12]*(([.BY6]-[.BX6])/([.BY1]-[.BX1]))^2" office:value-type="float" office:value="0.0137130761215701" calcext:value-type="float">
            <text:p>0.01371307612157</text:p>
          </table:table-cell>
          <table:table-cell table:formula="of:=0.5*[.BZ12]*(([.BZ6]-[.BY6])/([.BZ1]-[.BY1]))^2" office:value-type="float" office:value="0.0430155353095108" calcext:value-type="float">
            <text:p>0.043015535309511</text:p>
          </table:table-cell>
          <table:table-cell table:formula="of:=0.5*[.CA12]*(([.CA6]-[.BZ6])/([.CA1]-[.BZ1]))^2" office:value-type="float" office:value="0.00980930946198064" calcext:value-type="float">
            <text:p>0.009809309461981</text:p>
          </table:table-cell>
          <table:table-cell table:formula="of:=0.5*[.CB12]*(([.CB6]-[.CA6])/([.CB1]-[.CA1]))^2" office:value-type="float" office:value="0.0422828052254113" calcext:value-type="float">
            <text:p>0.042282805225411</text:p>
          </table:table-cell>
          <table:table-cell table:formula="of:=0.5*[.CC12]*(([.CC6]-[.CB6])/([.CC1]-[.CB1]))^2" office:value-type="float" office:value="0.0229828694068159" calcext:value-type="float">
            <text:p>0.022982869406816</text:p>
          </table:table-cell>
          <table:table-cell table:formula="of:=0.5*[.CD12]*(([.CD6]-[.CC6])/([.CD1]-[.CC1]))^2" office:value-type="float" office:value="0.00776798184284252" calcext:value-type="float">
            <text:p>0.007767981842843</text:p>
          </table:table-cell>
          <table:table-cell table:formula="of:=0.5*[.CE12]*(([.CE6]-[.CD6])/([.CE1]-[.CD1]))^2" office:value-type="float" office:value="0.00288289226899045" calcext:value-type="float">
            <text:p>0.00288289226899</text:p>
          </table:table-cell>
          <table:table-cell table:formula="of:=0.5*[.CF12]*(([.CF6]-[.CE6])/([.CF1]-[.CE1]))^2" office:value-type="float" office:value="0.000708745815377038" calcext:value-type="float">
            <text:p>0.000708745815377</text:p>
          </table:table-cell>
          <table:table-cell table:formula="of:=0.5*[.CG12]*(([.CG6]-[.CF6])/([.CG1]-[.CF1]))^2" office:value-type="float" office:value="0.0002638419762736" calcext:value-type="float">
            <text:p>0.000263841976274</text:p>
          </table:table-cell>
          <table:table-cell table:formula="of:=0.5*[.CH12]*(([.CH6]-[.CG6])/([.CH1]-[.CG1]))^2" office:value-type="float" office:value="0.00155437846741474" calcext:value-type="float">
            <text:p>0.001554378467415</text:p>
          </table:table-cell>
          <table:table-cell table:formula="of:=0.5*[.CI12]*(([.CI6]-[.CH6])/([.CI1]-[.CH1]))^2" office:value-type="float" office:value="0.0114777747495525" calcext:value-type="float">
            <text:p>0.011477774749553</text:p>
          </table:table-cell>
          <table:table-cell table:formula="of:=0.5*[.CJ12]*(([.CJ6]-[.CI6])/([.CJ1]-[.CI1]))^2" office:value-type="float" office:value="0.0182713630148532" calcext:value-type="float">
            <text:p>0.018271363014853</text:p>
          </table:table-cell>
          <table:table-cell table:formula="of:=0.5*[.CK12]*(([.CK6]-[.CJ6])/([.CK1]-[.CJ1]))^2" office:value-type="float" office:value="0.000359884948353125" calcext:value-type="float">
            <text:p>0.000359884948353</text:p>
          </table:table-cell>
          <table:table-cell table:formula="of:=0.5*[.CL12]*(([.CL6]-[.CK6])/([.CL1]-[.CK1]))^2" office:value-type="float" office:value="0.0230692008320401" calcext:value-type="float">
            <text:p>0.02306920083204</text:p>
          </table:table-cell>
          <table:table-cell table:formula="of:=0.5*[.CM12]*(([.CM6]-[.CL6])/([.CM1]-[.CL1]))^2" office:value-type="float" office:value="0.011678479562884" calcext:value-type="float">
            <text:p>0.011678479562884</text:p>
          </table:table-cell>
          <table:table-cell table:formula="of:=0.5*[.CN12]*(([.CN6]-[.CM6])/([.CN1]-[.CM1]))^2" office:value-type="float" office:value="0.00323792726332554" calcext:value-type="float">
            <text:p>0.003237927263326</text:p>
          </table:table-cell>
          <table:table-cell table:formula="of:=0.5*[.CO12]*(([.CO6]-[.CN6])/([.CO1]-[.CN1]))^2" office:value-type="float" office:value="0.0000805619690521" calcext:value-type="float">
            <text:p>8.05619690521E-05</text:p>
          </table:table-cell>
          <table:table-cell table:formula="of:=0.5*[.CP12]*(([.CP6]-[.CO6])/([.CP1]-[.CO1]))^2" office:value-type="float" office:value="0.00249919221819631" calcext:value-type="float">
            <text:p>0.002499192218196</text:p>
          </table:table-cell>
          <table:table-cell table:formula="of:=0.5*[.CQ12]*(([.CQ6]-[.CP6])/([.CQ1]-[.CP1]))^2" office:value-type="float" office:value="0.00104515835624379" calcext:value-type="float">
            <text:p>0.001045158356244</text:p>
          </table:table-cell>
          <table:table-cell table:formula="of:=0.5*[.CR12]*(([.CR6]-[.CQ6])/([.CR1]-[.CQ1]))^2" office:value-type="float" office:value="0.000331837840533552" calcext:value-type="float">
            <text:p>0.000331837840534</text:p>
          </table:table-cell>
          <table:table-cell table:formula="of:=0.5*[.CS12]*(([.CS6]-[.CR6])/([.CS1]-[.CR1]))^2" office:value-type="float" office:value="0.0493117733190555" calcext:value-type="float">
            <text:p>0.049311773319056</text:p>
          </table:table-cell>
          <table:table-cell table:formula="of:=0.5*[.CT12]*(([.CT6]-[.CS6])/([.CT1]-[.CS1]))^2" office:value-type="float" office:value="0.0474747115114201" calcext:value-type="float">
            <text:p>0.04747471151142</text:p>
          </table:table-cell>
          <table:table-cell table:formula="of:=0.5*[.CU12]*(([.CU6]-[.CT6])/([.CU1]-[.CT1]))^2" office:value-type="float" office:value="0.00182240695570109" calcext:value-type="float">
            <text:p>0.001822406955701</text:p>
          </table:table-cell>
          <table:table-cell table:formula="of:=0.5*[.CV12]*(([.CV6]-[.CU6])/([.CV1]-[.CU1]))^2" office:value-type="float" office:value="0.000124404123968093" calcext:value-type="float">
            <text:p>0.000124404123968</text:p>
          </table:table-cell>
          <table:table-cell table:formula="of:=0.5*[.CW12]*(([.CW6]-[.CV6])/([.CW1]-[.CV1]))^2" office:value-type="float" office:value="0.00168346926263708" calcext:value-type="float">
            <text:p>0.001683469262637</text:p>
          </table:table-cell>
          <table:table-cell table:formula="of:=0.5*[.CX12]*(([.CX6]-[.CW6])/([.CX1]-[.CW1]))^2" office:value-type="float" office:value="0.00625371628710034" calcext:value-type="float">
            <text:p>0.0062537162871</text:p>
          </table:table-cell>
          <table:table-cell table:formula="of:=0.5*[.CY12]*(([.CY6]-[.CX6])/([.CY1]-[.CX1]))^2" office:value-type="float" office:value="0.00334122263788104" calcext:value-type="float">
            <text:p>0.003341222637881</text:p>
          </table:table-cell>
          <table:table-cell table:formula="of:=0.5*[.CZ12]*(([.CZ6]-[.CY6])/([.CZ1]-[.CY1]))^2" office:value-type="float" office:value="0.000899744480427163" calcext:value-type="float">
            <text:p>0.000899744480427</text:p>
          </table:table-cell>
          <table:table-cell table:formula="of:=0.5*[.DA12]*(([.DA6]-[.CZ6])/([.DA1]-[.CZ1]))^2" office:value-type="float" office:value="0.000994696064087328" calcext:value-type="float">
            <text:p>0.000994696064087</text:p>
          </table:table-cell>
          <table:table-cell table:formula="of:=0.5*[.DB12]*(([.DB6]-[.DA6])/([.DB1]-[.DA1]))^2" office:value-type="float" office:value="0.0314476023473047" calcext:value-type="float">
            <text:p>0.031447602347305</text:p>
          </table:table-cell>
          <table:table-cell table:formula="of:=0.5*[.DC12]*(([.DC6]-[.DB6])/([.DC1]-[.DB1]))^2" office:value-type="float" office:value="0.00522717845616931" calcext:value-type="float">
            <text:p>0.005227178456169</text:p>
          </table:table-cell>
          <table:table-cell table:formula="of:=0.5*[.DD12]*(([.DD6]-[.DC6])/([.DD1]-[.DC1]))^2" office:value-type="float" office:value="0.00546420343319761" calcext:value-type="float">
            <text:p>0.005464203433198</text:p>
          </table:table-cell>
          <table:table-cell table:formula="of:=0.5*[.DE12]*(([.DE6]-[.DD6])/([.DE1]-[.DD1]))^2" office:value-type="float" office:value="0.0334304587485439" calcext:value-type="float">
            <text:p>0.033430458748544</text:p>
          </table:table-cell>
          <table:table-cell table:formula="of:=0.5*[.DF12]*(([.DF6]-[.DE6])/([.DF1]-[.DE1]))^2" office:value-type="float" office:value="0.0486414401435847" calcext:value-type="float">
            <text:p>0.048641440143585</text:p>
          </table:table-cell>
          <table:table-cell table:formula="of:=0.5*[.DG12]*(([.DG6]-[.DF6])/([.DG1]-[.DF1]))^2" office:value-type="float" office:value="0.0136066325238932" calcext:value-type="float">
            <text:p>0.013606632523893</text:p>
          </table:table-cell>
          <table:table-cell table:formula="of:=0.5*[.DH12]*(([.DH6]-[.DG6])/([.DH1]-[.DG1]))^2" office:value-type="float" office:value="0.000190367326172025" calcext:value-type="float">
            <text:p>0.000190367326172</text:p>
          </table:table-cell>
          <table:table-cell table:formula="of:=0.5*[.DI12]*(([.DI6]-[.DH6])/([.DI1]-[.DH1]))^2" office:value-type="float" office:value="0.0121706875239832" calcext:value-type="float">
            <text:p>0.012170687523983</text:p>
          </table:table-cell>
          <table:table-cell table:formula="of:=0.5*[.DJ12]*(([.DJ6]-[.DI6])/([.DJ1]-[.DI1]))^2" office:value-type="float" office:value="0.00119626841636435" calcext:value-type="float">
            <text:p>0.001196268416364</text:p>
          </table:table-cell>
          <table:table-cell table:formula="of:=0.5*[.DK12]*(([.DK6]-[.DJ6])/([.DK1]-[.DJ1]))^2" office:value-type="float" office:value="0.0000188967116323779" calcext:value-type="float">
            <text:p>1.88967116323779E-05</text:p>
          </table:table-cell>
          <table:table-cell table:formula="of:=0.5*[.DL12]*(([.DL6]-[.DK6])/([.DL1]-[.DK1]))^2" office:value-type="float" office:value="0.000749410704335492" calcext:value-type="float">
            <text:p>0.000749410704335</text:p>
          </table:table-cell>
          <table:table-cell table:formula="of:=0.5*[.DM12]*(([.DM6]-[.DL6])/([.DM1]-[.DL1]))^2" office:value-type="float" office:value="0.00403661269822491" calcext:value-type="float">
            <text:p>0.004036612698225</text:p>
          </table:table-cell>
          <table:table-cell table:formula="of:=0.5*[.DN12]*(([.DN6]-[.DM6])/([.DN1]-[.DM1]))^2" office:value-type="float" office:value="0.00738455462592061" calcext:value-type="float">
            <text:p>0.007384554625921</text:p>
          </table:table-cell>
          <table:table-cell table:formula="of:=0.5*[.DO12]*(([.DO6]-[.DN6])/([.DO1]-[.DN1]))^2" office:value-type="float" office:value="0.0150682027151982" calcext:value-type="float">
            <text:p>0.015068202715198</text:p>
          </table:table-cell>
          <table:table-cell table:formula="of:=0.5*[.DP12]*(([.DP6]-[.DO6])/([.DP1]-[.DO1]))^2" office:value-type="float" office:value="0.00274899933736779" calcext:value-type="float">
            <text:p>0.002748999337368</text:p>
          </table:table-cell>
          <table:table-cell table:formula="of:=0.5*[.DQ12]*(([.DQ6]-[.DP6])/([.DQ1]-[.DP1]))^2" office:value-type="float" office:value="0.0643461522896182" calcext:value-type="float">
            <text:p>0.064346152289618</text:p>
          </table:table-cell>
          <table:table-cell table:formula="of:=0.5*[.DR12]*(([.DR6]-[.DQ6])/([.DR1]-[.DQ1]))^2" office:value-type="float" office:value="0.00758628213922668" calcext:value-type="float">
            <text:p>0.007586282139227</text:p>
          </table:table-cell>
          <table:table-cell table:formula="of:=0.5*[.DS12]*(([.DS6]-[.DR6])/([.DS1]-[.DR1]))^2" office:value-type="float" office:value="0.0503019720650934" calcext:value-type="float">
            <text:p>0.050301972065093</text:p>
          </table:table-cell>
          <table:table-cell table:formula="of:=0.5*[.DT12]*(([.DT6]-[.DS6])/([.DT1]-[.DS1]))^2" office:value-type="float" office:value="0.00479032546355414" calcext:value-type="float">
            <text:p>0.004790325463554</text:p>
          </table:table-cell>
          <table:table-cell table:formula="of:=0.5*[.DU12]*(([.DU6]-[.DT6])/([.DU1]-[.DT1]))^2" office:value-type="float" office:value="0.000339187388962742" calcext:value-type="float">
            <text:p>0.000339187388963</text:p>
          </table:table-cell>
          <table:table-cell table:formula="of:=0.5*[.DV12]*(([.DV6]-[.DU6])/([.DV1]-[.DU1]))^2" office:value-type="float" office:value="0.0000524021320372852" calcext:value-type="float">
            <text:p>5.24021320372852E-05</text:p>
          </table:table-cell>
          <table:table-cell table:formula="of:=0.5*[.DW12]*(([.DW6]-[.DV6])/([.DW1]-[.DV1]))^2" office:value-type="float" office:value="0.000428538230737625" calcext:value-type="float">
            <text:p>0.000428538230738</text:p>
          </table:table-cell>
          <table:table-cell table:formula="of:=0.5*[.DX12]*(([.DX6]-[.DW6])/([.DX1]-[.DW1]))^2" office:value-type="float" office:value="0.00010664277845486" calcext:value-type="float">
            <text:p>0.000106642778455</text:p>
          </table:table-cell>
          <table:table-cell table:formula="of:=0.5*[.DY12]*(([.DY6]-[.DX6])/([.DY1]-[.DX1]))^2" office:value-type="float" office:value="0.00119578031597632" calcext:value-type="float">
            <text:p>0.001195780315976</text:p>
          </table:table-cell>
          <table:table-cell table:formula="of:=0.5*[.DZ12]*(([.DZ6]-[.DY6])/([.DZ1]-[.DY1]))^2" office:value-type="float" office:value="0.000434472565498378" calcext:value-type="float">
            <text:p>0.000434472565498</text:p>
          </table:table-cell>
          <table:table-cell table:formula="of:=0.5*[.EA12]*(([.EA6]-[.DZ6])/([.EA1]-[.DZ1]))^2" office:value-type="float" office:value="0.00204297248747687" calcext:value-type="float">
            <text:p>0.002042972487477</text:p>
          </table:table-cell>
          <table:table-cell table:formula="of:=0.5*[.EB12]*(([.EB6]-[.EA6])/([.EB1]-[.EA1]))^2" office:value-type="float" office:value="0.00801879371747879" calcext:value-type="float">
            <text:p>0.008018793717479</text:p>
          </table:table-cell>
          <table:table-cell table:formula="of:=0.5*[.EC12]*(([.EC6]-[.EB6])/([.EC1]-[.EB1]))^2" office:value-type="float" office:value="0.0593436840893916" calcext:value-type="float">
            <text:p>0.059343684089392</text:p>
          </table:table-cell>
          <table:table-cell table:formula="of:=0.5*[.ED12]*(([.ED6]-[.EC6])/([.ED1]-[.EC1]))^2" office:value-type="float" office:value="0.00829027431338626" calcext:value-type="float">
            <text:p>0.008290274313386</text:p>
          </table:table-cell>
          <table:table-cell table:formula="of:=0.5*[.EE12]*(([.EE6]-[.ED6])/([.EE1]-[.ED1]))^2" office:value-type="float" office:value="0.00112571571818039" calcext:value-type="float">
            <text:p>0.00112571571818</text:p>
          </table:table-cell>
          <table:table-cell table:formula="of:=0.5*[.EF12]*(([.EF6]-[.EE6])/([.EF1]-[.EE1]))^2" office:value-type="float" office:value="0.00352830811646676" calcext:value-type="float">
            <text:p>0.003528308116467</text:p>
          </table:table-cell>
          <table:table-cell table:formula="of:=0.5*[.EG12]*(([.EG6]-[.EF6])/([.EG1]-[.EF1]))^2" office:value-type="float" office:value="0.0073020103446502" calcext:value-type="float">
            <text:p>0.00730201034465</text:p>
          </table:table-cell>
          <table:table-cell table:formula="of:=0.5*[.EH12]*(([.EH6]-[.EG6])/([.EH1]-[.EG1]))^2" office:value-type="float" office:value="0.00767670767902403" calcext:value-type="float">
            <text:p>0.007676707679024</text:p>
          </table:table-cell>
          <table:table-cell table:formula="of:=0.5*[.EI12]*(([.EI6]-[.EH6])/([.EI1]-[.EH1]))^2" office:value-type="float" office:value="0.000362626884337709" calcext:value-type="float">
            <text:p>0.000362626884338</text:p>
          </table:table-cell>
          <table:table-cell table:formula="of:=0.5*[.EJ12]*(([.EJ6]-[.EI6])/([.EJ1]-[.EI1]))^2" office:value-type="float" office:value="0.000109066146013027" calcext:value-type="float">
            <text:p>0.000109066146013</text:p>
          </table:table-cell>
          <table:table-cell table:formula="of:=0.5*[.EK12]*(([.EK6]-[.EJ6])/([.EK1]-[.EJ1]))^2" office:value-type="float" office:value="0.0280850202098669" calcext:value-type="float">
            <text:p>0.028085020209867</text:p>
          </table:table-cell>
          <table:table-cell table:formula="of:=0.5*[.EL12]*(([.EL6]-[.EK6])/([.EL1]-[.EK1]))^2" office:value-type="float" office:value="0.00460853495234316" calcext:value-type="float">
            <text:p>0.004608534952343</text:p>
          </table:table-cell>
          <table:table-cell table:formula="of:=0.5*[.EM12]*(([.EM6]-[.EL6])/([.EM1]-[.EL1]))^2" office:value-type="float" office:value="0.0302934104609629" calcext:value-type="float">
            <text:p>0.030293410460963</text:p>
          </table:table-cell>
          <table:table-cell table:formula="of:=0.5*[.EN12]*(([.EN6]-[.EM6])/([.EN1]-[.EM1]))^2" office:value-type="float" office:value="0.0130880506219891" calcext:value-type="float">
            <text:p>0.013088050621989</text:p>
          </table:table-cell>
          <table:table-cell table:formula="of:=0.5*[.EO12]*(([.EO6]-[.EN6])/([.EO1]-[.EN1]))^2" office:value-type="float" office:value="0.049633867948873" calcext:value-type="float">
            <text:p>0.049633867948873</text:p>
          </table:table-cell>
          <table:table-cell table:formula="of:=0.5*[.EP12]*(([.EP6]-[.EO6])/([.EP1]-[.EO1]))^2" office:value-type="float" office:value="0.00891928672393528" calcext:value-type="float">
            <text:p>0.008919286723935</text:p>
          </table:table-cell>
          <table:table-cell table:formula="of:=0.5*[.EQ12]*(([.EQ6]-[.EP6])/([.EQ1]-[.EP1]))^2" office:value-type="float" office:value="0.00104704172515949" calcext:value-type="float">
            <text:p>0.001047041725159</text:p>
          </table:table-cell>
          <table:table-cell table:formula="of:=0.5*[.ER12]*(([.ER6]-[.EQ6])/([.ER1]-[.EQ1]))^2" office:value-type="float" office:value="0.000324939525503572" calcext:value-type="float">
            <text:p>0.000324939525504</text:p>
          </table:table-cell>
          <table:table-cell table:formula="of:=0.5*[.ES12]*(([.ES6]-[.ER6])/([.ES1]-[.ER1]))^2" office:value-type="float" office:value="0.00250844089734722" calcext:value-type="float">
            <text:p>0.002508440897347</text:p>
          </table:table-cell>
          <table:table-cell table:formula="of:=0.5*[.ET12]*(([.ET6]-[.ES6])/([.ET1]-[.ES1]))^2" office:value-type="float" office:value="0.00799544094763069" calcext:value-type="float">
            <text:p>0.007995440947631</text:p>
          </table:table-cell>
          <table:table-cell table:formula="of:=0.5*[.EU12]*(([.EU6]-[.ET6])/([.EU1]-[.ET1]))^2" office:value-type="float" office:value="0.006377907171117" calcext:value-type="float">
            <text:p>0.006377907171117</text:p>
          </table:table-cell>
          <table:table-cell table:formula="of:=0.5*[.EV12]*(([.EV6]-[.EU6])/([.EV1]-[.EU1]))^2" office:value-type="float" office:value="0.0581971345161858" calcext:value-type="float">
            <text:p>0.058197134516186</text:p>
          </table:table-cell>
          <table:table-cell table:formula="of:=0.5*[.EW12]*(([.EW6]-[.EV6])/([.EW1]-[.EV1]))^2" office:value-type="float" office:value="0.00390908332126635" calcext:value-type="float">
            <text:p>0.003909083321266</text:p>
          </table:table-cell>
          <table:table-cell table:formula="of:=0.5*[.EX12]*(([.EX6]-[.EW6])/([.EX1]-[.EW1]))^2" office:value-type="float" office:value="0.0574170514473948" calcext:value-type="float">
            <text:p>0.057417051447395</text:p>
          </table:table-cell>
          <table:table-cell table:formula="of:=0.5*[.EY12]*(([.EY6]-[.EX6])/([.EY1]-[.EX1]))^2" office:value-type="float" office:value="0.0163329854593079" calcext:value-type="float">
            <text:p>0.016332985459308</text:p>
          </table:table-cell>
          <table:table-cell table:formula="of:=0.5*[.EZ12]*(([.EZ6]-[.EY6])/([.EZ1]-[.EY1]))^2" office:value-type="float" office:value="0.0148340584267194" calcext:value-type="float">
            <text:p>0.014834058426719</text:p>
          </table:table-cell>
          <table:table-cell table:formula="of:=0.5*[.FA12]*(([.FA6]-[.EZ6])/([.FA1]-[.EZ1]))^2" office:value-type="float" office:value="0.000562830840337821" calcext:value-type="float">
            <text:p>0.000562830840338</text:p>
          </table:table-cell>
          <table:table-cell table:formula="of:=0.5*[.FB12]*(([.FB6]-[.FA6])/([.FB1]-[.FA1]))^2" office:value-type="float" office:value="0.000260884177505112" calcext:value-type="float">
            <text:p>0.000260884177505</text:p>
          </table:table-cell>
          <table:table-cell table:formula="of:=0.5*[.FC12]*(([.FC6]-[.FB6])/([.FC1]-[.FB1]))^2" office:value-type="float" office:value="0.000700776647715155" calcext:value-type="float">
            <text:p>0.000700776647715</text:p>
          </table:table-cell>
          <table:table-cell table:formula="of:=0.5*[.FD12]*(([.FD6]-[.FC6])/([.FD1]-[.FC1]))^2" office:value-type="float" office:value="0.00312333684236049" calcext:value-type="float">
            <text:p>0.00312333684236</text:p>
          </table:table-cell>
          <table:table-cell table:formula="of:=0.5*[.FE12]*(([.FE6]-[.FD6])/([.FE1]-[.FD1]))^2" office:value-type="float" office:value="0.0000275673758343858" calcext:value-type="float">
            <text:p>2.75673758343858E-05</text:p>
          </table:table-cell>
          <table:table-cell table:formula="of:=0.5*[.FF12]*(([.FF6]-[.FE6])/([.FF1]-[.FE1]))^2" office:value-type="float" office:value="0.00526343195738942" calcext:value-type="float">
            <text:p>0.005263431957389</text:p>
          </table:table-cell>
          <table:table-cell table:formula="of:=0.5*[.FG12]*(([.FG6]-[.FF6])/([.FG1]-[.FF1]))^2" office:value-type="float" office:value="0.0332842851411872" calcext:value-type="float">
            <text:p>0.033284285141187</text:p>
          </table:table-cell>
          <table:table-cell table:formula="of:=0.5*[.FH12]*(([.FH6]-[.FG6])/([.FH1]-[.FG1]))^2" office:value-type="float" office:value="0.0534310394926962" calcext:value-type="float">
            <text:p>0.053431039492696</text:p>
          </table:table-cell>
          <table:table-cell table:formula="of:=0.5*[.FI12]*(([.FI6]-[.FH6])/([.FI1]-[.FH1]))^2" office:value-type="float" office:value="0.000486183249673714" calcext:value-type="float">
            <text:p>0.000486183249674</text:p>
          </table:table-cell>
          <table:table-cell table:formula="of:=0.5*[.FJ12]*(([.FJ6]-[.FI6])/([.FJ1]-[.FI1]))^2" office:value-type="float" office:value="0.000128133609525985" calcext:value-type="float">
            <text:p>0.000128133609526</text:p>
          </table:table-cell>
          <table:table-cell table:formula="of:=0.5*[.FK12]*(([.FK6]-[.FJ6])/([.FK1]-[.FJ1]))^2" office:value-type="float" office:value="0.0000628987525899529" calcext:value-type="float">
            <text:p>6.28987525899529E-05</text:p>
          </table:table-cell>
          <table:table-cell table:formula="of:=0.5*[.FL12]*(([.FL6]-[.FK6])/([.FL1]-[.FK1]))^2" office:value-type="float" office:value="0.000369899228558954" calcext:value-type="float">
            <text:p>0.000369899228559</text:p>
          </table:table-cell>
          <table:table-cell table:formula="of:=0.5*[.FM12]*(([.FM6]-[.FL6])/([.FM1]-[.FL1]))^2" office:value-type="float" office:value="0.00212078419962572" calcext:value-type="float">
            <text:p>0.002120784199626</text:p>
          </table:table-cell>
          <table:table-cell table:formula="of:=0.5*[.FN12]*(([.FN6]-[.FM6])/([.FN1]-[.FM1]))^2" office:value-type="float" office:value="0.0101355712191466" calcext:value-type="float">
            <text:p>0.010135571219147</text:p>
          </table:table-cell>
          <table:table-cell table:formula="of:=0.5*[.FO12]*(([.FO6]-[.FN6])/([.FO1]-[.FN1]))^2" office:value-type="float" office:value="0.0101746674689963" calcext:value-type="float">
            <text:p>0.010174667468996</text:p>
          </table:table-cell>
          <table:table-cell table:formula="of:=0.5*[.FP12]*(([.FP6]-[.FO6])/([.FP1]-[.FO1]))^2" office:value-type="float" office:value="0.00948735719702925" calcext:value-type="float">
            <text:p>0.009487357197029</text:p>
          </table:table-cell>
          <table:table-cell table:formula="of:=0.5*[.FQ12]*(([.FQ6]-[.FP6])/([.FQ1]-[.FP1]))^2" office:value-type="float" office:value="0.00418247933789548" calcext:value-type="float">
            <text:p>0.004182479337895</text:p>
          </table:table-cell>
          <table:table-cell table:formula="of:=0.5*[.FR12]*(([.FR6]-[.FQ6])/([.FR1]-[.FQ1]))^2" office:value-type="float" office:value="0.000014635831259949" calcext:value-type="float">
            <text:p>1.4635831259949E-05</text:p>
          </table:table-cell>
          <table:table-cell table:formula="of:=0.5*[.FS12]*(([.FS6]-[.FR6])/([.FS1]-[.FR1]))^2" office:value-type="float" office:value="0.0000234506971397495" calcext:value-type="float">
            <text:p>2.34506971397495E-05</text:p>
          </table:table-cell>
          <table:table-cell table:formula="of:=0.5*[.FT12]*(([.FT6]-[.FS6])/([.FT1]-[.FS1]))^2" office:value-type="float" office:value="0.000190118099390618" calcext:value-type="float">
            <text:p>0.000190118099391</text:p>
          </table:table-cell>
          <table:table-cell table:formula="of:=0.5*[.FU12]*(([.FU6]-[.FT6])/([.FU1]-[.FT1]))^2" office:value-type="float" office:value="0.0471432712577651" calcext:value-type="float">
            <text:p>0.047143271257765</text:p>
          </table:table-cell>
          <table:table-cell table:formula="of:=0.5*[.FV12]*(([.FV6]-[.FU6])/([.FV1]-[.FU1]))^2" office:value-type="float" office:value="0.00624458982193993" calcext:value-type="float">
            <text:p>0.00624458982194</text:p>
          </table:table-cell>
          <table:table-cell table:formula="of:=0.5*[.FW12]*(([.FW6]-[.FV6])/([.FW1]-[.FV1]))^2" office:value-type="float" office:value="0.000417859580468869" calcext:value-type="float">
            <text:p>0.000417859580469</text:p>
          </table:table-cell>
          <table:table-cell table:formula="of:=0.5*[.FX12]*(([.FX6]-[.FW6])/([.FX1]-[.FW1]))^2" office:value-type="float" office:value="0.0117289778862439" calcext:value-type="float">
            <text:p>0.011728977886244</text:p>
          </table:table-cell>
          <table:table-cell table:formula="of:=0.5*[.FY12]*(([.FY6]-[.FX6])/([.FY1]-[.FX1]))^2" office:value-type="float" office:value="0.0408412079201572" calcext:value-type="float">
            <text:p>0.040841207920157</text:p>
          </table:table-cell>
          <table:table-cell table:formula="of:=0.5*[.FZ12]*(([.FZ6]-[.FY6])/([.FZ1]-[.FY1]))^2" office:value-type="float" office:value="0.000138791179090458" calcext:value-type="float">
            <text:p>0.00013879117909</text:p>
          </table:table-cell>
          <table:table-cell table:formula="of:=0.5*[.GA12]*(([.GA6]-[.FZ6])/([.GA1]-[.FZ1]))^2" office:value-type="float" office:value="0.00223967163741539" calcext:value-type="float">
            <text:p>0.002239671637415</text:p>
          </table:table-cell>
          <table:table-cell table:formula="of:=0.5*[.GB12]*(([.GB6]-[.GA6])/([.GB1]-[.GA1]))^2" office:value-type="float" office:value="0.00162076861240933" calcext:value-type="float">
            <text:p>0.001620768612409</text:p>
          </table:table-cell>
          <table:table-cell table:formula="of:=0.5*[.GC12]*(([.GC6]-[.GB6])/([.GC1]-[.GB1]))^2" office:value-type="float" office:value="0.000293455404651679" calcext:value-type="float">
            <text:p>0.000293455404652</text:p>
          </table:table-cell>
          <table:table-cell table:formula="of:=0.5*[.GD12]*(([.GD6]-[.GC6])/([.GD1]-[.GC1]))^2" office:value-type="float" office:value="0.00288138495515913" calcext:value-type="float">
            <text:p>0.002881384955159</text:p>
          </table:table-cell>
          <table:table-cell table:formula="of:=0.5*[.GE12]*(([.GE6]-[.GD6])/([.GE1]-[.GD1]))^2" office:value-type="float" office:value="0.00356788823354288" calcext:value-type="float">
            <text:p>0.003567888233543</text:p>
          </table:table-cell>
          <table:table-cell table:formula="of:=0.5*[.GF12]*(([.GF6]-[.GE6])/([.GF1]-[.GE1]))^2" office:value-type="float" office:value="0.00025896447644909" calcext:value-type="float">
            <text:p>0.000258964476449</text:p>
          </table:table-cell>
          <table:table-cell table:formula="of:=0.5*[.GG12]*(([.GG6]-[.GF6])/([.GG1]-[.GF1]))^2" office:value-type="float" office:value="0.0192571297921078" calcext:value-type="float">
            <text:p>0.019257129792108</text:p>
          </table:table-cell>
          <table:table-cell table:formula="of:=0.5*[.GH12]*(([.GH6]-[.GG6])/([.GH1]-[.GG1]))^2" office:value-type="float" office:value="0.000000415143468291387" calcext:value-type="float">
            <text:p>4.15143468291387E-07</text:p>
          </table:table-cell>
          <table:table-cell table:formula="of:=0.5*[.GI12]*(([.GI6]-[.GH6])/([.GI1]-[.GH1]))^2" office:value-type="float" office:value="0.000465826179855909" calcext:value-type="float">
            <text:p>0.000465826179856</text:p>
          </table:table-cell>
          <table:table-cell table:formula="of:=0.5*[.GJ12]*(([.GJ6]-[.GI6])/([.GJ1]-[.GI1]))^2" office:value-type="float" office:value="0.000650053967130494" calcext:value-type="float">
            <text:p>0.00065005396713</text:p>
          </table:table-cell>
          <table:table-cell table:formula="of:=0.5*[.GK12]*(([.GK6]-[.GJ6])/([.GK1]-[.GJ1]))^2" office:value-type="float" office:value="0.00288148685702905" calcext:value-type="float">
            <text:p>0.002881486857029</text:p>
          </table:table-cell>
          <table:table-cell table:formula="of:=0.5*[.GL12]*(([.GL6]-[.GK6])/([.GL1]-[.GK1]))^2" office:value-type="float" office:value="0.000021292616094408" calcext:value-type="float">
            <text:p>2.1292616094408E-05</text:p>
          </table:table-cell>
          <table:table-cell table:formula="of:=0.5*[.GM12]*(([.GM6]-[.GL6])/([.GM1]-[.GL1]))^2" office:value-type="float" office:value="0.000605595339455853" calcext:value-type="float">
            <text:p>0.000605595339456</text:p>
          </table:table-cell>
          <table:table-cell table:formula="of:=0.5*[.GN12]*(([.GN6]-[.GM6])/([.GN1]-[.GM1]))^2" office:value-type="float" office:value="0.0138559567116741" calcext:value-type="float">
            <text:p>0.013855956711674</text:p>
          </table:table-cell>
          <table:table-cell table:formula="of:=0.5*[.GO12]*(([.GO6]-[.GN6])/([.GO1]-[.GN1]))^2" office:value-type="float" office:value="0.0283981620644232" calcext:value-type="float">
            <text:p>0.028398162064423</text:p>
          </table:table-cell>
          <table:table-cell table:formula="of:=0.5*[.GP12]*(([.GP6]-[.GO6])/([.GP1]-[.GO1]))^2" office:value-type="float" office:value="0.0126506108242366" calcext:value-type="float">
            <text:p>0.012650610824237</text:p>
          </table:table-cell>
          <table:table-cell table:formula="of:=0.5*[.GQ12]*(([.GQ6]-[.GP6])/([.GQ1]-[.GP1]))^2" office:value-type="float" office:value="0.00179987032306954" calcext:value-type="float">
            <text:p>0.00179987032307</text:p>
          </table:table-cell>
          <table:table-cell table:formula="of:=0.5*[.GR12]*(([.GR6]-[.GQ6])/([.GR1]-[.GQ1]))^2" office:value-type="float" office:value="0.0022269048425946" calcext:value-type="float">
            <text:p>0.002226904842595</text:p>
          </table:table-cell>
          <table:table-cell table:formula="of:=0.5*[.GS12]*(([.GS6]-[.GR6])/([.GS1]-[.GR1]))^2" office:value-type="float" office:value="0.00675668762230003" calcext:value-type="float">
            <text:p>0.0067566876223</text:p>
          </table:table-cell>
          <table:table-cell table:formula="of:=0.5*[.GT12]*(([.GT6]-[.GS6])/([.GT1]-[.GS1]))^2" office:value-type="float" office:value="0.00656564053496261" calcext:value-type="float">
            <text:p>0.006565640534963</text:p>
          </table:table-cell>
          <table:table-cell table:formula="of:=0.5*[.GU12]*(([.GU6]-[.GT6])/([.GU1]-[.GT1]))^2" office:value-type="float" office:value="0.000626928539113558" calcext:value-type="float">
            <text:p>0.000626928539114</text:p>
          </table:table-cell>
          <table:table-cell table:formula="of:=0.5*[.GV12]*(([.GV6]-[.GU6])/([.GV1]-[.GU1]))^2" office:value-type="float" office:value="0.0126857296465317" calcext:value-type="float">
            <text:p>0.012685729646532</text:p>
          </table:table-cell>
          <table:table-cell table:formula="of:=0.5*[.GW12]*(([.GW6]-[.GV6])/([.GW1]-[.GV1]))^2" office:value-type="float" office:value="0.0582233702748497" calcext:value-type="float">
            <text:p>0.05822337027485</text:p>
          </table:table-cell>
          <table:table-cell table:formula="of:=0.5*[.GX12]*(([.GX6]-[.GW6])/([.GX1]-[.GW1]))^2" office:value-type="float" office:value="0.00426453733469367" calcext:value-type="float">
            <text:p>0.004264537334694</text:p>
          </table:table-cell>
          <table:table-cell table:formula="of:=0.5*[.GY12]*(([.GY6]-[.GX6])/([.GY1]-[.GX1]))^2" office:value-type="float" office:value="0.00592143836846786" calcext:value-type="float">
            <text:p>0.005921438368468</text:p>
          </table:table-cell>
          <table:table-cell table:formula="of:=0.5*[.GZ12]*(([.GZ6]-[.GY6])/([.GZ1]-[.GY1]))^2" office:value-type="float" office:value="0.0159318008657655" calcext:value-type="float">
            <text:p>0.015931800865766</text:p>
          </table:table-cell>
          <table:table-cell table:formula="of:=0.5*[.HA12]*(([.HA6]-[.GZ6])/([.HA1]-[.GZ1]))^2" office:value-type="float" office:value="0.000309406488852038" calcext:value-type="float">
            <text:p>0.000309406488852</text:p>
          </table:table-cell>
          <table:table-cell table:formula="of:=0.5*[.HB12]*(([.HB6]-[.HA6])/([.HB1]-[.HA1]))^2" office:value-type="float" office:value="0.00148017075763788" calcext:value-type="float">
            <text:p>0.001480170757638</text:p>
          </table:table-cell>
          <table:table-cell table:formula="of:=0.5*[.HC12]*(([.HC6]-[.HB6])/([.HC1]-[.HB1]))^2" office:value-type="float" office:value="0.000362833284512644" calcext:value-type="float">
            <text:p>0.000362833284513</text:p>
          </table:table-cell>
          <table:table-cell table:formula="of:=0.5*[.HD12]*(([.HD6]-[.HC6])/([.HD1]-[.HC1]))^2" office:value-type="float" office:value="0.000101909753599217" calcext:value-type="float">
            <text:p>0.000101909753599</text:p>
          </table:table-cell>
          <table:table-cell table:formula="of:=0.5*[.HE12]*(([.HE6]-[.HD6])/([.HE1]-[.HD1]))^2" office:value-type="float" office:value="0.000136052693815429" calcext:value-type="float">
            <text:p>0.000136052693815</text:p>
          </table:table-cell>
          <table:table-cell table:formula="of:=0.5*[.HF12]*(([.HF6]-[.HE6])/([.HF1]-[.HE1]))^2" office:value-type="float" office:value="0.00000349511400853713" calcext:value-type="float">
            <text:p>3.49511400853713E-06</text:p>
          </table:table-cell>
          <table:table-cell table:formula="of:=0.5*[.HG12]*(([.HG6]-[.HF6])/([.HG1]-[.HF1]))^2" office:value-type="float" office:value="0.0015838359640352" calcext:value-type="float">
            <text:p>0.001583835964035</text:p>
          </table:table-cell>
          <table:table-cell table:formula="of:=0.5*[.HH12]*(([.HH6]-[.HG6])/([.HH1]-[.HG1]))^2" office:value-type="float" office:value="0.00243563781871907" calcext:value-type="float">
            <text:p>0.002435637818719</text:p>
          </table:table-cell>
          <table:table-cell table:formula="of:=0.5*[.HI12]*(([.HI6]-[.HH6])/([.HI1]-[.HH1]))^2" office:value-type="float" office:value="0.00679018334596252" calcext:value-type="float">
            <text:p>0.006790183345963</text:p>
          </table:table-cell>
          <table:table-cell table:formula="of:=0.5*[.HJ12]*(([.HJ6]-[.HI6])/([.HJ1]-[.HI1]))^2" office:value-type="float" office:value="0.0136980072960765" calcext:value-type="float">
            <text:p>0.013698007296077</text:p>
          </table:table-cell>
          <table:table-cell table:formula="of:=0.5*[.HK12]*(([.HK6]-[.HJ6])/([.HK1]-[.HJ1]))^2" office:value-type="float" office:value="0.0399334944084654" calcext:value-type="float">
            <text:p>0.039933494408465</text:p>
          </table:table-cell>
          <table:table-cell table:formula="of:=0.5*[.HL12]*(([.HL6]-[.HK6])/([.HL1]-[.HK1]))^2" office:value-type="float" office:value="0.00250652852723817" calcext:value-type="float">
            <text:p>0.002506528527238</text:p>
          </table:table-cell>
          <table:table-cell table:formula="of:=0.5*[.HM12]*(([.HM6]-[.HL6])/([.HM1]-[.HL1]))^2" office:value-type="float" office:value="0.000652729541291513" calcext:value-type="float">
            <text:p>0.000652729541292</text:p>
          </table:table-cell>
          <table:table-cell table:formula="of:=0.5*[.HN12]*(([.HN6]-[.HM6])/([.HN1]-[.HM1]))^2" office:value-type="float" office:value="0.0010459640539832" calcext:value-type="float">
            <text:p>0.001045964053983</text:p>
          </table:table-cell>
          <table:table-cell table:formula="of:=0.5*[.HO12]*(([.HO6]-[.HN6])/([.HO1]-[.HN1]))^2" office:value-type="float" office:value="0.00161022085232084" calcext:value-type="float">
            <text:p>0.001610220852321</text:p>
          </table:table-cell>
          <table:table-cell table:formula="of:=0.5*[.HP12]*(([.HP6]-[.HO6])/([.HP1]-[.HO1]))^2" office:value-type="float" office:value="0.000380398294418348" calcext:value-type="float">
            <text:p>0.000380398294418</text:p>
          </table:table-cell>
          <table:table-cell table:formula="of:=0.5*[.HQ12]*(([.HQ6]-[.HP6])/([.HQ1]-[.HP1]))^2" office:value-type="float" office:value="0.0000361469912997016" calcext:value-type="float">
            <text:p>3.61469912997016E-05</text:p>
          </table:table-cell>
          <table:table-cell table:formula="of:=0.5*[.HR12]*(([.HR6]-[.HQ6])/([.HR1]-[.HQ1]))^2" office:value-type="float" office:value="0.00702056318642461" calcext:value-type="float">
            <text:p>0.007020563186425</text:p>
          </table:table-cell>
          <table:table-cell table:formula="of:=0.5*[.HS12]*(([.HS6]-[.HR6])/([.HS1]-[.HR1]))^2" office:value-type="float" office:value="0.0447612607080779" calcext:value-type="float">
            <text:p>0.044761260708078</text:p>
          </table:table-cell>
          <table:table-cell table:formula="of:=0.5*[.HT12]*(([.HT6]-[.HS6])/([.HT1]-[.HS1]))^2" office:value-type="float" office:value="0.0344139882795885" calcext:value-type="float">
            <text:p>0.034413988279589</text:p>
          </table:table-cell>
          <table:table-cell table:formula="of:=0.5*[.HU12]*(([.HU6]-[.HT6])/([.HU1]-[.HT1]))^2" office:value-type="float" office:value="0.0126422598138639" calcext:value-type="float">
            <text:p>0.012642259813864</text:p>
          </table:table-cell>
          <table:table-cell table:formula="of:=0.5*[.HV12]*(([.HV6]-[.HU6])/([.HV1]-[.HU1]))^2" office:value-type="float" office:value="0.00156975100368819" calcext:value-type="float">
            <text:p>0.001569751003688</text:p>
          </table:table-cell>
          <table:table-cell table:formula="of:=0.5*[.HW12]*(([.HW6]-[.HV6])/([.HW1]-[.HV1]))^2" office:value-type="float" office:value="0.000637083727547322" calcext:value-type="float">
            <text:p>0.000637083727547</text:p>
          </table:table-cell>
          <table:table-cell table:formula="of:=0.5*[.HX12]*(([.HX6]-[.HW6])/([.HX1]-[.HW1]))^2" office:value-type="float" office:value="0.000706935241344104" calcext:value-type="float">
            <text:p>0.000706935241344</text:p>
          </table:table-cell>
          <table:table-cell table:formula="of:=0.5*[.HY12]*(([.HY6]-[.HX6])/([.HY1]-[.HX1]))^2" office:value-type="float" office:value="0.0000522600057528413" calcext:value-type="float">
            <text:p>5.22600057528413E-05</text:p>
          </table:table-cell>
          <table:table-cell table:formula="of:=0.5*[.HZ12]*(([.HZ6]-[.HY6])/([.HZ1]-[.HY1]))^2" office:value-type="float" office:value="0.00103589626146503" calcext:value-type="float">
            <text:p>0.001035896261465</text:p>
          </table:table-cell>
          <table:table-cell table:formula="of:=0.5*[.IA12]*(([.IA6]-[.HZ6])/([.IA1]-[.HZ1]))^2" office:value-type="float" office:value="0.00382335559767645" calcext:value-type="float">
            <text:p>0.003823355597676</text:p>
          </table:table-cell>
          <table:table-cell table:formula="of:=0.5*[.IB12]*(([.IB6]-[.IA6])/([.IB1]-[.IA1]))^2" office:value-type="float" office:value="0.00395015269549997" calcext:value-type="float">
            <text:p>0.0039501526955</text:p>
          </table:table-cell>
          <table:table-cell table:formula="of:=0.5*[.IC12]*(([.IC6]-[.IB6])/([.IC1]-[.IB1]))^2" office:value-type="float" office:value="0.00917258249460056" calcext:value-type="float">
            <text:p>0.009172582494601</text:p>
          </table:table-cell>
          <table:table-cell table:formula="of:=0.5*[.ID12]*(([.ID6]-[.IC6])/([.ID1]-[.IC1]))^2" office:value-type="float" office:value="0.000641250675009887" calcext:value-type="float">
            <text:p>0.00064125067501</text:p>
          </table:table-cell>
          <table:table-cell table:formula="of:=0.5*[.IE12]*(([.IE6]-[.ID6])/([.IE1]-[.ID1]))^2" office:value-type="float" office:value="0.00000659294110385431" calcext:value-type="float">
            <text:p>6.59294110385431E-06</text:p>
          </table:table-cell>
          <table:table-cell table:formula="of:=0.5*[.IF12]*(([.IF6]-[.IE6])/([.IF1]-[.IE1]))^2" office:value-type="float" office:value="0.0162979212364011" calcext:value-type="float">
            <text:p>0.016297921236401</text:p>
          </table:table-cell>
          <table:table-cell table:formula="of:=0.5*[.IG12]*(([.IG6]-[.IF6])/([.IG1]-[.IF1]))^2" office:value-type="float" office:value="0.0175082675871437" calcext:value-type="float">
            <text:p>0.017508267587144</text:p>
          </table:table-cell>
          <table:table-cell table:formula="of:=0.5*[.IH12]*(([.IH6]-[.IG6])/([.IH1]-[.IG1]))^2" office:value-type="float" office:value="0.0386362112060026" calcext:value-type="float">
            <text:p>0.038636211206003</text:p>
          </table:table-cell>
          <table:table-cell table:formula="of:=0.5*[.II12]*(([.II6]-[.IH6])/([.II1]-[.IH1]))^2" office:value-type="float" office:value="0.014716158250885" calcext:value-type="float">
            <text:p>0.014716158250885</text:p>
          </table:table-cell>
          <table:table-cell table:formula="of:=0.5*[.IJ12]*(([.IJ6]-[.II6])/([.IJ1]-[.II1]))^2" office:value-type="float" office:value="0.000375986060305461" calcext:value-type="float">
            <text:p>0.000375986060305</text:p>
          </table:table-cell>
          <table:table-cell table:formula="of:=0.5*[.IK12]*(([.IK6]-[.IJ6])/([.IK1]-[.IJ1]))^2" office:value-type="float" office:value="0.00000201718626634293" calcext:value-type="float">
            <text:p>2.01718626634293E-06</text:p>
          </table:table-cell>
          <table:table-cell table:formula="of:=0.5*[.IL12]*(([.IL6]-[.IK6])/([.IL1]-[.IK1]))^2" office:value-type="float" office:value="0.000134970117272056" calcext:value-type="float">
            <text:p>0.000134970117272</text:p>
          </table:table-cell>
          <table:table-cell table:formula="of:=0.5*[.IM12]*(([.IM6]-[.IL6])/([.IM1]-[.IL1]))^2" office:value-type="float" office:value="0.00141786102301879" calcext:value-type="float">
            <text:p>0.001417861023019</text:p>
          </table:table-cell>
          <table:table-cell table:formula="of:=0.5*[.IN12]*(([.IN6]-[.IM6])/([.IN1]-[.IM1]))^2" office:value-type="float" office:value="0.00016715737802024" calcext:value-type="float">
            <text:p>0.00016715737802</text:p>
          </table:table-cell>
          <table:table-cell table:formula="of:=0.5*[.IO12]*(([.IO6]-[.IN6])/([.IO1]-[.IN1]))^2" office:value-type="float" office:value="0.0000724040643634348" calcext:value-type="float">
            <text:p>7.24040643634348E-05</text:p>
          </table:table-cell>
          <table:table-cell table:formula="of:=0.5*[.IP12]*(([.IP6]-[.IO6])/([.IP1]-[.IO1]))^2" office:value-type="float" office:value="0.0000406427835983142" calcext:value-type="float">
            <text:p>4.06427835983142E-05</text:p>
          </table:table-cell>
          <table:table-cell table:formula="of:=0.5*[.IQ12]*(([.IQ6]-[.IP6])/([.IQ1]-[.IP1]))^2" office:value-type="float" office:value="0.00000641247940128137" calcext:value-type="float">
            <text:p>6.41247940128137E-06</text:p>
          </table:table-cell>
          <table:table-cell table:formula="of:=0.5*[.IR12]*(([.IR6]-[.IQ6])/([.IR1]-[.IQ1]))^2" office:value-type="float" office:value="0.00000497436075435087" calcext:value-type="float">
            <text:p>4.97436075435087E-06</text:p>
          </table:table-cell>
          <table:table-cell table:formula="of:=0.5*[.IS12]*(([.IS6]-[.IR6])/([.IS1]-[.IR1]))^2" office:value-type="float" office:value="0.0000472183162793362" calcext:value-type="float">
            <text:p>4.72183162793362E-05</text:p>
          </table:table-cell>
          <table:table-cell table:formula="of:=0.5*[.IT12]*(([.IT6]-[.IS6])/([.IT1]-[.IS1]))^2" office:value-type="float" office:value="0.00000626892257498444" calcext:value-type="float">
            <text:p>6.26892257498444E-06</text:p>
          </table:table-cell>
          <table:table-cell table:formula="of:=0.5*[.IU12]*(([.IU6]-[.IT6])/([.IU1]-[.IT1]))^2" office:value-type="float" office:value="0.000000825431031927575" calcext:value-type="float">
            <text:p>8.25431031927575E-07</text:p>
          </table:table-cell>
          <table:table-cell table:formula="of:=0.5*[.IV12]*(([.IV6]-[.IU6])/([.IV1]-[.IU1]))^2" office:value-type="float" office:value="0.00000153334547368769" calcext:value-type="float">
            <text:p>1.53334547368769E-06</text:p>
          </table:table-cell>
          <table:table-cell table:formula="of:=0.5*[.IW12]*(([.IW6]-[.IV6])/([.IW1]-[.IV1]))^2" office:value-type="float" office:value="0.00000000955673851852894" calcext:value-type="float">
            <text:p>9.55673851852894E-09</text:p>
          </table:table-cell>
          <table:table-cell table:formula="of:=0.5*[.IX12]*(([.IX6]-[.IW6])/([.IX1]-[.IW1]))^2" office:value-type="float" office:value="0.00000148799396191307" calcext:value-type="float">
            <text:p>1.48799396191307E-06</text:p>
          </table:table-cell>
          <table:table-cell table:formula="of:=0.5*[.IY12]*(([.IY6]-[.IX6])/([.IY1]-[.IX1]))^2" office:value-type="float" office:value="0.0000080872208937479" calcext:value-type="float">
            <text:p>8.0872208937479E-06</text:p>
          </table:table-cell>
          <table:table-cell table:formula="of:=0.5*[.IZ12]*(([.IZ6]-[.IY6])/([.IZ1]-[.IY1]))^2" office:value-type="float" office:value="0.0000000221493495759624" calcext:value-type="float">
            <text:p>2.21493495759624E-08</text:p>
          </table:table-cell>
          <table:table-cell table:formula="of:=0.5*[.JA12]*(([.JA6]-[.IZ6])/([.JA1]-[.IZ1]))^2" office:value-type="float" office:value="0.00000589530839876574" calcext:value-type="float">
            <text:p>5.89530839876574E-06</text:p>
          </table:table-cell>
          <table:table-cell table:formula="of:=0.5*[.JB12]*(([.JB6]-[.JA6])/([.JB1]-[.JA1]))^2" office:value-type="float" office:value="0.000000442466632584416" calcext:value-type="float">
            <text:p>4.42466632584416E-07</text:p>
          </table:table-cell>
          <table:table-cell table:formula="of:=0.5*[.JC12]*(([.JC6]-[.JB6])/([.JC1]-[.JB1]))^2" office:value-type="float" office:value="0.00000376487125593038" calcext:value-type="float">
            <text:p>3.76487125593038E-06</text:p>
          </table:table-cell>
          <table:table-cell table:formula="of:=0.5*[.JD12]*(([.JD6]-[.JC6])/([.JD1]-[.JC1]))^2" office:value-type="float" office:value="0.00000211045201165468" calcext:value-type="float">
            <text:p>2.11045201165468E-06</text:p>
          </table:table-cell>
          <table:table-cell table:formula="of:=0.5*[.JE12]*(([.JE6]-[.JD6])/([.JE1]-[.JD1]))^2" office:value-type="float" office:value="0.000000389561883134722" calcext:value-type="float">
            <text:p>3.89561883134722E-07</text:p>
          </table:table-cell>
          <table:table-cell table:formula="of:=0.5*[.JF12]*(([.JF6]-[.JE6])/([.JF1]-[.JE1]))^2" office:value-type="float" office:value="0.000000216318802577132" calcext:value-type="float">
            <text:p>2.16318802577132E-07</text:p>
          </table:table-cell>
          <table:table-cell table:formula="of:=0.5*[.JG12]*(([.JG6]-[.JF6])/([.JG1]-[.JF1]))^2" office:value-type="float" office:value="0.00000159538872599664" calcext:value-type="float">
            <text:p>1.59538872599664E-06</text:p>
          </table:table-cell>
          <table:table-cell table:formula="of:=0.5*[.JH12]*(([.JH6]-[.JG6])/([.JH1]-[.JG1]))^2" office:value-type="float" office:value="0.0000000869212913743982" calcext:value-type="float">
            <text:p>8.69212913743982E-08</text:p>
          </table:table-cell>
          <table:table-cell table:formula="of:=0.5*[.JI12]*(([.JI6]-[.JH6])/([.JI1]-[.JH1]))^2" office:value-type="float" office:value="0.0000000681211556854481" calcext:value-type="float">
            <text:p>6.81211556854481E-08</text:p>
          </table:table-cell>
          <table:table-cell table:formula="of:=0.5*[.JJ12]*(([.JJ6]-[.JI6])/([.JJ1]-[.JI1]))^2" office:value-type="float" office:value="0.00000104032561769266" calcext:value-type="float">
            <text:p>1.04032561769266E-06</text:p>
          </table:table-cell>
          <table:table-cell table:formula="of:=0.5*[.JK12]*(([.JK6]-[.JJ6])/([.JK1]-[.JJ1]))^2" office:value-type="float" office:value="0.00000000214783889041407" calcext:value-type="float">
            <text:p>2.14783889041407E-09</text:p>
          </table:table-cell>
          <table:table-cell table:formula="of:=0.5*[.JL12]*(([.JL6]-[.JK6])/([.JL1]-[.JK1]))^2" office:value-type="float" office:value="0.000000000379481503343168" calcext:value-type="float">
            <text:p>3.79481503343168E-10</text:p>
          </table:table-cell>
          <table:table-cell table:formula="of:=0.5*[.JM12]*(([.JM6]-[.JL6])/([.JM1]-[.JL1]))^2" office:value-type="float" office:value="0.000000349676195784688" calcext:value-type="float">
            <text:p>3.49676195784688E-07</text:p>
          </table:table-cell>
          <table:table-cell table:formula="of:=0.5*[.JN12]*(([.JN6]-[.JM6])/([.JN1]-[.JM1]))^2" office:value-type="float" office:value="0.000000840621102507032" calcext:value-type="float">
            <text:p>8.40621102507032E-07</text:p>
          </table:table-cell>
          <table:table-cell table:formula="of:=0.5*[.JO12]*(([.JO6]-[.JN6])/([.JO1]-[.JN1]))^2" office:value-type="float" office:value="0.000000228020449304156" calcext:value-type="float">
            <text:p>2.28020449304156E-07</text:p>
          </table:table-cell>
          <table:table-cell table:formula="of:=0.5*[.JP12]*(([.JP6]-[.JO6])/([.JP1]-[.JO1]))^2" office:value-type="float" office:value="0.00000025959109761358" calcext:value-type="float">
            <text:p>2.5959109761358E-07</text:p>
          </table:table-cell>
          <table:table-cell table:formula="of:=0.5*[.JQ12]*(([.JQ6]-[.JP6])/([.JQ1]-[.JP1]))^2" office:value-type="float" office:value="0.00000177669394612597" calcext:value-type="float">
            <text:p>1.77669394612597E-06</text:p>
          </table:table-cell>
          <table:table-cell table:formula="of:=0.5*[.JR12]*(([.JR6]-[.JQ6])/([.JR1]-[.JQ1]))^2" office:value-type="float" office:value="0.0000000750782463981182" calcext:value-type="float">
            <text:p>7.50782463981182E-08</text:p>
          </table:table-cell>
          <table:table-cell table:formula="of:=0.5*[.JS12]*(([.JS6]-[.JR6])/([.JS1]-[.JR1]))^2" office:value-type="float" office:value="0.0000000124489655959286" calcext:value-type="float">
            <text:p>1.24489655959286E-08</text:p>
          </table:table-cell>
          <table:table-cell table:formula="of:=0.5*[.JT12]*(([.JT6]-[.JS6])/([.JT1]-[.JS1]))^2" office:value-type="float" office:value="0.000000156611092899759" calcext:value-type="float">
            <text:p>1.56611092899759E-07</text:p>
          </table:table-cell>
          <table:table-cell table:formula="of:=0.5*[.JU12]*(([.JU6]-[.JT6])/([.JU1]-[.JT1]))^2" office:value-type="float" office:value="0.000000049017520327493" calcext:value-type="float">
            <text:p>4.9017520327493E-08</text:p>
          </table:table-cell>
          <table:table-cell table:formula="of:=0.5*[.JV12]*(([.JV6]-[.JU6])/([.JV1]-[.JU1]))^2" office:value-type="float" office:value="0.000000538884556139636" calcext:value-type="float">
            <text:p>5.38884556139636E-07</text:p>
          </table:table-cell>
          <table:table-cell table:formula="of:=0.5*[.JW12]*(([.JW6]-[.JV6])/([.JW1]-[.JV1]))^2" office:value-type="float" office:value="0.000000974440834641291" calcext:value-type="float">
            <text:p>9.74440834641291E-07</text:p>
          </table:table-cell>
          <table:table-cell table:formula="of:=0.5*[.JX12]*(([.JX6]-[.JW6])/([.JX1]-[.JW1]))^2" office:value-type="float" office:value="0.000000757294510188251" calcext:value-type="float">
            <text:p>7.57294510188251E-07</text:p>
          </table:table-cell>
          <table:table-cell table:formula="of:=0.5*[.JY12]*(([.JY6]-[.JX6])/([.JY1]-[.JX1]))^2" office:value-type="float" office:value="0.0000000602141960857919" calcext:value-type="float">
            <text:p>6.02141960857919E-08</text:p>
          </table:table-cell>
          <table:table-cell table:formula="of:=0.5*[.JZ12]*(([.JZ6]-[.JY6])/([.JZ1]-[.JY1]))^2" office:value-type="float" office:value="0.0000000000124453209629239" calcext:value-type="float">
            <text:p>1.24453209629239E-11</text:p>
          </table:table-cell>
          <table:table-cell table:formula="of:=0.5*[.KA12]*(([.KA6]-[.JZ6])/([.KA1]-[.JZ1]))^2" office:value-type="float" office:value="0.000000139368071763878" calcext:value-type="float">
            <text:p>1.39368071763878E-07</text:p>
          </table:table-cell>
          <table:table-cell table:formula="of:=0.5*[.KB12]*(([.KB6]-[.KA6])/([.KB1]-[.KA1]))^2" office:value-type="float" office:value="0.00000125480459070473" calcext:value-type="float">
            <text:p>1.25480459070473E-06</text:p>
          </table:table-cell>
          <table:table-cell table:formula="of:=0.5*[.KC12]*(([.KC6]-[.KB6])/([.KC1]-[.KB1]))^2" office:value-type="float" office:value="0.0000000989610594100753" calcext:value-type="float">
            <text:p>9.89610594100753E-08</text:p>
          </table:table-cell>
          <table:table-cell table:formula="of:=0.5*[.KD12]*(([.KD6]-[.KC6])/([.KD1]-[.KC1]))^2" office:value-type="float" office:value="0.00000000775248134884295" calcext:value-type="float">
            <text:p>7.75248134884295E-09</text:p>
          </table:table-cell>
          <table:table-cell table:formula="of:=0.5*[.KE12]*(([.KE6]-[.KD6])/([.KE1]-[.KD1]))^2" office:value-type="float" office:value="0.0000000507662404987155" calcext:value-type="float">
            <text:p>5.07662404987155E-08</text:p>
          </table:table-cell>
          <table:table-cell table:formula="of:=0.5*[.KF12]*(([.KF6]-[.KE6])/([.KF1]-[.KE1]))^2" office:value-type="float" office:value="0.0000000757515594524559" calcext:value-type="float">
            <text:p>7.57515594524559E-08</text:p>
          </table:table-cell>
          <table:table-cell table:formula="of:=0.5*[.KG12]*(([.KG6]-[.KF6])/([.KG1]-[.KF1]))^2" office:value-type="float" office:value="0.000000246559655563318" calcext:value-type="float">
            <text:p>2.46559655563318E-07</text:p>
          </table:table-cell>
          <table:table-cell table:formula="of:=0.5*[.KH12]*(([.KH6]-[.KG6])/([.KH1]-[.KG1]))^2" office:value-type="float" office:value="0.00000000874700819856174" calcext:value-type="float">
            <text:p>8.74700819856174E-09</text:p>
          </table:table-cell>
          <table:table-cell table:formula="of:=0.5*[.KI12]*(([.KI6]-[.KH6])/([.KI1]-[.KH1]))^2" office:value-type="float" office:value="0.0000000930012950398311" calcext:value-type="float">
            <text:p>9.30012950398311E-08</text:p>
          </table:table-cell>
          <table:table-cell table:formula="of:=0.5*[.KJ12]*(([.KJ6]-[.KI6])/([.KJ1]-[.KI1]))^2" office:value-type="float" office:value="0.000000000197078333334426" calcext:value-type="float">
            <text:p>1.97078333334426E-10</text:p>
          </table:table-cell>
          <table:table-cell table:formula="of:=0.5*[.KK12]*(([.KK6]-[.KJ6])/([.KK1]-[.KJ1]))^2" office:value-type="float" office:value="0.000000000698458273081458" calcext:value-type="float">
            <text:p>6.98458273081458E-10</text:p>
          </table:table-cell>
          <table:table-cell table:formula="of:=0.5*[.KL12]*(([.KL6]-[.KK6])/([.KL1]-[.KK1]))^2" office:value-type="float" office:value="0.0000000970287684045307" calcext:value-type="float">
            <text:p>9.70287684045307E-08</text:p>
          </table:table-cell>
          <table:table-cell table:formula="of:=0.5*[.KM12]*(([.KM6]-[.KL6])/([.KM1]-[.KL1]))^2" office:value-type="float" office:value="0.000000220605703848706" calcext:value-type="float">
            <text:p>2.20605703848706E-07</text:p>
          </table:table-cell>
          <table:table-cell table:formula="of:=0.5*[.KN12]*(([.KN6]-[.KM6])/([.KN1]-[.KM1]))^2" office:value-type="float" office:value="0.000000737041512058643" calcext:value-type="float">
            <text:p>7.37041512058643E-07</text:p>
          </table:table-cell>
          <table:table-cell table:formula="of:=0.5*[.KO12]*(([.KO6]-[.KN6])/([.KO1]-[.KN1]))^2" office:value-type="float" office:value="0.0000000873132511451413" calcext:value-type="float">
            <text:p>8.73132511451413E-08</text:p>
          </table:table-cell>
          <table:table-cell table:formula="of:=0.5*[.KP12]*(([.KP6]-[.KO6])/([.KP1]-[.KO1]))^2" office:value-type="float" office:value="0.00000159905225406927" calcext:value-type="float">
            <text:p>1.59905225406927E-06</text:p>
          </table:table-cell>
          <table:table-cell table:formula="of:=0.5*[.KQ12]*(([.KQ6]-[.KP6])/([.KQ1]-[.KP1]))^2" office:value-type="float" office:value="0.000000943454110286742" calcext:value-type="float">
            <text:p>9.43454110286742E-07</text:p>
          </table:table-cell>
          <table:table-cell table:formula="of:=0.5*[.KR12]*(([.KR6]-[.KQ6])/([.KR1]-[.KQ1]))^2" office:value-type="float" office:value="0.000000292391056461757" calcext:value-type="float">
            <text:p>2.92391056461757E-07</text:p>
          </table:table-cell>
          <table:table-cell table:formula="of:=0.5*[.KS12]*(([.KS6]-[.KR6])/([.KS1]-[.KR1]))^2" office:value-type="float" office:value="0.0000000501476381169147" calcext:value-type="float">
            <text:p>5.01476381169147E-08</text:p>
          </table:table-cell>
          <table:table-cell table:formula="of:=0.5*[.KT12]*(([.KT6]-[.KS6])/([.KT1]-[.KS1]))^2" office:value-type="float" office:value="0.00000000243474993910402" calcext:value-type="float">
            <text:p>2.43474993910402E-09</text:p>
          </table:table-cell>
          <table:table-cell table:formula="of:=0.5*[.KU12]*(([.KU6]-[.KT6])/([.KU1]-[.KT1]))^2" office:value-type="float" office:value="0.00000015573851758413" calcext:value-type="float">
            <text:p>1.5573851758413E-07</text:p>
          </table:table-cell>
          <table:table-cell table:formula="of:=0.5*[.KV12]*(([.KV6]-[.KU6])/([.KV1]-[.KU1]))^2" office:value-type="float" office:value="0.0000000416968862471022" calcext:value-type="float">
            <text:p>4.16968862471022E-08</text:p>
          </table:table-cell>
          <table:table-cell table:formula="of:=0.5*[.KW12]*(([.KW6]-[.KV6])/([.KW1]-[.KV1]))^2" office:value-type="float" office:value="0.000000718570388512431" calcext:value-type="float">
            <text:p>7.18570388512431E-07</text:p>
          </table:table-cell>
          <table:table-cell table:formula="of:=0.5*[.KX12]*(([.KX6]-[.KW6])/([.KX1]-[.KW1]))^2" office:value-type="float" office:value="0.000000231601589056586" calcext:value-type="float">
            <text:p>2.31601589056586E-07</text:p>
          </table:table-cell>
          <table:table-cell table:formula="of:=0.5*[.KY12]*(([.KY6]-[.KX6])/([.KY1]-[.KX1]))^2" office:value-type="float" office:value="0.00000000125163412250591" calcext:value-type="float">
            <text:p>1.25163412250591E-09</text:p>
          </table:table-cell>
          <table:table-cell table:formula="of:=0.5*[.KZ12]*(([.KZ6]-[.KY6])/([.KZ1]-[.KY1]))^2" office:value-type="float" office:value="0.00000053925226351698" calcext:value-type="float">
            <text:p>5.3925226351698E-07</text:p>
          </table:table-cell>
          <table:table-cell table:formula="of:=0.5*[.LA12]*(([.LA6]-[.KZ6])/([.LA1]-[.KZ1]))^2" office:value-type="float" office:value="0.000000000120699131616704" calcext:value-type="float">
            <text:p>1.20699131616704E-10</text:p>
          </table:table-cell>
          <table:table-cell table:formula="of:=0.5*[.LB12]*(([.LB6]-[.LA6])/([.LB1]-[.LA1]))^2" office:value-type="float" office:value="0.000000334795747251292" calcext:value-type="float">
            <text:p>3.34795747251292E-07</text:p>
          </table:table-cell>
          <table:table-cell table:formula="of:=0.5*[.LC12]*(([.LC6]-[.LB6])/([.LC1]-[.LB1]))^2" office:value-type="float" office:value="0.0000000506555222086589" calcext:value-type="float">
            <text:p>5.06555222086589E-08</text:p>
          </table:table-cell>
          <table:table-cell table:formula="of:=0.5*[.LD12]*(([.LD6]-[.LC6])/([.LD1]-[.LC1]))^2" office:value-type="float" office:value="0.000000386323999635299" calcext:value-type="float">
            <text:p>3.86323999635299E-07</text:p>
          </table:table-cell>
          <table:table-cell table:formula="of:=0.5*[.LE12]*(([.LE6]-[.LD6])/([.LE1]-[.LD1]))^2" office:value-type="float" office:value="0.000000185524986538749" calcext:value-type="float">
            <text:p>1.85524986538749E-07</text:p>
          </table:table-cell>
          <table:table-cell table:formula="of:=0.5*[.LF12]*(([.LF6]-[.LE6])/([.LF1]-[.LE1]))^2" office:value-type="float" office:value="0.0000000318795222323615" calcext:value-type="float">
            <text:p>3.18795222323615E-08</text:p>
          </table:table-cell>
          <table:table-cell table:formula="of:=0.5*[.LG12]*(([.LG6]-[.LF6])/([.LG1]-[.LF1]))^2" office:value-type="float" office:value="0.000000214954225003604" calcext:value-type="float">
            <text:p>2.14954225003604E-07</text:p>
          </table:table-cell>
          <table:table-cell table:formula="of:=0.5*[.LH12]*(([.LH6]-[.LG6])/([.LH1]-[.LG1]))^2" office:value-type="float" office:value="0.0000000513576504586514" calcext:value-type="float">
            <text:p>5.13576504586514E-08</text:p>
          </table:table-cell>
          <table:table-cell table:formula="of:=0.5*[.LI12]*(([.LI6]-[.LH6])/([.LI1]-[.LH1]))^2" office:value-type="float" office:value="0.000000435892710860991" calcext:value-type="float">
            <text:p>4.35892710860991E-07</text:p>
          </table:table-cell>
          <table:table-cell table:formula="of:=0.5*[.LJ12]*(([.LJ6]-[.LI6])/([.LJ1]-[.LI1]))^2" office:value-type="float" office:value="0.000000152223689799033" calcext:value-type="float">
            <text:p>1.52223689799033E-07</text:p>
          </table:table-cell>
          <table:table-cell table:formula="of:=0.5*[.LK12]*(([.LK6]-[.LJ6])/([.LK1]-[.LJ1]))^2" office:value-type="float" office:value="0.00000249699319653847" calcext:value-type="float">
            <text:p>2.49699319653847E-06</text:p>
          </table:table-cell>
          <table:table-cell table:formula="of:=0.5*[.LL12]*(([.LL6]-[.LK6])/([.LL1]-[.LK1]))^2" office:value-type="float" office:value="0.0000000209246577837505" calcext:value-type="float">
            <text:p>2.09246577837505E-08</text:p>
          </table:table-cell>
          <table:table-cell table:formula="of:=0.5*[.LM12]*(([.LM6]-[.LL6])/([.LM1]-[.LL1]))^2" office:value-type="float" office:value="0.0000000252551499426982" calcext:value-type="float">
            <text:p>2.52551499426982E-08</text:p>
          </table:table-cell>
          <table:table-cell table:formula="of:=0.5*[.LN12]*(([.LN6]-[.LM6])/([.LN1]-[.LM1]))^2" office:value-type="float" office:value="0.000000275954199647984" calcext:value-type="float">
            <text:p>2.75954199647984E-07</text:p>
          </table:table-cell>
          <table:table-cell table:formula="of:=0.5*[.LO12]*(([.LO6]-[.LN6])/([.LO1]-[.LN1]))^2" office:value-type="float" office:value="0.00000000355127435235705" calcext:value-type="float">
            <text:p>3.55127435235705E-09</text:p>
          </table:table-cell>
          <table:table-cell table:formula="of:=0.5*[.LP12]*(([.LP6]-[.LO6])/([.LP1]-[.LO1]))^2" office:value-type="float" office:value="0.000000518884849147394" calcext:value-type="float">
            <text:p>5.18884849147394E-07</text:p>
          </table:table-cell>
          <table:table-cell table:formula="of:=0.5*[.LQ12]*(([.LQ6]-[.LP6])/([.LQ1]-[.LP1]))^2" office:value-type="float" office:value="0.00000000043489718134093" calcext:value-type="float">
            <text:p>4.3489718134093E-10</text:p>
          </table:table-cell>
          <table:table-cell table:formula="of:=0.5*[.LR12]*(([.LR6]-[.LQ6])/([.LR1]-[.LQ1]))^2" office:value-type="float" office:value="0.0000000208711048893869" calcext:value-type="float">
            <text:p>2.08711048893869E-08</text:p>
          </table:table-cell>
          <table:table-cell table:formula="of:=0.5*[.LS12]*(([.LS6]-[.LR6])/([.LS1]-[.LR1]))^2" office:value-type="float" office:value="0.00000102712199840259" calcext:value-type="float">
            <text:p>1.02712199840259E-06</text:p>
          </table:table-cell>
          <table:table-cell table:formula="of:=0.5*[.LT12]*(([.LT6]-[.LS6])/([.LT1]-[.LS1]))^2" office:value-type="float" office:value="0.000000225895547193538" calcext:value-type="float">
            <text:p>2.25895547193538E-07</text:p>
          </table:table-cell>
          <table:table-cell table:formula="of:=0.5*[.LU12]*(([.LU6]-[.LT6])/([.LU1]-[.LT1]))^2" office:value-type="float" office:value="0.000317042676100677" calcext:value-type="float">
            <text:p>0.000317042676101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LT13])" office:value-type="float" office:value="3.80559656101235" calcext:value-type="float">
            <text:p>3.80559656101235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LT14])" office:value-type="float" office:value="2.00356634577198" calcext:value-type="float">
            <text:p>2.00356634577198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5.80916290678433" calcext:value-type="float">
            <text:p>5.80916290678433</text:p>
          </table:table-cell>
          <table:table-cell table:formula="of:=[.B17]+[.C9]" office:value-type="float" office:value="16.9664711119588" calcext:value-type="float">
            <text:p>16.9664711119588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6:58:58.8815456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7:00:48.783486147</dc:date>
    <meta:editing-duration>PT2M20S</meta:editing-duration>
    <meta:editing-cycles>2</meta:editing-cycles>
    <meta:generator>LibreOffice/6.4.7.2$Linux_X86_64 LibreOffice_project/40$Build-2</meta:generator>
    <meta:document-statistic meta:table-count="1" meta:cell-count="519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9cm" svg:height="9.005cm" xlink:href=".." xlink:type="simple" chart:class="chart:scatter" chart:style-name="ch1">
        <chart:legend chart:legend-position="end" svg:x="12.704cm" svg:y="3.954cm" style:legend-expansion="high" chart:style-name="ch2"/>
        <chart:plot-area chart:style-name="ch3" table:cell-range-address="tfootnopad1.A1:tfootnopad1.LT1 tfootnopad1.A6:tfootnopad1.LT6 tfootnopad1.A8:tfootnopad1.LT8" chart:data-source-has-labels="both" svg:x="0.319cm" svg:y="0.18cm" svg:width="12.066cm" svg:height="8.645cm">
          <chartooo:coordinate-region svg:x="1.337cm" svg:y="0.379cm" svg:width="10.861cm" svg:height="8.247cm"/>
          <chart:axis chart:dimension="x" chart:name="primary-x" chart:style-name="ch4" chartooo:axis-type="auto">
            <chart:categories table:cell-range-address="tfootnopad1.B1:tfootnopad1.LT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footnopad1.B6:tfootnopad1.LT6" chart:label-cell-address="tfootnopad1.A6:tfootnopad1.A6" chart:class="chart:scatter">
            <chart:domain table:cell-range-address="tfootnopad1.B1:tfootnopad1.LT1"/>
            <chart:data-point chart:repeated="331"/>
          </chart:series>
          <chart:series chart:style-name="ch7" chart:values-cell-range-address="tfootnopad1.B8:tfootnopad1.LT8" chart:label-cell-address="tfootnopad1.A8:tfootnopad1.A8" chart:class="chart:scatter">
            <chart:data-point chart:repeated="3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footnopad1.B1:tfootnopad1.LT1</svg:desc>
                </draw:g>
              </table:table-cell>
              <table:table-cell office:value-type="float" office:value="0.0667140483856201">
                <text:p>0.0667140483856201</text:p>
              </table:table-cell>
              <table:table-cell office:value-type="float" office:value="0.133428335189819">
                <text:p>0.133428335189819</text:p>
              </table:table-cell>
              <table:table-cell office:value-type="float" office:value="0.16678524017334">
                <text:p>0.16678524017334</text:p>
              </table:table-cell>
              <table:table-cell office:value-type="float" office:value="0.233499050140381">
                <text:p>0.233499050140381</text:p>
              </table:table-cell>
              <table:table-cell office:value-type="float" office:value="0.266855955123901">
                <text:p>0.266855955123901</text:p>
              </table:table-cell>
              <table:table-cell office:value-type="float" office:value="0.300212860107422">
                <text:p>0.300212860107422</text:p>
              </table:table-cell>
              <table:table-cell office:value-type="float" office:value="0.333569765090942">
                <text:p>0.333569765090942</text:p>
              </table:table-cell>
              <table:table-cell office:value-type="float" office:value="0.400283575057983">
                <text:p>0.400283575057983</text:p>
              </table:table-cell>
              <table:table-cell office:value-type="float" office:value="0.433640718460083">
                <text:p>0.433640718460083</text:p>
              </table:table-cell>
              <table:table-cell office:value-type="float" office:value="0.466997623443604">
                <text:p>0.466997623443604</text:p>
              </table:table-cell>
              <table:table-cell office:value-type="float" office:value="0.500354528427124">
                <text:p>0.500354528427124</text:p>
              </table:table-cell>
              <table:table-cell office:value-type="float" office:value="0.567068338394165">
                <text:p>0.567068338394165</text:p>
              </table:table-cell>
              <table:table-cell office:value-type="float" office:value="0.600425243377685">
                <text:p>0.600425243377685</text:p>
              </table:table-cell>
              <table:table-cell office:value-type="float" office:value="0.633782148361206">
                <text:p>0.633782148361206</text:p>
              </table:table-cell>
              <table:table-cell office:value-type="float" office:value="0.667139053344727">
                <text:p>0.667139053344727</text:p>
              </table:table-cell>
              <table:table-cell office:value-type="float" office:value="0.733852863311768">
                <text:p>0.733852863311768</text:p>
              </table:table-cell>
              <table:table-cell office:value-type="float" office:value="0.800566673278809">
                <text:p>0.800566673278809</text:p>
              </table:table-cell>
              <table:table-cell office:value-type="float" office:value="0.86728048324585">
                <text:p>0.86728048324585</text:p>
              </table:table-cell>
              <table:table-cell office:value-type="float" office:value="0.933994054794312">
                <text:p>0.933994054794312</text:p>
              </table:table-cell>
              <table:table-cell office:value-type="float" office:value="0.967350959777832">
                <text:p>0.967350959777832</text:p>
              </table:table-cell>
              <table:table-cell office:value-type="float" office:value="1.03406476974487">
                <text:p>1.03406476974487</text:p>
              </table:table-cell>
              <table:table-cell office:value-type="float" office:value="1.06742167472839">
                <text:p>1.06742167472839</text:p>
              </table:table-cell>
              <table:table-cell office:value-type="float" office:value="1.10077857971191">
                <text:p>1.10077857971191</text:p>
              </table:table-cell>
              <table:table-cell office:value-type="float" office:value="1.16749215126038">
                <text:p>1.16749215126038</text:p>
              </table:table-cell>
              <table:table-cell office:value-type="float" office:value="1.23420572280884">
                <text:p>1.23420572280884</text:p>
              </table:table-cell>
              <table:table-cell office:value-type="float" office:value="1.26756262779236">
                <text:p>1.26756262779236</text:p>
              </table:table-cell>
              <table:table-cell office:value-type="float" office:value="1.30091977119446">
                <text:p>1.30091977119446</text:p>
              </table:table-cell>
              <table:table-cell office:value-type="float" office:value="1.36763334274292">
                <text:p>1.36763334274292</text:p>
              </table:table-cell>
              <table:table-cell office:value-type="float" office:value="1.43434691429138">
                <text:p>1.43434691429138</text:p>
              </table:table-cell>
              <table:table-cell office:value-type="float" office:value="1.50106048583984">
                <text:p>1.50106048583984</text:p>
              </table:table-cell>
              <table:table-cell office:value-type="float" office:value="1.56777429580688">
                <text:p>1.56777429580688</text:p>
              </table:table-cell>
              <table:table-cell office:value-type="float" office:value="1.66784477233887">
                <text:p>1.66784477233887</text:p>
              </table:table-cell>
              <table:table-cell office:value-type="float" office:value="1.73455834388733">
                <text:p>1.73455834388733</text:p>
              </table:table-cell>
              <table:table-cell office:value-type="float" office:value="1.80127191543579">
                <text:p>1.80127191543579</text:p>
              </table:table-cell>
              <table:table-cell office:value-type="float" office:value="1.86798548698425">
                <text:p>1.86798548698425</text:p>
              </table:table-cell>
              <table:table-cell office:value-type="float" office:value="1.93469929695129">
                <text:p>1.93469929695129</text:p>
              </table:table-cell>
              <table:table-cell office:value-type="float" office:value="2.0347695350647">
                <text:p>2.0347695350647</text:p>
              </table:table-cell>
              <table:table-cell office:value-type="float" office:value="2.10148310661316">
                <text:p>2.10148310661316</text:p>
              </table:table-cell>
              <table:table-cell office:value-type="float" office:value="2.13484001159668">
                <text:p>2.13484001159668</text:p>
              </table:table-cell>
              <table:table-cell office:value-type="float" office:value="2.16823029518127">
                <text:p>2.16823029518127</text:p>
              </table:table-cell>
              <table:table-cell office:value-type="float" office:value="2.23501133918762">
                <text:p>2.23501133918762</text:p>
              </table:table-cell>
              <table:table-cell office:value-type="float" office:value="2.2684018611908">
                <text:p>2.2684018611908</text:p>
              </table:table-cell>
              <table:table-cell office:value-type="float" office:value="2.30179286003113">
                <text:p>2.30179286003113</text:p>
              </table:table-cell>
              <table:table-cell office:value-type="float" office:value="2.36857557296753">
                <text:p>2.36857557296753</text:p>
              </table:table-cell>
              <table:table-cell office:value-type="float" office:value="2.43535947799683">
                <text:p>2.43535947799683</text:p>
              </table:table-cell>
              <table:table-cell office:value-type="float" office:value="2.46875143051147">
                <text:p>2.46875143051147</text:p>
              </table:table-cell>
              <table:table-cell office:value-type="float" office:value="2.50214385986328">
                <text:p>2.50214385986328</text:p>
              </table:table-cell>
              <table:table-cell office:value-type="float" office:value="2.56892919540405">
                <text:p>2.56892919540405</text:p>
              </table:table-cell>
              <table:table-cell office:value-type="float" office:value="2.66910862922668">
                <text:p>2.66910862922668</text:p>
              </table:table-cell>
              <table:table-cell office:value-type="float" office:value="2.73589634895325">
                <text:p>2.73589634895325</text:p>
              </table:table-cell>
              <table:table-cell office:value-type="float" office:value="2.80268454551697">
                <text:p>2.80268454551697</text:p>
              </table:table-cell>
              <table:table-cell office:value-type="float" office:value="2.86947393417358">
                <text:p>2.86947393417358</text:p>
              </table:table-cell>
              <table:table-cell office:value-type="float" office:value="2.93626379966736">
                <text:p>2.93626379966736</text:p>
              </table:table-cell>
              <table:table-cell office:value-type="float" office:value="3.00305485725403">
                <text:p>3.00305485725403</text:p>
              </table:table-cell>
              <table:table-cell office:value-type="float" office:value="3.20335602760315">
                <text:p>3.20335602760315</text:p>
              </table:table-cell>
              <table:table-cell office:value-type="float" office:value="3.30342578887939">
                <text:p>3.30342578887939</text:p>
              </table:table-cell>
              <table:table-cell office:value-type="float" office:value="3.33678245544434">
                <text:p>3.33678245544434</text:p>
              </table:table-cell>
              <table:table-cell office:value-type="float" office:value="3.3701388835907">
                <text:p>3.3701388835907</text:p>
              </table:table-cell>
              <table:table-cell office:value-type="float" office:value="3.40349555015564">
                <text:p>3.40349555015564</text:p>
              </table:table-cell>
              <table:table-cell office:value-type="float" office:value="3.47020864486694">
                <text:p>3.47020864486694</text:p>
              </table:table-cell>
              <table:table-cell office:value-type="float" office:value="3.53692197799683">
                <text:p>3.53692197799683</text:p>
              </table:table-cell>
              <table:table-cell office:value-type="float" office:value="3.60363483428955">
                <text:p>3.60363483428955</text:p>
              </table:table-cell>
              <table:table-cell office:value-type="float" office:value="3.67034792900085">
                <text:p>3.67034792900085</text:p>
              </table:table-cell>
              <table:table-cell office:value-type="float" office:value="3.70370435714722">
                <text:p>3.70370435714722</text:p>
              </table:table-cell>
              <table:table-cell office:value-type="float" office:value="3.87048625946045">
                <text:p>3.87048625946045</text:p>
              </table:table-cell>
              <table:table-cell office:value-type="float" office:value="3.97055530548096">
                <text:p>3.97055530548096</text:p>
              </table:table-cell>
              <table:table-cell office:value-type="float" office:value="4.03726816177368">
                <text:p>4.03726816177368</text:p>
              </table:table-cell>
              <table:table-cell office:value-type="float" office:value="4.07062458992004">
                <text:p>4.07062458992004</text:p>
              </table:table-cell>
              <table:table-cell office:value-type="float" office:value="4.10398077964783">
                <text:p>4.10398077964783</text:p>
              </table:table-cell>
              <table:table-cell office:value-type="float" office:value="4.23740100860596">
                <text:p>4.23740100860596</text:p>
              </table:table-cell>
              <table:table-cell office:value-type="float" office:value="4.30410861968994">
                <text:p>4.30410861968994</text:p>
              </table:table-cell>
              <table:table-cell office:value-type="float" office:value="4.37081623077393">
                <text:p>4.37081623077393</text:p>
              </table:table-cell>
              <table:table-cell office:value-type="float" office:value="4.67099809646606">
                <text:p>4.67099809646606</text:p>
              </table:table-cell>
              <table:table-cell office:value-type="float" office:value="4.73770475387573">
                <text:p>4.73770475387573</text:p>
              </table:table-cell>
              <table:table-cell office:value-type="float" office:value="4.80441164970398">
                <text:p>4.80441164970398</text:p>
              </table:table-cell>
              <table:table-cell office:value-type="float" office:value="4.87111783027649">
                <text:p>4.87111783027649</text:p>
              </table:table-cell>
              <table:table-cell office:value-type="float" office:value="4.93782448768616">
                <text:p>4.93782448768616</text:p>
              </table:table-cell>
              <table:table-cell office:value-type="float" office:value="5.03788375854492">
                <text:p>5.03788375854492</text:p>
              </table:table-cell>
              <table:table-cell office:value-type="float" office:value="5.10458993911743">
                <text:p>5.10458993911743</text:p>
              </table:table-cell>
              <table:table-cell office:value-type="float" office:value="5.13794255256653">
                <text:p>5.13794255256653</text:p>
              </table:table-cell>
              <table:table-cell office:value-type="float" office:value="5.20465230941772">
                <text:p>5.20465230941772</text:p>
              </table:table-cell>
              <table:table-cell office:value-type="float" office:value="5.27136182785034">
                <text:p>5.27136182785034</text:p>
              </table:table-cell>
              <table:table-cell office:value-type="float" office:value="5.30471634864807">
                <text:p>5.30471634864807</text:p>
              </table:table-cell>
              <table:table-cell office:value-type="float" office:value="5.37142586708069">
                <text:p>5.37142586708069</text:p>
              </table:table-cell>
              <table:table-cell office:value-type="float" office:value="5.43813467025757">
                <text:p>5.43813467025757</text:p>
              </table:table-cell>
              <table:table-cell office:value-type="float" office:value="5.47148942947388">
                <text:p>5.47148942947388</text:p>
              </table:table-cell>
              <table:table-cell office:value-type="float" office:value="5.50484395027161">
                <text:p>5.50484395027161</text:p>
              </table:table-cell>
              <table:table-cell office:value-type="float" office:value="5.87174201011658">
                <text:p>5.87174201011658</text:p>
              </table:table-cell>
              <table:table-cell office:value-type="float" office:value="5.90509629249573">
                <text:p>5.90509629249573</text:p>
              </table:table-cell>
              <table:table-cell office:value-type="float" office:value="5.9384503364563">
                <text:p>5.9384503364563</text:p>
              </table:table-cell>
              <table:table-cell office:value-type="float" office:value="6.00515866279602">
                <text:p>6.00515866279602</text:p>
              </table:table-cell>
              <table:table-cell office:value-type="float" office:value="6.07186698913574">
                <text:p>6.07186698913574</text:p>
              </table:table-cell>
              <table:table-cell office:value-type="float" office:value="6.13857507705689">
                <text:p>6.13857507705689</text:p>
              </table:table-cell>
              <table:table-cell office:value-type="float" office:value="6.20528674125671">
                <text:p>6.20528674125671</text:p>
              </table:table-cell>
              <table:table-cell office:value-type="float" office:value="6.30535459518433">
                <text:p>6.30535459518433</text:p>
              </table:table-cell>
              <table:table-cell office:value-type="float" office:value="6.37206625938416">
                <text:p>6.37206625938416</text:p>
              </table:table-cell>
              <table:table-cell office:value-type="float" office:value="6.57220101356506">
                <text:p>6.57220101356506</text:p>
              </table:table-cell>
              <table:table-cell office:value-type="float" office:value="6.60555672645569">
                <text:p>6.60555672645569</text:p>
              </table:table-cell>
              <table:table-cell office:value-type="float" office:value="6.67226791381836">
                <text:p>6.67226791381836</text:p>
              </table:table-cell>
              <table:table-cell office:value-type="float" office:value="6.73897933959961">
                <text:p>6.73897933959961</text:p>
              </table:table-cell>
              <table:table-cell office:value-type="float" office:value="6.83904623985291">
                <text:p>6.83904623985291</text:p>
              </table:table-cell>
              <table:table-cell office:value-type="float" office:value="6.905757188797">
                <text:p>6.905757188797</text:p>
              </table:table-cell>
              <table:table-cell office:value-type="float" office:value="6.93911290168762">
                <text:p>6.93911290168762</text:p>
              </table:table-cell>
              <table:table-cell office:value-type="float" office:value="7.2726616859436">
                <text:p>7.2726616859436</text:p>
              </table:table-cell>
              <table:table-cell office:value-type="float" office:value="7.30601572990418">
                <text:p>7.30601572990418</text:p>
              </table:table-cell>
              <table:table-cell office:value-type="float" office:value="7.33936929702759">
                <text:p>7.33936929702759</text:p>
              </table:table-cell>
              <table:table-cell office:value-type="float" office:value="7.37272334098816">
                <text:p>7.37272334098816</text:p>
              </table:table-cell>
              <table:table-cell office:value-type="float" office:value="7.43943119049072">
                <text:p>7.43943119049072</text:p>
              </table:table-cell>
              <table:table-cell office:value-type="float" office:value="7.50613856315613">
                <text:p>7.50613856315613</text:p>
              </table:table-cell>
              <table:table-cell office:value-type="float" office:value="7.70626068115234">
                <text:p>7.70626068115234</text:p>
              </table:table-cell>
              <table:table-cell office:value-type="float" office:value="7.77296781539917">
                <text:p>7.77296781539917</text:p>
              </table:table-cell>
              <table:table-cell office:value-type="float" office:value="7.83967471122742">
                <text:p>7.83967471122742</text:p>
              </table:table-cell>
              <table:table-cell office:value-type="float" office:value="7.87302827835083">
                <text:p>7.87302827835083</text:p>
              </table:table-cell>
              <table:table-cell office:value-type="float" office:value="7.90638184547424">
                <text:p>7.90638184547424</text:p>
              </table:table-cell>
              <table:table-cell office:value-type="float" office:value="7.93973517417908">
                <text:p>7.93973517417908</text:p>
              </table:table-cell>
              <table:table-cell office:value-type="float" office:value="7.97308850288391">
                <text:p>7.97308850288391</text:p>
              </table:table-cell>
              <table:table-cell office:value-type="float" office:value="8.03979539871216">
                <text:p>8.03979539871216</text:p>
              </table:table-cell>
              <table:table-cell office:value-type="float" office:value="8.10650205612183">
                <text:p>8.10650205612183</text:p>
              </table:table-cell>
              <table:table-cell office:value-type="float" office:value="8.20656251907349">
                <text:p>8.20656251907349</text:p>
              </table:table-cell>
              <table:table-cell office:value-type="float" office:value="8.37332940101624">
                <text:p>8.37332940101624</text:p>
              </table:table-cell>
              <table:table-cell office:value-type="float" office:value="8.44003582000732">
                <text:p>8.44003582000732</text:p>
              </table:table-cell>
              <table:table-cell office:value-type="float" office:value="8.50674247741699">
                <text:p>8.50674247741699</text:p>
              </table:table-cell>
              <table:table-cell office:value-type="float" office:value="8.54009556770325">
                <text:p>8.54009556770325</text:p>
              </table:table-cell>
              <table:table-cell office:value-type="float" office:value="8.60680174827576">
                <text:p>8.60680174827576</text:p>
              </table:table-cell>
              <table:table-cell office:value-type="float" office:value="8.64015483856201">
                <text:p>8.64015483856201</text:p>
              </table:table-cell>
              <table:table-cell office:value-type="float" office:value="8.67350769042969">
                <text:p>8.67350769042969</text:p>
              </table:table-cell>
              <table:table-cell office:value-type="float" office:value="8.70686078071594">
                <text:p>8.70686078071594</text:p>
              </table:table-cell>
              <table:table-cell office:value-type="float" office:value="8.7402138710022">
                <text:p>8.7402138710022</text:p>
              </table:table-cell>
              <table:table-cell office:value-type="float" office:value="8.77356672286987">
                <text:p>8.77356672286987</text:p>
              </table:table-cell>
              <table:table-cell office:value-type="float" office:value="8.80691957473755">
                <text:p>8.80691957473755</text:p>
              </table:table-cell>
              <table:table-cell office:value-type="float" office:value="8.8736252784729">
                <text:p>8.8736252784729</text:p>
              </table:table-cell>
              <table:table-cell office:value-type="float" office:value="9.20715284347534">
                <text:p>9.20715284347534</text:p>
              </table:table-cell>
              <table:table-cell office:value-type="float" office:value="9.2405059337616">
                <text:p>9.2405059337616</text:p>
              </table:table-cell>
              <table:table-cell office:value-type="float" office:value="9.27385878562927">
                <text:p>9.27385878562927</text:p>
              </table:table-cell>
              <table:table-cell office:value-type="float" office:value="9.34056496620178">
                <text:p>9.34056496620178</text:p>
              </table:table-cell>
              <table:table-cell office:value-type="float" office:value="9.37391781806946">
                <text:p>9.37391781806946</text:p>
              </table:table-cell>
              <table:table-cell office:value-type="float" office:value="9.44062352180481">
                <text:p>9.44062352180481</text:p>
              </table:table-cell>
              <table:table-cell office:value-type="float" office:value="9.50732898712158">
                <text:p>9.50732898712158</text:p>
              </table:table-cell>
              <table:table-cell office:value-type="float" office:value="9.84085440635681">
                <text:p>9.84085440635681</text:p>
              </table:table-cell>
              <table:table-cell office:value-type="float" office:value="9.90755939483643">
                <text:p>9.90755939483643</text:p>
              </table:table-cell>
              <table:table-cell office:value-type="float" office:value="10.0743200778961">
                <text:p>10.0743200778961</text:p>
              </table:table-cell>
              <table:table-cell office:value-type="float" office:value="10.1076724529266">
                <text:p>10.1076724529266</text:p>
              </table:table-cell>
              <table:table-cell office:value-type="float" office:value="10.174378156662">
                <text:p>10.174378156662</text:p>
              </table:table-cell>
              <table:table-cell office:value-type="float" office:value="10.3411464691162">
                <text:p>10.3411464691162</text:p>
              </table:table-cell>
              <table:table-cell office:value-type="float" office:value="10.407853603363">
                <text:p>10.407853603363</text:p>
              </table:table-cell>
              <table:table-cell office:value-type="float" office:value="10.4745604991913">
                <text:p>10.4745604991913</text:p>
              </table:table-cell>
              <table:table-cell office:value-type="float" office:value="10.5079138278961">
                <text:p>10.5079138278961</text:p>
              </table:table-cell>
              <table:table-cell office:value-type="float" office:value="10.641327381134">
                <text:p>10.641327381134</text:p>
              </table:table-cell>
              <table:table-cell office:value-type="float" office:value="10.6746807098389">
                <text:p>10.6746807098389</text:p>
              </table:table-cell>
              <table:table-cell office:value-type="float" office:value="10.7747402191162">
                <text:p>10.7747402191162</text:p>
              </table:table-cell>
              <table:table-cell office:value-type="float" office:value="10.9415056705475">
                <text:p>10.9415056705475</text:p>
              </table:table-cell>
              <table:table-cell office:value-type="float" office:value="11.0082116127014">
                <text:p>11.0082116127014</text:p>
              </table:table-cell>
              <table:table-cell office:value-type="float" office:value="11.0415647029877">
                <text:p>11.0415647029877</text:p>
              </table:table-cell>
              <table:table-cell office:value-type="float" office:value="11.0749175548553">
                <text:p>11.0749175548553</text:p>
              </table:table-cell>
              <table:table-cell office:value-type="float" office:value="11.1082701683044">
                <text:p>11.1082701683044</text:p>
              </table:table-cell>
              <table:table-cell office:value-type="float" office:value="11.1749765872955">
                <text:p>11.1749765872955</text:p>
              </table:table-cell>
              <table:table-cell office:value-type="float" office:value="11.2416825294495">
                <text:p>11.2416825294495</text:p>
              </table:table-cell>
              <table:table-cell office:value-type="float" office:value="11.2750356197357">
                <text:p>11.2750356197357</text:p>
              </table:table-cell>
              <table:table-cell office:value-type="float" office:value="11.3417418003082">
                <text:p>11.3417418003082</text:p>
              </table:table-cell>
              <table:table-cell office:value-type="float" office:value="11.3750944137573">
                <text:p>11.3750944137573</text:p>
              </table:table-cell>
              <table:table-cell office:value-type="float" office:value="11.4084475040436">
                <text:p>11.4084475040436</text:p>
              </table:table-cell>
              <table:table-cell office:value-type="float" office:value="11.5752115249634">
                <text:p>11.5752115249634</text:p>
              </table:table-cell>
              <table:table-cell office:value-type="float" office:value="11.6419167518616">
                <text:p>11.6419167518616</text:p>
              </table:table-cell>
              <table:table-cell office:value-type="float" office:value="11.6752693653107">
                <text:p>11.6752693653107</text:p>
              </table:table-cell>
              <table:table-cell office:value-type="float" office:value="11.7753269672394">
                <text:p>11.7753269672394</text:p>
              </table:table-cell>
              <table:table-cell office:value-type="float" office:value="11.8086793422699">
                <text:p>11.8086793422699</text:p>
              </table:table-cell>
              <table:table-cell office:value-type="float" office:value="11.8753843307495">
                <text:p>11.8753843307495</text:p>
              </table:table-cell>
              <table:table-cell office:value-type="float" office:value="11.9087364673615">
                <text:p>11.9087364673615</text:p>
              </table:table-cell>
              <table:table-cell office:value-type="float" office:value="11.942088842392">
                <text:p>11.942088842392</text:p>
              </table:table-cell>
              <table:table-cell office:value-type="float" office:value="11.9754412174225">
                <text:p>11.9754412174225</text:p>
              </table:table-cell>
              <table:table-cell office:value-type="float" office:value="12.0087933540344">
                <text:p>12.0087933540344</text:p>
              </table:table-cell>
              <table:table-cell office:value-type="float" office:value="12.0421454906464">
                <text:p>12.0421454906464</text:p>
              </table:table-cell>
              <table:table-cell office:value-type="float" office:value="12.0754978656769">
                <text:p>12.0754978656769</text:p>
              </table:table-cell>
              <table:table-cell office:value-type="float" office:value="12.1088497638702">
                <text:p>12.1088497638702</text:p>
              </table:table-cell>
              <table:table-cell office:value-type="float" office:value="12.3756761550903">
                <text:p>12.3756761550903</text:p>
              </table:table-cell>
              <table:table-cell office:value-type="float" office:value="12.4090294837952">
                <text:p>12.4090294837952</text:p>
              </table:table-cell>
              <table:table-cell office:value-type="float" office:value="12.4423828125">
                <text:p>12.4423828125</text:p>
              </table:table-cell>
              <table:table-cell office:value-type="float" office:value="12.5090892314911">
                <text:p>12.5090892314911</text:p>
              </table:table-cell>
              <table:table-cell office:value-type="float" office:value="12.6425018310547">
                <text:p>12.6425018310547</text:p>
              </table:table-cell>
              <table:table-cell office:value-type="float" office:value="12.8759725093842">
                <text:p>12.8759725093842</text:p>
              </table:table-cell>
              <table:table-cell office:value-type="float" office:value="12.9426779747009">
                <text:p>12.9426779747009</text:p>
              </table:table-cell>
              <table:table-cell office:value-type="float" office:value="13.0093834400177">
                <text:p>13.0093834400177</text:p>
              </table:table-cell>
              <table:table-cell office:value-type="float" office:value="13.0760889053345">
                <text:p>13.0760889053345</text:p>
              </table:table-cell>
              <table:table-cell office:value-type="float" office:value="13.1761479377747">
                <text:p>13.1761479377747</text:p>
              </table:table-cell>
              <table:table-cell office:value-type="float" office:value="13.2095017433167">
                <text:p>13.2095017433167</text:p>
              </table:table-cell>
              <table:table-cell office:value-type="float" office:value="13.2428555488586">
                <text:p>13.2428555488586</text:p>
              </table:table-cell>
              <table:table-cell office:value-type="float" office:value="13.6764521598816">
                <text:p>13.6764521598816</text:p>
              </table:table-cell>
              <table:table-cell office:value-type="float" office:value="13.7431588172913">
                <text:p>13.7431588172913</text:p>
              </table:table-cell>
              <table:table-cell office:value-type="float" office:value="13.7765121459961">
                <text:p>13.7765121459961</text:p>
              </table:table-cell>
              <table:table-cell office:value-type="float" office:value="13.8432188034058">
                <text:p>13.8432188034058</text:p>
              </table:table-cell>
              <table:table-cell office:value-type="float" office:value="13.8765721321106">
                <text:p>13.8765721321106</text:p>
              </table:table-cell>
              <table:table-cell office:value-type="float" office:value="13.9099249839783">
                <text:p>13.9099249839783</text:p>
              </table:table-cell>
              <table:table-cell office:value-type="float" office:value="13.9432783126831">
                <text:p>13.9432783126831</text:p>
              </table:table-cell>
              <table:table-cell office:value-type="float" office:value="13.9766314029694">
                <text:p>13.9766314029694</text:p>
              </table:table-cell>
              <table:table-cell office:value-type="float" office:value="14.2434568405151">
                <text:p>14.2434568405151</text:p>
              </table:table-cell>
              <table:table-cell office:value-type="float" office:value="14.27681016922">
                <text:p>14.27681016922</text:p>
              </table:table-cell>
              <table:table-cell office:value-type="float" office:value="14.3768696784973">
                <text:p>14.3768696784973</text:p>
              </table:table-cell>
              <table:table-cell office:value-type="float" office:value="14.4435758590698">
                <text:p>14.4435758590698</text:p>
              </table:table-cell>
              <table:table-cell office:value-type="float" office:value="14.5102820396423">
                <text:p>14.5102820396423</text:p>
              </table:table-cell>
              <table:table-cell office:value-type="float" office:value="14.54363489151">
                <text:p>14.54363489151</text:p>
              </table:table-cell>
              <table:table-cell office:value-type="float" office:value="14.6103410720825">
                <text:p>14.6103410720825</text:p>
              </table:table-cell>
              <table:table-cell office:value-type="float" office:value="15.010573387146">
                <text:p>15.010573387146</text:p>
              </table:table-cell>
              <table:table-cell office:value-type="float" office:value="15.1773374080658">
                <text:p>15.1773374080658</text:p>
              </table:table-cell>
              <table:table-cell office:value-type="float" office:value="15.2106914520264">
                <text:p>15.2106914520264</text:p>
              </table:table-cell>
              <table:table-cell office:value-type="float" office:value="15.2773993015289">
                <text:p>15.2773993015289</text:p>
              </table:table-cell>
              <table:table-cell office:value-type="float" office:value="15.4441690444946">
                <text:p>15.4441690444946</text:p>
              </table:table-cell>
              <table:table-cell office:value-type="float" office:value="15.51087641716">
                <text:p>15.51087641716</text:p>
              </table:table-cell>
              <table:table-cell office:value-type="float" office:value="15.610937833786">
                <text:p>15.610937833786</text:p>
              </table:table-cell>
              <table:table-cell office:value-type="float" office:value="15.6442914009094">
                <text:p>15.6442914009094</text:p>
              </table:table-cell>
              <table:table-cell office:value-type="float" office:value="15.6776449680328">
                <text:p>15.6776449680328</text:p>
              </table:table-cell>
              <table:table-cell office:value-type="float" office:value="15.7109985351563">
                <text:p>15.7109985351563</text:p>
              </table:table-cell>
              <table:table-cell office:value-type="float" office:value="15.7443523406982">
                <text:p>15.7443523406982</text:p>
              </table:table-cell>
              <table:table-cell office:value-type="float" office:value="15.7777059078217">
                <text:p>15.7777059078217</text:p>
              </table:table-cell>
              <table:table-cell office:value-type="float" office:value="15.8110592365265">
                <text:p>15.8110592365265</text:p>
              </table:table-cell>
              <table:table-cell office:value-type="float" office:value="15.8444128036499">
                <text:p>15.8444128036499</text:p>
              </table:table-cell>
              <table:table-cell office:value-type="float" office:value="16.0778865814209">
                <text:p>16.0778865814209</text:p>
              </table:table-cell>
              <table:table-cell office:value-type="float" office:value="16.2113010883331">
                <text:p>16.2113010883331</text:p>
              </table:table-cell>
              <table:table-cell office:value-type="float" office:value="16.2780089378357">
                <text:p>16.2780089378357</text:p>
              </table:table-cell>
              <table:table-cell office:value-type="float" office:value="16.3113627433777">
                <text:p>16.3113627433777</text:p>
              </table:table-cell>
              <table:table-cell office:value-type="float" office:value="16.3780705928803">
                <text:p>16.3780705928803</text:p>
              </table:table-cell>
              <table:table-cell office:value-type="float" office:value="16.4114246368408">
                <text:p>16.4114246368408</text:p>
              </table:table-cell>
              <table:table-cell office:value-type="float" office:value="16.4447782039642">
                <text:p>16.4447782039642</text:p>
              </table:table-cell>
              <table:table-cell office:value-type="float" office:value="16.4781320095062">
                <text:p>16.4781320095062</text:p>
              </table:table-cell>
              <table:table-cell office:value-type="float" office:value="16.5448396205902">
                <text:p>16.5448396205902</text:p>
              </table:table-cell>
              <table:table-cell office:value-type="float" office:value="16.7116076946259">
                <text:p>16.7116076946259</text:p>
              </table:table-cell>
              <table:table-cell office:value-type="float" office:value="16.7783145904541">
                <text:p>16.7783145904541</text:p>
              </table:table-cell>
              <table:table-cell office:value-type="float" office:value="16.8116681575775">
                <text:p>16.8116681575775</text:p>
              </table:table-cell>
              <table:table-cell office:value-type="float" office:value="16.8450217247009">
                <text:p>16.8450217247009</text:p>
              </table:table-cell>
              <table:table-cell office:value-type="float" office:value="16.8783750534058">
                <text:p>16.8783750534058</text:p>
              </table:table-cell>
              <table:table-cell office:value-type="float" office:value="16.9117286205292">
                <text:p>16.9117286205292</text:p>
              </table:table-cell>
              <table:table-cell office:value-type="float" office:value="16.9450817108154">
                <text:p>16.9450817108154</text:p>
              </table:table-cell>
              <table:table-cell office:value-type="float" office:value="16.9784350395203">
                <text:p>16.9784350395203</text:p>
              </table:table-cell>
              <table:table-cell office:value-type="float" office:value="17.0117883682251">
                <text:p>17.0117883682251</text:p>
              </table:table-cell>
              <table:table-cell office:value-type="float" office:value="17.0451416969299">
                <text:p>17.0451416969299</text:p>
              </table:table-cell>
              <table:table-cell office:value-type="float" office:value="17.111848115921">
                <text:p>17.111848115921</text:p>
              </table:table-cell>
              <table:table-cell office:value-type="float" office:value="17.7122232913971">
                <text:p>17.7122232913971</text:p>
              </table:table-cell>
              <table:table-cell office:value-type="float" office:value="17.7455773353577">
                <text:p>17.7455773353577</text:p>
              </table:table-cell>
              <table:table-cell office:value-type="float" office:value="17.8456392288208">
                <text:p>17.8456392288208</text:p>
              </table:table-cell>
              <table:table-cell office:value-type="float" office:value="17.8789927959442">
                <text:p>17.8789927959442</text:p>
              </table:table-cell>
              <table:table-cell office:value-type="float" office:value="17.9457006454468">
                <text:p>17.9457006454468</text:p>
              </table:table-cell>
              <table:table-cell office:value-type="float" office:value="18.0124082565308">
                <text:p>18.0124082565308</text:p>
              </table:table-cell>
              <table:table-cell office:value-type="float" office:value="18.1124691963196">
                <text:p>18.1124691963196</text:p>
              </table:table-cell>
              <table:table-cell office:value-type="float" office:value="18.1458230018616">
                <text:p>18.1458230018616</text:p>
              </table:table-cell>
              <table:table-cell office:value-type="float" office:value="18.1791937351227">
                <text:p>18.1791937351227</text:p>
              </table:table-cell>
              <table:table-cell office:value-type="float" office:value="18.2125647068024">
                <text:p>18.2125647068024</text:p>
              </table:table-cell>
              <table:table-cell office:value-type="float" office:value="18.2793073654175">
                <text:p>18.2793073654175</text:p>
              </table:table-cell>
              <table:table-cell office:value-type="float" office:value="18.3126790523529">
                <text:p>18.3126790523529</text:p>
              </table:table-cell>
              <table:table-cell office:value-type="float" office:value="18.3460507392883">
                <text:p>18.3460507392883</text:p>
              </table:table-cell>
              <table:table-cell office:value-type="float" office:value="18.4127948284149">
                <text:p>18.4127948284149</text:p>
              </table:table-cell>
              <table:table-cell office:value-type="float" office:value="18.4795398712158">
                <text:p>18.4795398712158</text:p>
              </table:table-cell>
              <table:table-cell office:value-type="float" office:value="18.5462856292725">
                <text:p>18.5462856292725</text:p>
              </table:table-cell>
              <table:table-cell office:value-type="float" office:value="18.6130321025848">
                <text:p>18.6130321025848</text:p>
              </table:table-cell>
              <table:table-cell office:value-type="float" office:value="18.6797795295715">
                <text:p>18.6797795295715</text:p>
              </table:table-cell>
              <table:table-cell office:value-type="float" office:value="18.7465279102325">
                <text:p>18.7465279102325</text:p>
              </table:table-cell>
              <table:table-cell office:value-type="float" office:value="18.8132765293121">
                <text:p>18.8132765293121</text:p>
              </table:table-cell>
              <table:table-cell office:value-type="float" office:value="18.8466515541077">
                <text:p>18.8466515541077</text:p>
              </table:table-cell>
              <table:table-cell office:value-type="float" office:value="18.8800263404846">
                <text:p>18.8800263404846</text:p>
              </table:table-cell>
              <table:table-cell office:value-type="float" office:value="18.9467771053314">
                <text:p>18.9467771053314</text:p>
              </table:table-cell>
              <table:table-cell office:value-type="float" office:value="18.9801526069641">
                <text:p>18.9801526069641</text:p>
              </table:table-cell>
              <table:table-cell office:value-type="float" office:value="19.0469043254852">
                <text:p>19.0469043254852</text:p>
              </table:table-cell>
              <table:table-cell office:value-type="float" office:value="19.1136569976807">
                <text:p>19.1136569976807</text:p>
              </table:table-cell>
              <table:table-cell office:value-type="float" office:value="19.1470329761505">
                <text:p>19.1470329761505</text:p>
              </table:table-cell>
              <table:table-cell office:value-type="float" office:value="19.1803913116455">
                <text:p>19.1803913116455</text:p>
              </table:table-cell>
              <table:table-cell office:value-type="float" office:value="19.2804665565491">
                <text:p>19.2804665565491</text:p>
              </table:table-cell>
              <table:table-cell office:value-type="float" office:value="19.3138248920441">
                <text:p>19.3138248920441</text:p>
              </table:table-cell>
              <table:table-cell office:value-type="float" office:value="19.3805420398712">
                <text:p>19.3805420398712</text:p>
              </table:table-cell>
              <table:table-cell office:value-type="float" office:value="19.4472587108612">
                <text:p>19.4472587108612</text:p>
              </table:table-cell>
              <table:table-cell office:value-type="float" office:value="19.4806175231934">
                <text:p>19.4806175231934</text:p>
              </table:table-cell>
              <table:table-cell office:value-type="float" office:value="19.5473344326019">
                <text:p>19.5473344326019</text:p>
              </table:table-cell>
              <table:table-cell office:value-type="float" office:value="19.5806927680969">
                <text:p>19.5806927680969</text:p>
              </table:table-cell>
              <table:table-cell office:value-type="float" office:value="19.6807687282562">
                <text:p>19.6807687282562</text:p>
              </table:table-cell>
              <table:table-cell office:value-type="float" office:value="19.7474858760834">
                <text:p>19.7474858760834</text:p>
              </table:table-cell>
              <table:table-cell office:value-type="float" office:value="19.8142030239105">
                <text:p>19.8142030239105</text:p>
              </table:table-cell>
              <table:table-cell office:value-type="float" office:value="19.8809206485748">
                <text:p>19.8809206485748</text:p>
              </table:table-cell>
              <table:table-cell office:value-type="float" office:value="19.9142792224884">
                <text:p>19.9142792224884</text:p>
              </table:table-cell>
              <table:table-cell office:value-type="float" office:value="19.9476380348206">
                <text:p>19.9476380348206</text:p>
              </table:table-cell>
              <table:table-cell office:value-type="float" office:value="20.0143554210663">
                <text:p>20.0143554210663</text:p>
              </table:table-cell>
              <table:table-cell office:value-type="float" office:value="20.0810730457306">
                <text:p>20.0810730457306</text:p>
              </table:table-cell>
              <table:table-cell office:value-type="float" office:value="20.1477906703949">
                <text:p>20.1477906703949</text:p>
              </table:table-cell>
              <table:table-cell office:value-type="float" office:value="20.2145051956177">
                <text:p>20.2145051956177</text:p>
              </table:table-cell>
              <table:table-cell office:value-type="float" office:value="20.2812194824219">
                <text:p>20.2812194824219</text:p>
              </table:table-cell>
              <table:table-cell office:value-type="float" office:value="20.3479337692261">
                <text:p>20.3479337692261</text:p>
              </table:table-cell>
              <table:table-cell office:value-type="float" office:value="20.4146482944489">
                <text:p>20.4146482944489</text:p>
              </table:table-cell>
              <table:table-cell office:value-type="float" office:value="20.448005437851">
                <text:p>20.448005437851</text:p>
              </table:table-cell>
              <table:table-cell office:value-type="float" office:value="20.481362581253">
                <text:p>20.481362581253</text:p>
              </table:table-cell>
              <table:table-cell office:value-type="float" office:value="20.5147197246551">
                <text:p>20.5147197246551</text:p>
              </table:table-cell>
              <table:table-cell office:value-type="float" office:value="20.5814340114593">
                <text:p>20.5814340114593</text:p>
              </table:table-cell>
              <table:table-cell office:value-type="float" office:value="20.6481482982635">
                <text:p>20.6481482982635</text:p>
              </table:table-cell>
              <table:table-cell office:value-type="float" office:value="20.7148625850677">
                <text:p>20.7148625850677</text:p>
              </table:table-cell>
              <table:table-cell office:value-type="float" office:value="20.7482197284698">
                <text:p>20.7482197284698</text:p>
              </table:table-cell>
              <table:table-cell office:value-type="float" office:value="20.7815768718719">
                <text:p>20.7815768718719</text:p>
              </table:table-cell>
              <table:table-cell office:value-type="float" office:value="20.814934015274">
                <text:p>20.814934015274</text:p>
              </table:table-cell>
              <table:table-cell office:value-type="float" office:value="20.8816485404968">
                <text:p>20.8816485404968</text:p>
              </table:table-cell>
              <table:table-cell office:value-type="float" office:value="20.948362827301">
                <text:p>20.948362827301</text:p>
              </table:table-cell>
              <table:table-cell office:value-type="float" office:value="21.0150771141052">
                <text:p>21.0150771141052</text:p>
              </table:table-cell>
              <table:table-cell office:value-type="float" office:value="21.0484342575073">
                <text:p>21.0484342575073</text:p>
              </table:table-cell>
              <table:table-cell office:value-type="float" office:value="21.1151487827301">
                <text:p>21.1151487827301</text:p>
              </table:table-cell>
              <table:table-cell office:value-type="float" office:value="21.1485056877136">
                <text:p>21.1485056877136</text:p>
              </table:table-cell>
              <table:table-cell office:value-type="float" office:value="21.1818635463715">
                <text:p>21.1818635463715</text:p>
              </table:table-cell>
              <table:table-cell office:value-type="float" office:value="21.2152214050293">
                <text:p>21.2152214050293</text:p>
              </table:table-cell>
              <table:table-cell office:value-type="float" office:value="21.2485792636871">
                <text:p>21.2485792636871</text:p>
              </table:table-cell>
              <table:table-cell office:value-type="float" office:value="21.3152952194214">
                <text:p>21.3152952194214</text:p>
              </table:table-cell>
              <table:table-cell office:value-type="float" office:value="21.3820109367371">
                <text:p>21.3820109367371</text:p>
              </table:table-cell>
              <table:table-cell office:value-type="float" office:value="21.4487268924713">
                <text:p>21.4487268924713</text:p>
              </table:table-cell>
              <table:table-cell office:value-type="float" office:value="21.515442609787">
                <text:p>21.515442609787</text:p>
              </table:table-cell>
              <table:table-cell office:value-type="float" office:value="21.5821583271027">
                <text:p>21.5821583271027</text:p>
              </table:table-cell>
              <table:table-cell office:value-type="float" office:value="21.6488745212555">
                <text:p>21.6488745212555</text:p>
              </table:table-cell>
              <table:table-cell office:value-type="float" office:value="21.7155902385712">
                <text:p>21.7155902385712</text:p>
              </table:table-cell>
              <table:table-cell office:value-type="float" office:value="21.8156645298004">
                <text:p>21.8156645298004</text:p>
              </table:table-cell>
              <table:table-cell office:value-type="float" office:value="21.8490223884582">
                <text:p>21.8490223884582</text:p>
              </table:table-cell>
              <table:table-cell office:value-type="float" office:value="21.9157385826111">
                <text:p>21.9157385826111</text:p>
              </table:table-cell>
              <table:table-cell office:value-type="float" office:value="21.9490964412689">
                <text:p>21.9490964412689</text:p>
              </table:table-cell>
              <table:table-cell office:value-type="float" office:value="21.9824545383453">
                <text:p>21.9824545383453</text:p>
              </table:table-cell>
              <table:table-cell office:value-type="float" office:value="22.0158126354218">
                <text:p>22.0158126354218</text:p>
              </table:table-cell>
              <table:table-cell office:value-type="float" office:value="22.0491707324982">
                <text:p>22.0491707324982</text:p>
              </table:table-cell>
              <table:table-cell office:value-type="float" office:value="22.0825288295746">
                <text:p>22.0825288295746</text:p>
              </table:table-cell>
              <table:table-cell office:value-type="float" office:value="22.1492447853088">
                <text:p>22.1492447853088</text:p>
              </table:table-cell>
              <table:table-cell office:value-type="float" office:value="22.2159605026245">
                <text:p>22.2159605026245</text:p>
              </table:table-cell>
              <table:table-cell office:value-type="float" office:value="22.2826762199402">
                <text:p>22.2826762199402</text:p>
              </table:table-cell>
              <table:table-cell office:value-type="float" office:value="22.3493919372559">
                <text:p>22.3493919372559</text:p>
              </table:table-cell>
              <table:table-cell office:value-type="float" office:value="22.3827497959137">
                <text:p>22.3827497959137</text:p>
              </table:table-cell>
              <table:table-cell office:value-type="float" office:value="22.4161076545715">
                <text:p>22.4161076545715</text:p>
              </table:table-cell>
              <table:table-cell office:value-type="float" office:value="22.4494655132294">
                <text:p>22.4494655132294</text:p>
              </table:table-cell>
              <table:table-cell office:value-type="float" office:value="22.4828233718872">
                <text:p>22.4828233718872</text:p>
              </table:table-cell>
              <table:table-cell office:value-type="float" office:value="22.5161814689636">
                <text:p>22.5161814689636</text:p>
              </table:table-cell>
              <table:table-cell office:value-type="float" office:value="22.5495393276215">
                <text:p>22.5495393276215</text:p>
              </table:table-cell>
              <table:table-cell office:value-type="float" office:value="22.5828971862793">
                <text:p>22.5828971862793</text:p>
              </table:table-cell>
              <table:table-cell office:value-type="float" office:value="22.6496131420136">
                <text:p>22.6496131420136</text:p>
              </table:table-cell>
              <table:table-cell office:value-type="float" office:value="22.68297123909">
                <text:p>22.68297123909</text:p>
              </table:table-cell>
              <table:table-cell office:value-type="float" office:value="22.7163290977478">
                <text:p>22.7163290977478</text:p>
              </table:table-cell>
            </table:table-row>
          </table:table-header-rows>
          <table:table-rows>
            <table:table-row>
              <table:table-cell office:value-type="string">
                <text:p>y_disp-axis</text:p>
                <draw:g>
                  <svg:desc>tfootnopad1.A6:tfootnopad1.A6</svg:desc>
                </draw:g>
              </table:table-cell>
              <table:table-cell office:value-type="float" office:value="0.295473575923513">
                <text:p>0.295473575923513</text:p>
                <draw:g>
                  <svg:desc>tfootnopad1.B6:tfootnopad1.LT6</svg:desc>
                </draw:g>
              </table:table-cell>
              <table:table-cell office:value-type="float" office:value="0.295460276222808">
                <text:p>0.295460276222808</text:p>
              </table:table-cell>
              <table:table-cell office:value-type="float" office:value="0.295468233759457">
                <text:p>0.295468233759457</text:p>
              </table:table-cell>
              <table:table-cell office:value-type="float" office:value="0.295439244899258">
                <text:p>0.295439244899258</text:p>
              </table:table-cell>
              <table:table-cell office:value-type="float" office:value="0.295464325831772">
                <text:p>0.295464325831772</text:p>
              </table:table-cell>
              <table:table-cell office:value-type="float" office:value="0.295465952192768">
                <text:p>0.295465952192768</text:p>
              </table:table-cell>
              <table:table-cell office:value-type="float" office:value="0.295461910400635">
                <text:p>0.295461910400635</text:p>
              </table:table-cell>
              <table:table-cell office:value-type="float" office:value="0.295452596048323">
                <text:p>0.295452596048323</text:p>
              </table:table-cell>
              <table:table-cell office:value-type="float" office:value="0.295453601047768">
                <text:p>0.295453601047768</text:p>
              </table:table-cell>
              <table:table-cell office:value-type="float" office:value="0.295474912163644">
                <text:p>0.295474912163644</text:p>
              </table:table-cell>
              <table:table-cell office:value-type="float" office:value="0.295453015348057">
                <text:p>0.295453015348057</text:p>
              </table:table-cell>
              <table:table-cell office:value-type="float" office:value="0.295465095139895">
                <text:p>0.295465095139895</text:p>
              </table:table-cell>
              <table:table-cell office:value-type="float" office:value="0.295464519450708">
                <text:p>0.295464519450708</text:p>
              </table:table-cell>
              <table:table-cell office:value-type="float" office:value="0.295468047645136">
                <text:p>0.295468047645136</text:p>
              </table:table-cell>
              <table:table-cell office:value-type="float" office:value="0.295463302061399">
                <text:p>0.295463302061399</text:p>
              </table:table-cell>
              <table:table-cell office:value-type="float" office:value="0.295483783879772">
                <text:p>0.295483783879772</text:p>
              </table:table-cell>
              <table:table-cell office:value-type="float" office:value="0.29546911038316">
                <text:p>0.29546911038316</text:p>
              </table:table-cell>
              <table:table-cell office:value-type="float" office:value="0.295456173161787">
                <text:p>0.295456173161787</text:p>
              </table:table-cell>
              <table:table-cell office:value-type="float" office:value="0.295458781296955">
                <text:p>0.295458781296955</text:p>
              </table:table-cell>
              <table:table-cell office:value-type="float" office:value="0.295463860207445">
                <text:p>0.295463860207445</text:p>
              </table:table-cell>
              <table:table-cell office:value-type="float" office:value="0.295476127958013">
                <text:p>0.295476127958013</text:p>
              </table:table-cell>
              <table:table-cell office:value-type="float" office:value="0.295462248945154">
                <text:p>0.295462248945154</text:p>
              </table:table-cell>
              <table:table-cell office:value-type="float" office:value="0.295453669563577">
                <text:p>0.295453669563577</text:p>
              </table:table-cell>
              <table:table-cell office:value-type="float" office:value="0.295491208022553">
                <text:p>0.295491208022553</text:p>
              </table:table-cell>
              <table:table-cell office:value-type="float" office:value="0.295466754457074">
                <text:p>0.295466754457074</text:p>
              </table:table-cell>
              <table:table-cell office:value-type="float" office:value="0.295469550985696">
                <text:p>0.295469550985696</text:p>
              </table:table-cell>
              <table:table-cell office:value-type="float" office:value="0.295440479798046">
                <text:p>0.295440479798046</text:p>
              </table:table-cell>
              <table:table-cell office:value-type="float" office:value="0.295476081529787">
                <text:p>0.295476081529787</text:p>
              </table:table-cell>
              <table:table-cell office:value-type="float" office:value="0.295470209893549">
                <text:p>0.295470209893549</text:p>
              </table:table-cell>
              <table:table-cell office:value-type="float" office:value="0.295463319473192">
                <text:p>0.295463319473192</text:p>
              </table:table-cell>
              <table:table-cell office:value-type="float" office:value="0.295462528314533">
                <text:p>0.295462528314533</text:p>
              </table:table-cell>
              <table:table-cell office:value-type="float" office:value="0.295470884408408">
                <text:p>0.295470884408408</text:p>
              </table:table-cell>
              <table:table-cell office:value-type="float" office:value="0.295454427620683">
                <text:p>0.295454427620683</text:p>
              </table:table-cell>
              <table:table-cell office:value-type="float" office:value="0.295461417927155">
                <text:p>0.295461417927155</text:p>
              </table:table-cell>
              <table:table-cell office:value-type="float" office:value="0.295462069022515">
                <text:p>0.295462069022515</text:p>
              </table:table-cell>
              <table:table-cell office:value-type="float" office:value="0.29548238826036">
                <text:p>0.29548238826036</text:p>
              </table:table-cell>
              <table:table-cell office:value-type="float" office:value="0.295443787268958">
                <text:p>0.295443787268958</text:p>
              </table:table-cell>
              <table:table-cell office:value-type="float" office:value="0.295476537245361">
                <text:p>0.295476537245361</text:p>
              </table:table-cell>
              <table:table-cell office:value-type="float" office:value="0.295450088243663">
                <text:p>0.295450088243663</text:p>
              </table:table-cell>
              <table:table-cell office:value-type="float" office:value="0.295484370504841">
                <text:p>0.295484370504841</text:p>
              </table:table-cell>
              <table:table-cell office:value-type="float" office:value="0.295487832449626">
                <text:p>0.295487832449626</text:p>
              </table:table-cell>
              <table:table-cell office:value-type="float" office:value="0.295472499661523">
                <text:p>0.295472499661523</text:p>
              </table:table-cell>
              <table:table-cell office:value-type="float" office:value="0.295491888904783">
                <text:p>0.295491888904783</text:p>
              </table:table-cell>
              <table:table-cell office:value-type="float" office:value="0.29546645010502">
                <text:p>0.29546645010502</text:p>
              </table:table-cell>
              <table:table-cell office:value-type="float" office:value="0.295246767792521">
                <text:p>0.295246767792521</text:p>
              </table:table-cell>
              <table:table-cell office:value-type="float" office:value="0.295214297277454">
                <text:p>0.295214297277454</text:p>
              </table:table-cell>
              <table:table-cell office:value-type="float" office:value="0.295028747649526">
                <text:p>0.295028747649526</text:p>
              </table:table-cell>
              <table:table-cell office:value-type="float" office:value="0.294792064808991">
                <text:p>0.294792064808991</text:p>
              </table:table-cell>
              <table:table-cell office:value-type="float" office:value="0.295470296248507">
                <text:p>0.295470296248507</text:p>
              </table:table-cell>
              <table:table-cell office:value-type="float" office:value="0.297175072228964">
                <text:p>0.297175072228964</text:p>
              </table:table-cell>
              <table:table-cell office:value-type="float" office:value="0.297747362573941">
                <text:p>0.297747362573941</text:p>
              </table:table-cell>
              <table:table-cell office:value-type="float" office:value="0.2975416582566">
                <text:p>0.2975416582566</text:p>
              </table:table-cell>
              <table:table-cell office:value-type="float" office:value="0.296693811103986">
                <text:p>0.296693811103986</text:p>
              </table:table-cell>
              <table:table-cell office:value-type="float" office:value="0.297071832714807">
                <text:p>0.297071832714807</text:p>
              </table:table-cell>
              <table:table-cell office:value-type="float" office:value="0.30767867614332">
                <text:p>0.30767867614332</text:p>
              </table:table-cell>
              <table:table-cell office:value-type="float" office:value="0.319925985332378">
                <text:p>0.319925985332378</text:p>
              </table:table-cell>
              <table:table-cell office:value-type="float" office:value="0.336045690942755">
                <text:p>0.336045690942755</text:p>
              </table:table-cell>
              <table:table-cell office:value-type="float" office:value="0.338014709168862">
                <text:p>0.338014709168862</text:p>
              </table:table-cell>
              <table:table-cell office:value-type="float" office:value="0.339475407178767">
                <text:p>0.339475407178767</text:p>
              </table:table-cell>
              <table:table-cell office:value-type="float" office:value="0.340117789263199">
                <text:p>0.340117789263199</text:p>
              </table:table-cell>
              <table:table-cell office:value-type="float" office:value="0.340544058913244">
                <text:p>0.340544058913244</text:p>
              </table:table-cell>
              <table:table-cell office:value-type="float" office:value="0.341203143481744">
                <text:p>0.341203143481744</text:p>
              </table:table-cell>
              <table:table-cell office:value-type="float" office:value="0.343243398213413">
                <text:p>0.343243398213413</text:p>
              </table:table-cell>
              <table:table-cell office:value-type="float" office:value="0.338902614104404">
                <text:p>0.338902614104404</text:p>
              </table:table-cell>
              <table:table-cell office:value-type="float" office:value="0.335607926278463">
                <text:p>0.335607926278463</text:p>
              </table:table-cell>
              <table:table-cell office:value-type="float" office:value="0.30719236063326">
                <text:p>0.30719236063326</text:p>
              </table:table-cell>
              <table:table-cell office:value-type="float" office:value="0.30324879975506">
                <text:p>0.30324879975506</text:p>
              </table:table-cell>
              <table:table-cell office:value-type="float" office:value="0.302077477489667">
                <text:p>0.302077477489667</text:p>
              </table:table-cell>
              <table:table-cell office:value-type="float" office:value="0.30187891683419">
                <text:p>0.30187891683419</text:p>
              </table:table-cell>
              <table:table-cell office:value-type="float" office:value="0.301190968244031">
                <text:p>0.301190968244031</text:p>
              </table:table-cell>
              <table:table-cell office:value-type="float" office:value="0.294131880531984">
                <text:p>0.294131880531984</text:p>
              </table:table-cell>
              <table:table-cell office:value-type="float" office:value="0.293696383325736">
                <text:p>0.293696383325736</text:p>
              </table:table-cell>
              <table:table-cell office:value-type="float" office:value="0.2925854088422">
                <text:p>0.2925854088422</text:p>
              </table:table-cell>
              <table:table-cell office:value-type="float" office:value="0.334906464574296">
                <text:p>0.334906464574296</text:p>
              </table:table-cell>
              <table:table-cell office:value-type="float" office:value="0.331301961309588">
                <text:p>0.331301961309588</text:p>
              </table:table-cell>
              <table:table-cell office:value-type="float" office:value="0.325396971526839">
                <text:p>0.325396971526839</text:p>
              </table:table-cell>
              <table:table-cell office:value-type="float" office:value="0.314938704739678">
                <text:p>0.314938704739678</text:p>
              </table:table-cell>
              <table:table-cell office:value-type="float" office:value="0.309944465152794">
                <text:p>0.309944465152794</text:p>
              </table:table-cell>
              <table:table-cell office:value-type="float" office:value="0.294391249069564">
                <text:p>0.294391249069564</text:p>
              </table:table-cell>
              <table:table-cell office:value-type="float" office:value="0.302035750655179">
                <text:p>0.302035750655179</text:p>
              </table:table-cell>
              <table:table-cell office:value-type="float" office:value="0.30425785754858">
                <text:p>0.30425785754858</text:p>
              </table:table-cell>
              <table:table-cell office:value-type="float" office:value="0.301550257332292">
                <text:p>0.301550257332292</text:p>
              </table:table-cell>
              <table:table-cell office:value-type="float" office:value="0.300207758133867">
                <text:p>0.300207758133867</text:p>
              </table:table-cell>
              <table:table-cell office:value-type="float" office:value="0.299798207476947">
                <text:p>0.299798207476947</text:p>
              </table:table-cell>
              <table:table-cell office:value-type="float" office:value="0.297810066543938">
                <text:p>0.297810066543938</text:p>
              </table:table-cell>
              <table:table-cell office:value-type="float" office:value="0.292407588961591">
                <text:p>0.292407588961591</text:p>
              </table:table-cell>
              <table:table-cell office:value-type="float" office:value="0.288999395345265">
                <text:p>0.288999395345265</text:p>
              </table:table-cell>
              <table:table-cell office:value-type="float" office:value="0.289477714224572">
                <text:p>0.289477714224572</text:p>
              </table:table-cell>
              <table:table-cell office:value-type="float" office:value="0.331602981152165">
                <text:p>0.331602981152165</text:p>
              </table:table-cell>
              <table:table-cell office:value-type="float" office:value="0.334327725305678">
                <text:p>0.334327725305678</text:p>
              </table:table-cell>
              <table:table-cell office:value-type="float" office:value="0.335762431643322">
                <text:p>0.335762431643322</text:p>
              </table:table-cell>
              <table:table-cell office:value-type="float" office:value="0.335309819651197">
                <text:p>0.335309819651197</text:p>
              </table:table-cell>
              <table:table-cell office:value-type="float" office:value="0.332788889281224">
                <text:p>0.332788889281224</text:p>
              </table:table-cell>
              <table:table-cell office:value-type="float" office:value="0.334419125421736">
                <text:p>0.334419125421736</text:p>
              </table:table-cell>
              <table:table-cell office:value-type="float" office:value="0.33350048467535">
                <text:p>0.33350048467535</text:p>
              </table:table-cell>
              <table:table-cell office:value-type="float" office:value="0.316702744015553">
                <text:p>0.316702744015553</text:p>
              </table:table-cell>
              <table:table-cell office:value-type="float" office:value="0.305714863767405">
                <text:p>0.305714863767405</text:p>
              </table:table-cell>
              <table:table-cell office:value-type="float" office:value="0.299256445469082">
                <text:p>0.299256445469082</text:p>
              </table:table-cell>
              <table:table-cell office:value-type="float" office:value="0.298975210972115">
                <text:p>0.298975210972115</text:p>
              </table:table-cell>
              <table:table-cell office:value-type="float" office:value="0.296906107345865">
                <text:p>0.296906107345865</text:p>
              </table:table-cell>
              <table:table-cell office:value-type="float" office:value="0.292918152010221">
                <text:p>0.292918152010221</text:p>
              </table:table-cell>
              <table:table-cell office:value-type="float" office:value="0.288545709276064">
                <text:p>0.288545709276064</text:p>
              </table:table-cell>
              <table:table-cell office:value-type="float" office:value="0.290058356621691">
                <text:p>0.290058356621691</text:p>
              </table:table-cell>
              <table:table-cell office:value-type="float" office:value="0.28926311994377">
                <text:p>0.28926311994377</text:p>
              </table:table-cell>
              <table:table-cell office:value-type="float" office:value="0.333976150589386">
                <text:p>0.333976150589386</text:p>
              </table:table-cell>
              <table:table-cell office:value-type="float" office:value="0.332153249367371">
                <text:p>0.332153249367371</text:p>
              </table:table-cell>
              <table:table-cell office:value-type="float" office:value="0.330289503499539">
                <text:p>0.330289503499539</text:p>
              </table:table-cell>
              <table:table-cell office:value-type="float" office:value="0.325679506522636">
                <text:p>0.325679506522636</text:p>
              </table:table-cell>
              <table:table-cell office:value-type="float" office:value="0.314558063830011">
                <text:p>0.314558063830011</text:p>
              </table:table-cell>
              <table:table-cell office:value-type="float" office:value="0.308675994494601">
                <text:p>0.308675994494601</text:p>
              </table:table-cell>
              <table:table-cell office:value-type="float" office:value="0.306588755060549">
                <text:p>0.306588755060549</text:p>
              </table:table-cell>
              <table:table-cell office:value-type="float" office:value="0.301025732573492">
                <text:p>0.301025732573492</text:p>
              </table:table-cell>
              <table:table-cell office:value-type="float" office:value="0.29928165408521">
                <text:p>0.29928165408521</text:p>
              </table:table-cell>
              <table:table-cell office:value-type="float" office:value="0.299172052614588">
                <text:p>0.299172052614588</text:p>
              </table:table-cell>
              <table:table-cell office:value-type="float" office:value="0.298481839495626">
                <text:p>0.298481839495626</text:p>
              </table:table-cell>
              <table:table-cell office:value-type="float" office:value="0.296879964212653">
                <text:p>0.296879964212653</text:p>
              </table:table-cell>
              <table:table-cell office:value-type="float" office:value="0.294713346382007">
                <text:p>0.294713346382007</text:p>
              </table:table-cell>
              <table:table-cell office:value-type="float" office:value="0.288523463466595">
                <text:p>0.288523463466595</text:p>
              </table:table-cell>
              <table:table-cell office:value-type="float" office:value="0.291167317489571">
                <text:p>0.291167317489571</text:p>
              </table:table-cell>
              <table:table-cell office:value-type="float" office:value="0.310354215843692">
                <text:p>0.310354215843692</text:p>
              </table:table-cell>
              <table:table-cell office:value-type="float" office:value="0.321334290162092">
                <text:p>0.321334290162092</text:p>
              </table:table-cell>
              <table:table-cell office:value-type="float" office:value="0.332643730360957">
                <text:p>0.332643730360957</text:p>
              </table:table-cell>
              <table:table-cell office:value-type="float" office:value="0.336133788530303">
                <text:p>0.336133788530303</text:p>
              </table:table-cell>
              <table:table-cell office:value-type="float" office:value="0.336598129392155">
                <text:p>0.336598129392155</text:p>
              </table:table-cell>
              <table:table-cell office:value-type="float" office:value="0.336233105300465">
                <text:p>0.336233105300465</text:p>
              </table:table-cell>
              <table:table-cell office:value-type="float" office:value="0.33571117580461">
                <text:p>0.33571117580461</text:p>
              </table:table-cell>
              <table:table-cell office:value-type="float" office:value="0.335971539049845">
                <text:p>0.335971539049845</text:p>
              </table:table-cell>
              <table:table-cell office:value-type="float" office:value="0.336843391023076">
                <text:p>0.336843391023076</text:p>
              </table:table-cell>
              <table:table-cell office:value-type="float" office:value="0.337368921895636">
                <text:p>0.337368921895636</text:p>
              </table:table-cell>
              <table:table-cell office:value-type="float" office:value="0.336229340870516">
                <text:p>0.336229340870516</text:p>
              </table:table-cell>
              <table:table-cell office:value-type="float" office:value="0.333971629236116">
                <text:p>0.333971629236116</text:p>
              </table:table-cell>
              <table:table-cell office:value-type="float" office:value="0.321687872761806">
                <text:p>0.321687872761806</text:p>
              </table:table-cell>
              <table:table-cell office:value-type="float" office:value="0.298731822923086">
                <text:p>0.298731822923086</text:p>
              </table:table-cell>
              <table:table-cell office:value-type="float" office:value="0.297885898780592">
                <text:p>0.297885898780592</text:p>
              </table:table-cell>
              <table:table-cell office:value-type="float" office:value="0.296388294053793">
                <text:p>0.296388294053793</text:p>
              </table:table-cell>
              <table:table-cell office:value-type="float" office:value="0.292079375627766">
                <text:p>0.292079375627766</text:p>
              </table:table-cell>
              <table:table-cell office:value-type="float" office:value="0.289870346451339">
                <text:p>0.289870346451339</text:p>
              </table:table-cell>
              <table:table-cell office:value-type="float" office:value="0.288910119381115">
                <text:p>0.288910119381115</text:p>
              </table:table-cell>
              <table:table-cell office:value-type="float" office:value="0.289436727289907">
                <text:p>0.289436727289907</text:p>
              </table:table-cell>
              <table:table-cell office:value-type="float" office:value="0.331688728617364">
                <text:p>0.331688728617364</text:p>
              </table:table-cell>
              <table:table-cell office:value-type="float" office:value="0.328265619588664">
                <text:p>0.328265619588664</text:p>
              </table:table-cell>
              <table:table-cell office:value-type="float" office:value="0.306325008179776">
                <text:p>0.306325008179776</text:p>
              </table:table-cell>
              <table:table-cell office:value-type="float" office:value="0.303440676338932">
                <text:p>0.303440676338932</text:p>
              </table:table-cell>
              <table:table-cell office:value-type="float" office:value="0.292206712893152">
                <text:p>0.292206712893152</text:p>
              </table:table-cell>
              <table:table-cell office:value-type="float" office:value="0.304112540022221">
                <text:p>0.304112540022221</text:p>
              </table:table-cell>
              <table:table-cell office:value-type="float" office:value="0.302480859032309">
                <text:p>0.302480859032309</text:p>
              </table:table-cell>
              <table:table-cell office:value-type="float" office:value="0.301571881857026">
                <text:p>0.301571881857026</text:p>
              </table:table-cell>
              <table:table-cell office:value-type="float" office:value="0.300309118137615">
                <text:p>0.300309118137615</text:p>
              </table:table-cell>
              <table:table-cell office:value-type="float" office:value="0.291291286211794">
                <text:p>0.291291286211794</text:p>
              </table:table-cell>
              <table:table-cell office:value-type="float" office:value="0.293304821550686">
                <text:p>0.293304821550686</text:p>
              </table:table-cell>
              <table:table-cell office:value-type="float" office:value="0.311551765798058">
                <text:p>0.311551765798058</text:p>
              </table:table-cell>
              <table:table-cell office:value-type="float" office:value="0.319433549687922">
                <text:p>0.319433549687922</text:p>
              </table:table-cell>
              <table:table-cell office:value-type="float" office:value="0.331516303905181">
                <text:p>0.331516303905181</text:p>
              </table:table-cell>
              <table:table-cell office:value-type="float" office:value="0.334738484237564">
                <text:p>0.334738484237564</text:p>
              </table:table-cell>
              <table:table-cell office:value-type="float" office:value="0.337809230577496">
                <text:p>0.337809230577496</text:p>
              </table:table-cell>
              <table:table-cell office:value-type="float" office:value="0.33840736636675">
                <text:p>0.33840736636675</text:p>
              </table:table-cell>
              <table:table-cell office:value-type="float" office:value="0.337592901279324">
                <text:p>0.337592901279324</text:p>
              </table:table-cell>
              <table:table-cell office:value-type="float" office:value="0.336258042541164">
                <text:p>0.336258042541164</text:p>
              </table:table-cell>
              <table:table-cell office:value-type="float" office:value="0.337667092744">
                <text:p>0.337667092744</text:p>
              </table:table-cell>
              <table:table-cell office:value-type="float" office:value="0.337931848105699">
                <text:p>0.337931848105699</text:p>
              </table:table-cell>
              <table:table-cell office:value-type="float" office:value="0.336102714822711">
                <text:p>0.336102714822711</text:p>
              </table:table-cell>
              <table:table-cell office:value-type="float" office:value="0.331502938941529">
                <text:p>0.331502938941529</text:p>
              </table:table-cell>
              <table:table-cell office:value-type="float" office:value="0.302363569786121">
                <text:p>0.302363569786121</text:p>
              </table:table-cell>
              <table:table-cell office:value-type="float" office:value="0.301251733515787">
                <text:p>0.301251733515787</text:p>
              </table:table-cell>
              <table:table-cell office:value-type="float" office:value="0.300966341133999">
                <text:p>0.300966341133999</text:p>
              </table:table-cell>
              <table:table-cell office:value-type="float" office:value="0.301566204143355">
                <text:p>0.301566204143355</text:p>
              </table:table-cell>
              <table:table-cell office:value-type="float" office:value="0.301081307191571">
                <text:p>0.301081307191571</text:p>
              </table:table-cell>
              <table:table-cell office:value-type="float" office:value="0.298759171847362">
                <text:p>0.298759171847362</text:p>
              </table:table-cell>
              <table:table-cell office:value-type="float" office:value="0.29622095483004">
                <text:p>0.29622095483004</text:p>
              </table:table-cell>
              <table:table-cell office:value-type="float" office:value="0.293677828973749">
                <text:p>0.293677828973749</text:p>
              </table:table-cell>
              <table:table-cell office:value-type="float" office:value="0.291222100379059">
                <text:p>0.291222100379059</text:p>
              </table:table-cell>
              <table:table-cell office:value-type="float" office:value="0.289591597617325">
                <text:p>0.289591597617325</text:p>
              </table:table-cell>
              <table:table-cell office:value-type="float" office:value="0.289688050082841">
                <text:p>0.289688050082841</text:p>
              </table:table-cell>
              <table:table-cell office:value-type="float" office:value="0.289810141636458">
                <text:p>0.289810141636458</text:p>
              </table:table-cell>
              <table:table-cell office:value-type="float" office:value="0.290157768447228">
                <text:p>0.290157768447228</text:p>
              </table:table-cell>
              <table:table-cell office:value-type="float" office:value="0.333952272800265">
                <text:p>0.333952272800265</text:p>
              </table:table-cell>
              <table:table-cell office:value-type="float" office:value="0.331959893056615">
                <text:p>0.331959893056615</text:p>
              </table:table-cell>
              <table:table-cell office:value-type="float" office:value="0.331444503823966">
                <text:p>0.331444503823966</text:p>
              </table:table-cell>
              <table:table-cell office:value-type="float" office:value="0.325983421965783">
                <text:p>0.325983421965783</text:p>
              </table:table-cell>
              <table:table-cell office:value-type="float" office:value="0.305602345829667">
                <text:p>0.305602345829667</text:p>
              </table:table-cell>
              <table:table-cell office:value-type="float" office:value="0.307681536192054">
                <text:p>0.307681536192054</text:p>
              </table:table-cell>
              <table:table-cell office:value-type="float" office:value="0.305295183840804">
                <text:p>0.305295183840804</text:p>
              </table:table-cell>
              <table:table-cell office:value-type="float" office:value="0.303265151753861">
                <text:p>0.303265151753861</text:p>
              </table:table-cell>
              <table:table-cell office:value-type="float" office:value="0.302401351256241">
                <text:p>0.302401351256241</text:p>
              </table:table-cell>
              <table:table-cell office:value-type="float" office:value="0.298341240164887">
                <text:p>0.298341240164887</text:p>
              </table:table-cell>
              <table:table-cell office:value-type="float" office:value="0.296835215832257">
                <text:p>0.296835215832257</text:p>
              </table:table-cell>
              <table:table-cell office:value-type="float" office:value="0.296429477102799">
                <text:p>0.296429477102799</text:p>
              </table:table-cell>
              <table:table-cell office:value-type="float" office:value="0.341913894213592">
                <text:p>0.341913894213592</text:p>
              </table:table-cell>
              <table:table-cell office:value-type="float" office:value="0.341946384179791">
                <text:p>0.341946384179791</text:p>
              </table:table-cell>
              <table:table-cell office:value-type="float" office:value="0.341402217299735">
                <text:p>0.341402217299735</text:p>
              </table:table-cell>
              <table:table-cell office:value-type="float" office:value="0.342687873537851">
                <text:p>0.342687873537851</text:p>
              </table:table-cell>
              <table:table-cell office:value-type="float" office:value="0.34404128073215">
                <text:p>0.34404128073215</text:p>
              </table:table-cell>
              <table:table-cell office:value-type="float" office:value="0.34415762057215">
                <text:p>0.34415762057215</text:p>
              </table:table-cell>
              <table:table-cell office:value-type="float" office:value="0.34353716395402">
                <text:p>0.34353716395402</text:p>
              </table:table-cell>
              <table:table-cell office:value-type="float" office:value="0.34056935928535">
                <text:p>0.34056935928535</text:p>
              </table:table-cell>
              <table:table-cell office:value-type="float" office:value="0.306579190389627">
                <text:p>0.306579190389627</text:p>
              </table:table-cell>
              <table:table-cell office:value-type="float" office:value="0.303743388373099">
                <text:p>0.303743388373099</text:p>
              </table:table-cell>
              <table:table-cell office:value-type="float" office:value="0.300534460523569">
                <text:p>0.300534460523569</text:p>
              </table:table-cell>
              <table:table-cell office:value-type="float" office:value="0.298154893837038">
                <text:p>0.298154893837038</text:p>
              </table:table-cell>
              <table:table-cell office:value-type="float" office:value="0.29400999466098">
                <text:p>0.29400999466098</text:p>
              </table:table-cell>
              <table:table-cell office:value-type="float" office:value="0.291967069293956">
                <text:p>0.291967069293956</text:p>
              </table:table-cell>
              <table:table-cell office:value-type="float" office:value="0.290704497535856">
                <text:p>0.290704497535856</text:p>
              </table:table-cell>
              <table:table-cell office:value-type="float" office:value="0.324780673519909">
                <text:p>0.324780673519909</text:p>
              </table:table-cell>
              <table:table-cell office:value-type="float" office:value="0.294362579058038">
                <text:p>0.294362579058038</text:p>
              </table:table-cell>
              <table:table-cell office:value-type="float" office:value="0.292716065038594">
                <text:p>0.292716065038594</text:p>
              </table:table-cell>
              <table:table-cell office:value-type="float" office:value="0.288835709474179">
                <text:p>0.288835709474179</text:p>
              </table:table-cell>
              <table:table-cell office:value-type="float" office:value="0.304747925632005">
                <text:p>0.304747925632005</text:p>
              </table:table-cell>
              <table:table-cell office:value-type="float" office:value="0.303860934004895">
                <text:p>0.303860934004895</text:p>
              </table:table-cell>
              <table:table-cell office:value-type="float" office:value="0.300950863354957">
                <text:p>0.300950863354957</text:p>
              </table:table-cell>
              <table:table-cell office:value-type="float" office:value="0.300470602904616">
                <text:p>0.300470602904616</text:p>
              </table:table-cell>
              <table:table-cell office:value-type="float" office:value="0.30021607749829">
                <text:p>0.30021607749829</text:p>
              </table:table-cell>
              <table:table-cell office:value-type="float" office:value="0.299921989814955">
                <text:p>0.299921989814955</text:p>
              </table:table-cell>
              <table:table-cell office:value-type="float" office:value="0.299969126283424">
                <text:p>0.299969126283424</text:p>
              </table:table-cell>
              <table:table-cell office:value-type="float" office:value="0.298965716424644">
                <text:p>0.298965716424644</text:p>
              </table:table-cell>
              <table:table-cell office:value-type="float" office:value="0.297721412377658">
                <text:p>0.297721412377658</text:p>
              </table:table-cell>
              <table:table-cell office:value-type="float" office:value="0.29979902231654">
                <text:p>0.29979902231654</text:p>
              </table:table-cell>
              <table:table-cell office:value-type="float" office:value="0.320455096413461">
                <text:p>0.320455096413461</text:p>
              </table:table-cell>
              <table:table-cell office:value-type="float" office:value="0.340608698920498">
                <text:p>0.340608698920498</text:p>
              </table:table-cell>
              <table:table-cell office:value-type="float" office:value="0.343133308593217">
                <text:p>0.343133308593217</text:p>
              </table:table-cell>
              <table:table-cell office:value-type="float" office:value="0.342489149706959">
                <text:p>0.342489149706959</text:p>
              </table:table-cell>
              <table:table-cell office:value-type="float" office:value="0.340858291153354">
                <text:p>0.340858291153354</text:p>
              </table:table-cell>
              <table:table-cell office:value-type="float" office:value="0.341870038783267">
                <text:p>0.341870038783267</text:p>
              </table:table-cell>
              <table:table-cell office:value-type="float" office:value="0.342361786717494">
                <text:p>0.342361786717494</text:p>
              </table:table-cell>
              <table:table-cell office:value-type="float" office:value="0.342513373887574">
                <text:p>0.342513373887574</text:p>
              </table:table-cell>
              <table:table-cell office:value-type="float" office:value="0.338288221861936">
                <text:p>0.338288221861936</text:p>
              </table:table-cell>
              <table:table-cell office:value-type="float" office:value="0.311616869077523">
                <text:p>0.311616869077523</text:p>
              </table:table-cell>
              <table:table-cell office:value-type="float" office:value="0.302262398564866">
                <text:p>0.302262398564866</text:p>
              </table:table-cell>
              <table:table-cell office:value-type="float" office:value="0.299427512433286">
                <text:p>0.299427512433286</text:p>
              </table:table-cell>
              <table:table-cell office:value-type="float" office:value="0.298428574170636">
                <text:p>0.298428574170636</text:p>
              </table:table-cell>
              <table:table-cell office:value-type="float" office:value="0.297792191396562">
                <text:p>0.297792191396562</text:p>
              </table:table-cell>
              <table:table-cell office:value-type="float" office:value="0.297121823698084">
                <text:p>0.297121823698084</text:p>
              </table:table-cell>
              <table:table-cell office:value-type="float" office:value="0.296939559327004">
                <text:p>0.296939559327004</text:p>
              </table:table-cell>
              <table:table-cell office:value-type="float" office:value="0.296128078445928">
                <text:p>0.296128078445928</text:p>
              </table:table-cell>
              <table:table-cell office:value-type="float" office:value="0.294569091404355">
                <text:p>0.294569091404355</text:p>
              </table:table-cell>
              <table:table-cell office:value-type="float" office:value="0.2929844642231">
                <text:p>0.2929844642231</text:p>
              </table:table-cell>
              <table:table-cell office:value-type="float" office:value="0.288155050455996">
                <text:p>0.288155050455996</text:p>
              </table:table-cell>
              <table:table-cell office:value-type="float" office:value="0.276662468224795">
                <text:p>0.276662468224795</text:p>
              </table:table-cell>
              <table:table-cell office:value-type="float" office:value="0.276597728765099">
                <text:p>0.276597728765099</text:p>
              </table:table-cell>
              <table:table-cell office:value-type="float" office:value="0.286254141046374">
                <text:p>0.286254141046374</text:p>
              </table:table-cell>
              <table:table-cell office:value-type="float" office:value="0.28959028553289">
                <text:p>0.28959028553289</text:p>
              </table:table-cell>
              <table:table-cell office:value-type="float" office:value="0.299502146045664">
                <text:p>0.299502146045664</text:p>
              </table:table-cell>
              <table:table-cell office:value-type="float" office:value="0.305619358843408">
                <text:p>0.305619358843408</text:p>
              </table:table-cell>
              <table:table-cell office:value-type="float" office:value="0.307086025521201">
                <text:p>0.307086025521201</text:p>
              </table:table-cell>
              <table:table-cell office:value-type="float" office:value="0.307121835112917">
                <text:p>0.307121835112917</text:p>
              </table:table-cell>
              <table:table-cell office:value-type="float" office:value="0.306828769044694">
                <text:p>0.306828769044694</text:p>
              </table:table-cell>
              <table:table-cell office:value-type="float" office:value="0.305878893601758">
                <text:p>0.305878893601758</text:p>
              </table:table-cell>
              <table:table-cell office:value-type="float" office:value="0.305226593790161">
                <text:p>0.305226593790161</text:p>
              </table:table-cell>
              <table:table-cell office:value-type="float" office:value="0.305441248592583">
                <text:p>0.305441248592583</text:p>
              </table:table-cell>
              <table:table-cell office:value-type="float" office:value="0.305602072592281">
                <text:p>0.305602072592281</text:p>
              </table:table-cell>
              <table:table-cell office:value-type="float" office:value="0.305474309098996">
                <text:p>0.305474309098996</text:p>
              </table:table-cell>
              <table:table-cell office:value-type="float" office:value="0.305586839179795">
                <text:p>0.305586839179795</text:p>
              </table:table-cell>
              <table:table-cell office:value-type="float" office:value="0.305933544011416">
                <text:p>0.305933544011416</text:p>
              </table:table-cell>
              <table:table-cell office:value-type="float" office:value="0.305807214227733">
                <text:p>0.305807214227733</text:p>
              </table:table-cell>
              <table:table-cell office:value-type="float" office:value="0.305761373035874">
                <text:p>0.305761373035874</text:p>
              </table:table-cell>
              <table:table-cell office:value-type="float" office:value="0.305823853136088">
                <text:p>0.305823853136088</text:p>
              </table:table-cell>
              <table:table-cell office:value-type="float" office:value="0.305828785761235">
                <text:p>0.305828785761235</text:p>
              </table:table-cell>
              <table:table-cell office:value-type="float" office:value="0.305798010400153">
                <text:p>0.305798010400153</text:p>
              </table:table-cell>
              <table:table-cell office:value-type="float" office:value="0.305726264163944">
                <text:p>0.305726264163944</text:p>
              </table:table-cell>
              <table:table-cell office:value-type="float" office:value="0.30571875454828">
                <text:p>0.30571875454828</text:p>
              </table:table-cell>
              <table:table-cell office:value-type="float" office:value="0.305780012439465">
                <text:p>0.305780012439465</text:p>
              </table:table-cell>
              <table:table-cell office:value-type="float" office:value="0.305813577210527">
                <text:p>0.305813577210527</text:p>
              </table:table-cell>
              <table:table-cell office:value-type="float" office:value="0.305715667741307">
                <text:p>0.305715667741307</text:p>
              </table:table-cell>
              <table:table-cell office:value-type="float" office:value="0.305752320167085">
                <text:p>0.305752320167085</text:p>
              </table:table-cell>
              <table:table-cell office:value-type="float" office:value="0.305768059038097">
                <text:p>0.305768059038097</text:p>
              </table:table-cell>
              <table:table-cell office:value-type="float" office:value="0.305732874263565">
                <text:p>0.305732874263565</text:p>
              </table:table-cell>
              <table:table-cell office:value-type="float" office:value="0.305764724936116">
                <text:p>0.305764724936116</text:p>
              </table:table-cell>
              <table:table-cell office:value-type="float" office:value="0.305779593928276">
                <text:p>0.305779593928276</text:p>
              </table:table-cell>
              <table:table-cell office:value-type="float" office:value="0.305792756972704">
                <text:p>0.305792756972704</text:p>
              </table:table-cell>
              <table:table-cell office:value-type="float" office:value="0.305767036662493">
                <text:p>0.305767036662493</text:p>
              </table:table-cell>
              <table:table-cell office:value-type="float" office:value="0.305764699344801">
                <text:p>0.305764699344801</text:p>
              </table:table-cell>
              <table:table-cell office:value-type="float" office:value="0.305764208119583">
                <text:p>0.305764208119583</text:p>
              </table:table-cell>
              <table:table-cell office:value-type="float" office:value="0.305808942741952">
                <text:p>0.305808942741952</text:p>
              </table:table-cell>
              <table:table-cell office:value-type="float" office:value="0.30576270266038">
                <text:p>0.30576270266038</text:p>
              </table:table-cell>
              <table:table-cell office:value-type="float" office:value="0.305786785369828">
                <text:p>0.305786785369828</text:p>
              </table:table-cell>
              <table:table-cell office:value-type="float" office:value="0.305761089315085">
                <text:p>0.305761089315085</text:p>
              </table:table-cell>
              <table:table-cell office:value-type="float" office:value="0.30579470134668">
                <text:p>0.30579470134668</text:p>
              </table:table-cell>
              <table:table-cell office:value-type="float" office:value="0.305787791814944">
                <text:p>0.305787791814944</text:p>
              </table:table-cell>
              <table:table-cell office:value-type="float" office:value="0.305793418940854">
                <text:p>0.305793418940854</text:p>
              </table:table-cell>
              <table:table-cell office:value-type="float" office:value="0.30577346021506">
                <text:p>0.30577346021506</text:p>
              </table:table-cell>
              <table:table-cell office:value-type="float" office:value="0.305762294225428">
                <text:p>0.305762294225428</text:p>
              </table:table-cell>
              <table:table-cell office:value-type="float" office:value="0.305799315319062">
                <text:p>0.305799315319062</text:p>
              </table:table-cell>
              <table:table-cell office:value-type="float" office:value="0.305749532720661">
                <text:p>0.305749532720661</text:p>
              </table:table-cell>
              <table:table-cell office:value-type="float" office:value="0.305793419350093">
                <text:p>0.305793419350093</text:p>
              </table:table-cell>
              <table:table-cell office:value-type="float" office:value="0.305781044190124">
                <text:p>0.305781044190124</text:p>
              </table:table-cell>
              <table:table-cell office:value-type="float" office:value="0.305780955234609">
                <text:p>0.305780955234609</text:p>
              </table:table-cell>
              <table:table-cell office:value-type="float" office:value="0.305771541727101">
                <text:p>0.305771541727101</text:p>
              </table:table-cell>
              <table:table-cell office:value-type="float" office:value="0.305743295667115">
                <text:p>0.305743295667115</text:p>
              </table:table-cell>
              <table:table-cell office:value-type="float" office:value="0.305759160371762">
                <text:p>0.305759160371762</text:p>
              </table:table-cell>
              <table:table-cell office:value-type="float" office:value="0.305763600752278">
                <text:p>0.305763600752278</text:p>
              </table:table-cell>
              <table:table-cell office:value-type="float" office:value="0.305774963603615">
                <text:p>0.305774963603615</text:p>
              </table:table-cell>
              <table:table-cell office:value-type="float" office:value="0.3057680235054">
                <text:p>0.3057680235054</text:p>
              </table:table-cell>
              <table:table-cell office:value-type="float" office:value="0.305755502741249">
                <text:p>0.305755502741249</text:p>
              </table:table-cell>
              <table:table-cell office:value-type="float" office:value="0.305753144438298">
                <text:p>0.305753144438298</text:p>
              </table:table-cell>
              <table:table-cell office:value-type="float" office:value="0.305768524067802">
                <text:p>0.305768524067802</text:p>
              </table:table-cell>
              <table:table-cell office:value-type="float" office:value="0.305767816090615">
                <text:p>0.305767816090615</text:p>
              </table:table-cell>
              <table:table-cell office:value-type="float" office:value="0.305769148906181">
                <text:p>0.305769148906181</text:p>
              </table:table-cell>
              <table:table-cell office:value-type="float" office:value="0.305761294378274">
                <text:p>0.305761294378274</text:p>
              </table:table-cell>
              <table:table-cell office:value-type="float" office:value="0.305737607395517">
                <text:p>0.305737607395517</text:p>
              </table:table-cell>
              <table:table-cell office:value-type="float" office:value="0.305759255142241">
                <text:p>0.305759255142241</text:p>
              </table:table-cell>
              <table:table-cell office:value-type="float" office:value="0.305751804062355">
                <text:p>0.305751804062355</text:p>
              </table:table-cell>
              <table:table-cell office:value-type="float" office:value="0.305783690827846">
                <text:p>0.305783690827846</text:p>
              </table:table-cell>
              <table:table-cell office:value-type="float" office:value="0.305808183689548">
                <text:p>0.305808183689548</text:p>
              </table:table-cell>
              <table:table-cell office:value-type="float" office:value="0.305780913212843">
                <text:p>0.305780913212843</text:p>
              </table:table-cell>
              <table:table-cell office:value-type="float" office:value="0.305769619561474">
                <text:p>0.305769619561474</text:p>
              </table:table-cell>
              <table:table-cell office:value-type="float" office:value="0.305767131060189">
                <text:p>0.305767131060189</text:p>
              </table:table-cell>
              <table:table-cell office:value-type="float" office:value="0.305747228582133">
                <text:p>0.305747228582133</text:p>
              </table:table-cell>
              <table:table-cell office:value-type="float" office:value="0.305757526773264">
                <text:p>0.305757526773264</text:p>
              </table:table-cell>
              <table:table-cell office:value-type="float" office:value="0.305800277834282">
                <text:p>0.305800277834282</text:p>
              </table:table-cell>
              <table:table-cell office:value-type="float" office:value="0.305776007268364">
                <text:p>0.305776007268364</text:p>
              </table:table-cell>
              <table:table-cell office:value-type="float" office:value="0.305773330922751">
                <text:p>0.305773330922751</text:p>
              </table:table-cell>
              <table:table-cell office:value-type="float" office:value="0.305791848114688">
                <text:p>0.305791848114688</text:p>
              </table:table-cell>
              <table:table-cell office:value-type="float" office:value="0.305792402184275">
                <text:p>0.305792402184275</text:p>
              </table:table-cell>
              <table:table-cell office:value-type="float" office:value="0.30577781172018">
                <text:p>0.30577781172018</text:p>
              </table:table-cell>
              <table:table-cell office:value-type="float" office:value="0.305772136331073">
                <text:p>0.305772136331073</text:p>
              </table:table-cell>
              <table:table-cell office:value-type="float" office:value="0.305756463116179">
                <text:p>0.305756463116179</text:p>
              </table:table-cell>
              <table:table-cell office:value-type="float" office:value="0.305767324457162">
                <text:p>0.305767324457162</text:p>
              </table:table-cell>
              <table:table-cell office:value-type="float" office:value="0.305771826795687">
                <text:p>0.305771826795687</text:p>
              </table:table-cell>
              <table:table-cell office:value-type="float" office:value="0.305795208904669">
                <text:p>0.305795208904669</text:p>
              </table:table-cell>
              <table:table-cell office:value-type="float" office:value="0.305783779813184">
                <text:p>0.305783779813184</text:p>
              </table:table-cell>
              <table:table-cell office:value-type="float" office:value="0.305750483286021">
                <text:p>0.305750483286021</text:p>
              </table:table-cell>
              <table:table-cell office:value-type="float" office:value="0.305730806676923">
                <text:p>0.305730806676923</text:p>
              </table:table-cell>
              <table:table-cell office:value-type="float" office:value="0.305770652960312">
                <text:p>0.305770652960312</text:p>
              </table:table-cell>
              <table:table-cell office:value-type="float" office:value="0.305774300569675">
                <text:p>0.305774300569675</text:p>
              </table:table-cell>
              <table:table-cell office:value-type="float" office:value="0.30577029324883">
                <text:p>0.30577029324883</text:p>
              </table:table-cell>
              <table:table-cell office:value-type="float" office:value="0.305783539642074">
                <text:p>0.305783539642074</text:p>
              </table:table-cell>
              <table:table-cell office:value-type="float" office:value="0.305782036934912">
                <text:p>0.305782036934912</text:p>
              </table:table-cell>
              <table:table-cell office:value-type="float" office:value="0.305763872803517">
                <text:p>0.305763872803517</text:p>
              </table:table-cell>
              <table:table-cell office:value-type="float" office:value="0.305764398666301">
                <text:p>0.305764398666301</text:p>
              </table:table-cell>
              <table:table-cell office:value-type="float" office:value="0.305771684569684">
                <text:p>0.305771684569684</text:p>
              </table:table-cell>
              <table:table-cell office:value-type="float" office:value="0.305746128547334">
                <text:p>0.305746128547334</text:p>
              </table:table-cell>
              <table:table-cell office:value-type="float" office:value="0.305758113407603">
                <text:p>0.305758113407603</text:p>
              </table:table-cell>
            </table:table-row>
            <table:table-row>
              <table:table-cell office:value-type="string">
                <text:p>Potential diff</text:p>
                <draw:g>
                  <svg:desc>tfootnopad1.A8:tfootnopad1.A8</svg:desc>
                </draw:g>
              </table:table-cell>
              <table:table-cell office:value-type="float" office:value="0.0000172804585046316">
                <text:p>0.0000172804585046316</text:p>
                <draw:g>
                  <svg:desc>tfootnopad1.B8:tfootnopad1.LT8</svg:desc>
                </draw:g>
              </table:table-cell>
              <table:table-cell office:value-type="float" office:value="-0.000013299700704128">
                <text:p>-0.000013299700704128</text:p>
              </table:table-cell>
              <table:table-cell office:value-type="float" office:value="0.00000795753664833976">
                <text:p>0.00000795753664833976</text:p>
              </table:table-cell>
              <table:table-cell office:value-type="float" office:value="-0.0000289888601986421">
                <text:p>-0.0000289888601986421</text:p>
              </table:table-cell>
              <table:table-cell office:value-type="float" office:value="0.0000250809325142987">
                <text:p>0.0000250809325142987</text:p>
              </table:table-cell>
              <table:table-cell office:value-type="float" office:value="0.00000162636099576563">
                <text:p>0.00000162636099576563</text:p>
              </table:table-cell>
              <table:table-cell office:value-type="float" office:value="-0.00000404179213314704">
                <text:p>-0.00000404179213314704</text:p>
              </table:table-cell>
              <table:table-cell office:value-type="float" office:value="-0.00000931435231193989">
                <text:p>-0.00000931435231193989</text:p>
              </table:table-cell>
              <table:table-cell office:value-type="float" office:value="0.00000100499944516441">
                <text:p>0.00000100499944516441</text:p>
              </table:table-cell>
              <table:table-cell office:value-type="float" office:value="0.0000213111158761659">
                <text:p>0.0000213111158761659</text:p>
              </table:table-cell>
              <table:table-cell office:value-type="float" office:value="-0.0000218968155877297">
                <text:p>-0.0000218968155877297</text:p>
              </table:table-cell>
              <table:table-cell office:value-type="float" office:value="0.0000120797918383708">
                <text:p>0.0000120797918383708</text:p>
              </table:table-cell>
              <table:table-cell office:value-type="float" office:value="-0.000000575689187376494">
                <text:p>-0.000000575689187376494</text:p>
              </table:table-cell>
              <table:table-cell office:value-type="float" office:value="0.00000352819442850372">
                <text:p>0.00000352819442850372</text:p>
              </table:table-cell>
              <table:table-cell office:value-type="float" office:value="-0.00000474558373686484">
                <text:p>-0.00000474558373686484</text:p>
              </table:table-cell>
              <table:table-cell office:value-type="float" office:value="0.0000204818183726641">
                <text:p>0.0000204818183726641</text:p>
              </table:table-cell>
              <table:table-cell office:value-type="float" office:value="-0.0000146734966122164">
                <text:p>-0.0000146734966122164</text:p>
              </table:table-cell>
              <table:table-cell office:value-type="float" office:value="-0.0000129372213731327">
                <text:p>-0.0000129372213731327</text:p>
              </table:table-cell>
              <table:table-cell office:value-type="float" office:value="0.00000260813516844705">
                <text:p>0.00000260813516844705</text:p>
              </table:table-cell>
              <table:table-cell office:value-type="float" office:value="0.00000507891049023046">
                <text:p>0.00000507891049023046</text:p>
              </table:table-cell>
              <table:table-cell office:value-type="float" office:value="0.0000122677505673963">
                <text:p>0.0000122677505673963</text:p>
              </table:table-cell>
              <table:table-cell office:value-type="float" office:value="-0.0000138790128585975">
                <text:p>-0.0000138790128585975</text:p>
              </table:table-cell>
              <table:table-cell office:value-type="float" office:value="-0.00000857938157688976">
                <text:p>-0.00000857938157688976</text:p>
              </table:table-cell>
              <table:table-cell office:value-type="float" office:value="0.0000375384589761385">
                <text:p>0.0000375384589761385</text:p>
              </table:table-cell>
              <table:table-cell office:value-type="float" office:value="-0.0000244535654798095">
                <text:p>-0.0000244535654798095</text:p>
              </table:table-cell>
              <table:table-cell office:value-type="float" office:value="0.00000279652862239521">
                <text:p>0.00000279652862239521</text:p>
              </table:table-cell>
              <table:table-cell office:value-type="float" office:value="-0.0000290711876501648">
                <text:p>-0.0000290711876501648</text:p>
              </table:table-cell>
              <table:table-cell office:value-type="float" office:value="0.000035601731741608">
                <text:p>0.000035601731741608</text:p>
              </table:table-cell>
              <table:table-cell office:value-type="float" office:value="-0.00000587163623833042">
                <text:p>-0.00000587163623833042</text:p>
              </table:table-cell>
              <table:table-cell office:value-type="float" office:value="-0.00000689042035745269">
                <text:p>-0.00000689042035745269</text:p>
              </table:table-cell>
              <table:table-cell office:value-type="float" office:value="-0.0000007911586588083">
                <text:p>-0.0000007911586588083</text:p>
              </table:table-cell>
              <table:table-cell office:value-type="float" office:value="0.00000835609387533909">
                <text:p>0.00000835609387533909</text:p>
              </table:table-cell>
              <table:table-cell office:value-type="float" office:value="-0.000016456787725383">
                <text:p>-0.000016456787725383</text:p>
              </table:table-cell>
              <table:table-cell office:value-type="float" office:value="0.00000699030647238752">
                <text:p>0.00000699030647238752</text:p>
              </table:table-cell>
              <table:table-cell office:value-type="float" office:value="0.000000651095360126863">
                <text:p>0.000000651095360126863</text:p>
              </table:table-cell>
              <table:table-cell office:value-type="float" office:value="0.0000203192378444572">
                <text:p>0.0000203192378444572</text:p>
              </table:table-cell>
              <table:table-cell office:value-type="float" office:value="-0.0000386009914015717">
                <text:p>-0.0000386009914015717</text:p>
              </table:table-cell>
              <table:table-cell office:value-type="float" office:value="0.000032749976402846">
                <text:p>0.000032749976402846</text:p>
              </table:table-cell>
              <table:table-cell office:value-type="float" office:value="-0.0000264490016979591">
                <text:p>-0.0000264490016979591</text:p>
              </table:table-cell>
              <table:table-cell office:value-type="float" office:value="0.0000342822611774096">
                <text:p>0.0000342822611774096</text:p>
              </table:table-cell>
              <table:table-cell office:value-type="float" office:value="0.00000346194478589856">
                <text:p>0.00000346194478589856</text:p>
              </table:table-cell>
              <table:table-cell office:value-type="float" office:value="-0.0000153327881033949">
                <text:p>-0.0000153327881033949</text:p>
              </table:table-cell>
              <table:table-cell office:value-type="float" office:value="0.0000193892432595599">
                <text:p>0.0000193892432595599</text:p>
              </table:table-cell>
              <table:table-cell office:value-type="float" office:value="-0.0000254387997628558">
                <text:p>-0.0000254387997628558</text:p>
              </table:table-cell>
              <table:table-cell office:value-type="float" office:value="-0.000219682312498304">
                <text:p>-0.000219682312498304</text:p>
              </table:table-cell>
              <table:table-cell office:value-type="float" office:value="-0.0000324705150678284">
                <text:p>-0.0000324705150678284</text:p>
              </table:table-cell>
              <table:table-cell office:value-type="float" office:value="-0.000185549627927106">
                <text:p>-0.000185549627927106</text:p>
              </table:table-cell>
              <table:table-cell office:value-type="float" office:value="-0.00023668284053574">
                <text:p>-0.00023668284053574</text:p>
              </table:table-cell>
              <table:table-cell office:value-type="float" office:value="0.000678231439516563">
                <text:p>0.000678231439516563</text:p>
              </table:table-cell>
              <table:table-cell office:value-type="float" office:value="0.00170477598045693">
                <text:p>0.00170477598045693</text:p>
              </table:table-cell>
              <table:table-cell office:value-type="float" office:value="0.000572290344977133">
                <text:p>0.000572290344977133</text:p>
              </table:table-cell>
              <table:table-cell office:value-type="float" office:value="-0.000205704317341349">
                <text:p>-0.000205704317341349</text:p>
              </table:table-cell>
              <table:table-cell office:value-type="float" office:value="-0.000847847152614434">
                <text:p>-0.000847847152614434</text:p>
              </table:table-cell>
              <table:table-cell office:value-type="float" office:value="0.000378021610821233">
                <text:p>0.000378021610821233</text:p>
              </table:table-cell>
              <table:table-cell office:value-type="float" office:value="0.0106068434285129">
                <text:p>0.0106068434285129</text:p>
              </table:table-cell>
              <table:table-cell office:value-type="float" office:value="0.0122473091890578">
                <text:p>0.0122473091890578</text:p>
              </table:table-cell>
              <table:table-cell office:value-type="float" office:value="0.0161197056103775">
                <text:p>0.0161197056103775</text:p>
              </table:table-cell>
              <table:table-cell office:value-type="float" office:value="0.0019690182261074">
                <text:p>0.0019690182261074</text:p>
              </table:table-cell>
              <table:table-cell office:value-type="float" office:value="0.001460698009905">
                <text:p>0.001460698009905</text:p>
              </table:table-cell>
              <table:table-cell office:value-type="float" office:value="0.000642382084431681">
                <text:p>0.000642382084431681</text:p>
              </table:table-cell>
              <table:table-cell office:value-type="float" office:value="0.000426269650044553">
                <text:p>0.000426269650044553</text:p>
              </table:table-cell>
              <table:table-cell office:value-type="float" office:value="0.000659084568500168">
                <text:p>0.000659084568500168</text:p>
              </table:table-cell>
              <table:table-cell office:value-type="float" office:value="0.00204025473166908">
                <text:p>0.00204025473166908</text:p>
              </table:table-cell>
              <table:table-cell office:value-type="float" office:value="-0.0043407841090089">
                <text:p>-0.0043407841090089</text:p>
              </table:table-cell>
              <table:table-cell office:value-type="float" office:value="-0.00329468782594139">
                <text:p>-0.00329468782594139</text:p>
              </table:table-cell>
              <table:table-cell office:value-type="float" office:value="-0.0284155656452025">
                <text:p>-0.0284155656452025</text:p>
              </table:table-cell>
              <table:table-cell office:value-type="float" office:value="-0.00394356087819969">
                <text:p>-0.00394356087819969</text:p>
              </table:table-cell>
              <table:table-cell office:value-type="float" office:value="-0.00117132226539335">
                <text:p>-0.00117132226539335</text:p>
              </table:table-cell>
              <table:table-cell office:value-type="float" office:value="-0.00019856065547752">
                <text:p>-0.00019856065547752</text:p>
              </table:table-cell>
              <table:table-cell office:value-type="float" office:value="-0.000687948590158527">
                <text:p>-0.000687948590158527</text:p>
              </table:table-cell>
              <table:table-cell office:value-type="float" office:value="-0.00705908771204744">
                <text:p>-0.00705908771204744</text:p>
              </table:table-cell>
              <table:table-cell office:value-type="float" office:value="-0.000435497206247803">
                <text:p>-0.000435497206247803</text:p>
              </table:table-cell>
              <table:table-cell office:value-type="float" office:value="-0.00111097448353581">
                <text:p>-0.00111097448353581</text:p>
              </table:table-cell>
              <table:table-cell office:value-type="float" office:value="0.0423210557320957">
                <text:p>0.0423210557320957</text:p>
              </table:table-cell>
              <table:table-cell office:value-type="float" office:value="-0.00360450326470735">
                <text:p>-0.00360450326470735</text:p>
              </table:table-cell>
              <table:table-cell office:value-type="float" office:value="-0.00590498978274923">
                <text:p>-0.00590498978274923</text:p>
              </table:table-cell>
              <table:table-cell office:value-type="float" office:value="-0.0104582667871607">
                <text:p>-0.0104582667871607</text:p>
              </table:table-cell>
              <table:table-cell office:value-type="float" office:value="-0.00499423958688472">
                <text:p>-0.00499423958688472</text:p>
              </table:table-cell>
              <table:table-cell office:value-type="float" office:value="-0.0155532160832297">
                <text:p>-0.0155532160832297</text:p>
              </table:table-cell>
              <table:table-cell office:value-type="float" office:value="0.00764450158561497">
                <text:p>0.00764450158561497</text:p>
              </table:table-cell>
              <table:table-cell office:value-type="float" office:value="0.00222210689340074">
                <text:p>0.00222210689340074</text:p>
              </table:table-cell>
              <table:table-cell office:value-type="float" office:value="-0.00270760021628785">
                <text:p>-0.00270760021628785</text:p>
              </table:table-cell>
              <table:table-cell office:value-type="float" office:value="-0.00134249919842494">
                <text:p>-0.00134249919842494</text:p>
              </table:table-cell>
              <table:table-cell office:value-type="float" office:value="-0.000409550656920277">
                <text:p>-0.000409550656920277</text:p>
              </table:table-cell>
              <table:table-cell office:value-type="float" office:value="-0.00198814093300825">
                <text:p>-0.00198814093300825</text:p>
              </table:table-cell>
              <table:table-cell office:value-type="float" office:value="-0.00540247758234785">
                <text:p>-0.00540247758234785</text:p>
              </table:table-cell>
              <table:table-cell office:value-type="float" office:value="-0.00340819361632594">
                <text:p>-0.00340819361632594</text:p>
              </table:table-cell>
              <table:table-cell office:value-type="float" office:value="0.000478318879307493">
                <text:p>0.000478318879307493</text:p>
              </table:table-cell>
              <table:table-cell office:value-type="float" office:value="0.0421252669275932">
                <text:p>0.0421252669275932</text:p>
              </table:table-cell>
              <table:table-cell office:value-type="float" office:value="0.00272474415351265">
                <text:p>0.00272474415351265</text:p>
              </table:table-cell>
              <table:table-cell office:value-type="float" office:value="0.00143470633764431">
                <text:p>0.00143470633764431</text:p>
              </table:table-cell>
              <table:table-cell office:value-type="float" office:value="-0.000452611992124929">
                <text:p>-0.000452611992124929</text:p>
              </table:table-cell>
              <table:table-cell office:value-type="float" office:value="-0.00252093036997314">
                <text:p>-0.00252093036997314</text:p>
              </table:table-cell>
              <table:table-cell office:value-type="float" office:value="0.0016302361405115">
                <text:p>0.0016302361405115</text:p>
              </table:table-cell>
              <table:table-cell office:value-type="float" office:value="-0.000918640746385591">
                <text:p>-0.000918640746385591</text:p>
              </table:table-cell>
              <table:table-cell office:value-type="float" office:value="-0.0167977406597975">
                <text:p>-0.0167977406597975</text:p>
              </table:table-cell>
              <table:table-cell office:value-type="float" office:value="-0.0109878802481476">
                <text:p>-0.0109878802481476</text:p>
              </table:table-cell>
              <table:table-cell office:value-type="float" office:value="-0.00645841829832272">
                <text:p>-0.00645841829832272</text:p>
              </table:table-cell>
              <table:table-cell office:value-type="float" office:value="-0.000281234496967653">
                <text:p>-0.000281234496967653</text:p>
              </table:table-cell>
              <table:table-cell office:value-type="float" office:value="-0.00206910362624962">
                <text:p>-0.00206910362624962</text:p>
              </table:table-cell>
              <table:table-cell office:value-type="float" office:value="-0.00398795533564428">
                <text:p>-0.00398795533564428</text:p>
              </table:table-cell>
              <table:table-cell office:value-type="float" office:value="-0.00437244273415621">
                <text:p>-0.00437244273415621</text:p>
              </table:table-cell>
              <table:table-cell office:value-type="float" office:value="0.00151264734562689">
                <text:p>0.00151264734562689</text:p>
              </table:table-cell>
              <table:table-cell office:value-type="float" office:value="-0.000795236677921363">
                <text:p>-0.000795236677921363</text:p>
              </table:table-cell>
              <table:table-cell office:value-type="float" office:value="0.0447130306456164">
                <text:p>0.0447130306456164</text:p>
              </table:table-cell>
              <table:table-cell office:value-type="float" office:value="-0.00182290122201578">
                <text:p>-0.00182290122201578</text:p>
              </table:table-cell>
              <table:table-cell office:value-type="float" office:value="-0.00186374586783194">
                <text:p>-0.00186374586783194</text:p>
              </table:table-cell>
              <table:table-cell office:value-type="float" office:value="-0.00460999697690256">
                <text:p>-0.00460999697690256</text:p>
              </table:table-cell>
              <table:table-cell office:value-type="float" office:value="-0.0111214426926256">
                <text:p>-0.0111214426926256</text:p>
              </table:table-cell>
              <table:table-cell office:value-type="float" office:value="-0.0058820693354093">
                <text:p>-0.0058820693354093</text:p>
              </table:table-cell>
              <table:table-cell office:value-type="float" office:value="-0.00208723943405203">
                <text:p>-0.00208723943405203</text:p>
              </table:table-cell>
              <table:table-cell office:value-type="float" office:value="-0.00556302248705781">
                <text:p>-0.00556302248705781</text:p>
              </table:table-cell>
              <table:table-cell office:value-type="float" office:value="-0.00174407848828145">
                <text:p>-0.00174407848828145</text:p>
              </table:table-cell>
              <table:table-cell office:value-type="float" office:value="-0.000109601470622001">
                <text:p>-0.000109601470622001</text:p>
              </table:table-cell>
              <table:table-cell office:value-type="float" office:value="-0.000690213118962002">
                <text:p>-0.000690213118962002</text:p>
              </table:table-cell>
              <table:table-cell office:value-type="float" office:value="-0.00160187528297329">
                <text:p>-0.00160187528297329</text:p>
              </table:table-cell>
              <table:table-cell office:value-type="float" office:value="-0.00216661783064592">
                <text:p>-0.00216661783064592</text:p>
              </table:table-cell>
              <table:table-cell office:value-type="float" office:value="-0.00618988291541184">
                <text:p>-0.00618988291541184</text:p>
              </table:table-cell>
              <table:table-cell office:value-type="float" office:value="0.00264385402297573">
                <text:p>0.00264385402297573</text:p>
              </table:table-cell>
              <table:table-cell office:value-type="float" office:value="0.0191868983541218">
                <text:p>0.0191868983541218</text:p>
              </table:table-cell>
              <table:table-cell office:value-type="float" office:value="0.0109800743183998">
                <text:p>0.0109800743183998</text:p>
              </table:table-cell>
              <table:table-cell office:value-type="float" office:value="0.0113094401988647">
                <text:p>0.0113094401988647</text:p>
              </table:table-cell>
              <table:table-cell office:value-type="float" office:value="0.00349005816934606">
                <text:p>0.00349005816934606</text:p>
              </table:table-cell>
              <table:table-cell office:value-type="float" office:value="0.000464340861852486">
                <text:p>0.000464340861852486</text:p>
              </table:table-cell>
              <table:table-cell office:value-type="float" office:value="-0.000365024091689981">
                <text:p>-0.000365024091689981</text:p>
              </table:table-cell>
              <table:table-cell office:value-type="float" office:value="-0.000521929495855111">
                <text:p>-0.000521929495855111</text:p>
              </table:table-cell>
              <table:table-cell office:value-type="float" office:value="0.000260363245234374">
                <text:p>0.000260363245234374</text:p>
              </table:table-cell>
              <table:table-cell office:value-type="float" office:value="0.000871851973231474">
                <text:p>0.000871851973231474</text:p>
              </table:table-cell>
              <table:table-cell office:value-type="float" office:value="0.000525530872560132">
                <text:p>0.000525530872560132</text:p>
              </table:table-cell>
              <table:table-cell office:value-type="float" office:value="-0.00113958102512046">
                <text:p>-0.00113958102512046</text:p>
              </table:table-cell>
              <table:table-cell office:value-type="float" office:value="-0.00225771163439969">
                <text:p>-0.00225771163439969</text:p>
              </table:table-cell>
              <table:table-cell office:value-type="float" office:value="-0.0122837564743101">
                <text:p>-0.0122837564743101</text:p>
              </table:table-cell>
              <table:table-cell office:value-type="float" office:value="-0.0229560498387198">
                <text:p>-0.0229560498387198</text:p>
              </table:table-cell>
              <table:table-cell office:value-type="float" office:value="-0.000845924142494514">
                <text:p>-0.000845924142494514</text:p>
              </table:table-cell>
              <table:table-cell office:value-type="float" office:value="-0.00149760472679872">
                <text:p>-0.00149760472679872</text:p>
              </table:table-cell>
              <table:table-cell office:value-type="float" office:value="-0.00430891842602726">
                <text:p>-0.00430891842602726</text:p>
              </table:table-cell>
              <table:table-cell office:value-type="float" office:value="-0.00220902917642712">
                <text:p>-0.00220902917642712</text:p>
              </table:table-cell>
              <table:table-cell office:value-type="float" office:value="-0.000960227070223918">
                <text:p>-0.000960227070223918</text:p>
              </table:table-cell>
              <table:table-cell office:value-type="float" office:value="0.000526607908792609">
                <text:p>0.000526607908792609</text:p>
              </table:table-cell>
              <table:table-cell office:value-type="float" office:value="0.0422520013274571">
                <text:p>0.0422520013274571</text:p>
              </table:table-cell>
              <table:table-cell office:value-type="float" office:value="-0.00342310902870008">
                <text:p>-0.00342310902870008</text:p>
              </table:table-cell>
              <table:table-cell office:value-type="float" office:value="-0.0219406114088881">
                <text:p>-0.0219406114088881</text:p>
              </table:table-cell>
              <table:table-cell office:value-type="float" office:value="-0.00288433184084447">
                <text:p>-0.00288433184084447</text:p>
              </table:table-cell>
              <table:table-cell office:value-type="float" office:value="-0.0112339634457798">
                <text:p>-0.0112339634457798</text:p>
              </table:table-cell>
              <table:table-cell office:value-type="float" office:value="0.0119058271290691">
                <text:p>0.0119058271290691</text:p>
              </table:table-cell>
              <table:table-cell office:value-type="float" office:value="-0.00163168098991201">
                <text:p>-0.00163168098991201</text:p>
              </table:table-cell>
              <table:table-cell office:value-type="float" office:value="-0.000908977175283321">
                <text:p>-0.000908977175283321</text:p>
              </table:table-cell>
              <table:table-cell office:value-type="float" office:value="-0.00126276371941075">
                <text:p>-0.00126276371941075</text:p>
              </table:table-cell>
              <table:table-cell office:value-type="float" office:value="-0.00901783192582051">
                <text:p>-0.00901783192582051</text:p>
              </table:table-cell>
              <table:table-cell office:value-type="float" office:value="0.00201353533889137">
                <text:p>0.00201353533889137</text:p>
              </table:table-cell>
              <table:table-cell office:value-type="float" office:value="0.0182469442473723">
                <text:p>0.0182469442473723</text:p>
              </table:table-cell>
              <table:table-cell office:value-type="float" office:value="0.00788178388986366">
                <text:p>0.00788178388986366</text:p>
              </table:table-cell>
              <table:table-cell office:value-type="float" office:value="0.0120827542172592">
                <text:p>0.0120827542172592</text:p>
              </table:table-cell>
              <table:table-cell office:value-type="float" office:value="0.00322218033238331">
                <text:p>0.00322218033238331</text:p>
              </table:table-cell>
              <table:table-cell office:value-type="float" office:value="0.00307074633993121">
                <text:p>0.00307074633993121</text:p>
              </table:table-cell>
              <table:table-cell office:value-type="float" office:value="0.000598135789254717">
                <text:p>0.000598135789254717</text:p>
              </table:table-cell>
              <table:table-cell office:value-type="float" office:value="-0.000814465087425775">
                <text:p>-0.000814465087425775</text:p>
              </table:table-cell>
              <table:table-cell office:value-type="float" office:value="-0.00133485873816053">
                <text:p>-0.00133485873816053</text:p>
              </table:table-cell>
              <table:table-cell office:value-type="float" office:value="0.00140905020283566">
                <text:p>0.00140905020283566</text:p>
              </table:table-cell>
              <table:table-cell office:value-type="float" office:value="0.000264755361699509">
                <text:p>0.000264755361699509</text:p>
              </table:table-cell>
              <table:table-cell office:value-type="float" office:value="-0.00182913328298789">
                <text:p>-0.00182913328298789</text:p>
              </table:table-cell>
              <table:table-cell office:value-type="float" office:value="-0.00459977588118243">
                <text:p>-0.00459977588118243</text:p>
              </table:table-cell>
              <table:table-cell office:value-type="float" office:value="-0.0291393691554076">
                <text:p>-0.0291393691554076</text:p>
              </table:table-cell>
              <table:table-cell office:value-type="float" office:value="-0.0011118362703339">
                <text:p>-0.0011118362703339</text:p>
              </table:table-cell>
              <table:table-cell office:value-type="float" office:value="-0.000285392381788707">
                <text:p>-0.000285392381788707</text:p>
              </table:table-cell>
              <table:table-cell office:value-type="float" office:value="0.000599863009356549">
                <text:p>0.000599863009356549</text:p>
              </table:table-cell>
              <table:table-cell office:value-type="float" office:value="-0.000484896951784497">
                <text:p>-0.000484896951784497</text:p>
              </table:table-cell>
              <table:table-cell office:value-type="float" office:value="-0.00232213534420894">
                <text:p>-0.00232213534420894</text:p>
              </table:table-cell>
              <table:table-cell office:value-type="float" office:value="-0.00253821701732154">
                <text:p>-0.00253821701732154</text:p>
              </table:table-cell>
              <table:table-cell office:value-type="float" office:value="-0.00254312585629124">
                <text:p>-0.00254312585629124</text:p>
              </table:table-cell>
              <table:table-cell office:value-type="float" office:value="-0.00245572859469018">
                <text:p>-0.00245572859469018</text:p>
              </table:table-cell>
              <table:table-cell office:value-type="float" office:value="-0.00163050276173365">
                <text:p>-0.00163050276173365</text:p>
              </table:table-cell>
              <table:table-cell office:value-type="float" office:value="0.0000964524655159282">
                <text:p>0.0000964524655159282</text:p>
              </table:table-cell>
              <table:table-cell office:value-type="float" office:value="0.00012209155361681">
                <text:p>0.00012209155361681</text:p>
              </table:table-cell>
              <table:table-cell office:value-type="float" office:value="0.000347626810770052">
                <text:p>0.000347626810770052</text:p>
              </table:table-cell>
              <table:table-cell office:value-type="float" office:value="0.0437945043530375">
                <text:p>0.0437945043530375</text:p>
              </table:table-cell>
              <table:table-cell office:value-type="float" office:value="-0.00199237974365035">
                <text:p>-0.00199237974365035</text:p>
              </table:table-cell>
              <table:table-cell office:value-type="float" office:value="-0.000515389232648988">
                <text:p>-0.000515389232648988</text:p>
              </table:table-cell>
              <table:table-cell office:value-type="float" office:value="-0.00546108185818339">
                <text:p>-0.00546108185818339</text:p>
              </table:table-cell>
              <table:table-cell office:value-type="float" office:value="-0.0203810761361158">
                <text:p>-0.0203810761361158</text:p>
              </table:table-cell>
              <table:table-cell office:value-type="float" office:value="0.00207919036238707">
                <text:p>0.00207919036238707</text:p>
              </table:table-cell>
              <table:table-cell office:value-type="float" office:value="-0.00238635235124968">
                <text:p>-0.00238635235124968</text:p>
              </table:table-cell>
              <table:table-cell office:value-type="float" office:value="-0.00203003208694286">
                <text:p>-0.00203003208694286</text:p>
              </table:table-cell>
              <table:table-cell office:value-type="float" office:value="-0.000863800497620804">
                <text:p>-0.000863800497620804</text:p>
              </table:table-cell>
              <table:table-cell office:value-type="float" office:value="-0.00406011109135346">
                <text:p>-0.00406011109135346</text:p>
              </table:table-cell>
              <table:table-cell office:value-type="float" office:value="-0.00150602433263047">
                <text:p>-0.00150602433263047</text:p>
              </table:table-cell>
              <table:table-cell office:value-type="float" office:value="-0.000405738729457539">
                <text:p>-0.000405738729457539</text:p>
              </table:table-cell>
              <table:table-cell office:value-type="float" office:value="0.0454844171107931">
                <text:p>0.0454844171107931</text:p>
              </table:table-cell>
              <table:table-cell office:value-type="float" office:value="0.0000324899661986455">
                <text:p>0.0000324899661986455</text:p>
              </table:table-cell>
              <table:table-cell office:value-type="float" office:value="-0.000544166880055763">
                <text:p>-0.000544166880055763</text:p>
              </table:table-cell>
              <table:table-cell office:value-type="float" office:value="0.00128565623811561">
                <text:p>0.00128565623811561</text:p>
              </table:table-cell>
              <table:table-cell office:value-type="float" office:value="0.00135340719429933">
                <text:p>0.00135340719429933</text:p>
              </table:table-cell>
              <table:table-cell office:value-type="float" office:value="0.000116339840000257">
                <text:p>0.000116339840000257</text:p>
              </table:table-cell>
              <table:table-cell office:value-type="float" office:value="-0.000620456618130372">
                <text:p>-0.000620456618130372</text:p>
              </table:table-cell>
              <table:table-cell office:value-type="float" office:value="-0.00296780466866992">
                <text:p>-0.00296780466866992</text:p>
              </table:table-cell>
              <table:table-cell office:value-type="float" office:value="-0.0339901688957225">
                <text:p>-0.0339901688957225</text:p>
              </table:table-cell>
              <table:table-cell office:value-type="float" office:value="-0.00283580201652889">
                <text:p>-0.00283580201652889</text:p>
              </table:table-cell>
              <table:table-cell office:value-type="float" office:value="-0.00320892784952992">
                <text:p>-0.00320892784952992</text:p>
              </table:table-cell>
              <table:table-cell office:value-type="float" office:value="-0.00237956668653033">
                <text:p>-0.00237956668653033</text:p>
              </table:table-cell>
              <table:table-cell office:value-type="float" office:value="-0.00414489917605782">
                <text:p>-0.00414489917605782</text:p>
              </table:table-cell>
              <table:table-cell office:value-type="float" office:value="-0.00204292536702472">
                <text:p>-0.00204292536702472</text:p>
              </table:table-cell>
              <table:table-cell office:value-type="float" office:value="-0.0012625717580998">
                <text:p>-0.0012625717580998</text:p>
              </table:table-cell>
              <table:table-cell office:value-type="float" office:value="0.0340761759840529">
                <text:p>0.0340761759840529</text:p>
              </table:table-cell>
              <table:table-cell office:value-type="float" office:value="-0.0304180944618713">
                <text:p>-0.0304180944618713</text:p>
              </table:table-cell>
              <table:table-cell office:value-type="float" office:value="-0.00164651401944332">
                <text:p>-0.00164651401944332</text:p>
              </table:table-cell>
              <table:table-cell office:value-type="float" office:value="-0.0038803555644154">
                <text:p>-0.0038803555644154</text:p>
              </table:table-cell>
              <table:table-cell office:value-type="float" office:value="0.0159122161578259">
                <text:p>0.0159122161578259</text:p>
              </table:table-cell>
              <table:table-cell office:value-type="float" office:value="-0.000886991627109812">
                <text:p>-0.000886991627109812</text:p>
              </table:table-cell>
              <table:table-cell office:value-type="float" office:value="-0.00291007064993798">
                <text:p>-0.00291007064993798</text:p>
              </table:table-cell>
              <table:table-cell office:value-type="float" office:value="-0.000480260450340719">
                <text:p>-0.000480260450340719</text:p>
              </table:table-cell>
              <table:table-cell office:value-type="float" office:value="-0.000254525406326755">
                <text:p>-0.000254525406326755</text:p>
              </table:table-cell>
              <table:table-cell office:value-type="float" office:value="-0.000294087683334499">
                <text:p>-0.000294087683334499</text:p>
              </table:table-cell>
              <table:table-cell office:value-type="float" office:value="0.0000471364684692666">
                <text:p>0.0000471364684692666</text:p>
              </table:table-cell>
              <table:table-cell office:value-type="float" office:value="-0.00100340985878061">
                <text:p>-0.00100340985878061</text:p>
              </table:table-cell>
              <table:table-cell office:value-type="float" office:value="-0.00124430404698611">
                <text:p>-0.00124430404698611</text:p>
              </table:table-cell>
              <table:table-cell office:value-type="float" office:value="0.00207760993888206">
                <text:p>0.00207760993888206</text:p>
              </table:table-cell>
              <table:table-cell office:value-type="float" office:value="0.0206560740969214">
                <text:p>0.0206560740969214</text:p>
              </table:table-cell>
              <table:table-cell office:value-type="float" office:value="0.020153602507037">
                <text:p>0.020153602507037</text:p>
              </table:table-cell>
              <table:table-cell office:value-type="float" office:value="0.00252460967271889">
                <text:p>0.00252460967271889</text:p>
              </table:table-cell>
              <table:table-cell office:value-type="float" office:value="-0.000644158886257629">
                <text:p>-0.000644158886257629</text:p>
              </table:table-cell>
              <table:table-cell office:value-type="float" office:value="-0.00163085855360551">
                <text:p>-0.00163085855360551</text:p>
              </table:table-cell>
              <table:table-cell office:value-type="float" office:value="0.00101174762991346">
                <text:p>0.00101174762991346</text:p>
              </table:table-cell>
              <table:table-cell office:value-type="float" office:value="0.000491747934227127">
                <text:p>0.000491747934227127</text:p>
              </table:table-cell>
              <table:table-cell office:value-type="float" office:value="0.000151587170079681">
                <text:p>0.000151587170079681</text:p>
              </table:table-cell>
              <table:table-cell office:value-type="float" office:value="-0.00422515202563772">
                <text:p>-0.00422515202563772</text:p>
              </table:table-cell>
              <table:table-cell office:value-type="float" office:value="-0.0266713527844136">
                <text:p>-0.0266713527844136</text:p>
              </table:table-cell>
              <table:table-cell office:value-type="float" office:value="-0.00935447051265631">
                <text:p>-0.00935447051265631</text:p>
              </table:table-cell>
              <table:table-cell office:value-type="float" office:value="-0.00283488613158056">
                <text:p>-0.00283488613158056</text:p>
              </table:table-cell>
              <table:table-cell office:value-type="float" office:value="-0.000998938262650073">
                <text:p>-0.000998938262650073</text:p>
              </table:table-cell>
              <table:table-cell office:value-type="float" office:value="-0.000636382774073407">
                <text:p>-0.000636382774073407</text:p>
              </table:table-cell>
              <table:table-cell office:value-type="float" office:value="-0.000670367698478502">
                <text:p>-0.000670367698478502</text:p>
              </table:table-cell>
              <table:table-cell office:value-type="float" office:value="-0.000182264371079988">
                <text:p>-0.000182264371079988</text:p>
              </table:table-cell>
              <table:table-cell office:value-type="float" office:value="-0.00081148088107591">
                <text:p>-0.00081148088107591</text:p>
              </table:table-cell>
              <table:table-cell office:value-type="float" office:value="-0.00155898704157309">
                <text:p>-0.00155898704157309</text:p>
              </table:table-cell>
              <table:table-cell office:value-type="float" office:value="-0.00158462718125502">
                <text:p>-0.00158462718125502</text:p>
              </table:table-cell>
              <table:table-cell office:value-type="float" office:value="-0.004829413767104">
                <text:p>-0.004829413767104</text:p>
              </table:table-cell>
              <table:table-cell office:value-type="float" office:value="-0.0114925822312012">
                <text:p>-0.0114925822312012</text:p>
              </table:table-cell>
              <table:table-cell office:value-type="float" office:value="-0.0000647394596953732">
                <text:p>-0.0000647394596953732</text:p>
              </table:table-cell>
              <table:table-cell office:value-type="float" office:value="0.00965641228127495">
                <text:p>0.00965641228127495</text:p>
              </table:table-cell>
              <table:table-cell office:value-type="float" office:value="0.00333614448651565">
                <text:p>0.00333614448651565</text:p>
              </table:table-cell>
              <table:table-cell office:value-type="float" office:value="0.00991186051277415">
                <text:p>0.00991186051277415</text:p>
              </table:table-cell>
              <table:table-cell office:value-type="float" office:value="0.00611721279774352">
                <text:p>0.00611721279774352</text:p>
              </table:table-cell>
              <table:table-cell office:value-type="float" office:value="0.00146666667779383">
                <text:p>0.00146666667779383</text:p>
              </table:table-cell>
              <table:table-cell office:value-type="float" office:value="0.0000358095917159518">
                <text:p>0.0000358095917159518</text:p>
              </table:table-cell>
              <table:table-cell office:value-type="float" office:value="-0.000293066068223713">
                <text:p>-0.000293066068223713</text:p>
              </table:table-cell>
              <table:table-cell office:value-type="float" office:value="-0.00094987544293601">
                <text:p>-0.00094987544293601</text:p>
              </table:table-cell>
              <table:table-cell office:value-type="float" office:value="-0.000652299811596313">
                <text:p>-0.000652299811596313</text:p>
              </table:table-cell>
              <table:table-cell office:value-type="float" office:value="0.000214654802421332">
                <text:p>0.000214654802421332</text:p>
              </table:table-cell>
              <table:table-cell office:value-type="float" office:value="0.000160823999698745">
                <text:p>0.000160823999698745</text:p>
              </table:table-cell>
              <table:table-cell office:value-type="float" office:value="-0.000127763493285082">
                <text:p>-0.000127763493285082</text:p>
              </table:table-cell>
              <table:table-cell office:value-type="float" office:value="0.000112530080798534">
                <text:p>0.000112530080798534</text:p>
              </table:table-cell>
              <table:table-cell office:value-type="float" office:value="0.000346704831621525">
                <text:p>0.000346704831621525</text:p>
              </table:table-cell>
              <table:table-cell office:value-type="float" office:value="-0.00012632978368371">
                <text:p>-0.00012632978368371</text:p>
              </table:table-cell>
              <table:table-cell office:value-type="float" office:value="-0.000045841191858631">
                <text:p>-0.000045841191858631</text:p>
              </table:table-cell>
              <table:table-cell office:value-type="float" office:value="0.0000624801002142572">
                <text:p>0.0000624801002142572</text:p>
              </table:table-cell>
              <table:table-cell office:value-type="float" office:value="0.00000493262514622561">
                <text:p>0.00000493262514622561</text:p>
              </table:table-cell>
              <table:table-cell office:value-type="float" office:value="-0.0000307753610812589">
                <text:p>-0.0000307753610812589</text:p>
              </table:table-cell>
              <table:table-cell office:value-type="float" office:value="-0.000071746236209147">
                <text:p>-0.000071746236209147</text:p>
              </table:table-cell>
              <table:table-cell office:value-type="float" office:value="-0.00000750961566381436">
                <text:p>-0.00000750961566381436</text:p>
              </table:table-cell>
              <table:table-cell office:value-type="float" office:value="0.0000612578911848294">
                <text:p>0.0000612578911848294</text:p>
              </table:table-cell>
              <table:table-cell office:value-type="float" office:value="0.0000335647710620335">
                <text:p>0.0000335647710620335</text:p>
              </table:table-cell>
              <table:table-cell office:value-type="float" office:value="-0.0000979094692202254">
                <text:p>-0.0000979094692202254</text:p>
              </table:table-cell>
              <table:table-cell office:value-type="float" office:value="0.0000366524257776057">
                <text:p>0.0000366524257776057</text:p>
              </table:table-cell>
              <table:table-cell office:value-type="float" office:value="0.0000157388710123607">
                <text:p>0.0000157388710123607</text:p>
              </table:table-cell>
              <table:table-cell office:value-type="float" office:value="-0.000035184774531738">
                <text:p>-0.000035184774531738</text:p>
              </table:table-cell>
              <table:table-cell office:value-type="float" office:value="0.0000318506725505707">
                <text:p>0.0000318506725505707</text:p>
              </table:table-cell>
              <table:table-cell office:value-type="float" office:value="0.0000148689921598">
                <text:p>0.0000148689921598</text:p>
              </table:table-cell>
              <table:table-cell office:value-type="float" office:value="0.0000131630444288322">
                <text:p>0.0000131630444288322</text:p>
              </table:table-cell>
              <table:table-cell office:value-type="float" office:value="-0.00002572031021153">
                <text:p>-0.00002572031021153</text:p>
              </table:table-cell>
              <table:table-cell office:value-type="float" office:value="-0.0000023373176918362">
                <text:p>-0.0000023373176918362</text:p>
              </table:table-cell>
              <table:table-cell office:value-type="float" office:value="-0.000000491225217835734">
                <text:p>-0.000000491225217835734</text:p>
              </table:table-cell>
              <table:table-cell office:value-type="float" office:value="0.0000447346223692025">
                <text:p>0.0000447346223692025</text:p>
              </table:table-cell>
              <table:table-cell office:value-type="float" office:value="-0.0000462400815727237">
                <text:p>-0.0000462400815727237</text:p>
              </table:table-cell>
              <table:table-cell office:value-type="float" office:value="0.0000240827094484808">
                <text:p>0.0000240827094484808</text:p>
              </table:table-cell>
              <table:table-cell office:value-type="float" office:value="-0.000025696054743285">
                <text:p>-0.000025696054743285</text:p>
              </table:table-cell>
              <table:table-cell office:value-type="float" office:value="0.000033612031594743">
                <text:p>0.000033612031594743</text:p>
              </table:table-cell>
              <table:table-cell office:value-type="float" office:value="-0.00000690953173526632">
                <text:p>-0.00000690953173526632</text:p>
              </table:table-cell>
              <table:table-cell office:value-type="float" office:value="0.00000562712590979064">
                <text:p>0.00000562712590979064</text:p>
              </table:table-cell>
              <table:table-cell office:value-type="float" office:value="-0.000019958725793856">
                <text:p>-0.000019958725793856</text:p>
              </table:table-cell>
              <table:table-cell office:value-type="float" office:value="-0.0000111659896323002">
                <text:p>-0.0000111659896323002</text:p>
              </table:table-cell>
              <table:table-cell office:value-type="float" office:value="0.000037021093634293">
                <text:p>0.000037021093634293</text:p>
              </table:table-cell>
              <table:table-cell office:value-type="float" office:value="-0.0000497825984013822">
                <text:p>-0.0000497825984013822</text:p>
              </table:table-cell>
              <table:table-cell office:value-type="float" office:value="0.0000438866294317775">
                <text:p>0.0000438866294317775</text:p>
              </table:table-cell>
              <table:table-cell office:value-type="float" office:value="-0.0000123751599682698">
                <text:p>-0.0000123751599682698</text:p>
              </table:table-cell>
              <table:table-cell office:value-type="float" office:value="-0.0000000889555155092481">
                <text:p>-0.0000000889555155092481</text:p>
              </table:table-cell>
              <table:table-cell office:value-type="float" office:value="-0.00000941350750788272">
                <text:p>-0.00000941350750788272</text:p>
              </table:table-cell>
              <table:table-cell office:value-type="float" office:value="-0.0000282460599857481">
                <text:p>-0.0000282460599857481</text:p>
              </table:table-cell>
              <table:table-cell office:value-type="float" office:value="0.000015864704646873">
                <text:p>0.000015864704646873</text:p>
              </table:table-cell>
              <table:table-cell office:value-type="float" office:value="0.00000444038051633511">
                <text:p>0.00000444038051633511</text:p>
              </table:table-cell>
              <table:table-cell office:value-type="float" office:value="0.0000113628513362385">
                <text:p>0.0000113628513362385</text:p>
              </table:table-cell>
              <table:table-cell office:value-type="float" office:value="-0.00000694009821483599">
                <text:p>-0.00000694009821483599</text:p>
              </table:table-cell>
              <table:table-cell office:value-type="float" office:value="-0.00001252076415037">
                <text:p>-0.00001252076415037</text:p>
              </table:table-cell>
              <table:table-cell office:value-type="float" office:value="-0.00000235830295153283">
                <text:p>-0.00000235830295153283</text:p>
              </table:table-cell>
              <table:table-cell office:value-type="float" office:value="0.000015379629503931">
                <text:p>0.000015379629503931</text:p>
              </table:table-cell>
              <table:table-cell office:value-type="float" office:value="-0.000000707977186653608">
                <text:p>-0.000000707977186653608</text:p>
              </table:table-cell>
              <table:table-cell office:value-type="float" office:value="0.0000013328155662462">
                <text:p>0.0000013328155662462</text:p>
              </table:table-cell>
              <table:table-cell office:value-type="float" office:value="-0.00000785452790713626">
                <text:p>-0.00000785452790713626</text:p>
              </table:table-cell>
              <table:table-cell office:value-type="float" office:value="-0.0000236869827573982">
                <text:p>-0.0000236869827573982</text:p>
              </table:table-cell>
              <table:table-cell office:value-type="float" office:value="0.0000216477467241405">
                <text:p>0.0000216477467241405</text:p>
              </table:table-cell>
              <table:table-cell office:value-type="float" office:value="-0.00000745107988636695">
                <text:p>-0.00000745107988636695</text:p>
              </table:table-cell>
              <table:table-cell office:value-type="float" office:value="0.0000318867654910404">
                <text:p>0.0000318867654910404</text:p>
              </table:table-cell>
              <table:table-cell office:value-type="float" office:value="0.0000244928617021967">
                <text:p>0.0000244928617021967</text:p>
              </table:table-cell>
              <table:table-cell office:value-type="float" office:value="-0.000027270476705199">
                <text:p>-0.000027270476705199</text:p>
              </table:table-cell>
              <table:table-cell office:value-type="float" office:value="-0.0000112936513688156">
                <text:p>-0.0000112936513688156</text:p>
              </table:table-cell>
              <table:table-cell office:value-type="float" office:value="-0.00000248850128536926">
                <text:p>-0.00000248850128536926</text:p>
              </table:table-cell>
              <table:table-cell office:value-type="float" office:value="-0.0000199024780555002">
                <text:p>-0.0000199024780555002</text:p>
              </table:table-cell>
              <table:table-cell office:value-type="float" office:value="0.0000102981911313527">
                <text:p>0.0000102981911313527</text:p>
              </table:table-cell>
              <table:table-cell office:value-type="float" office:value="0.0000427510610180315">
                <text:p>0.0000427510610180315</text:p>
              </table:table-cell>
              <table:table-cell office:value-type="float" office:value="-0.0000242705659189157">
                <text:p>-0.0000242705659189157</text:p>
              </table:table-cell>
              <table:table-cell office:value-type="float" office:value="-0.00000267634561229579">
                <text:p>-0.00000267634561229579</text:p>
              </table:table-cell>
              <table:table-cell office:value-type="float" office:value="0.0000185171919366844">
                <text:p>0.0000185171919366844</text:p>
              </table:table-cell>
              <table:table-cell office:value-type="float" office:value="0.000000554069586655714">
                <text:p>0.000000554069586655714</text:p>
              </table:table-cell>
              <table:table-cell office:value-type="float" office:value="-0.0000145904640946326">
                <text:p>-0.0000145904640946326</text:p>
              </table:table-cell>
              <table:table-cell office:value-type="float" office:value="-0.00000567538910706267">
                <text:p>-0.00000567538910706267</text:p>
              </table:table-cell>
              <table:table-cell office:value-type="float" office:value="-0.0000156732148936523">
                <text:p>-0.0000156732148936523</text:p>
              </table:table-cell>
              <table:table-cell office:value-type="float" office:value="0.0000108613409831593">
                <text:p>0.0000108613409831593</text:p>
              </table:table-cell>
              <table:table-cell office:value-type="float" office:value="0.00000450233852439252">
                <text:p>0.00000450233852439252</text:p>
              </table:table-cell>
              <table:table-cell office:value-type="float" office:value="0.0000233821089818953">
                <text:p>0.0000233821089818953</text:p>
              </table:table-cell>
              <table:table-cell office:value-type="float" office:value="-0.0000114290914842163">
                <text:p>-0.0000114290914842163</text:p>
              </table:table-cell>
              <table:table-cell office:value-type="float" office:value="-0.000033296527163218">
                <text:p>-0.000033296527163218</text:p>
              </table:table-cell>
              <table:table-cell office:value-type="float" office:value="-0.0000196766090983513">
                <text:p>-0.0000196766090983513</text:p>
              </table:table-cell>
              <table:table-cell office:value-type="float" office:value="0.0000398462833889335">
                <text:p>0.0000398462833889335</text:p>
              </table:table-cell>
              <table:table-cell office:value-type="float" office:value="0.00000364760936322206">
                <text:p>0.00000364760936322206</text:p>
              </table:table-cell>
              <table:table-cell office:value-type="float" office:value="-0.00000400732084471223">
                <text:p>-0.00000400732084471223</text:p>
              </table:table-cell>
              <table:table-cell office:value-type="float" office:value="0.0000132463932433491">
                <text:p>0.0000132463932433491</text:p>
              </table:table-cell>
              <table:table-cell office:value-type="float" office:value="-0.00000150270716192669">
                <text:p>-0.00000150270716192669</text:p>
              </table:table-cell>
              <table:table-cell office:value-type="float" office:value="-0.000018164131394327">
                <text:p>-0.000018164131394327</text:p>
              </table:table-cell>
              <table:table-cell office:value-type="float" office:value="0.000000525862783595787">
                <text:p>0.000000525862783595787</text:p>
              </table:table-cell>
              <table:table-cell office:value-type="float" office:value="0.00000728590338344715">
                <text:p>0.00000728590338344715</text:p>
              </table:table-cell>
              <table:table-cell office:value-type="float" office:value="-0.0000255560223501039">
                <text:p>-0.0000255560223501039</text:p>
              </table:table-cell>
              <table:table-cell office:value-type="float" office:value="0.0000119848602685435">
                <text:p>0.00001198486026854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